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9375in"/>
    </style:style>
    <style:style style:name="co3" style:family="table-column">
      <style:table-column-properties fo:break-before="auto" style:column-width="0.4479166666666667in"/>
    </style:style>
    <style:style style:name="co4" style:family="table-column">
      <style:table-column-properties fo:break-before="auto" style:column-width="0.6770833333333334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3.3333333333333335in"/>
    </style:style>
    <style:style style:name="co7" style:family="table-column">
      <style:table-column-properties fo:break-before="auto" style:column-width="0.8854166666666666in"/>
    </style:style>
    <style:style style:name="co8" style:family="table-column">
      <style:table-column-properties fo:break-before="auto" style:column-width="1.90625in"/>
    </style:style>
    <style:style style:name="co9" style:family="table-column">
      <style:table-column-properties fo:break-before="auto" style:column-width="0.8958333333333334in"/>
    </style:style>
    <style:style style:name="co10" style:family="table-column">
      <style:table-column-properties fo:break-before="auto" style:column-width="1.2604166269302368in"/>
    </style:style>
    <style:style style:name="co11" style:family="table-column">
      <style:table-column-properties fo:break-before="auto" style:column-width="3.09375in"/>
    </style:style>
    <style:style style:name="co12" style:family="table-column">
      <style:table-column-properties fo:break-before="auto" style:column-width="1.3229166666666667in"/>
    </style:style>
    <style:style style:name="co13" style:family="table-column">
      <style:table-column-properties fo:break-before="auto" style:column-width="1.2604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875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true"/>
    </style:style>
    <style:style style:name="ro6" style:family="table-row">
      <style:table-row-properties style:row-height="0.20833333333333334in" fo:break-before="auto" style:use-optimal-row-height="false"/>
    </style:style>
    <style:style style:name="ta1" style:family="table" style:master-page-name="PageStyle_5f_EV3 Differences by Part No">
      <style:table-properties table:display="true" style:writing-mode="lr-tb"/>
    </style:style>
    <style:style style:name="ta2" style:family="table" style:master-page-name="PageStyle_5f_Differences by Lego ID">
      <style:table-properties table:display="true" style:writing-mode="lr-tb"/>
    </style:style>
    <style:style style:name="ta3" style:family="table" style:master-page-name="PageStyle_5f_EV3 - All Set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border="none" fo:background-color="#99CCFF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border="none" style:vertical-align="bottom" fo:background-color="#99CC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border="none" style:vertical-align="bottom" fo:background-color="#99CC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EV3 Differences by Part No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3" table:default-cell-style-name="ce15"/>
        <table:table-column table:style-name="co8" table:default-cell-style-name="ce15"/>
        <table:table-column table:style-name="co7" table:default-cell-style-name="ce15"/>
        <table:table-column table:style-name="co9" table:number-columns-repeated="16" table:default-cell-style-name="ce15"/>
        <table:table-column table:style-name="co1" table:default-cell-style-name="ce15" table:number-columns-repeated="229"/>
        <table:table-row table:style-name="ro2">
          <table:table-cell table:style-name="ce21" office:value-type="string">
            <text:p>Part no.</text:p>
          </table:table-cell>
          <table:table-cell table:style-name="ce22" office:value-type="string">
            <text:p>LegoId</text:p>
          </table:table-cell>
          <table:table-cell table:style-name="ce23" office:value-type="string">
            <text:p>Home</text:p>
          </table:table-cell>
          <table:table-cell table:style-name="ce23" office:value-type="string">
            <text:p>Edu Core</text:p>
          </table:table-cell>
          <table:table-cell table:style-name="ce23" office:value-type="string">
            <text:p>Edu Exp</text:p>
          </table:table-cell>
          <table:table-cell table:style-name="ce24" office:value-type="string">
            <text:p>Part name</text:p>
          </table:table-cell>
          <table:table-cell table:style-name="ce24" office:value-type="string">
            <text:p>Upgrade after Home + Expansion</text:p>
          </table:table-cell>
          <table:table-cell table:style-name="ce24" office:value-type="string">
            <text:p>How many?</text:p>
          </table:table-cell>
          <table:table-cell table:style-name="ce25" office:value-type="string">
            <text:p>--</text:p>
          </table:table-cell>
          <table:table-cell table:style-name="ce24" office:value-type="string">
            <text:p>Upgrade after Edu + Expansion</text:p>
          </table:table-cell>
          <table:table-cell table:style-name="ce24" office:value-type="string">
            <text:p>How many?</text:p>
          </table:table-cell>
        </table:table-row>
        <table:table-row table:style-name="ro2">
          <table:table-cell table:style-name="ce26" office:value-type="string">
            <text:p>70902</text:p>
          </table:table-cell>
          <table:table-cell table:style-name="ce26" office:value-type="string">
            <text:p>7090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V-Belt Ø15, White</text:p>
          </table:table-cell>
          <table:table-cell table:style-name="ce25" table:formula="of:=IF(([.C2]+[.E2])&gt;=([.D2]+[.E2]);&quot;It's okay.&quot;;&quot;Must buy!&quot;)" office:value-type="string">
            <text:p>It's okay.</text:p>
          </table:table-cell>
          <table:table-cell table:style-name="ce29" table:formula="of:=([.D2]+[.E2])-([.C2]+[.E2])" office:value-type="string">
            <text:p>0</text:p>
          </table:table-cell>
          <table:table-cell table:style-name="ce30"/>
          <table:table-cell table:style-name="ce30" table:formula="of:=IF(([.D2]+[.E2])&gt;=[.C2];&quot;It's okay.&quot;;&quot;Must buy!&quot;)" office:value-type="string">
            <text:p>It's okay.</text:p>
          </table:table-cell>
          <table:table-cell table:style-name="ce29" table:formula="of:=[.C2]-([.D2]+[.E2])" office:value-type="string">
            <text:p>-2</text:p>
          </table:table-cell>
        </table:table-row>
        <table:table-row table:style-name="ro2">
          <table:table-cell table:style-name="ce26" office:value-type="string">
            <text:p>70904</text:p>
          </table:table-cell>
          <table:table-cell table:style-name="ce26" office:value-type="string">
            <text:p>7090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V-Belt Ø26, Blue</text:p>
          </table:table-cell>
          <table:table-cell table:style-name="ce25" table:formula="of:=IF(([.C3]+[.E3])&gt;=([.D3]+[.E3]);&quot;It's okay.&quot;;&quot;Must buy!&quot;)" office:value-type="string">
            <text:p>It's okay.</text:p>
          </table:table-cell>
          <table:table-cell table:style-name="ce29" table:formula="of:=([.D3]+[.E3])-([.C3]+[.E3])" office:value-type="string">
            <text:p>0</text:p>
          </table:table-cell>
          <table:table-cell table:style-name="ce30"/>
          <table:table-cell table:style-name="ce30" table:formula="of:=IF(([.D3]+[.E3])&gt;=[.C3];&quot;It's okay.&quot;;&quot;Must buy!&quot;)" office:value-type="string">
            <text:p>It's okay.</text:p>
          </table:table-cell>
          <table:table-cell table:style-name="ce29" table:formula="of:=[.C3]-([.D3]+[.E3])" office:value-type="string">
            <text:p>-2</text:p>
          </table:table-cell>
        </table:table-row>
        <table:table-row table:style-name="ro2">
          <table:table-cell table:style-name="ce26" office:value-type="string">
            <text:p>70905</text:p>
          </table:table-cell>
          <table:table-cell table:style-name="ce26" office:value-type="string">
            <text:p>7090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V-Belt Ø33, Yellow</text:p>
          </table:table-cell>
          <table:table-cell table:style-name="ce25" table:formula="of:=IF(([.C4]+[.E4])&gt;=([.D4]+[.E4]);&quot;It's okay.&quot;;&quot;Must buy!&quot;)" office:value-type="string">
            <text:p>It's okay.</text:p>
          </table:table-cell>
          <table:table-cell table:style-name="ce29" table:formula="of:=([.D4]+[.E4])-([.C4]+[.E4])" office:value-type="string">
            <text:p>0</text:p>
          </table:table-cell>
          <table:table-cell table:style-name="ce30"/>
          <table:table-cell table:style-name="ce30" table:formula="of:=IF(([.D4]+[.E4])&gt;=[.C4];&quot;It's okay.&quot;;&quot;Must buy!&quot;)" office:value-type="string">
            <text:p>It's okay.</text:p>
          </table:table-cell>
          <table:table-cell table:style-name="ce29" table:formula="of:=[.C4]-([.D4]+[.E4])" office:value-type="string">
            <text:p>-2</text:p>
          </table:table-cell>
        </table:table-row>
        <table:table-row table:style-name="ro2">
          <table:table-cell table:style-name="ce26" office:value-type="string">
            <text:p>370526</text:p>
          </table:table-cell>
          <table:table-cell table:style-name="ce26" office:value-type="string">
            <text:p>370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8" office:value-type="string">
            <text:p>Cross Axle 4M</text:p>
          </table:table-cell>
          <table:table-cell table:style-name="ce25" table:formula="of:=IF(([.C5]+[.E5])&gt;=([.D5]+[.E5]);&quot;It's okay.&quot;;&quot;Must buy!&quot;)" office:value-type="string">
            <text:p>Must buy!</text:p>
          </table:table-cell>
          <table:table-cell table:style-name="ce29" table:formula="of:=([.D5]+[.E5])-([.C5]+[.E5])" office:value-type="string">
            <text:p>4</text:p>
          </table:table-cell>
          <table:table-cell table:style-name="ce30"/>
          <table:table-cell table:style-name="ce30" table:formula="of:=IF(([.D5]+[.E5])&gt;=[.C5];&quot;It's okay.&quot;;&quot;Must buy!&quot;)" office:value-type="string">
            <text:p>It's okay.</text:p>
          </table:table-cell>
          <table:table-cell table:style-name="ce29" table:formula="of:=[.C5]-([.D5]+[.E5])" office:value-type="string">
            <text:p>-9</text:p>
          </table:table-cell>
        </table:table-row>
        <table:table-row table:style-name="ro2">
          <table:table-cell table:style-name="ce26" office:value-type="string">
            <text:p>370626</text:p>
          </table:table-cell>
          <table:table-cell table:style-name="ce26" office:value-type="string">
            <text:p>3706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Cross Axle 6M</text:p>
          </table:table-cell>
          <table:table-cell table:style-name="ce25" table:formula="of:=IF(([.C6]+[.E6])&gt;=([.D6]+[.E6]);&quot;It's okay.&quot;;&quot;Must buy!&quot;)" office:value-type="string">
            <text:p>It's okay.</text:p>
          </table:table-cell>
          <table:table-cell table:style-name="ce29" table:formula="of:=([.D6]+[.E6])-([.C6]+[.E6])" office:value-type="string">
            <text:p>-5</text:p>
          </table:table-cell>
          <table:table-cell table:style-name="ce30"/>
          <table:table-cell table:style-name="ce30" table:formula="of:=IF(([.D6]+[.E6])&gt;=[.C6];&quot;It's okay.&quot;;&quot;Must buy!&quot;)" office:value-type="string">
            <text:p>Must buy!</text:p>
          </table:table-cell>
          <table:table-cell table:style-name="ce29" table:formula="of:=[.C6]-([.D6]+[.E6])" office:value-type="string">
            <text:p>4</text:p>
          </table:table-cell>
        </table:table-row>
        <table:table-row table:style-name="ro2">
          <table:table-cell table:style-name="ce26" office:value-type="string">
            <text:p>370726</text:p>
          </table:table-cell>
          <table:table-cell table:style-name="ce26" office:value-type="string">
            <text:p>370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Cross Axle 8M</text:p>
          </table:table-cell>
          <table:table-cell table:style-name="ce25" table:formula="of:=IF(([.C7]+[.E7])&gt;=([.D7]+[.E7]);&quot;It's okay.&quot;;&quot;Must buy!&quot;)" office:value-type="string">
            <text:p>Must buy!</text:p>
          </table:table-cell>
          <table:table-cell table:style-name="ce29" table:formula="of:=([.D7]+[.E7])-([.C7]+[.E7])" office:value-type="string">
            <text:p>2</text:p>
          </table:table-cell>
          <table:table-cell table:style-name="ce30"/>
          <table:table-cell table:style-name="ce30" table:formula="of:=IF(([.D7]+[.E7])&gt;=[.C7];&quot;It's okay.&quot;;&quot;Must buy!&quot;)" office:value-type="string">
            <text:p>It's okay.</text:p>
          </table:table-cell>
          <table:table-cell table:style-name="ce29" table:formula="of:=[.C7]-([.D7]+[.E7])" office:value-type="string">
            <text:p>-3</text:p>
          </table:table-cell>
        </table:table-row>
        <table:table-row table:style-name="ro2">
          <table:table-cell table:style-name="ce26" office:value-type="string">
            <text:p>370826</text:p>
          </table:table-cell>
          <table:table-cell table:style-name="ce26" office:value-type="string">
            <text:p>370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Cross Axle 12M</text:p>
          </table:table-cell>
          <table:table-cell table:style-name="ce25" table:formula="of:=IF(([.C8]+[.E8])&gt;=([.D8]+[.E8]);&quot;It's okay.&quot;;&quot;Must buy!&quot;)" office:value-type="string">
            <text:p>Must buy!</text:p>
          </table:table-cell>
          <table:table-cell table:style-name="ce29" table:formula="of:=([.D8]+[.E8])-([.C8]+[.E8])" office:value-type="string">
            <text:p>2</text:p>
          </table:table-cell>
          <table:table-cell table:style-name="ce30"/>
          <table:table-cell table:style-name="ce30" table:formula="of:=IF(([.D8]+[.E8])&gt;=[.C8];&quot;It's okay.&quot;;&quot;Must buy!&quot;)" office:value-type="string">
            <text:p>It's okay.</text:p>
          </table:table-cell>
          <table:table-cell table:style-name="ce29" table:formula="of:=[.C8]-([.D8]+[.E8])" office:value-type="string">
            <text:p>-3</text:p>
          </table:table-cell>
        </table:table-row>
        <table:table-row table:style-name="ro2">
          <table:table-cell table:style-name="ce26" office:value-type="string">
            <text:p>373726</text:p>
          </table:table-cell>
          <table:table-cell table:style-name="ce26" office:value-type="string">
            <text:p>373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Cross Axle 10M</text:p>
          </table:table-cell>
          <table:table-cell table:style-name="ce25" table:formula="of:=IF(([.C9]+[.E9])&gt;=([.D9]+[.E9]);&quot;It's okay.&quot;;&quot;Must buy!&quot;)" office:value-type="string">
            <text:p>Must buy!</text:p>
          </table:table-cell>
          <table:table-cell table:style-name="ce29" table:formula="of:=([.D9]+[.E9])-([.C9]+[.E9])" office:value-type="string">
            <text:p>2</text:p>
          </table:table-cell>
          <table:table-cell table:style-name="ce30"/>
          <table:table-cell table:style-name="ce30" table:formula="of:=IF(([.D9]+[.E9])&gt;=[.C9];&quot;It's okay.&quot;;&quot;Must buy!&quot;)" office:value-type="string">
            <text:p>It's okay.</text:p>
          </table:table-cell>
          <table:table-cell table:style-name="ce29" table:formula="of:=[.C9]-([.D9]+[.E9])" office:value-type="string">
            <text:p>-3</text:p>
          </table:table-cell>
        </table:table-row>
        <table:table-row table:style-name="ro2">
          <table:table-cell table:style-name="ce26" office:value-type="string">
            <text:p>403226</text:p>
          </table:table-cell>
          <table:table-cell table:style-name="ce26" office:value-type="string">
            <text:p>403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Plate 2X2 Round</text:p>
          </table:table-cell>
          <table:table-cell table:style-name="ce25" table:formula="of:=IF(([.C10]+[.E10])&gt;=([.D10]+[.E10]);&quot;It's okay.&quot;;&quot;Must buy!&quot;)" office:value-type="string">
            <text:p>It's okay.</text:p>
          </table:table-cell>
          <table:table-cell table:style-name="ce29" table:formula="of:=([.D10]+[.E10])-([.C10]+[.E10])" office:value-type="string">
            <text:p>0</text:p>
          </table:table-cell>
          <table:table-cell table:style-name="ce30"/>
          <table:table-cell table:style-name="ce30" table:formula="of:=IF(([.D10]+[.E10])&gt;=[.C10];&quot;It's okay.&quot;;&quot;Must buy!&quot;)" office:value-type="string">
            <text:p>It's okay.</text:p>
          </table:table-cell>
          <table:table-cell table:style-name="ce29" table:formula="of:=[.C10]-([.D10]+[.E10])" office:value-type="string">
            <text:p>-4</text:p>
          </table:table-cell>
        </table:table-row>
        <table:table-row table:style-name="ro2">
          <table:table-cell table:style-name="ce26" office:value-type="string">
            <text:p>611649</text:p>
          </table:table-cell>
          <table:table-cell table:style-name="ce26" office:value-type="string">
            <text:p>611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Brick 2X2 Round Ii</text:p>
          </table:table-cell>
          <table:table-cell table:style-name="ce25" table:formula="of:=IF(([.C11]+[.E11])&gt;=([.D11]+[.E11]);&quot;It's okay.&quot;;&quot;Must buy!&quot;)" office:value-type="string">
            <text:p>It's okay.</text:p>
          </table:table-cell>
          <table:table-cell table:style-name="ce29" table:formula="of:=([.D11]+[.E11])-([.C11]+[.E11])" office:value-type="string">
            <text:p>0</text:p>
          </table:table-cell>
          <table:table-cell table:style-name="ce30"/>
          <table:table-cell table:style-name="ce30" table:formula="of:=IF(([.D11]+[.E11])&gt;=[.C11];&quot;It's okay.&quot;;&quot;Must buy!&quot;)" office:value-type="string">
            <text:p>It's okay.</text:p>
          </table:table-cell>
          <table:table-cell table:style-name="ce29" table:formula="of:=[.C11]-([.D11]+[.E11])" office:value-type="string">
            <text:p>-2</text:p>
          </table:table-cell>
        </table:table-row>
        <table:table-row table:style-name="ro2">
          <table:table-cell table:style-name="ce26" office:value-type="string">
            <text:p>4100396</text:p>
          </table:table-cell>
          <table:table-cell table:style-name="ce26" office:value-type="string">
            <text:p>7132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V-Belt Ø24  / Clear Red</text:p>
          </table:table-cell>
          <table:table-cell table:style-name="ce25" table:formula="of:=IF(([.C12]+[.E12])&gt;=([.D12]+[.E12]);&quot;It's okay.&quot;;&quot;Must buy!&quot;)" office:value-type="string">
            <text:p>It's okay.</text:p>
          </table:table-cell>
          <table:table-cell table:style-name="ce29" table:formula="of:=([.D12]+[.E12])-([.C12]+[.E12])" office:value-type="string">
            <text:p>-1</text:p>
          </table:table-cell>
          <table:table-cell table:style-name="ce30"/>
          <table:table-cell table:style-name="ce30" table:formula="of:=IF(([.D12]+[.E12])&gt;=[.C12];&quot;It's okay.&quot;;&quot;Must buy!&quot;)" office:value-type="string">
            <text:p>It's okay.</text:p>
          </table:table-cell>
          <table:table-cell table:style-name="ce29" table:formula="of:=[.C12]-([.D12]+[.E12])" office:value-type="string">
            <text:p>-1</text:p>
          </table:table-cell>
        </table:table-row>
        <table:table-row table:style-name="ro2">
          <table:table-cell table:style-name="ce26" office:value-type="string">
            <text:p>4107081</text:p>
          </table:table-cell>
          <table:table-cell table:style-name="ce26" office:value-type="string">
            <text:p>3203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2">
            <text:p>22</text:p>
          </table:table-cell>
          <table:table-cell table:style-name="ce28" office:value-type="string">
            <text:p>Catch W. Cross Hole</text:p>
          </table:table-cell>
          <table:table-cell table:style-name="ce25" table:formula="of:=IF(([.C13]+[.E13])&gt;=([.D13]+[.E13]);&quot;It's okay.&quot;;&quot;Must buy!&quot;)" office:value-type="string">
            <text:p>It's okay.</text:p>
          </table:table-cell>
          <table:table-cell table:style-name="ce29" table:formula="of:=([.D13]+[.E13])-([.C13]+[.E13])" office:value-type="string">
            <text:p>0</text:p>
          </table:table-cell>
          <table:table-cell table:style-name="ce30"/>
          <table:table-cell table:style-name="ce30" table:formula="of:=IF(([.D13]+[.E13])&gt;=[.C13];&quot;It's okay.&quot;;&quot;Must buy!&quot;)" office:value-type="string">
            <text:p>It's okay.</text:p>
          </table:table-cell>
          <table:table-cell table:style-name="ce29" table:formula="of:=[.C13]-([.D13]+[.E13])" office:value-type="string">
            <text:p>-22</text:p>
          </table:table-cell>
        </table:table-row>
        <table:table-row table:style-name="ro2">
          <table:table-cell table:style-name="ce26" office:value-type="string">
            <text:p>4107082</text:p>
          </table:table-cell>
          <table:table-cell table:style-name="ce26" office:value-type="string">
            <text:p>3201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Angle Element, 157,5 Degr. [3]</text:p>
          </table:table-cell>
          <table:table-cell table:style-name="ce25" table:formula="of:=IF(([.C14]+[.E14])&gt;=([.D14]+[.E14]);&quot;It's okay.&quot;;&quot;Must buy!&quot;)" office:value-type="string">
            <text:p>It's okay.</text:p>
          </table:table-cell>
          <table:table-cell table:style-name="ce29" table:formula="of:=([.D14]+[.E14])-([.C14]+[.E14])" office:value-type="string">
            <text:p>0</text:p>
          </table:table-cell>
          <table:table-cell table:style-name="ce30"/>
          <table:table-cell table:style-name="ce30" table:formula="of:=IF(([.D14]+[.E14])&gt;=[.C14];&quot;It's okay.&quot;;&quot;Must buy!&quot;)" office:value-type="string">
            <text:p>It's okay.</text:p>
          </table:table-cell>
          <table:table-cell table:style-name="ce29" table:formula="of:=[.C14]-([.D14]+[.E14])" office:value-type="string">
            <text:p>-4</text:p>
          </table:table-cell>
        </table:table-row>
        <table:table-row table:style-name="ro2">
          <table:table-cell table:style-name="ce26" office:value-type="string">
            <text:p>4107084</text:p>
          </table:table-cell>
          <table:table-cell table:style-name="ce26" office:value-type="string">
            <text:p>3201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Angle Element, 112,5 Degr. [5]</text:p>
          </table:table-cell>
          <table:table-cell table:style-name="ce25" table:formula="of:=IF(([.C15]+[.E15])&gt;=([.D15]+[.E15]);&quot;It's okay.&quot;;&quot;Must buy!&quot;)" office:value-type="string">
            <text:p>It's okay.</text:p>
          </table:table-cell>
          <table:table-cell table:style-name="ce29" table:formula="of:=([.D15]+[.E15])-([.C15]+[.E15])" office:value-type="string">
            <text:p>0</text:p>
          </table:table-cell>
          <table:table-cell table:style-name="ce30"/>
          <table:table-cell table:style-name="ce30" table:formula="of:=IF(([.D15]+[.E15])&gt;=[.C15];&quot;It's okay.&quot;;&quot;Must buy!&quot;)" office:value-type="string">
            <text:p>It's okay.</text:p>
          </table:table-cell>
          <table:table-cell table:style-name="ce29" table:formula="of:=[.C15]-([.D15]+[.E15])" office:value-type="string">
            <text:p>-3</text:p>
          </table:table-cell>
        </table:table-row>
        <table:table-row table:style-name="ro2">
          <table:table-cell table:style-name="ce26" office:value-type="string">
            <text:p>4107085</text:p>
          </table:table-cell>
          <table:table-cell table:style-name="ce26" office:value-type="string">
            <text:p>3201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Angle Element, 0 Degrees [1]</text:p>
          </table:table-cell>
          <table:table-cell table:style-name="ce25" table:formula="of:=IF(([.C16]+[.E16])&gt;=([.D16]+[.E16]);&quot;It's okay.&quot;;&quot;Must buy!&quot;)" office:value-type="string">
            <text:p>Must buy!</text:p>
          </table:table-cell>
          <table:table-cell table:style-name="ce29" table:formula="of:=([.D16]+[.E16])-([.C16]+[.E16])" office:value-type="string">
            <text:p>4</text:p>
          </table:table-cell>
          <table:table-cell table:style-name="ce30"/>
          <table:table-cell table:style-name="ce30" table:formula="of:=IF(([.D16]+[.E16])&gt;=[.C16];&quot;It's okay.&quot;;&quot;Must buy!&quot;)" office:value-type="string">
            <text:p>It's okay.</text:p>
          </table:table-cell>
          <table:table-cell table:style-name="ce29" table:formula="of:=[.C16]-([.D16]+[.E16])" office:value-type="string">
            <text:p>-10</text:p>
          </table:table-cell>
        </table:table-row>
        <table:table-row table:style-name="ro2">
          <table:table-cell table:style-name="ce26" office:value-type="string">
            <text:p>4107767</text:p>
          </table:table-cell>
          <table:table-cell table:style-name="ce26" office:value-type="string">
            <text:p>3201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Angle Element, 90 Degrees [6]</text:p>
          </table:table-cell>
          <table:table-cell table:style-name="ce25" table:formula="of:=IF(([.C17]+[.E17])&gt;=([.D17]+[.E17]);&quot;It's okay.&quot;;&quot;Must buy!&quot;)" office:value-type="string">
            <text:p>Must buy!</text:p>
          </table:table-cell>
          <table:table-cell table:style-name="ce29" table:formula="of:=([.D17]+[.E17])-([.C17]+[.E17])" office:value-type="string">
            <text:p>2</text:p>
          </table:table-cell>
          <table:table-cell table:style-name="ce30"/>
          <table:table-cell table:style-name="ce30" table:formula="of:=IF(([.D17]+[.E17])&gt;=[.C17];&quot;It's okay.&quot;;&quot;Must buy!&quot;)" office:value-type="string">
            <text:p>It's okay.</text:p>
          </table:table-cell>
          <table:table-cell table:style-name="ce29" table:formula="of:=[.C17]-([.D17]+[.E17])" office:value-type="string">
            <text:p>-4</text:p>
          </table:table-cell>
        </table:table-row>
        <table:table-row table:style-name="ro2">
          <table:table-cell table:style-name="ce26" office:value-type="string">
            <text:p>4107783</text:p>
          </table:table-cell>
          <table:table-cell table:style-name="ce26" office:value-type="string">
            <text:p>3203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8" office:value-type="string">
            <text:p>Angle Element, 180 Degrees [2]</text:p>
          </table:table-cell>
          <table:table-cell table:style-name="ce25" table:formula="of:=IF(([.C18]+[.E18])&gt;=([.D18]+[.E18]);&quot;It's okay.&quot;;&quot;Must buy!&quot;)" office:value-type="string">
            <text:p>Must buy!</text:p>
          </table:table-cell>
          <table:table-cell table:style-name="ce29" table:formula="of:=([.D18]+[.E18])-([.C18]+[.E18])" office:value-type="string">
            <text:p>4</text:p>
          </table:table-cell>
          <table:table-cell table:style-name="ce30"/>
          <table:table-cell table:style-name="ce30" table:formula="of:=IF(([.D18]+[.E18])&gt;=[.C18];&quot;It's okay.&quot;;&quot;Must buy!&quot;)" office:value-type="string">
            <text:p>It's okay.</text:p>
          </table:table-cell>
          <table:table-cell table:style-name="ce29" table:formula="of:=[.C18]-([.D18]+[.E18])" office:value-type="string">
            <text:p>-9</text:p>
          </table:table-cell>
        </table:table-row>
        <table:table-row table:style-name="ro2">
          <table:table-cell table:style-name="ce26" office:value-type="string">
            <text:p>4111998</text:p>
          </table:table-cell>
          <table:table-cell table:style-name="ce26" office:value-type="string">
            <text:p>3200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Double Angular Beam 3X7 45°</text:p>
          </table:table-cell>
          <table:table-cell table:style-name="ce25" table:formula="of:=IF(([.C19]+[.E19])&gt;=([.D19]+[.E19]);&quot;It's okay.&quot;;&quot;Must buy!&quot;)" office:value-type="string">
            <text:p>It's okay.</text:p>
          </table:table-cell>
          <table:table-cell table:style-name="ce29" table:formula="of:=([.D19]+[.E19])-([.C19]+[.E19])" office:value-type="string">
            <text:p>-12</text:p>
          </table:table-cell>
          <table:table-cell table:style-name="ce30"/>
          <table:table-cell table:style-name="ce30" table:formula="of:=IF(([.D19]+[.E19])&gt;=[.C19];&quot;It's okay.&quot;;&quot;Must buy!&quot;)" office:value-type="string">
            <text:p>Must buy!</text:p>
          </table:table-cell>
          <table:table-cell table:style-name="ce29" table:formula="of:=[.C19]-([.D19]+[.E19])" office:value-type="string">
            <text:p>12</text:p>
          </table:table-cell>
        </table:table-row>
        <table:table-row table:style-name="ro2">
          <table:table-cell table:style-name="ce26" office:value-type="string">
            <text:p>4112282</text:p>
          </table:table-cell>
          <table:table-cell table:style-name="ce26" office:value-type="string">
            <text:p>662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echnic Angular Beam 4X6</text:p>
          </table:table-cell>
          <table:table-cell table:style-name="ce25" table:formula="of:=IF(([.C20]+[.E20])&gt;=([.D20]+[.E20]);&quot;It's okay.&quot;;&quot;Must buy!&quot;)" office:value-type="string">
            <text:p>Must buy!</text:p>
          </table:table-cell>
          <table:table-cell table:style-name="ce29" table:formula="of:=([.D20]+[.E20])-([.C20]+[.E20])" office:value-type="string">
            <text:p>4</text:p>
          </table:table-cell>
          <table:table-cell table:style-name="ce30"/>
          <table:table-cell table:style-name="ce30" table:formula="of:=IF(([.D20]+[.E20])&gt;=[.C20];&quot;It's okay.&quot;;&quot;Must buy!&quot;)" office:value-type="string">
            <text:p>It's okay.</text:p>
          </table:table-cell>
          <table:table-cell table:style-name="ce29" table:formula="of:=[.C20]-([.D20]+[.E20])" office:value-type="string">
            <text:p>-6</text:p>
          </table:table-cell>
        </table:table-row>
        <table:table-row table:style-name="ro2">
          <table:table-cell table:style-name="ce26" office:value-type="string">
            <text:p>4119589</text:p>
          </table:table-cell>
          <table:table-cell table:style-name="ce26" office:value-type="string">
            <text:p>3213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Module Bush</text:p>
          </table:table-cell>
          <table:table-cell table:style-name="ce25" table:formula="of:=IF(([.C21]+[.E21])&gt;=([.D21]+[.E21]);&quot;It's okay.&quot;;&quot;Must buy!&quot;)" office:value-type="string">
            <text:p>It's okay.</text:p>
          </table:table-cell>
          <table:table-cell table:style-name="ce29" table:formula="of:=([.D21]+[.E21])-([.C21]+[.E21])" office:value-type="string">
            <text:p>0</text:p>
          </table:table-cell>
          <table:table-cell table:style-name="ce30"/>
          <table:table-cell table:style-name="ce30" table:formula="of:=IF(([.D21]+[.E21])&gt;=[.C21];&quot;It's okay.&quot;;&quot;Must buy!&quot;)" office:value-type="string">
            <text:p>It's okay.</text:p>
          </table:table-cell>
          <table:table-cell table:style-name="ce29" table:formula="of:=[.C21]-([.D21]+[.E21])" office:value-type="string">
            <text:p>-4</text:p>
          </table:table-cell>
        </table:table-row>
        <table:table-row table:style-name="ro2">
          <table:table-cell table:style-name="ce26" office:value-type="string">
            <text:p>4120017</text:p>
          </table:table-cell>
          <table:table-cell table:style-name="ce26" office:value-type="string">
            <text:p>3214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Ang. Beam 4X2 90 Deg</text:p>
          </table:table-cell>
          <table:table-cell table:style-name="ce25" table:formula="of:=IF(([.C22]+[.E22])&gt;=([.D22]+[.E22]);&quot;It's okay.&quot;;&quot;Must buy!&quot;)" office:value-type="string">
            <text:p>It's okay.</text:p>
          </table:table-cell>
          <table:table-cell table:style-name="ce29" table:formula="of:=([.D22]+[.E22])-([.C22]+[.E22])" office:value-type="string">
            <text:p>-8</text:p>
          </table:table-cell>
          <table:table-cell table:style-name="ce30"/>
          <table:table-cell table:style-name="ce30" table:formula="of:=IF(([.D22]+[.E22])&gt;=[.C22];&quot;It's okay.&quot;;&quot;Must buy!&quot;)" office:value-type="string">
            <text:p>Must buy!</text:p>
          </table:table-cell>
          <table:table-cell table:style-name="ce29" table:formula="of:=[.C22]-([.D22]+[.E22])" office:value-type="string">
            <text:p>8</text:p>
          </table:table-cell>
        </table:table-row>
        <table:table-row table:style-name="ro2">
          <table:table-cell table:style-name="ce26" office:value-type="string">
            <text:p>4121667</text:p>
          </table:table-cell>
          <table:table-cell table:style-name="ce26" office:value-type="string">
            <text:p>3218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Double Cross Block</text:p>
          </table:table-cell>
          <table:table-cell table:style-name="ce25" table:formula="of:=IF(([.C23]+[.E23])&gt;=([.D23]+[.E23]);&quot;It's okay.&quot;;&quot;Must buy!&quot;)" office:value-type="string">
            <text:p>Must buy!</text:p>
          </table:table-cell>
          <table:table-cell table:style-name="ce29" table:formula="of:=([.D23]+[.E23])-([.C23]+[.E23])" office:value-type="string">
            <text:p>8</text:p>
          </table:table-cell>
          <table:table-cell table:style-name="ce30"/>
          <table:table-cell table:style-name="ce30" table:formula="of:=IF(([.D23]+[.E23])&gt;=[.C23];&quot;It's okay.&quot;;&quot;Must buy!&quot;)" office:value-type="string">
            <text:p>It's okay.</text:p>
          </table:table-cell>
          <table:table-cell table:style-name="ce29" table:formula="of:=[.C23]-([.D23]+[.E23])" office:value-type="string">
            <text:p>-12</text:p>
          </table:table-cell>
        </table:table-row>
        <table:table-row table:style-name="ro2">
          <table:table-cell table:style-name="ce26" office:value-type="string">
            <text:p>4121715</text:p>
          </table:table-cell>
          <table:table-cell table:style-name="ce26" office:value-type="string">
            <text:p>2780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70">
            <text:p>170</text:p>
          </table:table-cell>
          <table:table-cell table:style-name="ce28" office:value-type="string">
            <text:p>Connector Peg W. Friction</text:p>
          </table:table-cell>
          <table:table-cell table:style-name="ce25" table:formula="of:=IF(([.C24]+[.E24])&gt;=([.D24]+[.E24]);&quot;It's okay.&quot;;&quot;Must buy!&quot;)" office:value-type="string">
            <text:p>It's okay.</text:p>
          </table:table-cell>
          <table:table-cell table:style-name="ce29" table:formula="of:=([.D24]+[.E24])-([.C24]+[.E24])" office:value-type="string">
            <text:p>-35</text:p>
          </table:table-cell>
          <table:table-cell table:style-name="ce30"/>
          <table:table-cell table:style-name="ce30" table:formula="of:=IF(([.D24]+[.E24])&gt;=[.C24];&quot;It's okay.&quot;;&quot;Must buy!&quot;)" office:value-type="string">
            <text:p>It's okay.</text:p>
          </table:table-cell>
          <table:table-cell table:style-name="ce29" table:formula="of:=[.C24]-([.D24]+[.E24])" office:value-type="string">
            <text:p>-135</text:p>
          </table:table-cell>
        </table:table-row>
        <table:table-row table:style-name="ro2">
          <table:table-cell table:style-name="ce26" office:value-type="string">
            <text:p>4128593</text:p>
          </table:table-cell>
          <table:table-cell table:style-name="ce26" office:value-type="string">
            <text:p>32348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Angular Beam 4X4</text:p>
          </table:table-cell>
          <table:table-cell table:style-name="ce25" table:formula="of:=IF(([.C25]+[.E25])&gt;=([.D25]+[.E25]);&quot;It's okay.&quot;;&quot;Must buy!&quot;)" office:value-type="string">
            <text:p>It's okay.</text:p>
          </table:table-cell>
          <table:table-cell table:style-name="ce29" table:formula="of:=([.D25]+[.E25])-([.C25]+[.E25])" office:value-type="string">
            <text:p>-4</text:p>
          </table:table-cell>
          <table:table-cell table:style-name="ce30"/>
          <table:table-cell table:style-name="ce30" table:formula="of:=IF(([.D25]+[.E25])&gt;=[.C25];&quot;It's okay.&quot;;&quot;Must buy!&quot;)" office:value-type="string">
            <text:p>Must buy!</text:p>
          </table:table-cell>
          <table:table-cell table:style-name="ce29" table:formula="of:=[.C25]-([.D25]+[.E25])" office:value-type="string">
            <text:p>4</text:p>
          </table:table-cell>
        </table:table-row>
        <table:table-row table:style-name="ro2">
          <table:table-cell table:style-name="ce26" office:value-type="string">
            <text:p>4128594</text:p>
          </table:table-cell>
          <table:table-cell table:style-name="ce26" office:value-type="string">
            <text:p>3229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Cross Block 2X1</text:p>
          </table:table-cell>
          <table:table-cell table:style-name="ce25" table:formula="of:=IF(([.C26]+[.E26])&gt;=([.D26]+[.E26]);&quot;It's okay.&quot;;&quot;Must buy!&quot;)" office:value-type="string">
            <text:p>It's okay.</text:p>
          </table:table-cell>
          <table:table-cell table:style-name="ce29" table:formula="of:=([.D26]+[.E26])-([.C26]+[.E26])" office:value-type="string">
            <text:p>-2</text:p>
          </table:table-cell>
          <table:table-cell table:style-name="ce30"/>
          <table:table-cell table:style-name="ce30" table:formula="of:=IF(([.D26]+[.E26])&gt;=[.C26];&quot;It's okay.&quot;;&quot;Must buy!&quot;)" office:value-type="string">
            <text:p>Must buy!</text:p>
          </table:table-cell>
          <table:table-cell table:style-name="ce29" table:formula="of:=[.C26]-([.D26]+[.E26])" office:value-type="string">
            <text:p>2</text:p>
          </table:table-cell>
        </table:table-row>
        <table:table-row table:style-name="ro2">
          <table:table-cell table:style-name="ce26" office:value-type="string">
            <text:p>4128598</text:p>
          </table:table-cell>
          <table:table-cell table:style-name="ce26" office:value-type="string">
            <text:p>32184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Double Cross Block</text:p>
          </table:table-cell>
          <table:table-cell table:style-name="ce25" table:formula="of:=IF(([.C27]+[.E27])&gt;=([.D27]+[.E27]);&quot;It's okay.&quot;;&quot;Must buy!&quot;)" office:value-type="string">
            <text:p>It's okay.</text:p>
          </table:table-cell>
          <table:table-cell table:style-name="ce29" table:formula="of:=([.D27]+[.E27])-([.C27]+[.E27])" office:value-type="string">
            <text:p>-17</text:p>
          </table:table-cell>
          <table:table-cell table:style-name="ce30"/>
          <table:table-cell table:style-name="ce30" table:formula="of:=IF(([.D27]+[.E27])&gt;=[.C27];&quot;It's okay.&quot;;&quot;Must buy!&quot;)" office:value-type="string">
            <text:p>Must buy!</text:p>
          </table:table-cell>
          <table:table-cell table:style-name="ce29" table:formula="of:=[.C27]-([.D27]+[.E27])" office:value-type="string">
            <text:p>17</text:p>
          </table:table-cell>
        </table:table-row>
        <table:table-row table:style-name="ro2">
          <table:table-cell table:style-name="ce26" office:value-type="string">
            <text:p>4140327</text:p>
          </table:table-cell>
          <table:table-cell table:style-name="ce26" office:value-type="string">
            <text:p>3227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Angular Beam 3X7</text:p>
          </table:table-cell>
          <table:table-cell table:style-name="ce25" table:formula="of:=IF(([.C28]+[.E28])&gt;=([.D28]+[.E28]);&quot;It's okay.&quot;;&quot;Must buy!&quot;)" office:value-type="string">
            <text:p>It's okay.</text:p>
          </table:table-cell>
          <table:table-cell table:style-name="ce29" table:formula="of:=([.D28]+[.E28])-([.C28]+[.E28])" office:value-type="string">
            <text:p>-12</text:p>
          </table:table-cell>
          <table:table-cell table:style-name="ce30"/>
          <table:table-cell table:style-name="ce30" table:formula="of:=IF(([.D28]+[.E28])&gt;=[.C28];&quot;It's okay.&quot;;&quot;Must buy!&quot;)" office:value-type="string">
            <text:p>Must buy!</text:p>
          </table:table-cell>
          <table:table-cell table:style-name="ce29" table:formula="of:=[.C28]-([.D28]+[.E28])" office:value-type="string">
            <text:p>12</text:p>
          </table:table-cell>
        </table:table-row>
        <table:table-row table:style-name="ro2">
          <table:table-cell table:style-name="ce26" office:value-type="string">
            <text:p>4140430</text:p>
          </table:table-cell>
          <table:table-cell table:style-name="ce26" office:value-type="string">
            <text:p>3229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Cross Block 2X1</text:p>
          </table:table-cell>
          <table:table-cell table:style-name="ce25" table:formula="of:=IF(([.C29]+[.E29])&gt;=([.D29]+[.E29]);&quot;It's okay.&quot;;&quot;Must buy!&quot;)" office:value-type="string">
            <text:p>Must buy!</text:p>
          </table:table-cell>
          <table:table-cell table:style-name="ce29" table:formula="of:=([.D29]+[.E29])-([.C29]+[.E29])" office:value-type="string">
            <text:p>4</text:p>
          </table:table-cell>
          <table:table-cell table:style-name="ce30"/>
          <table:table-cell table:style-name="ce30" table:formula="of:=IF(([.D29]+[.E29])&gt;=[.C29];&quot;It's okay.&quot;;&quot;Must buy!&quot;)" office:value-type="string">
            <text:p>It's okay.</text:p>
          </table:table-cell>
          <table:table-cell table:style-name="ce29" table:formula="of:=[.C29]-([.D29]+[.E29])" office:value-type="string">
            <text:p>-4</text:p>
          </table:table-cell>
        </table:table-row>
        <table:table-row table:style-name="ro2">
          <table:table-cell table:style-name="ce26" office:value-type="string">
            <text:p>4140806</text:p>
          </table:table-cell>
          <table:table-cell table:style-name="ce26" office:value-type="string">
            <text:p>32054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2M Fric. Snap W/Cross Hole</text:p>
          </table:table-cell>
          <table:table-cell table:style-name="ce25" table:formula="of:=IF(([.C30]+[.E30])&gt;=([.D30]+[.E30]);&quot;It's okay.&quot;;&quot;Must buy!&quot;)" office:value-type="string">
            <text:p>Must buy!</text:p>
          </table:table-cell>
          <table:table-cell table:style-name="ce29" table:formula="of:=([.D30]+[.E30])-([.C30]+[.E30])" office:value-type="string">
            <text:p>12</text:p>
          </table:table-cell>
          <table:table-cell table:style-name="ce30"/>
          <table:table-cell table:style-name="ce30" table:formula="of:=IF(([.D30]+[.E30])&gt;=[.C30];&quot;It's okay.&quot;;&quot;Must buy!&quot;)" office:value-type="string">
            <text:p>It's okay.</text:p>
          </table:table-cell>
          <table:table-cell table:style-name="ce29" table:formula="of:=[.C30]-([.D30]+[.E30])" office:value-type="string">
            <text:p>-12</text:p>
          </table:table-cell>
        </table:table-row>
        <table:table-row table:style-name="ro2">
          <table:table-cell table:style-name="ce26" office:value-type="string">
            <text:p>4141270</text:p>
          </table:table-cell>
          <table:table-cell table:style-name="ce26" office:value-type="string">
            <text:p>3214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Technic Ang. Beam 4X2 90 Deg</text:p>
          </table:table-cell>
          <table:table-cell table:style-name="ce25" table:formula="of:=IF(([.C31]+[.E31])&gt;=([.D31]+[.E31]);&quot;It's okay.&quot;;&quot;Must buy!&quot;)" office:value-type="string">
            <text:p>Must buy!</text:p>
          </table:table-cell>
          <table:table-cell table:style-name="ce29" table:formula="of:=([.D31]+[.E31])-([.C31]+[.E31])" office:value-type="string">
            <text:p>6</text:p>
          </table:table-cell>
          <table:table-cell table:style-name="ce30"/>
          <table:table-cell table:style-name="ce30" table:formula="of:=IF(([.D31]+[.E31])&gt;=[.C31];&quot;It's okay.&quot;;&quot;Must buy!&quot;)" office:value-type="string">
            <text:p>It's okay.</text:p>
          </table:table-cell>
          <table:table-cell table:style-name="ce29" table:formula="of:=[.C31]-([.D31]+[.E31])" office:value-type="string">
            <text:p>-10</text:p>
          </table:table-cell>
        </table:table-row>
        <table:table-row table:style-name="ro2">
          <table:table-cell table:style-name="ce26" office:value-type="string">
            <text:p>4141300</text:p>
          </table:table-cell>
          <table:table-cell table:style-name="ce26" office:value-type="string">
            <text:p>3229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Lt Steering Gear</text:p>
          </table:table-cell>
          <table:table-cell table:style-name="ce25" table:formula="of:=IF(([.C32]+[.E32])&gt;=([.D32]+[.E32]);&quot;It's okay.&quot;;&quot;Must buy!&quot;)" office:value-type="string">
            <text:p>It's okay.</text:p>
          </table:table-cell>
          <table:table-cell table:style-name="ce29" table:formula="of:=([.D32]+[.E32])-([.C32]+[.E32])" office:value-type="string">
            <text:p>-4</text:p>
          </table:table-cell>
          <table:table-cell table:style-name="ce30"/>
          <table:table-cell table:style-name="ce30" table:formula="of:=IF(([.D32]+[.E32])&gt;=[.C32];&quot;It's okay.&quot;;&quot;Must buy!&quot;)" office:value-type="string">
            <text:p>Must buy!</text:p>
          </table:table-cell>
          <table:table-cell table:style-name="ce29" table:formula="of:=[.C32]-([.D32]+[.E32])" office:value-type="string">
            <text:p>4</text:p>
          </table:table-cell>
        </table:table-row>
        <table:table-row table:style-name="ro2">
          <table:table-cell table:style-name="ce26" office:value-type="string">
            <text:p>4142135</text:p>
          </table:table-cell>
          <table:table-cell table:style-name="ce26" office:value-type="string">
            <text:p>32316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5M Beam</text:p>
          </table:table-cell>
          <table:table-cell table:style-name="ce25" table:formula="of:=IF(([.C33]+[.E33])&gt;=([.D33]+[.E33]);&quot;It's okay.&quot;;&quot;Must buy!&quot;)" office:value-type="string">
            <text:p>It's okay.</text:p>
          </table:table-cell>
          <table:table-cell table:style-name="ce29" table:formula="of:=([.D33]+[.E33])-([.C33]+[.E33])" office:value-type="string">
            <text:p>-10</text:p>
          </table:table-cell>
          <table:table-cell table:style-name="ce30"/>
          <table:table-cell table:style-name="ce30" table:formula="of:=IF(([.D33]+[.E33])&gt;=[.C33];&quot;It's okay.&quot;;&quot;Must buy!&quot;)" office:value-type="string">
            <text:p>Must buy!</text:p>
          </table:table-cell>
          <table:table-cell table:style-name="ce29" table:formula="of:=[.C33]-([.D33]+[.E33])" office:value-type="string">
            <text:p>10</text:p>
          </table:table-cell>
        </table:table-row>
        <table:table-row table:style-name="ro2">
          <table:table-cell table:style-name="ce26" office:value-type="string">
            <text:p>4142236</text:p>
          </table:table-cell>
          <table:table-cell table:style-name="ce26" office:value-type="string">
            <text:p>3244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Lever 1X4, Without Notch</text:p>
          </table:table-cell>
          <table:table-cell table:style-name="ce25" table:formula="of:=IF(([.C34]+[.E34])&gt;=([.D34]+[.E34]);&quot;It's okay.&quot;;&quot;Must buy!&quot;)" office:value-type="string">
            <text:p>Must buy!</text:p>
          </table:table-cell>
          <table:table-cell table:style-name="ce29" table:formula="of:=([.D34]+[.E34])-([.C34]+[.E34])" office:value-type="string">
            <text:p>2</text:p>
          </table:table-cell>
          <table:table-cell table:style-name="ce30"/>
          <table:table-cell table:style-name="ce30" table:formula="of:=IF(([.D34]+[.E34])&gt;=[.C34];&quot;It's okay.&quot;;&quot;Must buy!&quot;)" office:value-type="string">
            <text:p>It's okay.</text:p>
          </table:table-cell>
          <table:table-cell table:style-name="ce29" table:formula="of:=[.C34]-([.D34]+[.E34])" office:value-type="string">
            <text:p>-2</text:p>
          </table:table-cell>
        </table:table-row>
        <table:table-row table:style-name="ro2">
          <table:table-cell table:style-name="ce26" office:value-type="string">
            <text:p>4142822</text:p>
          </table:table-cell>
          <table:table-cell table:style-name="ce26" office:value-type="string">
            <text:p>3252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3M Beam</text:p>
          </table:table-cell>
          <table:table-cell table:style-name="ce25" table:formula="of:=IF(([.C35]+[.E35])&gt;=([.D35]+[.E35]);&quot;It's okay.&quot;;&quot;Must buy!&quot;)" office:value-type="string">
            <text:p>It's okay.</text:p>
          </table:table-cell>
          <table:table-cell table:style-name="ce29" table:formula="of:=([.D35]+[.E35])-([.C35]+[.E35])" office:value-type="string">
            <text:p>-10</text:p>
          </table:table-cell>
          <table:table-cell table:style-name="ce30"/>
          <table:table-cell table:style-name="ce30" table:formula="of:=IF(([.D35]+[.E35])&gt;=[.C35];&quot;It's okay.&quot;;&quot;Must buy!&quot;)" office:value-type="string">
            <text:p>Must buy!</text:p>
          </table:table-cell>
          <table:table-cell table:style-name="ce29" table:formula="of:=[.C35]-([.D35]+[.E35])" office:value-type="string">
            <text:p>10</text:p>
          </table:table-cell>
        </table:table-row>
        <table:table-row table:style-name="ro2">
          <table:table-cell table:style-name="ce26" office:value-type="string">
            <text:p>4142823</text:p>
          </table:table-cell>
          <table:table-cell table:style-name="ce26" office:value-type="string">
            <text:p>3252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Ang. Beam 3X5 90 Deg.</text:p>
          </table:table-cell>
          <table:table-cell table:style-name="ce25" table:formula="of:=IF(([.C36]+[.E36])&gt;=([.D36]+[.E36]);&quot;It's okay.&quot;;&quot;Must buy!&quot;)" office:value-type="string">
            <text:p>It's okay.</text:p>
          </table:table-cell>
          <table:table-cell table:style-name="ce29" table:formula="of:=([.D36]+[.E36])-([.C36]+[.E36])" office:value-type="string">
            <text:p>-6</text:p>
          </table:table-cell>
          <table:table-cell table:style-name="ce30"/>
          <table:table-cell table:style-name="ce30" table:formula="of:=IF(([.D36]+[.E36])&gt;=[.C36];&quot;It's okay.&quot;;&quot;Must buy!&quot;)" office:value-type="string">
            <text:p>Must buy!</text:p>
          </table:table-cell>
          <table:table-cell table:style-name="ce29" table:formula="of:=[.C36]-([.D36]+[.E36])" office:value-type="string">
            <text:p>6</text:p>
          </table:table-cell>
        </table:table-row>
        <table:table-row table:style-name="ro2">
          <table:table-cell table:style-name="ce26" office:value-type="string">
            <text:p>4142865</text:p>
          </table:table-cell>
          <table:table-cell table:style-name="ce26" office:value-type="string">
            <text:p>3206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2">
            <text:p>22</text:p>
          </table:table-cell>
          <table:table-cell table:style-name="ce28" office:value-type="string">
            <text:p>2M Cross Axle W. Groove</text:p>
          </table:table-cell>
          <table:table-cell table:style-name="ce25" table:formula="of:=IF(([.C37]+[.E37])&gt;=([.D37]+[.E37]);&quot;It's okay.&quot;;&quot;Must buy!&quot;)" office:value-type="string">
            <text:p>It's okay.</text:p>
          </table:table-cell>
          <table:table-cell table:style-name="ce29" table:formula="of:=([.D37]+[.E37])-([.C37]+[.E37])" office:value-type="string">
            <text:p>-2</text:p>
          </table:table-cell>
          <table:table-cell table:style-name="ce30"/>
          <table:table-cell table:style-name="ce30" table:formula="of:=IF(([.D37]+[.E37])&gt;=[.C37];&quot;It's okay.&quot;;&quot;Must buy!&quot;)" office:value-type="string">
            <text:p>It's okay.</text:p>
          </table:table-cell>
          <table:table-cell table:style-name="ce29" table:formula="of:=[.C37]-([.D37]+[.E37])" office:value-type="string">
            <text:p>-20</text:p>
          </table:table-cell>
        </table:table-row>
        <table:table-row table:style-name="ro2">
          <table:table-cell table:style-name="ce26" office:value-type="string">
            <text:p>4143187</text:p>
          </table:table-cell>
          <table:table-cell table:style-name="ce26" office:value-type="string">
            <text:p>657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omb Wheel</text:p>
          </table:table-cell>
          <table:table-cell table:style-name="ce25" table:formula="of:=IF(([.C38]+[.E38])&gt;=([.D38]+[.E38]);&quot;It's okay.&quot;;&quot;Must buy!&quot;)" office:value-type="string">
            <text:p>It's okay.</text:p>
          </table:table-cell>
          <table:table-cell table:style-name="ce29" table:formula="of:=([.D38]+[.E38])-([.C38]+[.E38])" office:value-type="string">
            <text:p>-2</text:p>
          </table:table-cell>
          <table:table-cell table:style-name="ce30"/>
          <table:table-cell table:style-name="ce30" table:formula="of:=IF(([.D38]+[.E38])&gt;=[.C38];&quot;It's okay.&quot;;&quot;Must buy!&quot;)" office:value-type="string">
            <text:p>Must buy!</text:p>
          </table:table-cell>
          <table:table-cell table:style-name="ce29" table:formula="of:=[.C38]-([.D38]+[.E38])" office:value-type="string">
            <text:p>2</text:p>
          </table:table-cell>
        </table:table-row>
        <table:table-row table:style-name="ro2">
          <table:table-cell table:style-name="ce26" office:value-type="string">
            <text:p>4153707</text:p>
          </table:table-cell>
          <table:table-cell table:style-name="ce26" office:value-type="string">
            <text:p>3252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3M Beam</text:p>
          </table:table-cell>
          <table:table-cell table:style-name="ce25" table:formula="of:=IF(([.C39]+[.E39])&gt;=([.D39]+[.E39]);&quot;It's okay.&quot;;&quot;Must buy!&quot;)" office:value-type="string">
            <text:p>Must buy!</text:p>
          </table:table-cell>
          <table:table-cell table:style-name="ce29" table:formula="of:=([.D39]+[.E39])-([.C39]+[.E39])" office:value-type="string">
            <text:p>4</text:p>
          </table:table-cell>
          <table:table-cell table:style-name="ce30"/>
          <table:table-cell table:style-name="ce30" table:formula="of:=IF(([.D39]+[.E39])&gt;=[.C39];&quot;It's okay.&quot;;&quot;Must buy!&quot;)" office:value-type="string">
            <text:p>It's okay.</text:p>
          </table:table-cell>
          <table:table-cell table:style-name="ce29" table:formula="of:=[.C39]-([.D39]+[.E39])" office:value-type="string">
            <text:p>-4</text:p>
          </table:table-cell>
        </table:table-row>
        <table:table-row table:style-name="ro2">
          <table:table-cell table:style-name="ce26" office:value-type="string">
            <text:p>4153718</text:p>
          </table:table-cell>
          <table:table-cell table:style-name="ce26" office:value-type="string">
            <text:p>3252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echnic 3M Beam</text:p>
          </table:table-cell>
          <table:table-cell table:style-name="ce25" table:formula="of:=IF(([.C40]+[.E40])&gt;=([.D40]+[.E40]);&quot;It's okay.&quot;;&quot;Must buy!&quot;)" office:value-type="string">
            <text:p>Must buy!</text:p>
          </table:table-cell>
          <table:table-cell table:style-name="ce29" table:formula="of:=([.D40]+[.E40])-([.C40]+[.E40])" office:value-type="string">
            <text:p>4</text:p>
          </table:table-cell>
          <table:table-cell table:style-name="ce30"/>
          <table:table-cell table:style-name="ce30" table:formula="of:=IF(([.D40]+[.E40])&gt;=[.C40];&quot;It's okay.&quot;;&quot;Must buy!&quot;)" office:value-type="string">
            <text:p>It's okay.</text:p>
          </table:table-cell>
          <table:table-cell table:style-name="ce29" table:formula="of:=[.C40]-([.D40]+[.E40])" office:value-type="string">
            <text:p>-6</text:p>
          </table:table-cell>
        </table:table-row>
        <table:table-row table:style-name="ro2">
          <table:table-cell table:style-name="ce26" office:value-type="string">
            <text:p>4156151</text:p>
          </table:table-cell>
          <table:table-cell table:style-name="ce26" office:value-type="string">
            <text:p>3252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Technic 11M Beam</text:p>
          </table:table-cell>
          <table:table-cell table:style-name="ce25" table:formula="of:=IF(([.C41]+[.E41])&gt;=([.D41]+[.E41]);&quot;It's okay.&quot;;&quot;Must buy!&quot;)" office:value-type="string">
            <text:p>Must buy!</text:p>
          </table:table-cell>
          <table:table-cell table:style-name="ce29" table:formula="of:=([.D41]+[.E41])-([.C41]+[.E41])" office:value-type="string">
            <text:p>4</text:p>
          </table:table-cell>
          <table:table-cell table:style-name="ce30"/>
          <table:table-cell table:style-name="ce30" table:formula="of:=IF(([.D41]+[.E41])&gt;=[.C41];&quot;It's okay.&quot;;&quot;Must buy!&quot;)" office:value-type="string">
            <text:p>It's okay.</text:p>
          </table:table-cell>
          <table:table-cell table:style-name="ce29" table:formula="of:=[.C41]-([.D41]+[.E41])" office:value-type="string">
            <text:p>-10</text:p>
          </table:table-cell>
        </table:table-row>
        <table:table-row table:style-name="ro2">
          <table:table-cell table:style-name="ce26" office:value-type="string">
            <text:p>4162857</text:p>
          </table:table-cell>
          <table:table-cell table:style-name="ce26" office:value-type="string">
            <text:p>4167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Cross Block/Fork 2X2</text:p>
          </table:table-cell>
          <table:table-cell table:style-name="ce25" table:formula="of:=IF(([.C42]+[.E42])&gt;=([.D42]+[.E42]);&quot;It's okay.&quot;;&quot;Must buy!&quot;)" office:value-type="string">
            <text:p>Must buy!</text:p>
          </table:table-cell>
          <table:table-cell table:style-name="ce29" table:formula="of:=([.D42]+[.E42])-([.C42]+[.E42])" office:value-type="string">
            <text:p>4</text:p>
          </table:table-cell>
          <table:table-cell table:style-name="ce30"/>
          <table:table-cell table:style-name="ce30" table:formula="of:=IF(([.D42]+[.E42])&gt;=[.C42];&quot;It's okay.&quot;;&quot;Must buy!&quot;)" office:value-type="string">
            <text:p>It's okay.</text:p>
          </table:table-cell>
          <table:table-cell table:style-name="ce29" table:formula="of:=[.C42]-([.D42]+[.E42])" office:value-type="string">
            <text:p>-4</text:p>
          </table:table-cell>
        </table:table-row>
        <table:table-row table:style-name="ro2">
          <table:table-cell table:style-name="ce26" office:value-type="string">
            <text:p>4164133</text:p>
          </table:table-cell>
          <table:table-cell table:style-name="ce26" office:value-type="string">
            <text:p>4167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echnic Lever 2M</text:p>
          </table:table-cell>
          <table:table-cell table:style-name="ce25" table:formula="of:=IF(([.C43]+[.E43])&gt;=([.D43]+[.E43]);&quot;It's okay.&quot;;&quot;Must buy!&quot;)" office:value-type="string">
            <text:p>It's okay.</text:p>
          </table:table-cell>
          <table:table-cell table:style-name="ce29" table:formula="of:=([.D43]+[.E43])-([.C43]+[.E43])" office:value-type="string">
            <text:p>0</text:p>
          </table:table-cell>
          <table:table-cell table:style-name="ce30"/>
          <table:table-cell table:style-name="ce30" table:formula="of:=IF(([.D43]+[.E43])&gt;=[.C43];&quot;It's okay.&quot;;&quot;Must buy!&quot;)" office:value-type="string">
            <text:p>It's okay.</text:p>
          </table:table-cell>
          <table:table-cell table:style-name="ce29" table:formula="of:=[.C43]-([.D43]+[.E43])" office:value-type="string">
            <text:p>-2</text:p>
          </table:table-cell>
        </table:table-row>
        <table:table-row table:style-name="ro2">
          <table:table-cell table:style-name="ce26" office:value-type="string">
            <text:p>4173941</text:p>
          </table:table-cell>
          <table:table-cell table:style-name="ce26" office:value-type="string">
            <text:p>4166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Bion. Eye</text:p>
          </table:table-cell>
          <table:table-cell table:style-name="ce25" table:formula="of:=IF(([.C44]+[.E44])&gt;=([.D44]+[.E44]);&quot;It's okay.&quot;;&quot;Must buy!&quot;)" office:value-type="string">
            <text:p>It's okay.</text:p>
          </table:table-cell>
          <table:table-cell table:style-name="ce29" table:formula="of:=([.D44]+[.E44])-([.C44]+[.E44])" office:value-type="string">
            <text:p>0</text:p>
          </table:table-cell>
          <table:table-cell table:style-name="ce30"/>
          <table:table-cell table:style-name="ce30" table:formula="of:=IF(([.D44]+[.E44])&gt;=[.C44];&quot;It's okay.&quot;;&quot;Must buy!&quot;)" office:value-type="string">
            <text:p>It's okay.</text:p>
          </table:table-cell>
          <table:table-cell table:style-name="ce29" table:formula="of:=[.C44]-([.D44]+[.E44])" office:value-type="string">
            <text:p>-1</text:p>
          </table:table-cell>
        </table:table-row>
        <table:table-row table:style-name="ro2">
          <table:table-cell table:style-name="ce26" office:value-type="string">
            <text:p>4173975</text:p>
          </table:table-cell>
          <table:table-cell table:style-name="ce26" office:value-type="string">
            <text:p>41678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Cross Block/Fork 2X2</text:p>
          </table:table-cell>
          <table:table-cell table:style-name="ce25" table:formula="of:=IF(([.C45]+[.E45])&gt;=([.D45]+[.E45]);&quot;It's okay.&quot;;&quot;Must buy!&quot;)" office:value-type="string">
            <text:p>It's okay.</text:p>
          </table:table-cell>
          <table:table-cell table:style-name="ce29" table:formula="of:=([.D45]+[.E45])-([.C45]+[.E45])" office:value-type="string">
            <text:p>-4</text:p>
          </table:table-cell>
          <table:table-cell table:style-name="ce30"/>
          <table:table-cell table:style-name="ce30" table:formula="of:=IF(([.D45]+[.E45])&gt;=[.C45];&quot;It's okay.&quot;;&quot;Must buy!&quot;)" office:value-type="string">
            <text:p>Must buy!</text:p>
          </table:table-cell>
          <table:table-cell table:style-name="ce29" table:formula="of:=[.C45]-([.D45]+[.E45])" office:value-type="string">
            <text:p>4</text:p>
          </table:table-cell>
        </table:table-row>
        <table:table-row table:style-name="ro2">
          <table:table-cell table:style-name="ce26" office:value-type="string">
            <text:p>4175442</text:p>
          </table:table-cell>
          <table:table-cell table:style-name="ce26" office:value-type="string">
            <text:p>4200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ross Blok 3M</text:p>
          </table:table-cell>
          <table:table-cell table:style-name="ce25" table:formula="of:=IF(([.C46]+[.E46])&gt;=([.D46]+[.E46]);&quot;It's okay.&quot;;&quot;Must buy!&quot;)" office:value-type="string">
            <text:p>It's okay.</text:p>
          </table:table-cell>
          <table:table-cell table:style-name="ce29" table:formula="of:=([.D46]+[.E46])-([.C46]+[.E46])" office:value-type="string">
            <text:p>-14</text:p>
          </table:table-cell>
          <table:table-cell table:style-name="ce30"/>
          <table:table-cell table:style-name="ce30" table:formula="of:=IF(([.D46]+[.E46])&gt;=[.C46];&quot;It's okay.&quot;;&quot;Must buy!&quot;)" office:value-type="string">
            <text:p>Must buy!</text:p>
          </table:table-cell>
          <table:table-cell table:style-name="ce29" table:formula="of:=[.C46]-([.D46]+[.E46])" office:value-type="string">
            <text:p>14</text:p>
          </table:table-cell>
        </table:table-row>
        <table:table-row table:style-name="ro2">
          <table:table-cell table:style-name="ce26" office:value-type="string">
            <text:p>4177430</text:p>
          </table:table-cell>
          <table:table-cell table:style-name="ce26" office:value-type="string">
            <text:p>3226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Double bevel gear, 20-tooth</text:p>
          </table:table-cell>
          <table:table-cell table:style-name="ce25" table:formula="of:=IF(([.C47]+[.E47])&gt;=([.D47]+[.E47]);&quot;It's okay.&quot;;&quot;Must buy!&quot;)" office:value-type="string">
            <text:p>It's okay.</text:p>
          </table:table-cell>
          <table:table-cell table:style-name="ce29" table:formula="of:=([.D47]+[.E47])-([.C47]+[.E47])" office:value-type="string">
            <text:p>-2</text:p>
          </table:table-cell>
          <table:table-cell table:style-name="ce30"/>
          <table:table-cell table:style-name="ce30" table:formula="of:=IF(([.D47]+[.E47])&gt;=[.C47];&quot;It's okay.&quot;;&quot;Must buy!&quot;)" office:value-type="string">
            <text:p>Must buy!</text:p>
          </table:table-cell>
          <table:table-cell table:style-name="ce29" table:formula="of:=[.C47]-([.D47]+[.E47])" office:value-type="string">
            <text:p>1</text:p>
          </table:table-cell>
        </table:table-row>
        <table:table-row table:style-name="ro2">
          <table:table-cell table:style-name="ce26" office:value-type="string">
            <text:p>4177431</text:p>
          </table:table-cell>
          <table:table-cell table:style-name="ce26" office:value-type="string">
            <text:p>3227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Double Conical Wheel Z12 1M</text:p>
          </table:table-cell>
          <table:table-cell table:style-name="ce25" table:formula="of:=IF(([.C48]+[.E48])&gt;=([.D48]+[.E48]);&quot;It's okay.&quot;;&quot;Must buy!&quot;)" office:value-type="string">
            <text:p>It's okay.</text:p>
          </table:table-cell>
          <table:table-cell table:style-name="ce29" table:formula="of:=([.D48]+[.E48])-([.C48]+[.E48])" office:value-type="string">
            <text:p>0</text:p>
          </table:table-cell>
          <table:table-cell table:style-name="ce30"/>
          <table:table-cell table:style-name="ce30" table:formula="of:=IF(([.D48]+[.E48])&gt;=[.C48];&quot;It's okay.&quot;;&quot;Must buy!&quot;)" office:value-type="string">
            <text:p>It's okay.</text:p>
          </table:table-cell>
          <table:table-cell table:style-name="ce29" table:formula="of:=[.C48]-([.D48]+[.E48])" office:value-type="string">
            <text:p>-2</text:p>
          </table:table-cell>
        </table:table-row>
        <table:table-row table:style-name="ro2">
          <table:table-cell table:style-name="ce26" office:value-type="string">
            <text:p>4178398</text:p>
          </table:table-cell>
          <table:table-cell table:style-name="ce26" office:value-type="string">
            <text:p>611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Brick 2X2 Round Ii</text:p>
          </table:table-cell>
          <table:table-cell table:style-name="ce25" table:formula="of:=IF(([.C49]+[.E49])&gt;=([.D49]+[.E49]);&quot;It's okay.&quot;;&quot;Must buy!&quot;)" office:value-type="string">
            <text:p>It's okay.</text:p>
          </table:table-cell>
          <table:table-cell table:style-name="ce29" table:formula="of:=([.D49]+[.E49])-([.C49]+[.E49])" office:value-type="string">
            <text:p>0</text:p>
          </table:table-cell>
          <table:table-cell table:style-name="ce30"/>
          <table:table-cell table:style-name="ce30" table:formula="of:=IF(([.D49]+[.E49])&gt;=[.C49];&quot;It's okay.&quot;;&quot;Must buy!&quot;)" office:value-type="string">
            <text:p>It's okay.</text:p>
          </table:table-cell>
          <table:table-cell table:style-name="ce29" table:formula="of:=[.C49]-([.D49]+[.E49])" office:value-type="string">
            <text:p>-2</text:p>
          </table:table-cell>
        </table:table-row>
        <table:table-row table:style-name="ro2">
          <table:table-cell table:style-name="ce26" office:value-type="string">
            <text:p>4184169</text:p>
          </table:table-cell>
          <table:table-cell table:style-name="ce26" office:value-type="string">
            <text:p>6628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8" office:value-type="string">
            <text:p>Ball With Friction Snap</text:p>
          </table:table-cell>
          <table:table-cell table:style-name="ce25" table:formula="of:=IF(([.C50]+[.E50])&gt;=([.D50]+[.E50]);&quot;It's okay.&quot;;&quot;Must buy!&quot;)" office:value-type="string">
            <text:p>It's okay.</text:p>
          </table:table-cell>
          <table:table-cell table:style-name="ce29" table:formula="of:=([.D50]+[.E50])-([.C50]+[.E50])" office:value-type="string">
            <text:p>-6</text:p>
          </table:table-cell>
          <table:table-cell table:style-name="ce30"/>
          <table:table-cell table:style-name="ce30" table:formula="of:=IF(([.D50]+[.E50])&gt;=[.C50];&quot;It's okay.&quot;;&quot;Must buy!&quot;)" office:value-type="string">
            <text:p>It's okay.</text:p>
          </table:table-cell>
          <table:table-cell table:style-name="ce29" table:formula="of:=[.C50]-([.D50]+[.E50])" office:value-type="string">
            <text:p>-2</text:p>
          </table:table-cell>
        </table:table-row>
        <table:table-row table:style-name="ro2">
          <table:table-cell table:style-name="ce26" office:value-type="string">
            <text:p>4184286</text:p>
          </table:table-cell>
          <table:table-cell table:style-name="ce26" office:value-type="string">
            <text:p>4430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yre Normal Wide Ø43,2 X 22</text:p>
          </table:table-cell>
          <table:table-cell table:style-name="ce25" table:formula="of:=IF(([.C51]+[.E51])&gt;=([.D51]+[.E51]);&quot;It's okay.&quot;;&quot;Must buy!&quot;)" office:value-type="string">
            <text:p>It's okay.</text:p>
          </table:table-cell>
          <table:table-cell table:style-name="ce29" table:formula="of:=([.D51]+[.E51])-([.C51]+[.E51])" office:value-type="string">
            <text:p>-4</text:p>
          </table:table-cell>
          <table:table-cell table:style-name="ce30"/>
          <table:table-cell table:style-name="ce30" table:formula="of:=IF(([.D51]+[.E51])&gt;=[.C51];&quot;It's okay.&quot;;&quot;Must buy!&quot;)" office:value-type="string">
            <text:p>Must buy!</text:p>
          </table:table-cell>
          <table:table-cell table:style-name="ce29" table:formula="of:=[.C51]-([.D51]+[.E51])" office:value-type="string">
            <text:p>2</text:p>
          </table:table-cell>
        </table:table-row>
        <table:table-row table:style-name="ro2">
          <table:table-cell table:style-name="ce26" office:value-type="string">
            <text:p>4185661</text:p>
          </table:table-cell>
          <table:table-cell table:style-name="ce26" office:value-type="string">
            <text:p>4166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Bion. Eye</text:p>
          </table:table-cell>
          <table:table-cell table:style-name="ce25" table:formula="of:=IF(([.C52]+[.E52])&gt;=([.D52]+[.E52]);&quot;It's okay.&quot;;&quot;Must buy!&quot;)" office:value-type="string">
            <text:p>It's okay.</text:p>
          </table:table-cell>
          <table:table-cell table:style-name="ce29" table:formula="of:=([.D52]+[.E52])-([.C52]+[.E52])" office:value-type="string">
            <text:p>-6</text:p>
          </table:table-cell>
          <table:table-cell table:style-name="ce30"/>
          <table:table-cell table:style-name="ce30" table:formula="of:=IF(([.D52]+[.E52])&gt;=[.C52];&quot;It's okay.&quot;;&quot;Must buy!&quot;)" office:value-type="string">
            <text:p>Must buy!</text:p>
          </table:table-cell>
          <table:table-cell table:style-name="ce29" table:formula="of:=[.C52]-([.D52]+[.E52])" office:value-type="string">
            <text:p>4</text:p>
          </table:table-cell>
        </table:table-row>
        <table:table-row table:style-name="ro2">
          <table:table-cell table:style-name="ce26" office:value-type="string">
            <text:p>4188298</text:p>
          </table:table-cell>
          <table:table-cell table:style-name="ce26" office:value-type="string">
            <text:p>6536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ross Block 90°</text:p>
          </table:table-cell>
          <table:table-cell table:style-name="ce25" table:formula="of:=IF(([.C53]+[.E53])&gt;=([.D53]+[.E53]);&quot;It's okay.&quot;;&quot;Must buy!&quot;)" office:value-type="string">
            <text:p>It's okay.</text:p>
          </table:table-cell>
          <table:table-cell table:style-name="ce29" table:formula="of:=([.D53]+[.E53])-([.C53]+[.E53])" office:value-type="string">
            <text:p>-8</text:p>
          </table:table-cell>
          <table:table-cell table:style-name="ce30"/>
          <table:table-cell table:style-name="ce30" table:formula="of:=IF(([.D53]+[.E53])&gt;=[.C53];&quot;It's okay.&quot;;&quot;Must buy!&quot;)" office:value-type="string">
            <text:p>Must buy!</text:p>
          </table:table-cell>
          <table:table-cell table:style-name="ce29" table:formula="of:=[.C53]-([.D53]+[.E53])" office:value-type="string">
            <text:p>8</text:p>
          </table:table-cell>
        </table:table-row>
        <table:table-row table:style-name="ro2">
          <table:table-cell table:style-name="ce26" office:value-type="string">
            <text:p>4189131</text:p>
          </table:table-cell>
          <table:table-cell table:style-name="ce26" office:value-type="string">
            <text:p>3201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Angle Element, 90 Degrees [6]</text:p>
          </table:table-cell>
          <table:table-cell table:style-name="ce25" table:formula="of:=IF(([.C54]+[.E54])&gt;=([.D54]+[.E54]);&quot;It's okay.&quot;;&quot;Must buy!&quot;)" office:value-type="string">
            <text:p>It's okay.</text:p>
          </table:table-cell>
          <table:table-cell table:style-name="ce29" table:formula="of:=([.D54]+[.E54])-([.C54]+[.E54])" office:value-type="string">
            <text:p>-1</text:p>
          </table:table-cell>
          <table:table-cell table:style-name="ce30"/>
          <table:table-cell table:style-name="ce30" table:formula="of:=IF(([.D54]+[.E54])&gt;=[.C54];&quot;It's okay.&quot;;&quot;Must buy!&quot;)" office:value-type="string">
            <text:p>Must buy!</text:p>
          </table:table-cell>
          <table:table-cell table:style-name="ce29" table:formula="of:=[.C54]-([.D54]+[.E54])" office:value-type="string">
            <text:p>1</text:p>
          </table:table-cell>
        </table:table-row>
        <table:table-row table:style-name="ro2">
          <table:table-cell table:style-name="ce26" office:value-type="string">
            <text:p>4189936</text:p>
          </table:table-cell>
          <table:table-cell table:style-name="ce26" office:value-type="string">
            <text:p>3219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Angle Element 135 Deg. [4]</text:p>
          </table:table-cell>
          <table:table-cell table:style-name="ce25" table:formula="of:=IF(([.C55]+[.E55])&gt;=([.D55]+[.E55]);&quot;It's okay.&quot;;&quot;Must buy!&quot;)" office:value-type="string">
            <text:p>It's okay.</text:p>
          </table:table-cell>
          <table:table-cell table:style-name="ce29" table:formula="of:=([.D55]+[.E55])-([.C55]+[.E55])" office:value-type="string">
            <text:p>-4</text:p>
          </table:table-cell>
          <table:table-cell table:style-name="ce30"/>
          <table:table-cell table:style-name="ce30" table:formula="of:=IF(([.D55]+[.E55])&gt;=[.C55];&quot;It's okay.&quot;;&quot;Must buy!&quot;)" office:value-type="string">
            <text:p>Must buy!</text:p>
          </table:table-cell>
          <table:table-cell table:style-name="ce29" table:formula="of:=[.C55]-([.D55]+[.E55])" office:value-type="string">
            <text:p>4</text:p>
          </table:table-cell>
        </table:table-row>
        <table:table-row table:style-name="ro2">
          <table:table-cell table:style-name="ce26" office:value-type="string">
            <text:p>4198367</text:p>
          </table:table-cell>
          <table:table-cell table:style-name="ce26" office:value-type="string">
            <text:p>4559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Damper 2M</text:p>
          </table:table-cell>
          <table:table-cell table:style-name="ce25" table:formula="of:=IF(([.C56]+[.E56])&gt;=([.D56]+[.E56]);&quot;It's okay.&quot;;&quot;Must buy!&quot;)" office:value-type="string">
            <text:p>Must buy!</text:p>
          </table:table-cell>
          <table:table-cell table:style-name="ce29" table:formula="of:=([.D56]+[.E56])-([.C56]+[.E56])" office:value-type="string">
            <text:p>4</text:p>
          </table:table-cell>
          <table:table-cell table:style-name="ce30"/>
          <table:table-cell table:style-name="ce30" table:formula="of:=IF(([.D56]+[.E56])&gt;=[.C56];&quot;It's okay.&quot;;&quot;Must buy!&quot;)" office:value-type="string">
            <text:p>It's okay.</text:p>
          </table:table-cell>
          <table:table-cell table:style-name="ce29" table:formula="of:=[.C56]-([.D56]+[.E56])" office:value-type="string">
            <text:p>-4</text:p>
          </table:table-cell>
        </table:table-row>
        <table:table-row table:style-name="ro2">
          <table:table-cell table:style-name="ce26" office:value-type="string">
            <text:p>4206482</text:p>
          </table:table-cell>
          <table:table-cell table:style-name="ce26" office:value-type="string">
            <text:p>43093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57">
            <text:p>57</text:p>
          </table:table-cell>
          <table:table-cell table:style-name="ce28" office:value-type="string">
            <text:p>Conn.Bush W.Fric./Crossale</text:p>
          </table:table-cell>
          <table:table-cell table:style-name="ce25" table:formula="of:=IF(([.C57]+[.E57])&gt;=([.D57]+[.E57]);&quot;It's okay.&quot;;&quot;Must buy!&quot;)" office:value-type="string">
            <text:p>It's okay.</text:p>
          </table:table-cell>
          <table:table-cell table:style-name="ce29" table:formula="of:=([.D57]+[.E57])-([.C57]+[.E57])" office:value-type="string">
            <text:p>-8</text:p>
          </table:table-cell>
          <table:table-cell table:style-name="ce30"/>
          <table:table-cell table:style-name="ce30" table:formula="of:=IF(([.D57]+[.E57])&gt;=[.C57];&quot;It's okay.&quot;;&quot;Must buy!&quot;)" office:value-type="string">
            <text:p>It's okay.</text:p>
          </table:table-cell>
          <table:table-cell table:style-name="ce29" table:formula="of:=[.C57]-([.D57]+[.E57])" office:value-type="string">
            <text:p>-49</text:p>
          </table:table-cell>
        </table:table-row>
        <table:table-row table:style-name="ro2">
          <table:table-cell table:style-name="ce26" office:value-type="string">
            <text:p>4207456</text:p>
          </table:table-cell>
          <table:table-cell table:style-name="ce26" office:value-type="string">
            <text:p>653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Cross Axle, Extension M/3 Ribs</text:p>
          </table:table-cell>
          <table:table-cell table:style-name="ce25" table:formula="of:=IF(([.C58]+[.E58])&gt;=([.D58]+[.E58]);&quot;It's okay.&quot;;&quot;Must buy!&quot;)" office:value-type="string">
            <text:p>It's okay.</text:p>
          </table:table-cell>
          <table:table-cell table:style-name="ce29" table:formula="of:=([.D58]+[.E58])-([.C58]+[.E58])" office:value-type="string">
            <text:p>0</text:p>
          </table:table-cell>
          <table:table-cell table:style-name="ce30"/>
          <table:table-cell table:style-name="ce30" table:formula="of:=IF(([.D58]+[.E58])&gt;=[.C58];&quot;It's okay.&quot;;&quot;Must buy!&quot;)" office:value-type="string">
            <text:p>It's okay.</text:p>
          </table:table-cell>
          <table:table-cell table:style-name="ce29" table:formula="of:=[.C58]-([.D58]+[.E58])" office:value-type="string">
            <text:p>-1</text:p>
          </table:table-cell>
        </table:table-row>
        <table:table-row table:style-name="ro2">
          <table:table-cell table:style-name="ce26" office:value-type="string">
            <text:p>4208160</text:p>
          </table:table-cell>
          <table:table-cell table:style-name="ce26" office:value-type="string">
            <text:p>3252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Technic 3M Beam</text:p>
          </table:table-cell>
          <table:table-cell table:style-name="ce25" table:formula="of:=IF(([.C59]+[.E59])&gt;=([.D59]+[.E59]);&quot;It's okay.&quot;;&quot;Must buy!&quot;)" office:value-type="string">
            <text:p>It's okay.</text:p>
          </table:table-cell>
          <table:table-cell table:style-name="ce29" table:formula="of:=([.D59]+[.E59])-([.C59]+[.E59])" office:value-type="string">
            <text:p>0</text:p>
          </table:table-cell>
          <table:table-cell table:style-name="ce30"/>
          <table:table-cell table:style-name="ce30" table:formula="of:=IF(([.D59]+[.E59])&gt;=[.C59];&quot;It's okay.&quot;;&quot;Must buy!&quot;)" office:value-type="string">
            <text:p>It's okay.</text:p>
          </table:table-cell>
          <table:table-cell table:style-name="ce29" table:formula="of:=[.C59]-([.D59]+[.E59])" office:value-type="string">
            <text:p>-1</text:p>
          </table:table-cell>
        </table:table-row>
        <table:table-row table:style-name="ro2">
          <table:table-cell table:style-name="ce26" office:value-type="string">
            <text:p>4210665</text:p>
          </table:table-cell>
          <table:table-cell table:style-name="ce26" office:value-type="string">
            <text:p>655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Catch</text:p>
          </table:table-cell>
          <table:table-cell table:style-name="ce25" table:formula="of:=IF(([.C60]+[.E60])&gt;=([.D60]+[.E60]);&quot;It's okay.&quot;;&quot;Must buy!&quot;)" office:value-type="string">
            <text:p>It's okay.</text:p>
          </table:table-cell>
          <table:table-cell table:style-name="ce29" table:formula="of:=([.D60]+[.E60])-([.C60]+[.E60])" office:value-type="string">
            <text:p>0</text:p>
          </table:table-cell>
          <table:table-cell table:style-name="ce30"/>
          <table:table-cell table:style-name="ce30" table:formula="of:=IF(([.D60]+[.E60])&gt;=[.C60];&quot;It's okay.&quot;;&quot;Must buy!&quot;)" office:value-type="string">
            <text:p>It's okay.</text:p>
          </table:table-cell>
          <table:table-cell table:style-name="ce29" table:formula="of:=[.C60]-([.D60]+[.E60])" office:value-type="string">
            <text:p>-2</text:p>
          </table:table-cell>
        </table:table-row>
        <table:table-row table:style-name="ro2">
          <table:table-cell table:style-name="ce26" office:value-type="string">
            <text:p>4210759</text:p>
          </table:table-cell>
          <table:table-cell table:style-name="ce26" office:value-type="string">
            <text:p>657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Comb Wheel</text:p>
          </table:table-cell>
          <table:table-cell table:style-name="ce25" table:formula="of:=IF(([.C61]+[.E61])&gt;=([.D61]+[.E61]);&quot;It's okay.&quot;;&quot;Must buy!&quot;)" office:value-type="string">
            <text:p>It's okay.</text:p>
          </table:table-cell>
          <table:table-cell table:style-name="ce29" table:formula="of:=([.D61]+[.E61])-([.C61]+[.E61])" office:value-type="string">
            <text:p>0</text:p>
          </table:table-cell>
          <table:table-cell table:style-name="ce30"/>
          <table:table-cell table:style-name="ce30" table:formula="of:=IF(([.D61]+[.E61])&gt;=[.C61];&quot;It's okay.&quot;;&quot;Must buy!&quot;)" office:value-type="string">
            <text:p>It's okay.</text:p>
          </table:table-cell>
          <table:table-cell table:style-name="ce29" table:formula="of:=[.C61]-([.D61]+[.E61])" office:value-type="string">
            <text:p>-2</text:p>
          </table:table-cell>
        </table:table-row>
        <table:table-row table:style-name="ro2">
          <table:table-cell table:style-name="ce26" office:value-type="string">
            <text:p>4210857</text:p>
          </table:table-cell>
          <table:table-cell table:style-name="ce26" office:value-type="string">
            <text:p>4200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Cross Blok 3M</text:p>
          </table:table-cell>
          <table:table-cell table:style-name="ce25" table:formula="of:=IF(([.C62]+[.E62])&gt;=([.D62]+[.E62]);&quot;It's okay.&quot;;&quot;Must buy!&quot;)" office:value-type="string">
            <text:p>Must buy!</text:p>
          </table:table-cell>
          <table:table-cell table:style-name="ce29" table:formula="of:=([.D62]+[.E62])-([.C62]+[.E62])" office:value-type="string">
            <text:p>8</text:p>
          </table:table-cell>
          <table:table-cell table:style-name="ce30"/>
          <table:table-cell table:style-name="ce30" table:formula="of:=IF(([.D62]+[.E62])&gt;=[.C62];&quot;It's okay.&quot;;&quot;Must buy!&quot;)" office:value-type="string">
            <text:p>It's okay.</text:p>
          </table:table-cell>
          <table:table-cell table:style-name="ce29" table:formula="of:=[.C62]-([.D62]+[.E62])" office:value-type="string">
            <text:p>-12</text:p>
          </table:table-cell>
        </table:table-row>
        <table:table-row table:style-name="ro2">
          <table:table-cell table:style-name="ce26" office:value-type="string">
            <text:p>4211026</text:p>
          </table:table-cell>
          <table:table-cell table:style-name="ce26" office:value-type="string">
            <text:p>3200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rack Rod 6M,</text:p>
          </table:table-cell>
          <table:table-cell table:style-name="ce25" table:formula="of:=IF(([.C63]+[.E63])&gt;=([.D63]+[.E63]);&quot;It's okay.&quot;;&quot;Must buy!&quot;)" office:value-type="string">
            <text:p>It's okay.</text:p>
          </table:table-cell>
          <table:table-cell table:style-name="ce29" table:formula="of:=([.D63]+[.E63])-([.C63]+[.E63])" office:value-type="string">
            <text:p>0</text:p>
          </table:table-cell>
          <table:table-cell table:style-name="ce30"/>
          <table:table-cell table:style-name="ce30" table:formula="of:=IF(([.D63]+[.E63])&gt;=[.C63];&quot;It's okay.&quot;;&quot;Must buy!&quot;)" office:value-type="string">
            <text:p>It's okay.</text:p>
          </table:table-cell>
          <table:table-cell table:style-name="ce29" table:formula="of:=[.C63]-([.D63]+[.E63])" office:value-type="string">
            <text:p>-2</text:p>
          </table:table-cell>
        </table:table-row>
        <table:table-row table:style-name="ro2">
          <table:table-cell table:style-name="ce26" office:value-type="string">
            <text:p>4211375</text:p>
          </table:table-cell>
          <table:table-cell table:style-name="ce26" office:value-type="string">
            <text:p>273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Ball W. Cross Axle</text:p>
          </table:table-cell>
          <table:table-cell table:style-name="ce25" table:formula="of:=IF(([.C64]+[.E64])&gt;=([.D64]+[.E64]);&quot;It's okay.&quot;;&quot;Must buy!&quot;)" office:value-type="string">
            <text:p>It's okay.</text:p>
          </table:table-cell>
          <table:table-cell table:style-name="ce29" table:formula="of:=([.D64]+[.E64])-([.C64]+[.E64])" office:value-type="string">
            <text:p>-6</text:p>
          </table:table-cell>
          <table:table-cell table:style-name="ce30"/>
          <table:table-cell table:style-name="ce30" table:formula="of:=IF(([.D64]+[.E64])&gt;=[.C64];&quot;It's okay.&quot;;&quot;Must buy!&quot;)" office:value-type="string">
            <text:p>Must buy!</text:p>
          </table:table-cell>
          <table:table-cell table:style-name="ce29" table:formula="of:=[.C64]-([.D64]+[.E64])" office:value-type="string">
            <text:p>4</text:p>
          </table:table-cell>
        </table:table-row>
        <table:table-row table:style-name="ro2">
          <table:table-cell table:style-name="ce26" office:value-type="string">
            <text:p>4211510</text:p>
          </table:table-cell>
          <table:table-cell table:style-name="ce26" office:value-type="string">
            <text:p>471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Worm</text:p>
          </table:table-cell>
          <table:table-cell table:style-name="ce25" table:formula="of:=IF(([.C65]+[.E65])&gt;=([.D65]+[.E65]);&quot;It's okay.&quot;;&quot;Must buy!&quot;)" office:value-type="string">
            <text:p>It's okay.</text:p>
          </table:table-cell>
          <table:table-cell table:style-name="ce29" table:formula="of:=([.D65]+[.E65])-([.C65]+[.E65])" office:value-type="string">
            <text:p>0</text:p>
          </table:table-cell>
          <table:table-cell table:style-name="ce30"/>
          <table:table-cell table:style-name="ce30" table:formula="of:=IF(([.D65]+[.E65])&gt;=[.C65];&quot;It's okay.&quot;;&quot;Must buy!&quot;)" office:value-type="string">
            <text:p>It's okay.</text:p>
          </table:table-cell>
          <table:table-cell table:style-name="ce29" table:formula="of:=[.C65]-([.D65]+[.E65])" office:value-type="string">
            <text:p>-1</text:p>
          </table:table-cell>
        </table:table-row>
        <table:table-row table:style-name="ro2">
          <table:table-cell table:style-name="ce26" office:value-type="string">
            <text:p>4211553</text:p>
          </table:table-cell>
          <table:table-cell table:style-name="ce26" office:value-type="string">
            <text:p>32039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atch W. Cross Hole</text:p>
          </table:table-cell>
          <table:table-cell table:style-name="ce25" table:formula="of:=IF(([.C66]+[.E66])&gt;=([.D66]+[.E66]);&quot;It's okay.&quot;;&quot;Must buy!&quot;)" office:value-type="string">
            <text:p>It's okay.</text:p>
          </table:table-cell>
          <table:table-cell table:style-name="ce29" table:formula="of:=([.D66]+[.E66])-([.C66]+[.E66])" office:value-type="string">
            <text:p>-2</text:p>
          </table:table-cell>
          <table:table-cell table:style-name="ce30"/>
          <table:table-cell table:style-name="ce30" table:formula="of:=IF(([.D66]+[.E66])&gt;=[.C66];&quot;It's okay.&quot;;&quot;Must buy!&quot;)" office:value-type="string">
            <text:p>Must buy!</text:p>
          </table:table-cell>
          <table:table-cell table:style-name="ce29" table:formula="of:=[.C66]-([.D66]+[.E66])" office:value-type="string">
            <text:p>2</text:p>
          </table:table-cell>
        </table:table-row>
        <table:table-row table:style-name="ro2">
          <table:table-cell table:style-name="ce26" office:value-type="string">
            <text:p>4211566</text:p>
          </table:table-cell>
          <table:table-cell table:style-name="ce26" office:value-type="string">
            <text:p>663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28" office:value-type="string">
            <text:p>Technic Lever 3M</text:p>
          </table:table-cell>
          <table:table-cell table:style-name="ce25" table:formula="of:=IF(([.C67]+[.E67])&gt;=([.D67]+[.E67]);&quot;It's okay.&quot;;&quot;Must buy!&quot;)" office:value-type="string">
            <text:p>It's okay.</text:p>
          </table:table-cell>
          <table:table-cell table:style-name="ce29" table:formula="of:=([.D67]+[.E67])-([.C67]+[.E67])" office:value-type="string">
            <text:p>-1</text:p>
          </table:table-cell>
          <table:table-cell table:style-name="ce30"/>
          <table:table-cell table:style-name="ce30" table:formula="of:=IF(([.D67]+[.E67])&gt;=[.C67];&quot;It's okay.&quot;;&quot;Must buy!&quot;)" office:value-type="string">
            <text:p>It's okay.</text:p>
          </table:table-cell>
          <table:table-cell table:style-name="ce29" table:formula="of:=[.C67]-([.D67]+[.E67])" office:value-type="string">
            <text:p>-9</text:p>
          </table:table-cell>
        </table:table-row>
        <table:table-row table:style-name="ro2">
          <table:table-cell table:style-name="ce26" office:value-type="string">
            <text:p>4211610</text:p>
          </table:table-cell>
          <table:table-cell table:style-name="ce26" office:value-type="string">
            <text:p>3214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8" office:value-type="string">
            <text:p>Technic Ang. Beam 4X2 90 Deg</text:p>
          </table:table-cell>
          <table:table-cell table:style-name="ce25" table:formula="of:=IF(([.C68]+[.E68])&gt;=([.D68]+[.E68]);&quot;It's okay.&quot;;&quot;Must buy!&quot;)" office:value-type="string">
            <text:p>It's okay.</text:p>
          </table:table-cell>
          <table:table-cell table:style-name="ce29" table:formula="of:=([.D68]+[.E68])-([.C68]+[.E68])" office:value-type="string">
            <text:p>0</text:p>
          </table:table-cell>
          <table:table-cell table:style-name="ce30"/>
          <table:table-cell table:style-name="ce30" table:formula="of:=IF(([.D68]+[.E68])&gt;=[.C68];&quot;It's okay.&quot;;&quot;Must buy!&quot;)" office:value-type="string">
            <text:p>It's okay.</text:p>
          </table:table-cell>
          <table:table-cell table:style-name="ce29" table:formula="of:=[.C68]-([.D68]+[.E68])" office:value-type="string">
            <text:p>-8</text:p>
          </table:table-cell>
        </table:table-row>
        <table:table-row table:style-name="ro2">
          <table:table-cell table:style-name="ce26" office:value-type="string">
            <text:p>4211622</text:p>
          </table:table-cell>
          <table:table-cell table:style-name="ce26" office:value-type="string">
            <text:p>659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45">
            <text:p>45</text:p>
          </table:table-cell>
          <table:table-cell table:style-name="ce28" office:value-type="string">
            <text:p>Bush For Cross Axle</text:p>
          </table:table-cell>
          <table:table-cell table:style-name="ce25" table:formula="of:=IF(([.C69]+[.E69])&gt;=([.D69]+[.E69]);&quot;It's okay.&quot;;&quot;Must buy!&quot;)" office:value-type="string">
            <text:p>Must buy!</text:p>
          </table:table-cell>
          <table:table-cell table:style-name="ce29" table:formula="of:=([.D69]+[.E69])-([.C69]+[.E69])" office:value-type="string">
            <text:p>10</text:p>
          </table:table-cell>
          <table:table-cell table:style-name="ce30"/>
          <table:table-cell table:style-name="ce30" table:formula="of:=IF(([.D69]+[.E69])&gt;=[.C69];&quot;It's okay.&quot;;&quot;Must buy!&quot;)" office:value-type="string">
            <text:p>It's okay.</text:p>
          </table:table-cell>
          <table:table-cell table:style-name="ce29" table:formula="of:=[.C69]-([.D69]+[.E69])" office:value-type="string">
            <text:p>-55</text:p>
          </table:table-cell>
        </table:table-row>
        <table:table-row table:style-name="ro2">
          <table:table-cell table:style-name="ce26" office:value-type="string">
            <text:p>4211624</text:p>
          </table:table-cell>
          <table:table-cell table:style-name="ce26" office:value-type="string">
            <text:p>3227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Angular Beam 3X7</text:p>
          </table:table-cell>
          <table:table-cell table:style-name="ce25" table:formula="of:=IF(([.C70]+[.E70])&gt;=([.D70]+[.E70]);&quot;It's okay.&quot;;&quot;Must buy!&quot;)" office:value-type="string">
            <text:p>Must buy!</text:p>
          </table:table-cell>
          <table:table-cell table:style-name="ce29" table:formula="of:=([.D70]+[.E70])-([.C70]+[.E70])" office:value-type="string">
            <text:p>4</text:p>
          </table:table-cell>
          <table:table-cell table:style-name="ce30"/>
          <table:table-cell table:style-name="ce30" table:formula="of:=IF(([.D70]+[.E70])&gt;=[.C70];&quot;It's okay.&quot;;&quot;Must buy!&quot;)" office:value-type="string">
            <text:p>It's okay.</text:p>
          </table:table-cell>
          <table:table-cell table:style-name="ce29" table:formula="of:=[.C70]-([.D70]+[.E70])" office:value-type="string">
            <text:p>-4</text:p>
          </table:table-cell>
        </table:table-row>
        <table:table-row table:style-name="ro2">
          <table:table-cell table:style-name="ce26" office:value-type="string">
            <text:p>4211639</text:p>
          </table:table-cell>
          <table:table-cell table:style-name="ce26" office:value-type="string">
            <text:p>32073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style-name="ce28" office:value-type="string">
            <text:p>Cross Axle 5M</text:p>
          </table:table-cell>
          <table:table-cell table:style-name="ce25" table:formula="of:=IF(([.C71]+[.E71])&gt;=([.D71]+[.E71]);&quot;It's okay.&quot;;&quot;Must buy!&quot;)" office:value-type="string">
            <text:p>It's okay.</text:p>
          </table:table-cell>
          <table:table-cell table:style-name="ce29" table:formula="of:=([.D71]+[.E71])-([.C71]+[.E71])" office:value-type="string">
            <text:p>-3</text:p>
          </table:table-cell>
          <table:table-cell table:style-name="ce30"/>
          <table:table-cell table:style-name="ce30" table:formula="of:=IF(([.D71]+[.E71])&gt;=[.C71];&quot;It's okay.&quot;;&quot;Must buy!&quot;)" office:value-type="string">
            <text:p>It's okay.</text:p>
          </table:table-cell>
          <table:table-cell table:style-name="ce29" table:formula="of:=[.C71]-([.D71]+[.E71])" office:value-type="string">
            <text:p>-5</text:p>
          </table:table-cell>
        </table:table-row>
        <table:table-row table:style-name="ro2">
          <table:table-cell table:style-name="ce26" office:value-type="string">
            <text:p>4211651</text:p>
          </table:table-cell>
          <table:table-cell table:style-name="ce26" office:value-type="string">
            <text:p>3231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8" office:value-type="string">
            <text:p>Technic 5M Beam</text:p>
          </table:table-cell>
          <table:table-cell table:style-name="ce25" table:formula="of:=IF(([.C72]+[.E72])&gt;=([.D72]+[.E72]);&quot;It's okay.&quot;;&quot;Must buy!&quot;)" office:value-type="string">
            <text:p>Must buy!</text:p>
          </table:table-cell>
          <table:table-cell table:style-name="ce29" table:formula="of:=([.D72]+[.E72])-([.C72]+[.E72])" office:value-type="string">
            <text:p>4</text:p>
          </table:table-cell>
          <table:table-cell table:style-name="ce30"/>
          <table:table-cell table:style-name="ce30" table:formula="of:=IF(([.D72]+[.E72])&gt;=[.C72];&quot;It's okay.&quot;;&quot;Must buy!&quot;)" office:value-type="string">
            <text:p>It's okay.</text:p>
          </table:table-cell>
          <table:table-cell table:style-name="ce29" table:formula="of:=[.C72]-([.D72]+[.E72])" office:value-type="string">
            <text:p>-9</text:p>
          </table:table-cell>
        </table:table-row>
        <table:table-row table:style-name="ro2">
          <table:table-cell table:style-name="ce26" office:value-type="string">
            <text:p>4211655</text:p>
          </table:table-cell>
          <table:table-cell table:style-name="ce26" office:value-type="string">
            <text:p>3252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28" office:value-type="string">
            <text:p>Technic 3M Beam</text:p>
          </table:table-cell>
          <table:table-cell table:style-name="ce25" table:formula="of:=IF(([.C73]+[.E73])&gt;=([.D73]+[.E73]);&quot;It's okay.&quot;;&quot;Must buy!&quot;)" office:value-type="string">
            <text:p>It's okay.</text:p>
          </table:table-cell>
          <table:table-cell table:style-name="ce29" table:formula="of:=([.D73]+[.E73])-([.C73]+[.E73])" office:value-type="string">
            <text:p>0</text:p>
          </table:table-cell>
          <table:table-cell table:style-name="ce30"/>
          <table:table-cell table:style-name="ce30" table:formula="of:=IF(([.D73]+[.E73])&gt;=[.C73];&quot;It's okay.&quot;;&quot;Must buy!&quot;)" office:value-type="string">
            <text:p>It's okay.</text:p>
          </table:table-cell>
          <table:table-cell table:style-name="ce29" table:formula="of:=[.C73]-([.D73]+[.E73])" office:value-type="string">
            <text:p>-10</text:p>
          </table:table-cell>
        </table:table-row>
        <table:table-row table:style-name="ro2">
          <table:table-cell table:style-name="ce26" office:value-type="string">
            <text:p>4211713</text:p>
          </table:table-cell>
          <table:table-cell table:style-name="ce26" office:value-type="string">
            <text:p>3252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Technic Ang. Beam 3X5 90 Deg.</text:p>
          </table:table-cell>
          <table:table-cell table:style-name="ce25" table:formula="of:=IF(([.C74]+[.E74])&gt;=([.D74]+[.E74]);&quot;It's okay.&quot;;&quot;Must buy!&quot;)" office:value-type="string">
            <text:p>Must buy!</text:p>
          </table:table-cell>
          <table:table-cell table:style-name="ce29" table:formula="of:=([.D74]+[.E74])-([.C74]+[.E74])" office:value-type="string">
            <text:p>2</text:p>
          </table:table-cell>
          <table:table-cell table:style-name="ce30"/>
          <table:table-cell table:style-name="ce30" table:formula="of:=IF(([.D74]+[.E74])&gt;=[.C74];&quot;It's okay.&quot;;&quot;Must buy!&quot;)" office:value-type="string">
            <text:p>It's okay.</text:p>
          </table:table-cell>
          <table:table-cell table:style-name="ce29" table:formula="of:=[.C74]-([.D74]+[.E74])" office:value-type="string">
            <text:p>-8</text:p>
          </table:table-cell>
        </table:table-row>
        <table:table-row table:style-name="ro2">
          <table:table-cell table:style-name="ce26" office:value-type="string">
            <text:p>4211714</text:p>
          </table:table-cell>
          <table:table-cell table:style-name="ce26" office:value-type="string">
            <text:p>3255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Technic Crossblock 2X3</text:p>
          </table:table-cell>
          <table:table-cell table:style-name="ce25" table:formula="of:=IF(([.C75]+[.E75])&gt;=([.D75]+[.E75]);&quot;It's okay.&quot;;&quot;Must buy!&quot;)" office:value-type="string">
            <text:p>It's okay.</text:p>
          </table:table-cell>
          <table:table-cell table:style-name="ce29" table:formula="of:=([.D75]+[.E75])-([.C75]+[.E75])" office:value-type="string">
            <text:p>0</text:p>
          </table:table-cell>
          <table:table-cell table:style-name="ce30"/>
          <table:table-cell table:style-name="ce30" table:formula="of:=IF(([.D75]+[.E75])&gt;=[.C75];&quot;It's okay.&quot;;&quot;Must buy!&quot;)" office:value-type="string">
            <text:p>It's okay.</text:p>
          </table:table-cell>
          <table:table-cell table:style-name="ce29" table:formula="of:=[.C75]-([.D75]+[.E75])" office:value-type="string">
            <text:p>-4</text:p>
          </table:table-cell>
        </table:table-row>
        <table:table-row table:style-name="ro2">
          <table:table-cell table:style-name="ce26" office:value-type="string">
            <text:p>4211741</text:p>
          </table:table-cell>
          <table:table-cell table:style-name="ce26" office:value-type="string">
            <text:p>4167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Technic Lever 2M</text:p>
          </table:table-cell>
          <table:table-cell table:style-name="ce25" table:formula="of:=IF(([.C76]+[.E76])&gt;=([.D76]+[.E76]);&quot;It's okay.&quot;;&quot;Must buy!&quot;)" office:value-type="string">
            <text:p>It's okay.</text:p>
          </table:table-cell>
          <table:table-cell table:style-name="ce29" table:formula="of:=([.D76]+[.E76])-([.C76]+[.E76])" office:value-type="string">
            <text:p>0</text:p>
          </table:table-cell>
          <table:table-cell table:style-name="ce30"/>
          <table:table-cell table:style-name="ce30" table:formula="of:=IF(([.D76]+[.E76])&gt;=[.C76];&quot;It's okay.&quot;;&quot;Must buy!&quot;)" office:value-type="string">
            <text:p>It's okay.</text:p>
          </table:table-cell>
          <table:table-cell table:style-name="ce29" table:formula="of:=[.C76]-([.D76]+[.E76])" office:value-type="string">
            <text:p>-1</text:p>
          </table:table-cell>
        </table:table-row>
        <table:table-row table:style-name="ro2">
          <table:table-cell table:style-name="ce26" office:value-type="string">
            <text:p>4211758</text:p>
          </table:table-cell>
          <table:table-cell table:style-name="ce26" office:value-type="string">
            <text:p>4261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8" office:value-type="string">
            <text:p>Hub Ø11,2 X 7,84</text:p>
          </table:table-cell>
          <table:table-cell table:style-name="ce25" table:formula="of:=IF(([.C77]+[.E77])&gt;=([.D77]+[.E77]);&quot;It's okay.&quot;;&quot;Must buy!&quot;)" office:value-type="string">
            <text:p>It's okay.</text:p>
          </table:table-cell>
          <table:table-cell table:style-name="ce29" table:formula="of:=([.D77]+[.E77])-([.C77]+[.E77])" office:value-type="string">
            <text:p>-4</text:p>
          </table:table-cell>
          <table:table-cell table:style-name="ce30"/>
          <table:table-cell table:style-name="ce30" table:formula="of:=IF(([.D77]+[.E77])&gt;=[.C77];&quot;It's okay.&quot;;&quot;Must buy!&quot;)" office:value-type="string">
            <text:p>It's okay.</text:p>
          </table:table-cell>
          <table:table-cell table:style-name="ce29" table:formula="of:=[.C77]-([.D77]+[.E77])" office:value-type="string">
            <text:p>-3</text:p>
          </table:table-cell>
        </table:table-row>
        <table:table-row table:style-name="ro2">
          <table:table-cell table:style-name="ce26" office:value-type="string">
            <text:p>4211775</text:p>
          </table:table-cell>
          <table:table-cell table:style-name="ce26" office:value-type="string">
            <text:p>653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Cross Block 90°</text:p>
          </table:table-cell>
          <table:table-cell table:style-name="ce25" table:formula="of:=IF(([.C78]+[.E78])&gt;=([.D78]+[.E78]);&quot;It's okay.&quot;;&quot;Must buy!&quot;)" office:value-type="string">
            <text:p>Must buy!</text:p>
          </table:table-cell>
          <table:table-cell table:style-name="ce29" table:formula="of:=([.D78]+[.E78])-([.C78]+[.E78])" office:value-type="string">
            <text:p>8</text:p>
          </table:table-cell>
          <table:table-cell table:style-name="ce30"/>
          <table:table-cell table:style-name="ce30" table:formula="of:=IF(([.D78]+[.E78])&gt;=[.C78];&quot;It's okay.&quot;;&quot;Must buy!&quot;)" office:value-type="string">
            <text:p>It's okay.</text:p>
          </table:table-cell>
          <table:table-cell table:style-name="ce29" table:formula="of:=[.C78]-([.D78]+[.E78])" office:value-type="string">
            <text:p>-12</text:p>
          </table:table-cell>
        </table:table-row>
        <table:table-row table:style-name="ro2">
          <table:table-cell table:style-name="ce26" office:value-type="string">
            <text:p>4211805</text:p>
          </table:table-cell>
          <table:table-cell table:style-name="ce26" office:value-type="string">
            <text:p>4429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Cross Axle 7M</text:p>
          </table:table-cell>
          <table:table-cell table:style-name="ce25" table:formula="of:=IF(([.C79]+[.E79])&gt;=([.D79]+[.E79]);&quot;It's okay.&quot;;&quot;Must buy!&quot;)" office:value-type="string">
            <text:p>Must buy!</text:p>
          </table:table-cell>
          <table:table-cell table:style-name="ce29" table:formula="of:=([.D79]+[.E79])-([.C79]+[.E79])" office:value-type="string">
            <text:p>3</text:p>
          </table:table-cell>
          <table:table-cell table:style-name="ce30"/>
          <table:table-cell table:style-name="ce30" table:formula="of:=IF(([.D79]+[.E79])&gt;=[.C79];&quot;It's okay.&quot;;&quot;Must buy!&quot;)" office:value-type="string">
            <text:p>It's okay.</text:p>
          </table:table-cell>
          <table:table-cell table:style-name="ce29" table:formula="of:=[.C79]-([.D79]+[.E79])" office:value-type="string">
            <text:p>-5</text:p>
          </table:table-cell>
        </table:table-row>
        <table:table-row table:style-name="ro2">
          <table:table-cell table:style-name="ce26" office:value-type="string">
            <text:p>4211807</text:p>
          </table:table-cell>
          <table:table-cell table:style-name="ce26" office:value-type="string">
            <text:p>367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onnector Peg</text:p>
          </table:table-cell>
          <table:table-cell table:style-name="ce25" table:formula="of:=IF(([.C80]+[.E80])&gt;=([.D80]+[.E80]);&quot;It's okay.&quot;;&quot;Must buy!&quot;)" office:value-type="string">
            <text:p>Must buy!</text:p>
          </table:table-cell>
          <table:table-cell table:style-name="ce29" table:formula="of:=([.D80]+[.E80])-([.C80]+[.E80])" office:value-type="string">
            <text:p>6</text:p>
          </table:table-cell>
          <table:table-cell table:style-name="ce30"/>
          <table:table-cell table:style-name="ce30" table:formula="of:=IF(([.D80]+[.E80])&gt;=[.C80];&quot;It's okay.&quot;;&quot;Must buy!&quot;)" office:value-type="string">
            <text:p>It's okay.</text:p>
          </table:table-cell>
          <table:table-cell table:style-name="ce29" table:formula="of:=[.C80]-([.D80]+[.E80])" office:value-type="string">
            <text:p>-6</text:p>
          </table:table-cell>
        </table:table-row>
        <table:table-row table:style-name="ro2">
          <table:table-cell table:style-name="ce26" office:value-type="string">
            <text:p>4211815</text:p>
          </table:table-cell>
          <table:table-cell table:style-name="ce26" office:value-type="string">
            <text:p>4519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2">
            <text:p>12</text:p>
          </table:table-cell>
          <table:table-cell table:style-name="ce28" office:value-type="string">
            <text:p>Cross Axle 3M</text:p>
          </table:table-cell>
          <table:table-cell table:style-name="ce25" table:formula="of:=IF(([.C81]+[.E81])&gt;=([.D81]+[.E81]);&quot;It's okay.&quot;;&quot;Must buy!&quot;)" office:value-type="string">
            <text:p>It's okay.</text:p>
          </table:table-cell>
          <table:table-cell table:style-name="ce29" table:formula="of:=([.D81]+[.E81])-([.C81]+[.E81])" office:value-type="string">
            <text:p>-8</text:p>
          </table:table-cell>
          <table:table-cell table:style-name="ce30"/>
          <table:table-cell table:style-name="ce30" table:formula="of:=IF(([.D81]+[.E81])&gt;=[.C81];&quot;It's okay.&quot;;&quot;Must buy!&quot;)" office:value-type="string">
            <text:p>It's okay.</text:p>
          </table:table-cell>
          <table:table-cell table:style-name="ce29" table:formula="of:=[.C81]-([.D81]+[.E81])" office:value-type="string">
            <text:p>-4</text:p>
          </table:table-cell>
        </table:table-row>
        <table:table-row table:style-name="ro2">
          <table:table-cell table:style-name="ce26" office:value-type="string">
            <text:p>4211845</text:p>
          </table:table-cell>
          <table:table-cell table:style-name="ce26" office:value-type="string">
            <text:p>4477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Rim Extra-Wide</text:p>
          </table:table-cell>
          <table:table-cell table:style-name="ce25" table:formula="of:=IF(([.C82]+[.E82])&gt;=([.D82]+[.E82]);&quot;It's okay.&quot;;&quot;Must buy!&quot;)" office:value-type="string">
            <text:p>It's okay.</text:p>
          </table:table-cell>
          <table:table-cell table:style-name="ce29" table:formula="of:=([.D82]+[.E82])-([.C82]+[.E82])" office:value-type="string">
            <text:p>0</text:p>
          </table:table-cell>
          <table:table-cell table:style-name="ce30"/>
          <table:table-cell table:style-name="ce30" table:formula="of:=IF(([.D82]+[.E82])&gt;=[.C82];&quot;It's okay.&quot;;&quot;Must buy!&quot;)" office:value-type="string">
            <text:p>It's okay.</text:p>
          </table:table-cell>
          <table:table-cell table:style-name="ce29" table:formula="of:=[.C82]-([.D82]+[.E82])" office:value-type="string">
            <text:p>-4</text:p>
          </table:table-cell>
        </table:table-row>
        <table:table-row table:style-name="ro2">
          <table:table-cell table:style-name="ce26" office:value-type="string">
            <text:p>4211862</text:p>
          </table:table-cell>
          <table:table-cell table:style-name="ce26" office:value-type="string">
            <text:p>4385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Technic 2M Beam</text:p>
          </table:table-cell>
          <table:table-cell table:style-name="ce25" table:formula="of:=IF(([.C83]+[.E83])&gt;=([.D83]+[.E83]);&quot;It's okay.&quot;;&quot;Must buy!&quot;)" office:value-type="string">
            <text:p>It's okay.</text:p>
          </table:table-cell>
          <table:table-cell table:style-name="ce29" table:formula="of:=([.D83]+[.E83])-([.C83]+[.E83])" office:value-type="string">
            <text:p>0</text:p>
          </table:table-cell>
          <table:table-cell table:style-name="ce30"/>
          <table:table-cell table:style-name="ce30" table:formula="of:=IF(([.D83]+[.E83])&gt;=[.C83];&quot;It's okay.&quot;;&quot;Must buy!&quot;)" office:value-type="string">
            <text:p>It's okay.</text:p>
          </table:table-cell>
          <table:table-cell table:style-name="ce29" table:formula="of:=[.C83]-([.D83]+[.E83])" office:value-type="string">
            <text:p>-3</text:p>
          </table:table-cell>
        </table:table-row>
        <table:table-row table:style-name="ro2">
          <table:table-cell table:style-name="ce26" office:value-type="string">
            <text:p>4211866</text:p>
          </table:table-cell>
          <table:table-cell table:style-name="ce26" office:value-type="string">
            <text:p>4049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8" office:value-type="string">
            <text:p>Technic 9M Beam</text:p>
          </table:table-cell>
          <table:table-cell table:style-name="ce25" table:formula="of:=IF(([.C84]+[.E84])&gt;=([.D84]+[.E84]);&quot;It's okay.&quot;;&quot;Must buy!&quot;)" office:value-type="string">
            <text:p>Must buy!</text:p>
          </table:table-cell>
          <table:table-cell table:style-name="ce29" table:formula="of:=([.D84]+[.E84])-([.C84]+[.E84])" office:value-type="string">
            <text:p>6</text:p>
          </table:table-cell>
          <table:table-cell table:style-name="ce30"/>
          <table:table-cell table:style-name="ce30" table:formula="of:=IF(([.D84]+[.E84])&gt;=[.C84];&quot;It's okay.&quot;;&quot;Must buy!&quot;)" office:value-type="string">
            <text:p>It's okay.</text:p>
          </table:table-cell>
          <table:table-cell table:style-name="ce29" table:formula="of:=[.C84]-([.D84]+[.E84])" office:value-type="string">
            <text:p>-13</text:p>
          </table:table-cell>
        </table:table-row>
        <table:table-row table:style-name="ro2">
          <table:table-cell table:style-name="ce26" office:value-type="string">
            <text:p>4211888</text:p>
          </table:table-cell>
          <table:table-cell table:style-name="ce26" office:value-type="string">
            <text:p>32138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odule Bush</text:p>
          </table:table-cell>
          <table:table-cell table:style-name="ce25" table:formula="of:=IF(([.C85]+[.E85])&gt;=([.D85]+[.E85]);&quot;It's okay.&quot;;&quot;Must buy!&quot;)" office:value-type="string">
            <text:p>It's okay.</text:p>
          </table:table-cell>
          <table:table-cell table:style-name="ce29" table:formula="of:=([.D85]+[.E85])-([.C85]+[.E85])" office:value-type="string">
            <text:p>-4</text:p>
          </table:table-cell>
          <table:table-cell table:style-name="ce30"/>
          <table:table-cell table:style-name="ce30" table:formula="of:=IF(([.D85]+[.E85])&gt;=[.C85];&quot;It's okay.&quot;;&quot;Must buy!&quot;)" office:value-type="string">
            <text:p>Must buy!</text:p>
          </table:table-cell>
          <table:table-cell table:style-name="ce29" table:formula="of:=[.C85]-([.D85]+[.E85])" office:value-type="string">
            <text:p>4</text:p>
          </table:table-cell>
        </table:table-row>
        <table:table-row table:style-name="ro2">
          <table:table-cell table:style-name="ce26" office:value-type="string">
            <text:p>4225033</text:p>
          </table:table-cell>
          <table:table-cell table:style-name="ce26" office:value-type="string">
            <text:p>4898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0">
            <text:p>10</text:p>
          </table:table-cell>
          <table:table-cell table:style-name="ce28" office:value-type="string">
            <text:p>Beam 3 M. W/4 Snaps</text:p>
          </table:table-cell>
          <table:table-cell table:style-name="ce25" table:formula="of:=IF(([.C86]+[.E86])&gt;=([.D86]+[.E86]);&quot;It's okay.&quot;;&quot;Must buy!&quot;)" office:value-type="string">
            <text:p>It's okay.</text:p>
          </table:table-cell>
          <table:table-cell table:style-name="ce29" table:formula="of:=([.D86]+[.E86])-([.C86]+[.E86])" office:value-type="string">
            <text:p>-6</text:p>
          </table:table-cell>
          <table:table-cell table:style-name="ce30"/>
          <table:table-cell table:style-name="ce30" table:formula="of:=IF(([.D86]+[.E86])&gt;=[.C86];&quot;It's okay.&quot;;&quot;Must buy!&quot;)" office:value-type="string">
            <text:p>It's okay.</text:p>
          </table:table-cell>
          <table:table-cell table:style-name="ce29" table:formula="of:=[.C86]-([.D86]+[.E86])" office:value-type="string">
            <text:p>-4</text:p>
          </table:table-cell>
        </table:table-row>
        <table:table-row table:style-name="ro2">
          <table:table-cell table:style-name="ce26" office:value-type="string">
            <text:p>4227155</text:p>
          </table:table-cell>
          <table:table-cell table:style-name="ce26" office:value-type="string">
            <text:p>659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Bush For Cross Axle</text:p>
          </table:table-cell>
          <table:table-cell table:style-name="ce25" table:formula="of:=IF(([.C87]+[.E87])&gt;=([.D87]+[.E87]);&quot;It's okay.&quot;;&quot;Must buy!&quot;)" office:value-type="string">
            <text:p>It's okay.</text:p>
          </table:table-cell>
          <table:table-cell table:style-name="ce29" table:formula="of:=([.D87]+[.E87])-([.C87]+[.E87])" office:value-type="string">
            <text:p>-9</text:p>
          </table:table-cell>
          <table:table-cell table:style-name="ce30"/>
          <table:table-cell table:style-name="ce30" table:formula="of:=IF(([.D87]+[.E87])&gt;=[.C87];&quot;It's okay.&quot;;&quot;Must buy!&quot;)" office:value-type="string">
            <text:p>Must buy!</text:p>
          </table:table-cell>
          <table:table-cell table:style-name="ce29" table:formula="of:=[.C87]-([.D87]+[.E87])" office:value-type="string">
            <text:p>9</text:p>
          </table:table-cell>
        </table:table-row>
        <table:table-row table:style-name="ro2">
          <table:table-cell table:style-name="ce26" office:value-type="string">
            <text:p>4234240</text:p>
          </table:table-cell>
          <table:table-cell table:style-name="ce26" office:value-type="string">
            <text:p>3200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Double Angular Beam 3X7 45°</text:p>
          </table:table-cell>
          <table:table-cell table:style-name="ce25" table:formula="of:=IF(([.C88]+[.E88])&gt;=([.D88]+[.E88]);&quot;It's okay.&quot;;&quot;Must buy!&quot;)" office:value-type="string">
            <text:p>It's okay.</text:p>
          </table:table-cell>
          <table:table-cell table:style-name="ce29" table:formula="of:=([.D88]+[.E88])-([.C88]+[.E88])" office:value-type="string">
            <text:p>0</text:p>
          </table:table-cell>
          <table:table-cell table:style-name="ce30"/>
          <table:table-cell table:style-name="ce30" table:formula="of:=IF(([.D88]+[.E88])&gt;=[.C88];&quot;It's okay.&quot;;&quot;Must buy!&quot;)" office:value-type="string">
            <text:p>It's okay.</text:p>
          </table:table-cell>
          <table:table-cell table:style-name="ce29" table:formula="of:=[.C88]-([.D88]+[.E88])" office:value-type="string">
            <text:p>-4</text:p>
          </table:table-cell>
        </table:table-row>
        <table:table-row table:style-name="ro2">
          <table:table-cell table:style-name="ce26" office:value-type="string">
            <text:p>4234429</text:p>
          </table:table-cell>
          <table:table-cell table:style-name="ce26" office:value-type="string">
            <text:p>32034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Angle Element, 180 Degrees [2]</text:p>
          </table:table-cell>
          <table:table-cell table:style-name="ce25" table:formula="of:=IF(([.C89]+[.E89])&gt;=([.D89]+[.E89]);&quot;It's okay.&quot;;&quot;Must buy!&quot;)" office:value-type="string">
            <text:p>It's okay.</text:p>
          </table:table-cell>
          <table:table-cell table:style-name="ce29" table:formula="of:=([.D89]+[.E89])-([.C89]+[.E89])" office:value-type="string">
            <text:p>-6</text:p>
          </table:table-cell>
          <table:table-cell table:style-name="ce30"/>
          <table:table-cell table:style-name="ce30" table:formula="of:=IF(([.D89]+[.E89])&gt;=[.C89];&quot;It's okay.&quot;;&quot;Must buy!&quot;)" office:value-type="string">
            <text:p>Must buy!</text:p>
          </table:table-cell>
          <table:table-cell table:style-name="ce29" table:formula="of:=[.C89]-([.D89]+[.E89])" office:value-type="string">
            <text:p>6</text:p>
          </table:table-cell>
        </table:table-row>
        <table:table-row table:style-name="ro2">
          <table:table-cell table:style-name="ce26" office:value-type="string">
            <text:p>4237267</text:p>
          </table:table-cell>
          <table:table-cell table:style-name="ce26" office:value-type="string">
            <text:p>654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Gear Wheel Z16-Ø4.9</text:p>
          </table:table-cell>
          <table:table-cell table:style-name="ce25" table:formula="of:=IF(([.C90]+[.E90])&gt;=([.D90]+[.E90]);&quot;It's okay.&quot;;&quot;Must buy!&quot;)" office:value-type="string">
            <text:p>It's okay.</text:p>
          </table:table-cell>
          <table:table-cell table:style-name="ce29" table:formula="of:=([.D90]+[.E90])-([.C90]+[.E90])" office:value-type="string">
            <text:p>0</text:p>
          </table:table-cell>
          <table:table-cell table:style-name="ce30"/>
          <table:table-cell table:style-name="ce30" table:formula="of:=IF(([.D90]+[.E90])&gt;=[.C90];&quot;It's okay.&quot;;&quot;Must buy!&quot;)" office:value-type="string">
            <text:p>It's okay.</text:p>
          </table:table-cell>
          <table:table-cell table:style-name="ce29" table:formula="of:=[.C90]-([.D90]+[.E90])" office:value-type="string">
            <text:p>-2</text:p>
          </table:table-cell>
        </table:table-row>
        <table:table-row table:style-name="ro2">
          <table:table-cell table:style-name="ce26" office:value-type="string">
            <text:p>4239601</text:p>
          </table:table-cell>
          <table:table-cell table:style-name="ce26" office:value-type="string">
            <text:p>32123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6">
            <text:p>16</text:p>
          </table:table-cell>
          <table:table-cell table:style-name="ce28" office:value-type="string">
            <text:p>1/2 Bush</text:p>
          </table:table-cell>
          <table:table-cell table:style-name="ce25" table:formula="of:=IF(([.C91]+[.E91])&gt;=([.D91]+[.E91]);&quot;It's okay.&quot;;&quot;Must buy!&quot;)" office:value-type="string">
            <text:p>It's okay.</text:p>
          </table:table-cell>
          <table:table-cell table:style-name="ce29" table:formula="of:=([.D91]+[.E91])-([.C91]+[.E91])" office:value-type="string">
            <text:p>-1</text:p>
          </table:table-cell>
          <table:table-cell table:style-name="ce30"/>
          <table:table-cell table:style-name="ce30" table:formula="of:=IF(([.D91]+[.E91])&gt;=[.C91];&quot;It's okay.&quot;;&quot;Must buy!&quot;)" office:value-type="string">
            <text:p>It's okay.</text:p>
          </table:table-cell>
          <table:table-cell table:style-name="ce29" table:formula="of:=[.C91]-([.D91]+[.E91])" office:value-type="string">
            <text:p>-15</text:p>
          </table:table-cell>
        </table:table-row>
        <table:table-row table:style-name="ro2">
          <table:table-cell table:style-name="ce26" office:value-type="string">
            <text:p>4246901</text:p>
          </table:table-cell>
          <table:table-cell table:style-name="ce26" office:value-type="string">
            <text:p>5095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yre Low Narrow Ø14.58 X 6.24</text:p>
          </table:table-cell>
          <table:table-cell table:style-name="ce25" table:formula="of:=IF(([.C92]+[.E92])&gt;=([.D92]+[.E92]);&quot;It's okay.&quot;;&quot;Must buy!&quot;)" office:value-type="string">
            <text:p>It's okay.</text:p>
          </table:table-cell>
          <table:table-cell table:style-name="ce29" table:formula="of:=([.D92]+[.E92])-([.C92]+[.E92])" office:value-type="string">
            <text:p>-2</text:p>
          </table:table-cell>
          <table:table-cell table:style-name="ce30"/>
          <table:table-cell table:style-name="ce30" table:formula="of:=IF(([.D92]+[.E92])&gt;=[.C92];&quot;It's okay.&quot;;&quot;Must buy!&quot;)" office:value-type="string">
            <text:p>Must buy!</text:p>
          </table:table-cell>
          <table:table-cell table:style-name="ce29" table:formula="of:=[.C92]-([.D92]+[.E92])" office:value-type="string">
            <text:p>2</text:p>
          </table:table-cell>
        </table:table-row>
        <table:table-row table:style-name="ro2">
          <table:table-cell table:style-name="ce26" office:value-type="string">
            <text:p>4248204</text:p>
          </table:table-cell>
          <table:table-cell table:style-name="ce26" office:value-type="string">
            <text:p>3207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Angular Wheel</text:p>
          </table:table-cell>
          <table:table-cell table:style-name="ce25" table:formula="of:=IF(([.C93]+[.E93])&gt;=([.D93]+[.E93]);&quot;It's okay.&quot;;&quot;Must buy!&quot;)" office:value-type="string">
            <text:p>It's okay.</text:p>
          </table:table-cell>
          <table:table-cell table:style-name="ce29" table:formula="of:=([.D93]+[.E93])-([.C93]+[.E93])" office:value-type="string">
            <text:p>0</text:p>
          </table:table-cell>
          <table:table-cell table:style-name="ce30"/>
          <table:table-cell table:style-name="ce30" table:formula="of:=IF(([.D93]+[.E93])&gt;=[.C93];&quot;It's okay.&quot;;&quot;Must buy!&quot;)" office:value-type="string">
            <text:p>It's okay.</text:p>
          </table:table-cell>
          <table:table-cell table:style-name="ce29" table:formula="of:=[.C93]-([.D93]+[.E93])" office:value-type="string">
            <text:p>0</text:p>
          </table:table-cell>
        </table:table-row>
        <table:table-row table:style-name="ro2">
          <table:table-cell table:style-name="ce26" office:value-type="string">
            <text:p>4254606</text:p>
          </table:table-cell>
          <table:table-cell table:style-name="ce26" office:value-type="string">
            <text:p>3201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Angle Element, 0 Degrees [1]</text:p>
          </table:table-cell>
          <table:table-cell table:style-name="ce25" table:formula="of:=IF(([.C94]+[.E94])&gt;=([.D94]+[.E94]);&quot;It's okay.&quot;;&quot;Must buy!&quot;)" office:value-type="string">
            <text:p>It's okay.</text:p>
          </table:table-cell>
          <table:table-cell table:style-name="ce29" table:formula="of:=([.D94]+[.E94])-([.C94]+[.E94])" office:value-type="string">
            <text:p>-4</text:p>
          </table:table-cell>
          <table:table-cell table:style-name="ce30"/>
          <table:table-cell table:style-name="ce30" table:formula="of:=IF(([.D94]+[.E94])&gt;=[.C94];&quot;It's okay.&quot;;&quot;Must buy!&quot;)" office:value-type="string">
            <text:p>Must buy!</text:p>
          </table:table-cell>
          <table:table-cell table:style-name="ce29" table:formula="of:=[.C94]-([.D94]+[.E94])" office:value-type="string">
            <text:p>4</text:p>
          </table:table-cell>
        </table:table-row>
        <table:table-row table:style-name="ro2">
          <table:table-cell table:style-name="ce26" office:value-type="string">
            <text:p>4255563</text:p>
          </table:table-cell>
          <table:table-cell table:style-name="ce26" office:value-type="string">
            <text:p>3249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Double Conical Wheel Z36</text:p>
          </table:table-cell>
          <table:table-cell table:style-name="ce25" table:formula="of:=IF(([.C95]+[.E95])&gt;=([.D95]+[.E95]);&quot;It's okay.&quot;;&quot;Must buy!&quot;)" office:value-type="string">
            <text:p>It's okay.</text:p>
          </table:table-cell>
          <table:table-cell table:style-name="ce29" table:formula="of:=([.D95]+[.E95])-([.C95]+[.E95])" office:value-type="string">
            <text:p>-3</text:p>
          </table:table-cell>
          <table:table-cell table:style-name="ce30"/>
          <table:table-cell table:style-name="ce30" table:formula="of:=IF(([.D95]+[.E95])&gt;=[.C95];&quot;It's okay.&quot;;&quot;Must buy!&quot;)" office:value-type="string">
            <text:p>Must buy!</text:p>
          </table:table-cell>
          <table:table-cell table:style-name="ce29" table:formula="of:=[.C95]-([.D95]+[.E95])" office:value-type="string">
            <text:p>3</text:p>
          </table:table-cell>
        </table:table-row>
        <table:table-row table:style-name="ro2">
          <table:table-cell table:style-name="ce26" office:value-type="string">
            <text:p>4268659</text:p>
          </table:table-cell>
          <table:table-cell table:style-name="ce26" office:value-type="string">
            <text:p>3249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Lt Cardan Ball</text:p>
          </table:table-cell>
          <table:table-cell table:style-name="ce25" table:formula="of:=IF(([.C96]+[.E96])&gt;=([.D96]+[.E96]);&quot;It's okay.&quot;;&quot;Must buy!&quot;)" office:value-type="string">
            <text:p>It's okay.</text:p>
          </table:table-cell>
          <table:table-cell table:style-name="ce29" table:formula="of:=([.D96]+[.E96])-([.C96]+[.E96])" office:value-type="string">
            <text:p>0</text:p>
          </table:table-cell>
          <table:table-cell table:style-name="ce30"/>
          <table:table-cell table:style-name="ce30" table:formula="of:=IF(([.D96]+[.E96])&gt;=[.C96];&quot;It's okay.&quot;;&quot;Must buy!&quot;)" office:value-type="string">
            <text:p>It's okay.</text:p>
          </table:table-cell>
          <table:table-cell table:style-name="ce29" table:formula="of:=[.C96]-([.D96]+[.E96])" office:value-type="string">
            <text:p>-2</text:p>
          </table:table-cell>
        </table:table-row>
        <table:table-row table:style-name="ro2">
          <table:table-cell table:style-name="ce26" office:value-type="string">
            <text:p>4270473</text:p>
          </table:table-cell>
          <table:table-cell table:style-name="ce26" office:value-type="string">
            <text:p>664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Technic Change-Over Catch</text:p>
          </table:table-cell>
          <table:table-cell table:style-name="ce25" table:formula="of:=IF(([.C97]+[.E97])&gt;=([.D97]+[.E97]);&quot;It's okay.&quot;;&quot;Must buy!&quot;)" office:value-type="string">
            <text:p>It's okay.</text:p>
          </table:table-cell>
          <table:table-cell table:style-name="ce29" table:formula="of:=([.D97]+[.E97])-([.C97]+[.E97])" office:value-type="string">
            <text:p>0</text:p>
          </table:table-cell>
          <table:table-cell table:style-name="ce30"/>
          <table:table-cell table:style-name="ce30" table:formula="of:=IF(([.D97]+[.E97])&gt;=[.C97];&quot;It's okay.&quot;;&quot;Must buy!&quot;)" office:value-type="string">
            <text:p>It's okay.</text:p>
          </table:table-cell>
          <table:table-cell table:style-name="ce29" table:formula="of:=[.C97]-([.D97]+[.E97])" office:value-type="string">
            <text:p>-1</text:p>
          </table:table-cell>
        </table:table-row>
        <table:table-row table:style-name="ro2">
          <table:table-cell table:style-name="ce26" office:value-type="string">
            <text:p>4278359</text:p>
          </table:table-cell>
          <table:table-cell table:style-name="ce26" office:value-type="string">
            <text:p>265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Slide Shoe Round 2X2</text:p>
          </table:table-cell>
          <table:table-cell table:style-name="ce25" table:formula="of:=IF(([.C98]+[.E98])&gt;=([.D98]+[.E98]);&quot;It's okay.&quot;;&quot;Must buy!&quot;)" office:value-type="string">
            <text:p>It's okay.</text:p>
          </table:table-cell>
          <table:table-cell table:style-name="ce29" table:formula="of:=([.D98]+[.E98])-([.C98]+[.E98])" office:value-type="string">
            <text:p>0</text:p>
          </table:table-cell>
          <table:table-cell table:style-name="ce30"/>
          <table:table-cell table:style-name="ce30" table:formula="of:=IF(([.D98]+[.E98])&gt;=[.C98];&quot;It's okay.&quot;;&quot;Must buy!&quot;)" office:value-type="string">
            <text:p>It's okay.</text:p>
          </table:table-cell>
          <table:table-cell table:style-name="ce29" table:formula="of:=[.C98]-([.D98]+[.E98])" office:value-type="string">
            <text:p>-2</text:p>
          </table:table-cell>
        </table:table-row>
        <table:table-row table:style-name="ro2">
          <table:table-cell table:style-name="ce26" office:value-type="string">
            <text:p>4278957</text:p>
          </table:table-cell>
          <table:table-cell table:style-name="ce26" office:value-type="string">
            <text:p>653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Driving Ring</text:p>
          </table:table-cell>
          <table:table-cell table:style-name="ce25" table:formula="of:=IF(([.C99]+[.E99])&gt;=([.D99]+[.E99]);&quot;It's okay.&quot;;&quot;Must buy!&quot;)" office:value-type="string">
            <text:p>It's okay.</text:p>
          </table:table-cell>
          <table:table-cell table:style-name="ce29" table:formula="of:=([.D99]+[.E99])-([.C99]+[.E99])" office:value-type="string">
            <text:p>0</text:p>
          </table:table-cell>
          <table:table-cell table:style-name="ce30"/>
          <table:table-cell table:style-name="ce30" table:formula="of:=IF(([.D99]+[.E99])&gt;=[.C99];&quot;It's okay.&quot;;&quot;Must buy!&quot;)" office:value-type="string">
            <text:p>It's okay.</text:p>
          </table:table-cell>
          <table:table-cell table:style-name="ce29" table:formula="of:=[.C99]-([.D99]+[.E99])" office:value-type="string">
            <text:p>-1</text:p>
          </table:table-cell>
        </table:table-row>
        <table:table-row table:style-name="ro2">
          <table:table-cell table:style-name="ce26" office:value-type="string">
            <text:p>4285634</text:p>
          </table:table-cell>
          <table:table-cell table:style-name="ce26" office:value-type="string">
            <text:p>364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Gear Wheel 40T</text:p>
          </table:table-cell>
          <table:table-cell table:style-name="ce25" table:formula="of:=IF(([.C100]+[.E100])&gt;=([.D100]+[.E100]);&quot;It's okay.&quot;;&quot;Must buy!&quot;)" office:value-type="string">
            <text:p>Must buy!</text:p>
          </table:table-cell>
          <table:table-cell table:style-name="ce29" table:formula="of:=([.D100]+[.E100])-([.C100]+[.E100])" office:value-type="string">
            <text:p>2</text:p>
          </table:table-cell>
          <table:table-cell table:style-name="ce30"/>
          <table:table-cell table:style-name="ce30" table:formula="of:=IF(([.D100]+[.E100])&gt;=[.C100];&quot;It's okay.&quot;;&quot;Must buy!&quot;)" office:value-type="string">
            <text:p>It's okay.</text:p>
          </table:table-cell>
          <table:table-cell table:style-name="ce29" table:formula="of:=[.C100]-([.D100]+[.E100])" office:value-type="string">
            <text:p>-4</text:p>
          </table:table-cell>
        </table:table-row>
        <table:table-row table:style-name="ro2">
          <table:table-cell table:style-name="ce26" office:value-type="string">
            <text:p>4296059</text:p>
          </table:table-cell>
          <table:table-cell table:style-name="ce26" office:value-type="string">
            <text:p>5561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Angular Beam 90Degr. W.4 Snaps</text:p>
          </table:table-cell>
          <table:table-cell table:style-name="ce25" table:formula="of:=IF(([.C101]+[.E101])&gt;=([.D101]+[.E101]);&quot;It's okay.&quot;;&quot;Must buy!&quot;)" office:value-type="string">
            <text:p>Must buy!</text:p>
          </table:table-cell>
          <table:table-cell table:style-name="ce29" table:formula="of:=([.D101]+[.E101])-([.C101]+[.E101])" office:value-type="string">
            <text:p>4</text:p>
          </table:table-cell>
          <table:table-cell table:style-name="ce30"/>
          <table:table-cell table:style-name="ce30" table:formula="of:=IF(([.D101]+[.E101])&gt;=[.C101];&quot;It's okay.&quot;;&quot;Must buy!&quot;)" office:value-type="string">
            <text:p>It's okay.</text:p>
          </table:table-cell>
          <table:table-cell table:style-name="ce29" table:formula="of:=[.C101]-([.D101]+[.E101])" office:value-type="string">
            <text:p>-8</text:p>
          </table:table-cell>
        </table:table-row>
        <table:table-row table:style-name="ro2">
          <table:table-cell table:style-name="ce26" office:value-type="string">
            <text:p>4297210</text:p>
          </table:table-cell>
          <table:table-cell table:style-name="ce26" office:value-type="string">
            <text:p>5614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Rim Wide W.Cross 30/20</text:p>
          </table:table-cell>
          <table:table-cell table:style-name="ce25" table:formula="of:=IF(([.C102]+[.E102])&gt;=([.D102]+[.E102]);&quot;It's okay.&quot;;&quot;Must buy!&quot;)" office:value-type="string">
            <text:p>It's okay.</text:p>
          </table:table-cell>
          <table:table-cell table:style-name="ce29" table:formula="of:=([.D102]+[.E102])-([.C102]+[.E102])" office:value-type="string">
            <text:p>0</text:p>
          </table:table-cell>
          <table:table-cell table:style-name="ce30"/>
          <table:table-cell table:style-name="ce30" table:formula="of:=IF(([.D102]+[.E102])&gt;=[.C102];&quot;It's okay.&quot;;&quot;Must buy!&quot;)" office:value-type="string">
            <text:p>It's okay.</text:p>
          </table:table-cell>
          <table:table-cell table:style-name="ce29" table:formula="of:=[.C102]-([.D102]+[.E102])" office:value-type="string">
            <text:p>-3</text:p>
          </table:table-cell>
        </table:table-row>
        <table:table-row table:style-name="ro2">
          <table:table-cell table:style-name="ce26" office:value-type="string">
            <text:p>4299389</text:p>
          </table:table-cell>
          <table:table-cell table:style-name="ce26" office:value-type="string">
            <text:p>56145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Rim Wide W.Cross 30/20</text:p>
          </table:table-cell>
          <table:table-cell table:style-name="ce25" table:formula="of:=IF(([.C103]+[.E103])&gt;=([.D103]+[.E103]);&quot;It's okay.&quot;;&quot;Must buy!&quot;)" office:value-type="string">
            <text:p>It's okay.</text:p>
          </table:table-cell>
          <table:table-cell table:style-name="ce29" table:formula="of:=([.D103]+[.E103])-([.C103]+[.E103])" office:value-type="string">
            <text:p>-4</text:p>
          </table:table-cell>
          <table:table-cell table:style-name="ce30"/>
          <table:table-cell table:style-name="ce30" table:formula="of:=IF(([.D103]+[.E103])&gt;=[.C103];&quot;It's okay.&quot;;&quot;Must buy!&quot;)" office:value-type="string">
            <text:p>Must buy!</text:p>
          </table:table-cell>
          <table:table-cell table:style-name="ce29" table:formula="of:=[.C103]-([.D103]+[.E103])" office:value-type="string">
            <text:p>4</text:p>
          </table:table-cell>
        </table:table-row>
        <table:table-row table:style-name="ro2">
          <table:table-cell table:style-name="ce26" office:value-type="string">
            <text:p>4490127</text:p>
          </table:table-cell>
          <table:table-cell table:style-name="ce26" office:value-type="string">
            <text:p>5598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8" office:value-type="string">
            <text:p>Rim Wide 18/14 W. Cross Ø4.8</text:p>
          </table:table-cell>
          <table:table-cell table:style-name="ce25" table:formula="of:=IF(([.C104]+[.E104])&gt;=([.D104]+[.E104]);&quot;It's okay.&quot;;&quot;Must buy!&quot;)" office:value-type="string">
            <text:p>It's okay.</text:p>
          </table:table-cell>
          <table:table-cell table:style-name="ce29" table:formula="of:=([.D104]+[.E104])-([.C104]+[.E104])" office:value-type="string">
            <text:p>0</text:p>
          </table:table-cell>
          <table:table-cell table:style-name="ce30"/>
          <table:table-cell table:style-name="ce30" table:formula="of:=IF(([.D104]+[.E104])&gt;=[.C104];&quot;It's okay.&quot;;&quot;Must buy!&quot;)" office:value-type="string">
            <text:p>It's okay.</text:p>
          </table:table-cell>
          <table:table-cell table:style-name="ce29" table:formula="of:=[.C104]-([.D104]+[.E104])" office:value-type="string">
            <text:p>-5</text:p>
          </table:table-cell>
        </table:table-row>
        <table:table-row table:style-name="ro2">
          <table:table-cell table:style-name="ce26" office:value-type="string">
            <text:p>4494222</text:p>
          </table:table-cell>
          <table:table-cell table:style-name="ce26" office:value-type="string">
            <text:p>4185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Wedge-Belt Wheel Ø24</text:p>
          </table:table-cell>
          <table:table-cell table:style-name="ce25" table:formula="of:=IF(([.C105]+[.E105])&gt;=([.D105]+[.E105]);&quot;It's okay.&quot;;&quot;Must buy!&quot;)" office:value-type="string">
            <text:p>It's okay.</text:p>
          </table:table-cell>
          <table:table-cell table:style-name="ce29" table:formula="of:=([.D105]+[.E105])-([.C105]+[.E105])" office:value-type="string">
            <text:p>-3</text:p>
          </table:table-cell>
          <table:table-cell table:style-name="ce30"/>
          <table:table-cell table:style-name="ce30" table:formula="of:=IF(([.D105]+[.E105])&gt;=[.C105];&quot;It's okay.&quot;;&quot;Must buy!&quot;)" office:value-type="string">
            <text:p>Must buy!</text:p>
          </table:table-cell>
          <table:table-cell table:style-name="ce29" table:formula="of:=[.C105]-([.D105]+[.E105])" office:value-type="string">
            <text:p>3</text:p>
          </table:table-cell>
        </table:table-row>
        <table:table-row table:style-name="ro2">
          <table:table-cell table:style-name="ce26" office:value-type="string">
            <text:p>4495412</text:p>
          </table:table-cell>
          <table:table-cell table:style-name="ce26" office:value-type="string">
            <text:p>3200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Double Angular Beam 3X7 45°</text:p>
          </table:table-cell>
          <table:table-cell table:style-name="ce25" table:formula="of:=IF(([.C106]+[.E106])&gt;=([.D106]+[.E106]);&quot;It's okay.&quot;;&quot;Must buy!&quot;)" office:value-type="string">
            <text:p>Must buy!</text:p>
          </table:table-cell>
          <table:table-cell table:style-name="ce29" table:formula="of:=([.D106]+[.E106])-([.C106]+[.E106])" office:value-type="string">
            <text:p>4</text:p>
          </table:table-cell>
          <table:table-cell table:style-name="ce30"/>
          <table:table-cell table:style-name="ce30" table:formula="of:=IF(([.D106]+[.E106])&gt;=[.C106];&quot;It's okay.&quot;;&quot;Must buy!&quot;)" office:value-type="string">
            <text:p>It's okay.</text:p>
          </table:table-cell>
          <table:table-cell table:style-name="ce29" table:formula="of:=[.C106]-([.D106]+[.E106])" office:value-type="string">
            <text:p>-6</text:p>
          </table:table-cell>
        </table:table-row>
        <table:table-row table:style-name="ro2">
          <table:table-cell table:style-name="ce26" office:value-type="string">
            <text:p>4495930</text:p>
          </table:table-cell>
          <table:table-cell table:style-name="ce26" office:value-type="string">
            <text:p>3252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6">
            <text:p>16</text:p>
          </table:table-cell>
          <table:table-cell table:style-name="ce28" office:value-type="string">
            <text:p>Technic 7M Beam</text:p>
          </table:table-cell>
          <table:table-cell table:style-name="ce25" table:formula="of:=IF(([.C107]+[.E107])&gt;=([.D107]+[.E107]);&quot;It's okay.&quot;;&quot;Must buy!&quot;)" office:value-type="string">
            <text:p>Must buy!</text:p>
          </table:table-cell>
          <table:table-cell table:style-name="ce29" table:formula="of:=([.D107]+[.E107])-([.C107]+[.E107])" office:value-type="string">
            <text:p>4</text:p>
          </table:table-cell>
          <table:table-cell table:style-name="ce30"/>
          <table:table-cell table:style-name="ce30" table:formula="of:=IF(([.D107]+[.E107])&gt;=[.C107];&quot;It's okay.&quot;;&quot;Must buy!&quot;)" office:value-type="string">
            <text:p>It's okay.</text:p>
          </table:table-cell>
          <table:table-cell table:style-name="ce29" table:formula="of:=[.C107]-([.D107]+[.E107])" office:value-type="string">
            <text:p>-20</text:p>
          </table:table-cell>
        </table:table-row>
        <table:table-row table:style-name="ro2">
          <table:table-cell table:style-name="ce26" office:value-type="string">
            <text:p>4495935</text:p>
          </table:table-cell>
          <table:table-cell table:style-name="ce26" office:value-type="string">
            <text:p>32524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7M Beam</text:p>
          </table:table-cell>
          <table:table-cell table:style-name="ce25" table:formula="of:=IF(([.C108]+[.E108])&gt;=([.D108]+[.E108]);&quot;It's okay.&quot;;&quot;Must buy!&quot;)" office:value-type="string">
            <text:p>It's okay.</text:p>
          </table:table-cell>
          <table:table-cell table:style-name="ce29" table:formula="of:=([.D108]+[.E108])-([.C108]+[.E108])" office:value-type="string">
            <text:p>-6</text:p>
          </table:table-cell>
          <table:table-cell table:style-name="ce30"/>
          <table:table-cell table:style-name="ce30" table:formula="of:=IF(([.D108]+[.E108])&gt;=[.C108];&quot;It's okay.&quot;;&quot;Must buy!&quot;)" office:value-type="string">
            <text:p>Must buy!</text:p>
          </table:table-cell>
          <table:table-cell table:style-name="ce29" table:formula="of:=[.C108]-([.D108]+[.E108])" office:value-type="string">
            <text:p>6</text:p>
          </table:table-cell>
        </table:table-row>
        <table:table-row table:style-name="ro2">
          <table:table-cell table:style-name="ce26" office:value-type="string">
            <text:p>4499858</text:p>
          </table:table-cell>
          <table:table-cell table:style-name="ce26" office:value-type="string">
            <text:p>5501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Cross Axle 8M With End Stop</text:p>
          </table:table-cell>
          <table:table-cell table:style-name="ce25" table:formula="of:=IF(([.C109]+[.E109])&gt;=([.D109]+[.E109]);&quot;It's okay.&quot;;&quot;Must buy!&quot;)" office:value-type="string">
            <text:p>It's okay.</text:p>
          </table:table-cell>
          <table:table-cell table:style-name="ce29" table:formula="of:=([.D109]+[.E109])-([.C109]+[.E109])" office:value-type="string">
            <text:p>-4</text:p>
          </table:table-cell>
          <table:table-cell table:style-name="ce30"/>
          <table:table-cell table:style-name="ce30" table:formula="of:=IF(([.D109]+[.E109])&gt;=[.C109];&quot;It's okay.&quot;;&quot;Must buy!&quot;)" office:value-type="string">
            <text:p>It's okay.</text:p>
          </table:table-cell>
          <table:table-cell table:style-name="ce29" table:formula="of:=[.C109]-([.D109]+[.E109])" office:value-type="string">
            <text:p>-2</text:p>
          </table:table-cell>
        </table:table-row>
        <table:table-row table:style-name="ro2">
          <table:table-cell table:style-name="ce26" office:value-type="string">
            <text:p>4502595</text:p>
          </table:table-cell>
          <table:table-cell table:style-name="ce26" office:value-type="string">
            <text:p>5758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3-Branch Cross Axle W/Cross H.</text:p>
          </table:table-cell>
          <table:table-cell table:style-name="ce25" table:formula="of:=IF(([.C110]+[.E110])&gt;=([.D110]+[.E110]);&quot;It's okay.&quot;;&quot;Must buy!&quot;)" office:value-type="string">
            <text:p>Must buy!</text:p>
          </table:table-cell>
          <table:table-cell table:style-name="ce29" table:formula="of:=([.D110]+[.E110])-([.C110]+[.E110])" office:value-type="string">
            <text:p>1</text:p>
          </table:table-cell>
          <table:table-cell table:style-name="ce30"/>
          <table:table-cell table:style-name="ce30" table:formula="of:=IF(([.D110]+[.E110])&gt;=[.C110];&quot;It's okay.&quot;;&quot;Must buy!&quot;)" office:value-type="string">
            <text:p>It's okay.</text:p>
          </table:table-cell>
          <table:table-cell table:style-name="ce29" table:formula="of:=[.C110]-([.D110]+[.E110])" office:value-type="string">
            <text:p>-1</text:p>
          </table:table-cell>
        </table:table-row>
        <table:table-row table:style-name="ro2">
          <table:table-cell table:style-name="ce26" office:value-type="string">
            <text:p>4502834</text:p>
          </table:table-cell>
          <table:table-cell table:style-name="ce26" office:value-type="string">
            <text:p>5399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aterpillar Track</text:p>
          </table:table-cell>
          <table:table-cell table:style-name="ce25" table:formula="of:=IF(([.C111]+[.E111])&gt;=([.D111]+[.E111]);&quot;It's okay.&quot;;&quot;Must buy!&quot;)" office:value-type="string">
            <text:p>It's okay.</text:p>
          </table:table-cell>
          <table:table-cell table:style-name="ce29" table:formula="of:=([.D111]+[.E111])-([.C111]+[.E111])" office:value-type="string">
            <text:p>-2</text:p>
          </table:table-cell>
          <table:table-cell table:style-name="ce30"/>
          <table:table-cell table:style-name="ce30" table:formula="of:=IF(([.D111]+[.E111])&gt;=[.C111];&quot;It's okay.&quot;;&quot;Must buy!&quot;)" office:value-type="string">
            <text:p>Must buy!</text:p>
          </table:table-cell>
          <table:table-cell table:style-name="ce29" table:formula="of:=[.C111]-([.D111]+[.E111])" office:value-type="string">
            <text:p>2</text:p>
          </table:table-cell>
        </table:table-row>
        <table:table-row table:style-name="ro2">
          <table:table-cell table:style-name="ce26" office:value-type="string">
            <text:p>4508553</text:p>
          </table:table-cell>
          <table:table-cell table:style-name="ce26" office:value-type="string">
            <text:p>5942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Cross Axle 5,5  With Stop 1M.</text:p>
          </table:table-cell>
          <table:table-cell table:style-name="ce25" table:formula="of:=IF(([.C112]+[.E112])&gt;=([.D112]+[.E112]);&quot;It's okay.&quot;;&quot;Must buy!&quot;)" office:value-type="string">
            <text:p>It's okay.</text:p>
          </table:table-cell>
          <table:table-cell table:style-name="ce29" table:formula="of:=([.D112]+[.E112])-([.C112]+[.E112])" office:value-type="string">
            <text:p>-2</text:p>
          </table:table-cell>
          <table:table-cell table:style-name="ce30"/>
          <table:table-cell table:style-name="ce30" table:formula="of:=IF(([.D112]+[.E112])&gt;=[.C112];&quot;It's okay.&quot;;&quot;Must buy!&quot;)" office:value-type="string">
            <text:p>It's okay.</text:p>
          </table:table-cell>
          <table:table-cell table:style-name="ce29" table:formula="of:=[.C112]-([.D112]+[.E112])" office:value-type="string">
            <text:p>-2</text:p>
          </table:table-cell>
        </table:table-row>
        <table:table-row table:style-name="ro2">
          <table:table-cell table:style-name="ce26" office:value-type="string">
            <text:p>4509376</text:p>
          </table:table-cell>
          <table:table-cell table:style-name="ce26" office:value-type="string">
            <text:p>3252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3M Beam</text:p>
          </table:table-cell>
          <table:table-cell table:style-name="ce25" table:formula="of:=IF(([.C113]+[.E113])&gt;=([.D113]+[.E113]);&quot;It's okay.&quot;;&quot;Must buy!&quot;)" office:value-type="string">
            <text:p>Must buy!</text:p>
          </table:table-cell>
          <table:table-cell table:style-name="ce29" table:formula="of:=([.D113]+[.E113])-([.C113]+[.E113])" office:value-type="string">
            <text:p>4</text:p>
          </table:table-cell>
          <table:table-cell table:style-name="ce30"/>
          <table:table-cell table:style-name="ce30" table:formula="of:=IF(([.D113]+[.E113])&gt;=[.C113];&quot;It's okay.&quot;;&quot;Must buy!&quot;)" office:value-type="string">
            <text:p>It's okay.</text:p>
          </table:table-cell>
          <table:table-cell table:style-name="ce29" table:formula="of:=[.C113]-([.D113]+[.E113])" office:value-type="string">
            <text:p>-4</text:p>
          </table:table-cell>
        </table:table-row>
        <table:table-row table:style-name="ro2">
          <table:table-cell table:style-name="ce26" office:value-type="string">
            <text:p>4509912</text:p>
          </table:table-cell>
          <table:table-cell table:style-name="ce26" office:value-type="string">
            <text:p>3234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Angular Beam 4X4</text:p>
          </table:table-cell>
          <table:table-cell table:style-name="ce25" table:formula="of:=IF(([.C114]+[.E114])&gt;=([.D114]+[.E114]);&quot;It's okay.&quot;;&quot;Must buy!&quot;)" office:value-type="string">
            <text:p>Must buy!</text:p>
          </table:table-cell>
          <table:table-cell table:style-name="ce29" table:formula="of:=([.D114]+[.E114])-([.C114]+[.E114])" office:value-type="string">
            <text:p>6</text:p>
          </table:table-cell>
          <table:table-cell table:style-name="ce30"/>
          <table:table-cell table:style-name="ce30" table:formula="of:=IF(([.D114]+[.E114])&gt;=[.C114];&quot;It's okay.&quot;;&quot;Must buy!&quot;)" office:value-type="string">
            <text:p>It's okay.</text:p>
          </table:table-cell>
          <table:table-cell table:style-name="ce29" table:formula="of:=[.C114]-([.D114]+[.E114])" office:value-type="string">
            <text:p>-6</text:p>
          </table:table-cell>
        </table:table-row>
        <table:table-row table:style-name="ro2">
          <table:table-cell table:style-name="ce26" office:value-type="string">
            <text:p>4513174</text:p>
          </table:table-cell>
          <table:table-cell table:style-name="ce26" office:value-type="string">
            <text:p>5944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Cross Axle, Extension, 2M</text:p>
          </table:table-cell>
          <table:table-cell table:style-name="ce25" table:formula="of:=IF(([.C115]+[.E115])&gt;=([.D115]+[.E115]);&quot;It's okay.&quot;;&quot;Must buy!&quot;)" office:value-type="string">
            <text:p>Must buy!</text:p>
          </table:table-cell>
          <table:table-cell table:style-name="ce29" table:formula="of:=([.D115]+[.E115])-([.C115]+[.E115])" office:value-type="string">
            <text:p>3</text:p>
          </table:table-cell>
          <table:table-cell table:style-name="ce30"/>
          <table:table-cell table:style-name="ce30" table:formula="of:=IF(([.D115]+[.E115])&gt;=[.C115];&quot;It's okay.&quot;;&quot;Must buy!&quot;)" office:value-type="string">
            <text:p>It's okay.</text:p>
          </table:table-cell>
          <table:table-cell table:style-name="ce29" table:formula="of:=[.C115]-([.D115]+[.E115])" office:value-type="string">
            <text:p>-7</text:p>
          </table:table-cell>
        </table:table-row>
        <table:table-row table:style-name="ro2">
          <table:table-cell table:style-name="ce26" office:value-type="string">
            <text:p>4514553</text:p>
          </table:table-cell>
          <table:table-cell table:style-name="ce26" office:value-type="string">
            <text:p>6558</text:p>
          </table:table-cell>
          <table:table-cell table:style-name="ce27" office:value-type="float" office:value="38">
            <text:p>38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3">
            <text:p>33</text:p>
          </table:table-cell>
          <table:table-cell table:style-name="ce28" office:value-type="string">
            <text:p>Connector Peg W. Friction 3M</text:p>
          </table:table-cell>
          <table:table-cell table:style-name="ce25" table:formula="of:=IF(([.C116]+[.E116])&gt;=([.D116]+[.E116]);&quot;It's okay.&quot;;&quot;Must buy!&quot;)" office:value-type="string">
            <text:p>It's okay.</text:p>
          </table:table-cell>
          <table:table-cell table:style-name="ce29" table:formula="of:=([.D116]+[.E116])-([.C116]+[.E116])" office:value-type="string">
            <text:p>-8</text:p>
          </table:table-cell>
          <table:table-cell table:style-name="ce30"/>
          <table:table-cell table:style-name="ce30" table:formula="of:=IF(([.D116]+[.E116])&gt;=[.C116];&quot;It's okay.&quot;;&quot;Must buy!&quot;)" office:value-type="string">
            <text:p>It's okay.</text:p>
          </table:table-cell>
          <table:table-cell table:style-name="ce29" table:formula="of:=[.C116]-([.D116]+[.E116])" office:value-type="string">
            <text:p>-25</text:p>
          </table:table-cell>
        </table:table-row>
        <table:table-row table:style-name="ro2">
          <table:table-cell table:style-name="ce26" office:value-type="string">
            <text:p>4514554</text:p>
          </table:table-cell>
          <table:table-cell table:style-name="ce26" office:value-type="string">
            <text:p>32556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4">
            <text:p>14</text:p>
          </table:table-cell>
          <table:table-cell table:style-name="ce28" office:value-type="string">
            <text:p>3M Connector Peg</text:p>
          </table:table-cell>
          <table:table-cell table:style-name="ce25" table:formula="of:=IF(([.C117]+[.E117])&gt;=([.D117]+[.E117]);&quot;It's okay.&quot;;&quot;Must buy!&quot;)" office:value-type="string">
            <text:p>Must buy!</text:p>
          </table:table-cell>
          <table:table-cell table:style-name="ce29" table:formula="of:=([.D117]+[.E117])-([.C117]+[.E117])" office:value-type="string">
            <text:p>2</text:p>
          </table:table-cell>
          <table:table-cell table:style-name="ce30"/>
          <table:table-cell table:style-name="ce30" table:formula="of:=IF(([.D117]+[.E117])&gt;=[.C117];&quot;It's okay.&quot;;&quot;Must buy!&quot;)" office:value-type="string">
            <text:p>It's okay.</text:p>
          </table:table-cell>
          <table:table-cell table:style-name="ce29" table:formula="of:=[.C117]-([.D117]+[.E117])" office:value-type="string">
            <text:p>-16</text:p>
          </table:table-cell>
        </table:table-row>
        <table:table-row table:style-name="ro2">
          <table:table-cell table:style-name="ce26" office:value-type="string">
            <text:p>4514557</text:p>
          </table:table-cell>
          <table:table-cell table:style-name="ce26" office:value-type="string">
            <text:p>32198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Bevel Gear Z20</text:p>
          </table:table-cell>
          <table:table-cell table:style-name="ce25" table:formula="of:=IF(([.C118]+[.E118])&gt;=([.D118]+[.E118]);&quot;It's okay.&quot;;&quot;Must buy!&quot;)" office:value-type="string">
            <text:p>It's okay.</text:p>
          </table:table-cell>
          <table:table-cell table:style-name="ce29" table:formula="of:=([.D118]+[.E118])-([.C118]+[.E118])" office:value-type="string">
            <text:p>-1</text:p>
          </table:table-cell>
          <table:table-cell table:style-name="ce30"/>
          <table:table-cell table:style-name="ce30" table:formula="of:=IF(([.D118]+[.E118])&gt;=[.C118];&quot;It's okay.&quot;;&quot;Must buy!&quot;)" office:value-type="string">
            <text:p>It's okay.</text:p>
          </table:table-cell>
          <table:table-cell table:style-name="ce29" table:formula="of:=[.C118]-([.D118]+[.E118])" office:value-type="string">
            <text:p>0</text:p>
          </table:table-cell>
        </table:table-row>
        <table:table-row table:style-name="ro2">
          <table:table-cell table:style-name="ce26" office:value-type="string">
            <text:p>4514558</text:p>
          </table:table-cell>
          <table:table-cell table:style-name="ce26" office:value-type="string">
            <text:p>3648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Gear Wheel Z24</text:p>
          </table:table-cell>
          <table:table-cell table:style-name="ce25" table:formula="of:=IF(([.C119]+[.E119])&gt;=([.D119]+[.E119]);&quot;It's okay.&quot;;&quot;Must buy!&quot;)" office:value-type="string">
            <text:p>Must buy!</text:p>
          </table:table-cell>
          <table:table-cell table:style-name="ce29" table:formula="of:=([.D119]+[.E119])-([.C119]+[.E119])" office:value-type="string">
            <text:p>2</text:p>
          </table:table-cell>
          <table:table-cell table:style-name="ce30"/>
          <table:table-cell table:style-name="ce30" table:formula="of:=IF(([.D119]+[.E119])&gt;=[.C119];&quot;It's okay.&quot;;&quot;Must buy!&quot;)" office:value-type="string">
            <text:p>It's okay.</text:p>
          </table:table-cell>
          <table:table-cell table:style-name="ce29" table:formula="of:=[.C119]-([.D119]+[.E119])" office:value-type="string">
            <text:p>-5</text:p>
          </table:table-cell>
        </table:table-row>
        <table:table-row table:style-name="ro2">
          <table:table-cell table:style-name="ce26" office:value-type="string">
            <text:p>4522933</text:p>
          </table:table-cell>
          <table:table-cell table:style-name="ce26" office:value-type="string">
            <text:p>4123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13M Beam</text:p>
          </table:table-cell>
          <table:table-cell table:style-name="ce25" table:formula="of:=IF(([.C120]+[.E120])&gt;=([.D120]+[.E120]);&quot;It's okay.&quot;;&quot;Must buy!&quot;)" office:value-type="string">
            <text:p>It's okay.</text:p>
          </table:table-cell>
          <table:table-cell table:style-name="ce29" table:formula="of:=([.D120]+[.E120])-([.C120]+[.E120])" office:value-type="string">
            <text:p>-4</text:p>
          </table:table-cell>
          <table:table-cell table:style-name="ce30"/>
          <table:table-cell table:style-name="ce30" table:formula="of:=IF(([.D120]+[.E120])&gt;=[.C120];&quot;It's okay.&quot;;&quot;Must buy!&quot;)" office:value-type="string">
            <text:p>Must buy!</text:p>
          </table:table-cell>
          <table:table-cell table:style-name="ce29" table:formula="of:=[.C120]-([.D120]+[.E120])" office:value-type="string">
            <text:p>4</text:p>
          </table:table-cell>
        </table:table-row>
        <table:table-row table:style-name="ro2">
          <table:table-cell table:style-name="ce26" office:value-type="string">
            <text:p>4522934</text:p>
          </table:table-cell>
          <table:table-cell table:style-name="ce26" office:value-type="string">
            <text:p>4123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13M Beam</text:p>
          </table:table-cell>
          <table:table-cell table:style-name="ce25" table:formula="of:=IF(([.C121]+[.E121])&gt;=([.D121]+[.E121]);&quot;It's okay.&quot;;&quot;Must buy!&quot;)" office:value-type="string">
            <text:p>Must buy!</text:p>
          </table:table-cell>
          <table:table-cell table:style-name="ce29" table:formula="of:=([.D121]+[.E121])-([.C121]+[.E121])" office:value-type="string">
            <text:p>6</text:p>
          </table:table-cell>
          <table:table-cell table:style-name="ce30"/>
          <table:table-cell table:style-name="ce30" table:formula="of:=IF(([.D121]+[.E121])&gt;=[.C121];&quot;It's okay.&quot;;&quot;Must buy!&quot;)" office:value-type="string">
            <text:p>It's okay.</text:p>
          </table:table-cell>
          <table:table-cell table:style-name="ce29" table:formula="of:=[.C121]-([.D121]+[.E121])" office:value-type="string">
            <text:p>-6</text:p>
          </table:table-cell>
        </table:table-row>
        <table:table-row table:style-name="ro2">
          <table:table-cell table:style-name="ce26" office:value-type="string">
            <text:p>4525184</text:p>
          </table:table-cell>
          <table:table-cell table:style-name="ce26" office:value-type="string">
            <text:p>6282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Differentiale 3M Z 28</text:p>
          </table:table-cell>
          <table:table-cell table:style-name="ce25" table:formula="of:=IF(([.C122]+[.E122])&gt;=([.D122]+[.E122]);&quot;It's okay.&quot;;&quot;Must buy!&quot;)" office:value-type="string">
            <text:p>It's okay.</text:p>
          </table:table-cell>
          <table:table-cell table:style-name="ce29" table:formula="of:=([.D122]+[.E122])-([.C122]+[.E122])" office:value-type="string">
            <text:p>0</text:p>
          </table:table-cell>
          <table:table-cell table:style-name="ce30"/>
          <table:table-cell table:style-name="ce30" table:formula="of:=IF(([.D122]+[.E122])&gt;=[.C122];&quot;It's okay.&quot;;&quot;Must buy!&quot;)" office:value-type="string">
            <text:p>It's okay.</text:p>
          </table:table-cell>
          <table:table-cell table:style-name="ce29" table:formula="of:=[.C122]-([.D122]+[.E122])" office:value-type="string">
            <text:p>-1</text:p>
          </table:table-cell>
        </table:table-row>
        <table:table-row table:style-name="ro2">
          <table:table-cell table:style-name="ce26" office:value-type="string">
            <text:p>4525904</text:p>
          </table:table-cell>
          <table:table-cell table:style-name="ce26" office:value-type="string">
            <text:p>6190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Propeller Shaft</text:p>
          </table:table-cell>
          <table:table-cell table:style-name="ce25" table:formula="of:=IF(([.C123]+[.E123])&gt;=([.D123]+[.E123]);&quot;It's okay.&quot;;&quot;Must buy!&quot;)" office:value-type="string">
            <text:p>It's okay.</text:p>
          </table:table-cell>
          <table:table-cell table:style-name="ce29" table:formula="of:=([.D123]+[.E123])-([.C123]+[.E123])" office:value-type="string">
            <text:p>0</text:p>
          </table:table-cell>
          <table:table-cell table:style-name="ce30"/>
          <table:table-cell table:style-name="ce30" table:formula="of:=IF(([.D123]+[.E123])&gt;=[.C123];&quot;It's okay.&quot;;&quot;Must buy!&quot;)" office:value-type="string">
            <text:p>It's okay.</text:p>
          </table:table-cell>
          <table:table-cell table:style-name="ce29" table:formula="of:=[.C123]-([.D123]+[.E123])" office:value-type="string">
            <text:p>-2</text:p>
          </table:table-cell>
        </table:table-row>
        <table:table-row table:style-name="ro2">
          <table:table-cell table:style-name="ce26" office:value-type="string">
            <text:p>4526985</text:p>
          </table:table-cell>
          <table:table-cell table:style-name="ce26" office:value-type="string">
            <text:p>6246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ube W/Double Ø4.85</text:p>
          </table:table-cell>
          <table:table-cell table:style-name="ce25" table:formula="of:=IF(([.C124]+[.E124])&gt;=([.D124]+[.E124]);&quot;It's okay.&quot;;&quot;Must buy!&quot;)" office:value-type="string">
            <text:p>Must buy!</text:p>
          </table:table-cell>
          <table:table-cell table:style-name="ce29" table:formula="of:=([.D124]+[.E124])-([.C124]+[.E124])" office:value-type="string">
            <text:p>2</text:p>
          </table:table-cell>
          <table:table-cell table:style-name="ce30"/>
          <table:table-cell table:style-name="ce30" table:formula="of:=IF(([.D124]+[.E124])&gt;=[.C124];&quot;It's okay.&quot;;&quot;Must buy!&quot;)" office:value-type="string">
            <text:p>It's okay.</text:p>
          </table:table-cell>
          <table:table-cell table:style-name="ce29" table:formula="of:=[.C124]-([.D124]+[.E124])" office:value-type="string">
            <text:p>-4</text:p>
          </table:table-cell>
        </table:table-row>
        <table:table-row table:style-name="ro2">
          <table:table-cell table:style-name="ce26" office:value-type="string">
            <text:p>4530733</text:p>
          </table:table-cell>
          <table:table-cell table:style-name="ce26" office:value-type="string">
            <text:p>3200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rack Rod 6M,</text:p>
          </table:table-cell>
          <table:table-cell table:style-name="ce25" table:formula="of:=IF(([.C125]+[.E125])&gt;=([.D125]+[.E125]);&quot;It's okay.&quot;;&quot;Must buy!&quot;)" office:value-type="string">
            <text:p>It's okay.</text:p>
          </table:table-cell>
          <table:table-cell table:style-name="ce29" table:formula="of:=([.D125]+[.E125])-([.C125]+[.E125])" office:value-type="string">
            <text:p>-2</text:p>
          </table:table-cell>
          <table:table-cell table:style-name="ce30"/>
          <table:table-cell table:style-name="ce30" table:formula="of:=IF(([.D125]+[.E125])&gt;=[.C125];&quot;It's okay.&quot;;&quot;Must buy!&quot;)" office:value-type="string">
            <text:p>Must buy!</text:p>
          </table:table-cell>
          <table:table-cell table:style-name="ce29" table:formula="of:=[.C125]-([.D125]+[.E125])" office:value-type="string">
            <text:p>2</text:p>
          </table:table-cell>
        </table:table-row>
        <table:table-row table:style-name="ro2">
          <table:table-cell table:style-name="ce26" office:value-type="string">
            <text:p>4535768</text:p>
          </table:table-cell>
          <table:table-cell table:style-name="ce26" office:value-type="string">
            <text:p>6048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8" office:value-type="string">
            <text:p>Cross Axle 9M</text:p>
          </table:table-cell>
          <table:table-cell table:style-name="ce25" table:formula="of:=IF(([.C126]+[.E126])&gt;=([.D126]+[.E126]);&quot;It's okay.&quot;;&quot;Must buy!&quot;)" office:value-type="string">
            <text:p>Must buy!</text:p>
          </table:table-cell>
          <table:table-cell table:style-name="ce29" table:formula="of:=([.D126]+[.E126])-([.C126]+[.E126])" office:value-type="string">
            <text:p>1</text:p>
          </table:table-cell>
          <table:table-cell table:style-name="ce30"/>
          <table:table-cell table:style-name="ce30" table:formula="of:=IF(([.D126]+[.E126])&gt;=[.C126];&quot;It's okay.&quot;;&quot;Must buy!&quot;)" office:value-type="string">
            <text:p>It's okay.</text:p>
          </table:table-cell>
          <table:table-cell table:style-name="ce29" table:formula="of:=[.C126]-([.D126]+[.E126])" office:value-type="string">
            <text:p>-6</text:p>
          </table:table-cell>
        </table:table-row>
        <table:table-row table:style-name="ro2">
          <table:table-cell table:style-name="ce26" office:value-type="string">
            <text:p>4538007</text:p>
          </table:table-cell>
          <table:table-cell table:style-name="ce26" office:value-type="string">
            <text:p>63869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Cross Block 3X2</text:p>
          </table:table-cell>
          <table:table-cell table:style-name="ce25" table:formula="of:=IF(([.C127]+[.E127])&gt;=([.D127]+[.E127]);&quot;It's okay.&quot;;&quot;Must buy!&quot;)" office:value-type="string">
            <text:p>Must buy!</text:p>
          </table:table-cell>
          <table:table-cell table:style-name="ce29" table:formula="of:=([.D127]+[.E127])-([.C127]+[.E127])" office:value-type="string">
            <text:p>4</text:p>
          </table:table-cell>
          <table:table-cell table:style-name="ce30"/>
          <table:table-cell table:style-name="ce30" table:formula="of:=IF(([.D127]+[.E127])&gt;=[.C127];&quot;It's okay.&quot;;&quot;Must buy!&quot;)" office:value-type="string">
            <text:p>It's okay.</text:p>
          </table:table-cell>
          <table:table-cell table:style-name="ce29" table:formula="of:=[.C127]-([.D127]+[.E127])" office:value-type="string">
            <text:p>-6</text:p>
          </table:table-cell>
        </table:table-row>
        <table:table-row table:style-name="ro2">
          <table:table-cell table:style-name="ce26" office:value-type="string">
            <text:p>4539880</text:p>
          </table:table-cell>
          <table:table-cell table:style-name="ce26" office:value-type="string">
            <text:p>64179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9">
            <text:p>9</text:p>
          </table:table-cell>
          <table:table-cell table:style-name="ce28" office:value-type="string">
            <text:p>Beam Frame 5X7 Ø 4.85</text:p>
          </table:table-cell>
          <table:table-cell table:style-name="ce25" table:formula="of:=IF(([.C128]+[.E128])&gt;=([.D128]+[.E128]);&quot;It's okay.&quot;;&quot;Must buy!&quot;)" office:value-type="string">
            <text:p>Must buy!</text:p>
          </table:table-cell>
          <table:table-cell table:style-name="ce29" table:formula="of:=([.D128]+[.E128])-([.C128]+[.E128])" office:value-type="string">
            <text:p>1</text:p>
          </table:table-cell>
          <table:table-cell table:style-name="ce30"/>
          <table:table-cell table:style-name="ce30" table:formula="of:=IF(([.D128]+[.E128])&gt;=[.C128];&quot;It's okay.&quot;;&quot;Must buy!&quot;)" office:value-type="string">
            <text:p>It's okay.</text:p>
          </table:table-cell>
          <table:table-cell table:style-name="ce29" table:formula="of:=[.C128]-([.D128]+[.E128])" office:value-type="string">
            <text:p>-10</text:p>
          </table:table-cell>
        </table:table-row>
        <table:table-row table:style-name="ro2">
          <table:table-cell table:style-name="ce26" office:value-type="string">
            <text:p>4540100</text:p>
          </table:table-cell>
          <table:table-cell table:style-name="ce26" office:value-type="string">
            <text:p>6107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Right Screen Ø 4.85 4X7X4</text:p>
          </table:table-cell>
          <table:table-cell table:style-name="ce25" table:formula="of:=IF(([.C129]+[.E129])&gt;=([.D129]+[.E129]);&quot;It's okay.&quot;;&quot;Must buy!&quot;)" office:value-type="string">
            <text:p>It's okay.</text:p>
          </table:table-cell>
          <table:table-cell table:style-name="ce29" table:formula="of:=([.D129]+[.E129])-([.C129]+[.E129])" office:value-type="string">
            <text:p>-1</text:p>
          </table:table-cell>
          <table:table-cell table:style-name="ce30"/>
          <table:table-cell table:style-name="ce30" table:formula="of:=IF(([.D129]+[.E129])&gt;=[.C129];&quot;It's okay.&quot;;&quot;Must buy!&quot;)" office:value-type="string">
            <text:p>Must buy!</text:p>
          </table:table-cell>
          <table:table-cell table:style-name="ce29" table:formula="of:=[.C129]-([.D129]+[.E129])" office:value-type="string">
            <text:p>1</text:p>
          </table:table-cell>
        </table:table-row>
        <table:table-row table:style-name="ro2">
          <table:table-cell table:style-name="ce26" office:value-type="string">
            <text:p>4540797</text:p>
          </table:table-cell>
          <table:table-cell table:style-name="ce26" office:value-type="string">
            <text:p>64178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Beam R. Frame 5X11 Ø4.85</text:p>
          </table:table-cell>
          <table:table-cell table:style-name="ce25" table:formula="of:=IF(([.C130]+[.E130])&gt;=([.D130]+[.E130]);&quot;It's okay.&quot;;&quot;Must buy!&quot;)" office:value-type="string">
            <text:p>It's okay.</text:p>
          </table:table-cell>
          <table:table-cell table:style-name="ce29" table:formula="of:=([.D130]+[.E130])-([.C130]+[.E130])" office:value-type="string">
            <text:p>-1</text:p>
          </table:table-cell>
          <table:table-cell table:style-name="ce30"/>
          <table:table-cell table:style-name="ce30" table:formula="of:=IF(([.D130]+[.E130])&gt;=[.C130];&quot;It's okay.&quot;;&quot;Must buy!&quot;)" office:value-type="string">
            <text:p>It's okay.</text:p>
          </table:table-cell>
          <table:table-cell table:style-name="ce29" table:formula="of:=[.C130]-([.D130]+[.E130])" office:value-type="string">
            <text:p>-5</text:p>
          </table:table-cell>
        </table:table-row>
        <table:table-row table:style-name="ro2">
          <table:table-cell table:style-name="ce26" office:value-type="string">
            <text:p>4540906</text:p>
          </table:table-cell>
          <table:table-cell table:style-name="ce26" office:value-type="string">
            <text:p>6478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Rack 13 M</text:p>
          </table:table-cell>
          <table:table-cell table:style-name="ce25" table:formula="of:=IF(([.C131]+[.E131])&gt;=([.D131]+[.E131]);&quot;It's okay.&quot;;&quot;Must buy!&quot;)" office:value-type="string">
            <text:p>It's okay.</text:p>
          </table:table-cell>
          <table:table-cell table:style-name="ce29" table:formula="of:=([.D131]+[.E131])-([.C131]+[.E131])" office:value-type="string">
            <text:p>0</text:p>
          </table:table-cell>
          <table:table-cell table:style-name="ce30"/>
          <table:table-cell table:style-name="ce30" table:formula="of:=IF(([.D131]+[.E131])&gt;=[.C131];&quot;It's okay.&quot;;&quot;Must buy!&quot;)" office:value-type="string">
            <text:p>It's okay.</text:p>
          </table:table-cell>
          <table:table-cell table:style-name="ce29" table:formula="of:=[.C131]-([.D131]+[.E131])" office:value-type="string">
            <text:p>-2</text:p>
          </table:table-cell>
        </table:table-row>
        <table:table-row table:style-name="ro2">
          <table:table-cell table:style-name="ce26" office:value-type="string">
            <text:p>4541325</text:p>
          </table:table-cell>
          <table:table-cell table:style-name="ce26" office:value-type="string">
            <text:p>6439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Right Panel 3X7</text:p>
          </table:table-cell>
          <table:table-cell table:style-name="ce25" table:formula="of:=IF(([.C132]+[.E132])&gt;=([.D132]+[.E132]);&quot;It's okay.&quot;;&quot;Must buy!&quot;)" office:value-type="string">
            <text:p>It's okay.</text:p>
          </table:table-cell>
          <table:table-cell table:style-name="ce29" table:formula="of:=([.D132]+[.E132])-([.C132]+[.E132])" office:value-type="string">
            <text:p>0</text:p>
          </table:table-cell>
          <table:table-cell table:style-name="ce30"/>
          <table:table-cell table:style-name="ce30" table:formula="of:=IF(([.D132]+[.E132])&gt;=[.C132];&quot;It's okay.&quot;;&quot;Must buy!&quot;)" office:value-type="string">
            <text:p>It's okay.</text:p>
          </table:table-cell>
          <table:table-cell table:style-name="ce29" table:formula="of:=[.C132]-([.D132]+[.E132])" office:value-type="string">
            <text:p>-2</text:p>
          </table:table-cell>
        </table:table-row>
        <table:table-row table:style-name="ro2">
          <table:table-cell table:style-name="ce26" office:value-type="string">
            <text:p>4541326</text:p>
          </table:table-cell>
          <table:table-cell table:style-name="ce26" office:value-type="string">
            <text:p>6439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Left Panel 5X11</text:p>
          </table:table-cell>
          <table:table-cell table:style-name="ce25" table:formula="of:=IF(([.C133]+[.E133])&gt;=([.D133]+[.E133]);&quot;It's okay.&quot;;&quot;Must buy!&quot;)" office:value-type="string">
            <text:p>Must buy!</text:p>
          </table:table-cell>
          <table:table-cell table:style-name="ce29" table:formula="of:=([.D133]+[.E133])-([.C133]+[.E133])" office:value-type="string">
            <text:p>1</text:p>
          </table:table-cell>
          <table:table-cell table:style-name="ce30"/>
          <table:table-cell table:style-name="ce30" table:formula="of:=IF(([.D133]+[.E133])&gt;=[.C133];&quot;It's okay.&quot;;&quot;Must buy!&quot;)" office:value-type="string">
            <text:p>It's okay.</text:p>
          </table:table-cell>
          <table:table-cell table:style-name="ce29" table:formula="of:=[.C133]-([.D133]+[.E133])" office:value-type="string">
            <text:p>-1</text:p>
          </table:table-cell>
        </table:table-row>
        <table:table-row table:style-name="ro2">
          <table:table-cell table:style-name="ce26" office:value-type="string">
            <text:p>4541924</text:p>
          </table:table-cell>
          <table:table-cell table:style-name="ce26" office:value-type="string">
            <text:p>6468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Left Panel 3X7</text:p>
          </table:table-cell>
          <table:table-cell table:style-name="ce25" table:formula="of:=IF(([.C134]+[.E134])&gt;=([.D134]+[.E134]);&quot;It's okay.&quot;;&quot;Must buy!&quot;)" office:value-type="string">
            <text:p>It's okay.</text:p>
          </table:table-cell>
          <table:table-cell table:style-name="ce29" table:formula="of:=([.D134]+[.E134])-([.C134]+[.E134])" office:value-type="string">
            <text:p>0</text:p>
          </table:table-cell>
          <table:table-cell table:style-name="ce30"/>
          <table:table-cell table:style-name="ce30" table:formula="of:=IF(([.D134]+[.E134])&gt;=[.C134];&quot;It's okay.&quot;;&quot;Must buy!&quot;)" office:value-type="string">
            <text:p>It's okay.</text:p>
          </table:table-cell>
          <table:table-cell table:style-name="ce29" table:formula="of:=[.C134]-([.D134]+[.E134])" office:value-type="string">
            <text:p>-2</text:p>
          </table:table-cell>
        </table:table-row>
        <table:table-row table:style-name="ro2">
          <table:table-cell table:style-name="ce26" office:value-type="string">
            <text:p>4542573</text:p>
          </table:table-cell>
          <table:table-cell table:style-name="ce26" office:value-type="string">
            <text:p>6487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15M Beam</text:p>
          </table:table-cell>
          <table:table-cell table:style-name="ce25" table:formula="of:=IF(([.C135]+[.E135])&gt;=([.D135]+[.E135]);&quot;It's okay.&quot;;&quot;Must buy!&quot;)" office:value-type="string">
            <text:p>It's okay.</text:p>
          </table:table-cell>
          <table:table-cell table:style-name="ce29" table:formula="of:=([.D135]+[.E135])-([.C135]+[.E135])" office:value-type="string">
            <text:p>-4</text:p>
          </table:table-cell>
          <table:table-cell table:style-name="ce30"/>
          <table:table-cell table:style-name="ce30" table:formula="of:=IF(([.D135]+[.E135])&gt;=[.C135];&quot;It's okay.&quot;;&quot;Must buy!&quot;)" office:value-type="string">
            <text:p>Must buy!</text:p>
          </table:table-cell>
          <table:table-cell table:style-name="ce29" table:formula="of:=[.C135]-([.D135]+[.E135])" office:value-type="string">
            <text:p>4</text:p>
          </table:table-cell>
        </table:table-row>
        <table:table-row table:style-name="ro2">
          <table:table-cell table:style-name="ce26" office:value-type="string">
            <text:p>4542578</text:p>
          </table:table-cell>
          <table:table-cell table:style-name="ce26" office:value-type="string">
            <text:p>6487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3">
            <text:p>13</text:p>
          </table:table-cell>
          <table:table-cell table:style-name="ce28" office:value-type="string">
            <text:p>Technic 15M Beam</text:p>
          </table:table-cell>
          <table:table-cell table:style-name="ce25" table:formula="of:=IF(([.C136]+[.E136])&gt;=([.D136]+[.E136]);&quot;It's okay.&quot;;&quot;Must buy!&quot;)" office:value-type="string">
            <text:p>Must buy!</text:p>
          </table:table-cell>
          <table:table-cell table:style-name="ce29" table:formula="of:=([.D136]+[.E136])-([.C136]+[.E136])" office:value-type="string">
            <text:p>6</text:p>
          </table:table-cell>
          <table:table-cell table:style-name="ce30"/>
          <table:table-cell table:style-name="ce30" table:formula="of:=IF(([.D136]+[.E136])&gt;=[.C136];&quot;It's okay.&quot;;&quot;Must buy!&quot;)" office:value-type="string">
            <text:p>It's okay.</text:p>
          </table:table-cell>
          <table:table-cell table:style-name="ce29" table:formula="of:=[.C136]-([.D136]+[.E136])" office:value-type="string">
            <text:p>-19</text:p>
          </table:table-cell>
        </table:table-row>
        <table:table-row table:style-name="ro2">
          <table:table-cell table:style-name="ce26" office:value-type="string">
            <text:p>4543490</text:p>
          </table:table-cell>
          <table:table-cell table:style-name="ce26" office:value-type="string">
            <text:p>6468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Right Panel 5X11</text:p>
          </table:table-cell>
          <table:table-cell table:style-name="ce25" table:formula="of:=IF(([.C137]+[.E137])&gt;=([.D137]+[.E137]);&quot;It's okay.&quot;;&quot;Must buy!&quot;)" office:value-type="string">
            <text:p>Must buy!</text:p>
          </table:table-cell>
          <table:table-cell table:style-name="ce29" table:formula="of:=([.D137]+[.E137])-([.C137]+[.E137])" office:value-type="string">
            <text:p>1</text:p>
          </table:table-cell>
          <table:table-cell table:style-name="ce30"/>
          <table:table-cell table:style-name="ce30" table:formula="of:=IF(([.D137]+[.E137])&gt;=[.C137];&quot;It's okay.&quot;;&quot;Must buy!&quot;)" office:value-type="string">
            <text:p>It's okay.</text:p>
          </table:table-cell>
          <table:table-cell table:style-name="ce29" table:formula="of:=[.C137]-([.D137]+[.E137])" office:value-type="string">
            <text:p>-1</text:p>
          </table:table-cell>
        </table:table-row>
        <table:table-row table:style-name="ro2">
          <table:table-cell table:style-name="ce26" office:value-type="string">
            <text:p>4544140</text:p>
          </table:table-cell>
          <table:table-cell table:style-name="ce26" office:value-type="string">
            <text:p>8554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V-Belt Ø15, White</text:p>
          </table:table-cell>
          <table:table-cell table:style-name="ce25" table:formula="of:=IF(([.C138]+[.E138])&gt;=([.D138]+[.E138]);&quot;It's okay.&quot;;&quot;Must buy!&quot;)" office:value-type="string">
            <text:p>It's okay.</text:p>
          </table:table-cell>
          <table:table-cell table:style-name="ce29" table:formula="of:=([.D138]+[.E138])-([.C138]+[.E138])" office:value-type="string">
            <text:p>0</text:p>
          </table:table-cell>
          <table:table-cell table:style-name="ce30"/>
          <table:table-cell table:style-name="ce30" table:formula="of:=IF(([.D138]+[.E138])&gt;=[.C138];&quot;It's okay.&quot;;&quot;Must buy!&quot;)" office:value-type="string">
            <text:p>It's okay.</text:p>
          </table:table-cell>
          <table:table-cell table:style-name="ce29" table:formula="of:=[.C138]-([.D138]+[.E138])" office:value-type="string">
            <text:p>-2</text:p>
          </table:table-cell>
        </table:table-row>
        <table:table-row table:style-name="ro2">
          <table:table-cell table:style-name="ce26" office:value-type="string">
            <text:p>4544143</text:p>
          </table:table-cell>
          <table:table-cell table:style-name="ce26" office:value-type="string">
            <text:p>8554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V-Belt Ø 24, Red</text:p>
          </table:table-cell>
          <table:table-cell table:style-name="ce25" table:formula="of:=IF(([.C139]+[.E139])&gt;=([.D139]+[.E139]);&quot;It's okay.&quot;;&quot;Must buy!&quot;)" office:value-type="string">
            <text:p>It's okay.</text:p>
          </table:table-cell>
          <table:table-cell table:style-name="ce29" table:formula="of:=([.D139]+[.E139])-([.C139]+[.E139])" office:value-type="string">
            <text:p>-1</text:p>
          </table:table-cell>
          <table:table-cell table:style-name="ce30"/>
          <table:table-cell table:style-name="ce30" table:formula="of:=IF(([.D139]+[.E139])&gt;=[.C139];&quot;It's okay.&quot;;&quot;Must buy!&quot;)" office:value-type="string">
            <text:p>It's okay.</text:p>
          </table:table-cell>
          <table:table-cell table:style-name="ce29" table:formula="of:=[.C139]-([.D139]+[.E139])" office:value-type="string">
            <text:p>-1</text:p>
          </table:table-cell>
        </table:table-row>
        <table:table-row table:style-name="ro2">
          <table:table-cell table:style-name="ce26" office:value-type="string">
            <text:p>4544147</text:p>
          </table:table-cell>
          <table:table-cell table:style-name="ce26" office:value-type="string">
            <text:p>8554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V-Belt Ø26, Blue</text:p>
          </table:table-cell>
          <table:table-cell table:style-name="ce25" table:formula="of:=IF(([.C140]+[.E140])&gt;=([.D140]+[.E140]);&quot;It's okay.&quot;;&quot;Must buy!&quot;)" office:value-type="string">
            <text:p>It's okay.</text:p>
          </table:table-cell>
          <table:table-cell table:style-name="ce29" table:formula="of:=([.D140]+[.E140])-([.C140]+[.E140])" office:value-type="string">
            <text:p>0</text:p>
          </table:table-cell>
          <table:table-cell table:style-name="ce30"/>
          <table:table-cell table:style-name="ce30" table:formula="of:=IF(([.D140]+[.E140])&gt;=[.C140];&quot;It's okay.&quot;;&quot;Must buy!&quot;)" office:value-type="string">
            <text:p>It's okay.</text:p>
          </table:table-cell>
          <table:table-cell table:style-name="ce29" table:formula="of:=[.C140]-([.D140]+[.E140])" office:value-type="string">
            <text:p>-2</text:p>
          </table:table-cell>
        </table:table-row>
        <table:table-row table:style-name="ro2">
          <table:table-cell table:style-name="ce26" office:value-type="string">
            <text:p>4544151</text:p>
          </table:table-cell>
          <table:table-cell table:style-name="ce26" office:value-type="string">
            <text:p>8554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V-Belt Ø33, Yellow</text:p>
          </table:table-cell>
          <table:table-cell table:style-name="ce25" table:formula="of:=IF(([.C141]+[.E141])&gt;=([.D141]+[.E141]);&quot;It's okay.&quot;;&quot;Must buy!&quot;)" office:value-type="string">
            <text:p>It's okay.</text:p>
          </table:table-cell>
          <table:table-cell table:style-name="ce29" table:formula="of:=([.D141]+[.E141])-([.C141]+[.E141])" office:value-type="string">
            <text:p>0</text:p>
          </table:table-cell>
          <table:table-cell table:style-name="ce30"/>
          <table:table-cell table:style-name="ce30" table:formula="of:=IF(([.D141]+[.E141])&gt;=[.C141];&quot;It's okay.&quot;;&quot;Must buy!&quot;)" office:value-type="string">
            <text:p>It's okay.</text:p>
          </table:table-cell>
          <table:table-cell table:style-name="ce29" table:formula="of:=[.C141]-([.D141]+[.E141])" office:value-type="string">
            <text:p>-2</text:p>
          </table:table-cell>
        </table:table-row>
        <table:table-row table:style-name="ro2">
          <table:table-cell table:style-name="ce26" office:value-type="string">
            <text:p>4544720</text:p>
          </table:table-cell>
          <table:table-cell table:style-name="ce26" office:value-type="string">
            <text:p>6428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Nose Cone Small 1X1 - Tr</text:p>
          </table:table-cell>
          <table:table-cell table:style-name="ce25" table:formula="of:=IF(([.C142]+[.E142])&gt;=([.D142]+[.E142]);&quot;It's okay.&quot;;&quot;Must buy!&quot;)" office:value-type="string">
            <text:p>It's okay.</text:p>
          </table:table-cell>
          <table:table-cell table:style-name="ce29" table:formula="of:=([.D142]+[.E142])-([.C142]+[.E142])" office:value-type="string">
            <text:p>0</text:p>
          </table:table-cell>
          <table:table-cell table:style-name="ce30"/>
          <table:table-cell table:style-name="ce30" table:formula="of:=IF(([.D142]+[.E142])&gt;=[.C142];&quot;It's okay.&quot;;&quot;Must buy!&quot;)" office:value-type="string">
            <text:p>It's okay.</text:p>
          </table:table-cell>
          <table:table-cell table:style-name="ce29" table:formula="of:=[.C142]-([.D142]+[.E142])" office:value-type="string">
            <text:p>-4</text:p>
          </table:table-cell>
        </table:table-row>
        <table:table-row table:style-name="ro2">
          <table:table-cell table:style-name="ce26" office:value-type="string">
            <text:p>4545430</text:p>
          </table:table-cell>
          <table:table-cell table:style-name="ce26" office:value-type="string">
            <text:p>5482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Ball Ø16,5</text:p>
          </table:table-cell>
          <table:table-cell table:style-name="ce25" table:formula="of:=IF(([.C143]+[.E143])&gt;=([.D143]+[.E143]);&quot;It's okay.&quot;;&quot;Must buy!&quot;)" office:value-type="string">
            <text:p>It's okay.</text:p>
          </table:table-cell>
          <table:table-cell table:style-name="ce29" table:formula="of:=([.D143]+[.E143])-([.C143]+[.E143])" office:value-type="string">
            <text:p>-3</text:p>
          </table:table-cell>
          <table:table-cell table:style-name="ce30"/>
          <table:table-cell table:style-name="ce30" table:formula="of:=IF(([.D143]+[.E143])&gt;=[.C143];&quot;It's okay.&quot;;&quot;Must buy!&quot;)" office:value-type="string">
            <text:p>Must buy!</text:p>
          </table:table-cell>
          <table:table-cell table:style-name="ce29" table:formula="of:=[.C143]-([.D143]+[.E143])" office:value-type="string">
            <text:p>3</text:p>
          </table:table-cell>
        </table:table-row>
        <table:table-row table:style-name="ro2">
          <table:table-cell table:style-name="ce26" office:value-type="string">
            <text:p>4547581</text:p>
          </table:table-cell>
          <table:table-cell table:style-name="ce26" office:value-type="string">
            <text:p>6468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Left Panel 3X7</text:p>
          </table:table-cell>
          <table:table-cell table:style-name="ce25" table:formula="of:=IF(([.C144]+[.E144])&gt;=([.D144]+[.E144]);&quot;It's okay.&quot;;&quot;Must buy!&quot;)" office:value-type="string">
            <text:p>It's okay.</text:p>
          </table:table-cell>
          <table:table-cell table:style-name="ce29" table:formula="of:=([.D144]+[.E144])-([.C144]+[.E144])" office:value-type="string">
            <text:p>-3</text:p>
          </table:table-cell>
          <table:table-cell table:style-name="ce30"/>
          <table:table-cell table:style-name="ce30" table:formula="of:=IF(([.D144]+[.E144])&gt;=[.C144];&quot;It's okay.&quot;;&quot;Must buy!&quot;)" office:value-type="string">
            <text:p>Must buy!</text:p>
          </table:table-cell>
          <table:table-cell table:style-name="ce29" table:formula="of:=[.C144]-([.D144]+[.E144])" office:value-type="string">
            <text:p>3</text:p>
          </table:table-cell>
        </table:table-row>
        <table:table-row table:style-name="ro2">
          <table:table-cell table:style-name="ce26" office:value-type="string">
            <text:p>4547582</text:p>
          </table:table-cell>
          <table:table-cell table:style-name="ce26" office:value-type="string">
            <text:p>6439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Right Panel 3X7</text:p>
          </table:table-cell>
          <table:table-cell table:style-name="ce25" table:formula="of:=IF(([.C145]+[.E145])&gt;=([.D145]+[.E145]);&quot;It's okay.&quot;;&quot;Must buy!&quot;)" office:value-type="string">
            <text:p>It's okay.</text:p>
          </table:table-cell>
          <table:table-cell table:style-name="ce29" table:formula="of:=([.D145]+[.E145])-([.C145]+[.E145])" office:value-type="string">
            <text:p>-3</text:p>
          </table:table-cell>
          <table:table-cell table:style-name="ce30"/>
          <table:table-cell table:style-name="ce30" table:formula="of:=IF(([.D145]+[.E145])&gt;=[.C145];&quot;It's okay.&quot;;&quot;Must buy!&quot;)" office:value-type="string">
            <text:p>Must buy!</text:p>
          </table:table-cell>
          <table:table-cell table:style-name="ce29" table:formula="of:=[.C145]-([.D145]+[.E145])" office:value-type="string">
            <text:p>3</text:p>
          </table:table-cell>
        </table:table-row>
        <table:table-row table:style-name="ro2">
          <table:table-cell table:style-name="ce26" office:value-type="string">
            <text:p>4552347</text:p>
          </table:table-cell>
          <table:table-cell table:style-name="ce26" office:value-type="string">
            <text:p>6048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-Beam 3X3 W/Hole Ø4.8</text:p>
          </table:table-cell>
          <table:table-cell table:style-name="ce25" table:formula="of:=IF(([.C146]+[.E146])&gt;=([.D146]+[.E146]);&quot;It's okay.&quot;;&quot;Must buy!&quot;)" office:value-type="string">
            <text:p>It's okay.</text:p>
          </table:table-cell>
          <table:table-cell table:style-name="ce29" table:formula="of:=([.D146]+[.E146])-([.C146]+[.E146])" office:value-type="string">
            <text:p>0</text:p>
          </table:table-cell>
          <table:table-cell table:style-name="ce30"/>
          <table:table-cell table:style-name="ce30" table:formula="of:=IF(([.D146]+[.E146])&gt;=[.C146];&quot;It's okay.&quot;;&quot;Must buy!&quot;)" office:value-type="string">
            <text:p>It's okay.</text:p>
          </table:table-cell>
          <table:table-cell table:style-name="ce29" table:formula="of:=[.C146]-([.D146]+[.E146])" office:value-type="string">
            <text:p>-2</text:p>
          </table:table-cell>
        </table:table-row>
        <table:table-row table:style-name="ro2">
          <table:table-cell table:style-name="ce26" office:value-type="string">
            <text:p>4558690</text:p>
          </table:table-cell>
          <table:table-cell table:style-name="ce26" office:value-type="string">
            <text:p>8740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Cone Wheel Z20 Ø4.85</text:p>
          </table:table-cell>
          <table:table-cell table:style-name="ce25" table:formula="of:=IF(([.C147]+[.E147])&gt;=([.D147]+[.E147]);&quot;It's okay.&quot;;&quot;Must buy!&quot;)" office:value-type="string">
            <text:p>It's okay.</text:p>
          </table:table-cell>
          <table:table-cell table:style-name="ce29" table:formula="of:=([.D147]+[.E147])-([.C147]+[.E147])" office:value-type="string">
            <text:p>0</text:p>
          </table:table-cell>
          <table:table-cell table:style-name="ce30"/>
          <table:table-cell table:style-name="ce30" table:formula="of:=IF(([.D147]+[.E147])&gt;=[.C147];&quot;It's okay.&quot;;&quot;Must buy!&quot;)" office:value-type="string">
            <text:p>It's okay.</text:p>
          </table:table-cell>
          <table:table-cell table:style-name="ce29" table:formula="of:=[.C147]-([.D147]+[.E147])" office:value-type="string">
            <text:p>-2</text:p>
          </table:table-cell>
        </table:table-row>
        <table:table-row table:style-name="ro2">
          <table:table-cell table:style-name="ce26" office:value-type="string">
            <text:p>4558692</text:p>
          </table:table-cell>
          <table:table-cell table:style-name="ce26" office:value-type="string">
            <text:p>87408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Beam 3M Ø4.85 W. Fork</text:p>
          </table:table-cell>
          <table:table-cell table:style-name="ce25" table:formula="of:=IF(([.C148]+[.E148])&gt;=([.D148]+[.E148]);&quot;It's okay.&quot;;&quot;Must buy!&quot;)" office:value-type="string">
            <text:p>It's okay.</text:p>
          </table:table-cell>
          <table:table-cell table:style-name="ce29" table:formula="of:=([.D148]+[.E148])-([.C148]+[.E148])" office:value-type="string">
            <text:p>-1</text:p>
          </table:table-cell>
          <table:table-cell table:style-name="ce30"/>
          <table:table-cell table:style-name="ce30" table:formula="of:=IF(([.D148]+[.E148])&gt;=[.C148];&quot;It's okay.&quot;;&quot;Must buy!&quot;)" office:value-type="string">
            <text:p>It's okay.</text:p>
          </table:table-cell>
          <table:table-cell table:style-name="ce29" table:formula="of:=[.C148]-([.D148]+[.E148])" office:value-type="string">
            <text:p>0</text:p>
          </table:table-cell>
        </table:table-row>
        <table:table-row table:style-name="ro2">
          <table:table-cell table:style-name="ce26" office:value-type="string">
            <text:p>4558731</text:p>
          </table:table-cell>
          <table:table-cell table:style-name="ce26" office:value-type="string">
            <text:p>6439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Right Panel 3X11</text:p>
          </table:table-cell>
          <table:table-cell table:style-name="ce25" table:formula="of:=IF(([.C149]+[.E149])&gt;=([.D149]+[.E149]);&quot;It's okay.&quot;;&quot;Must buy!&quot;)" office:value-type="string">
            <text:p>It's okay.</text:p>
          </table:table-cell>
          <table:table-cell table:style-name="ce29" table:formula="of:=([.D149]+[.E149])-([.C149]+[.E149])" office:value-type="string">
            <text:p>0</text:p>
          </table:table-cell>
          <table:table-cell table:style-name="ce30"/>
          <table:table-cell table:style-name="ce30" table:formula="of:=IF(([.D149]+[.E149])&gt;=[.C149];&quot;It's okay.&quot;;&quot;Must buy!&quot;)" office:value-type="string">
            <text:p>It's okay.</text:p>
          </table:table-cell>
          <table:table-cell table:style-name="ce29" table:formula="of:=[.C149]-([.D149]+[.E149])" office:value-type="string">
            <text:p>-1</text:p>
          </table:table-cell>
        </table:table-row>
        <table:table-row table:style-name="ro2">
          <table:table-cell table:style-name="ce26" office:value-type="string">
            <text:p>4558740</text:p>
          </table:table-cell>
          <table:table-cell table:style-name="ce26" office:value-type="string">
            <text:p>6468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Right Panel 5X7</text:p>
          </table:table-cell>
          <table:table-cell table:style-name="ce25" table:formula="of:=IF(([.C150]+[.E150])&gt;=([.D150]+[.E150]);&quot;It's okay.&quot;;&quot;Must buy!&quot;)" office:value-type="string">
            <text:p>It's okay.</text:p>
          </table:table-cell>
          <table:table-cell table:style-name="ce29" table:formula="of:=([.D150]+[.E150])-([.C150]+[.E150])" office:value-type="string">
            <text:p>0</text:p>
          </table:table-cell>
          <table:table-cell table:style-name="ce30"/>
          <table:table-cell table:style-name="ce30" table:formula="of:=IF(([.D150]+[.E150])&gt;=[.C150];&quot;It's okay.&quot;;&quot;Must buy!&quot;)" office:value-type="string">
            <text:p>It's okay.</text:p>
          </table:table-cell>
          <table:table-cell table:style-name="ce29" table:formula="of:=[.C150]-([.D150]+[.E150])" office:value-type="string">
            <text:p>-1</text:p>
          </table:table-cell>
        </table:table-row>
        <table:table-row table:style-name="ro2">
          <table:table-cell table:style-name="ce26" office:value-type="string">
            <text:p>4558774</text:p>
          </table:table-cell>
          <table:table-cell table:style-name="ce26" office:value-type="string">
            <text:p>6468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Left Panel 3X11</text:p>
          </table:table-cell>
          <table:table-cell table:style-name="ce25" table:formula="of:=IF(([.C151]+[.E151])&gt;=([.D151]+[.E151]);&quot;It's okay.&quot;;&quot;Must buy!&quot;)" office:value-type="string">
            <text:p>It's okay.</text:p>
          </table:table-cell>
          <table:table-cell table:style-name="ce29" table:formula="of:=([.D151]+[.E151])-([.C151]+[.E151])" office:value-type="string">
            <text:p>0</text:p>
          </table:table-cell>
          <table:table-cell table:style-name="ce30"/>
          <table:table-cell table:style-name="ce30" table:formula="of:=IF(([.D151]+[.E151])&gt;=[.C151];&quot;It's okay.&quot;;&quot;Must buy!&quot;)" office:value-type="string">
            <text:p>It's okay.</text:p>
          </table:table-cell>
          <table:table-cell table:style-name="ce29" table:formula="of:=[.C151]-([.D151]+[.E151])" office:value-type="string">
            <text:p>-1</text:p>
          </table:table-cell>
        </table:table-row>
        <table:table-row table:style-name="ro2">
          <table:table-cell table:style-name="ce26" office:value-type="string">
            <text:p>4558775</text:p>
          </table:table-cell>
          <table:table-cell table:style-name="ce26" office:value-type="string">
            <text:p>6439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Left Panel 5X7</text:p>
          </table:table-cell>
          <table:table-cell table:style-name="ce25" table:formula="of:=IF(([.C152]+[.E152])&gt;=([.D152]+[.E152]);&quot;It's okay.&quot;;&quot;Must buy!&quot;)" office:value-type="string">
            <text:p>It's okay.</text:p>
          </table:table-cell>
          <table:table-cell table:style-name="ce29" table:formula="of:=([.D152]+[.E152])-([.C152]+[.E152])" office:value-type="string">
            <text:p>0</text:p>
          </table:table-cell>
          <table:table-cell table:style-name="ce30"/>
          <table:table-cell table:style-name="ce30" table:formula="of:=IF(([.D152]+[.E152])&gt;=[.C152];&quot;It's okay.&quot;;&quot;Must buy!&quot;)" office:value-type="string">
            <text:p>It's okay.</text:p>
          </table:table-cell>
          <table:table-cell table:style-name="ce29" table:formula="of:=[.C152]-([.D152]+[.E152])" office:value-type="string">
            <text:p>-1</text:p>
          </table:table-cell>
        </table:table-row>
        <table:table-row table:style-name="ro2">
          <table:table-cell table:style-name="ce26" office:value-type="string">
            <text:p>4558797</text:p>
          </table:table-cell>
          <table:table-cell table:style-name="ce26" office:value-type="string">
            <text:p>6439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Right Panel 3X11</text:p>
          </table:table-cell>
          <table:table-cell table:style-name="ce25" table:formula="of:=IF(([.C153]+[.E153])&gt;=([.D153]+[.E153]);&quot;It's okay.&quot;;&quot;Must buy!&quot;)" office:value-type="string">
            <text:p>It's okay.</text:p>
          </table:table-cell>
          <table:table-cell table:style-name="ce29" table:formula="of:=([.D153]+[.E153])-([.C153]+[.E153])" office:value-type="string">
            <text:p>-3</text:p>
          </table:table-cell>
          <table:table-cell table:style-name="ce30"/>
          <table:table-cell table:style-name="ce30" table:formula="of:=IF(([.D153]+[.E153])&gt;=[.C153];&quot;It's okay.&quot;;&quot;Must buy!&quot;)" office:value-type="string">
            <text:p>Must buy!</text:p>
          </table:table-cell>
          <table:table-cell table:style-name="ce29" table:formula="of:=[.C153]-([.D153]+[.E153])" office:value-type="string">
            <text:p>3</text:p>
          </table:table-cell>
        </table:table-row>
        <table:table-row table:style-name="ro2">
          <table:table-cell table:style-name="ce26" office:value-type="string">
            <text:p>4558802</text:p>
          </table:table-cell>
          <table:table-cell table:style-name="ce26" office:value-type="string">
            <text:p>6468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Left Panel 3X11</text:p>
          </table:table-cell>
          <table:table-cell table:style-name="ce25" table:formula="of:=IF(([.C154]+[.E154])&gt;=([.D154]+[.E154]);&quot;It's okay.&quot;;&quot;Must buy!&quot;)" office:value-type="string">
            <text:p>It's okay.</text:p>
          </table:table-cell>
          <table:table-cell table:style-name="ce29" table:formula="of:=([.D154]+[.E154])-([.C154]+[.E154])" office:value-type="string">
            <text:p>-3</text:p>
          </table:table-cell>
          <table:table-cell table:style-name="ce30"/>
          <table:table-cell table:style-name="ce30" table:formula="of:=IF(([.D154]+[.E154])&gt;=[.C154];&quot;It's okay.&quot;;&quot;Must buy!&quot;)" office:value-type="string">
            <text:p>Must buy!</text:p>
          </table:table-cell>
          <table:table-cell table:style-name="ce29" table:formula="of:=[.C154]-([.D154]+[.E154])" office:value-type="string">
            <text:p>3</text:p>
          </table:table-cell>
        </table:table-row>
        <table:table-row table:style-name="ro2">
          <table:table-cell table:style-name="ce26" office:value-type="string">
            <text:p>4560175</text:p>
          </table:table-cell>
          <table:table-cell table:style-name="ce26" office:value-type="string">
            <text:p>8708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Double Bush 3M Ø4.9</text:p>
          </table:table-cell>
          <table:table-cell table:style-name="ce25" table:formula="of:=IF(([.C155]+[.E155])&gt;=([.D155]+[.E155]);&quot;It's okay.&quot;;&quot;Must buy!&quot;)" office:value-type="string">
            <text:p>It's okay.</text:p>
          </table:table-cell>
          <table:table-cell table:style-name="ce29" table:formula="of:=([.D155]+[.E155])-([.C155]+[.E155])" office:value-type="string">
            <text:p>-2</text:p>
          </table:table-cell>
          <table:table-cell table:style-name="ce30"/>
          <table:table-cell table:style-name="ce30" table:formula="of:=IF(([.D155]+[.E155])&gt;=[.C155];&quot;It's okay.&quot;;&quot;Must buy!&quot;)" office:value-type="string">
            <text:p>It's okay.</text:p>
          </table:table-cell>
          <table:table-cell table:style-name="ce29" table:formula="of:=[.C155]-([.D155]+[.E155])" office:value-type="string">
            <text:p>0</text:p>
          </table:table-cell>
        </table:table-row>
        <table:table-row table:style-name="ro2">
          <table:table-cell table:style-name="ce26" office:value-type="string">
            <text:p>4560177</text:p>
          </table:table-cell>
          <table:table-cell table:style-name="ce26" office:value-type="string">
            <text:p>8708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Axle with stop, 4-module</text:p>
          </table:table-cell>
          <table:table-cell table:style-name="ce25" table:formula="of:=IF(([.C156]+[.E156])&gt;=([.D156]+[.E156]);&quot;It's okay.&quot;;&quot;Must buy!&quot;)" office:value-type="string">
            <text:p>It's okay.</text:p>
          </table:table-cell>
          <table:table-cell table:style-name="ce29" table:formula="of:=([.D156]+[.E156])-([.C156]+[.E156])" office:value-type="string">
            <text:p>-4</text:p>
          </table:table-cell>
          <table:table-cell table:style-name="ce30"/>
          <table:table-cell table:style-name="ce30" table:formula="of:=IF(([.D156]+[.E156])&gt;=[.C156];&quot;It's okay.&quot;;&quot;Must buy!&quot;)" office:value-type="string">
            <text:p>Must buy!</text:p>
          </table:table-cell>
          <table:table-cell table:style-name="ce29" table:formula="of:=[.C156]-([.D156]+[.E156])" office:value-type="string">
            <text:p>4</text:p>
          </table:table-cell>
        </table:table-row>
        <table:table-row table:style-name="ro2">
          <table:table-cell table:style-name="ce26" office:value-type="string">
            <text:p>4562805</text:p>
          </table:table-cell>
          <table:table-cell table:style-name="ce26" office:value-type="string">
            <text:p>6429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11M Beam</text:p>
          </table:table-cell>
          <table:table-cell table:style-name="ce25" table:formula="of:=IF(([.C157]+[.E157])&gt;=([.D157]+[.E157]);&quot;It's okay.&quot;;&quot;Must buy!&quot;)" office:value-type="string">
            <text:p>It's okay.</text:p>
          </table:table-cell>
          <table:table-cell table:style-name="ce29" table:formula="of:=([.D157]+[.E157])-([.C157]+[.E157])" office:value-type="string">
            <text:p>-4</text:p>
          </table:table-cell>
          <table:table-cell table:style-name="ce30"/>
          <table:table-cell table:style-name="ce30" table:formula="of:=IF(([.D157]+[.E157])&gt;=[.C157];&quot;It's okay.&quot;;&quot;Must buy!&quot;)" office:value-type="string">
            <text:p>Must buy!</text:p>
          </table:table-cell>
          <table:table-cell table:style-name="ce29" table:formula="of:=[.C157]-([.D157]+[.E157])" office:value-type="string">
            <text:p>4</text:p>
          </table:table-cell>
        </table:table-row>
        <table:table-row table:style-name="ro2">
          <table:table-cell table:style-name="ce26" office:value-type="string">
            <text:p>4563044</text:p>
          </table:table-cell>
          <table:table-cell table:style-name="ce26" office:value-type="string">
            <text:p>3329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2X1X3 Steering Knuckle Arm</text:p>
          </table:table-cell>
          <table:table-cell table:style-name="ce25" table:formula="of:=IF(([.C158]+[.E158])&gt;=([.D158]+[.E158]);&quot;It's okay.&quot;;&quot;Must buy!&quot;)" office:value-type="string">
            <text:p>Must buy!</text:p>
          </table:table-cell>
          <table:table-cell table:style-name="ce29" table:formula="of:=([.D158]+[.E158])-([.C158]+[.E158])" office:value-type="string">
            <text:p>2</text:p>
          </table:table-cell>
          <table:table-cell table:style-name="ce30"/>
          <table:table-cell table:style-name="ce30" table:formula="of:=IF(([.D158]+[.E158])&gt;=[.C158];&quot;It's okay.&quot;;&quot;Must buy!&quot;)" office:value-type="string">
            <text:p>It's okay.</text:p>
          </table:table-cell>
          <table:table-cell table:style-name="ce29" table:formula="of:=[.C158]-([.D158]+[.E158])" office:value-type="string">
            <text:p>-3</text:p>
          </table:table-cell>
        </table:table-row>
        <table:table-row table:style-name="ro2">
          <table:table-cell table:style-name="ce26" office:value-type="string">
            <text:p>4565452</text:p>
          </table:table-cell>
          <table:table-cell table:style-name="ce26" office:value-type="string">
            <text:p>6589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Conical Wheel Z12</text:p>
          </table:table-cell>
          <table:table-cell table:style-name="ce25" table:formula="of:=IF(([.C159]+[.E159])&gt;=([.D159]+[.E159]);&quot;It's okay.&quot;;&quot;Must buy!&quot;)" office:value-type="string">
            <text:p>Must buy!</text:p>
          </table:table-cell>
          <table:table-cell table:style-name="ce29" table:formula="of:=([.D159]+[.E159])-([.C159]+[.E159])" office:value-type="string">
            <text:p>1</text:p>
          </table:table-cell>
          <table:table-cell table:style-name="ce30"/>
          <table:table-cell table:style-name="ce30" table:formula="of:=IF(([.D159]+[.E159])&gt;=[.C159];&quot;It's okay.&quot;;&quot;Must buy!&quot;)" office:value-type="string">
            <text:p>It's okay.</text:p>
          </table:table-cell>
          <table:table-cell table:style-name="ce29" table:formula="of:=[.C159]-([.D159]+[.E159])" office:value-type="string">
            <text:p>-4</text:p>
          </table:table-cell>
        </table:table-row>
        <table:table-row table:style-name="ro2">
          <table:table-cell table:style-name="ce26" office:value-type="string">
            <text:p>4566249</text:p>
          </table:table-cell>
          <table:table-cell table:style-name="ce26" office:value-type="string">
            <text:p>8708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Right Panel 3X5</text:p>
          </table:table-cell>
          <table:table-cell table:style-name="ce25" table:formula="of:=IF(([.C160]+[.E160])&gt;=([.D160]+[.E160]);&quot;It's okay.&quot;;&quot;Must buy!&quot;)" office:value-type="string">
            <text:p>Must buy!</text:p>
          </table:table-cell>
          <table:table-cell table:style-name="ce29" table:formula="of:=([.D160]+[.E160])-([.C160]+[.E160])" office:value-type="string">
            <text:p>1</text:p>
          </table:table-cell>
          <table:table-cell table:style-name="ce30"/>
          <table:table-cell table:style-name="ce30" table:formula="of:=IF(([.D160]+[.E160])&gt;=[.C160];&quot;It's okay.&quot;;&quot;Must buy!&quot;)" office:value-type="string">
            <text:p>It's okay.</text:p>
          </table:table-cell>
          <table:table-cell table:style-name="ce29" table:formula="of:=[.C160]-([.D160]+[.E160])" office:value-type="string">
            <text:p>-2</text:p>
          </table:table-cell>
        </table:table-row>
        <table:table-row table:style-name="ro2">
          <table:table-cell table:style-name="ce26" office:value-type="string">
            <text:p>4566251</text:p>
          </table:table-cell>
          <table:table-cell table:style-name="ce26" office:value-type="string">
            <text:p>8708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Left Panel 3X5</text:p>
          </table:table-cell>
          <table:table-cell table:style-name="ce25" table:formula="of:=IF(([.C161]+[.E161])&gt;=([.D161]+[.E161]);&quot;It's okay.&quot;;&quot;Must buy!&quot;)" office:value-type="string">
            <text:p>Must buy!</text:p>
          </table:table-cell>
          <table:table-cell table:style-name="ce29" table:formula="of:=([.D161]+[.E161])-([.C161]+[.E161])" office:value-type="string">
            <text:p>1</text:p>
          </table:table-cell>
          <table:table-cell table:style-name="ce30"/>
          <table:table-cell table:style-name="ce30" table:formula="of:=IF(([.D161]+[.E161])&gt;=[.C161];&quot;It's okay.&quot;;&quot;Must buy!&quot;)" office:value-type="string">
            <text:p>It's okay.</text:p>
          </table:table-cell>
          <table:table-cell table:style-name="ce29" table:formula="of:=[.C161]-([.D161]+[.E161])" office:value-type="string">
            <text:p>-2</text:p>
          </table:table-cell>
        </table:table-row>
        <table:table-row table:style-name="ro2">
          <table:table-cell table:style-name="ce26" office:value-type="string">
            <text:p>4582792</text:p>
          </table:table-cell>
          <table:table-cell table:style-name="ce26" office:value-type="string">
            <text:p>5751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Sprocket, Ø¸40,7</text:p>
          </table:table-cell>
          <table:table-cell table:style-name="ce25" table:formula="of:=IF(([.C162]+[.E162])&gt;=([.D162]+[.E162]);&quot;It's okay.&quot;;&quot;Must buy!&quot;)" office:value-type="string">
            <text:p>Must buy!</text:p>
          </table:table-cell>
          <table:table-cell table:style-name="ce29" table:formula="of:=([.D162]+[.E162])-([.C162]+[.E162])" office:value-type="string">
            <text:p>4</text:p>
          </table:table-cell>
          <table:table-cell table:style-name="ce30"/>
          <table:table-cell table:style-name="ce30" table:formula="of:=IF(([.D162]+[.E162])&gt;=[.C162];&quot;It's okay.&quot;;&quot;Must buy!&quot;)" office:value-type="string">
            <text:p>It's okay.</text:p>
          </table:table-cell>
          <table:table-cell table:style-name="ce29" table:formula="of:=[.C162]-([.D162]+[.E162])" office:value-type="string">
            <text:p>-6</text:p>
          </table:table-cell>
        </table:table-row>
        <table:table-row table:style-name="ro2">
          <table:table-cell table:style-name="ce26" office:value-type="string">
            <text:p>4585040</text:p>
          </table:table-cell>
          <table:table-cell table:style-name="ce26" office:value-type="string">
            <text:p>3252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Ang. Beam 3X5 90 Deg.</text:p>
          </table:table-cell>
          <table:table-cell table:style-name="ce25" table:formula="of:=IF(([.C163]+[.E163])&gt;=([.D163]+[.E163]);&quot;It's okay.&quot;;&quot;Must buy!&quot;)" office:value-type="string">
            <text:p>Must buy!</text:p>
          </table:table-cell>
          <table:table-cell table:style-name="ce29" table:formula="of:=([.D163]+[.E163])-([.C163]+[.E163])" office:value-type="string">
            <text:p>4</text:p>
          </table:table-cell>
          <table:table-cell table:style-name="ce30"/>
          <table:table-cell table:style-name="ce30" table:formula="of:=IF(([.D163]+[.E163])&gt;=[.C163];&quot;It's okay.&quot;;&quot;Must buy!&quot;)" office:value-type="string">
            <text:p>It's okay.</text:p>
          </table:table-cell>
          <table:table-cell table:style-name="ce29" table:formula="of:=[.C163]-([.D163]+[.E163])" office:value-type="string">
            <text:p>-4</text:p>
          </table:table-cell>
        </table:table-row>
        <table:table-row table:style-name="ro2">
          <table:table-cell table:style-name="ce26" office:value-type="string">
            <text:p>4587275</text:p>
          </table:table-cell>
          <table:table-cell table:style-name="ce26" office:value-type="string">
            <text:p>418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Wedge-Belt Wheel Ø24</text:p>
          </table:table-cell>
          <table:table-cell table:style-name="ce25" table:formula="of:=IF(([.C164]+[.E164])&gt;=([.D164]+[.E164]);&quot;It's okay.&quot;;&quot;Must buy!&quot;)" office:value-type="string">
            <text:p>Must buy!</text:p>
          </table:table-cell>
          <table:table-cell table:style-name="ce29" table:formula="of:=([.D164]+[.E164])-([.C164]+[.E164])" office:value-type="string">
            <text:p>4</text:p>
          </table:table-cell>
          <table:table-cell table:style-name="ce30"/>
          <table:table-cell table:style-name="ce30" table:formula="of:=IF(([.D164]+[.E164])&gt;=[.C164];&quot;It's okay.&quot;;&quot;Must buy!&quot;)" office:value-type="string">
            <text:p>It's okay.</text:p>
          </table:table-cell>
          <table:table-cell table:style-name="ce29" table:formula="of:=[.C164]-([.D164]+[.E164])" office:value-type="string">
            <text:p>-4</text:p>
          </table:table-cell>
        </table:table-row>
        <table:table-row table:style-name="ro2">
          <table:table-cell table:style-name="ce26" office:value-type="string">
            <text:p>4610374</text:p>
          </table:table-cell>
          <table:table-cell table:style-name="ce26" office:value-type="string">
            <text:p>9290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Cardan Cup With Cross Axle 2M</text:p>
          </table:table-cell>
          <table:table-cell table:style-name="ce25" table:formula="of:=IF(([.C165]+[.E165])&gt;=([.D165]+[.E165]);&quot;It's okay.&quot;;&quot;Must buy!&quot;)" office:value-type="string">
            <text:p>It's okay.</text:p>
          </table:table-cell>
          <table:table-cell table:style-name="ce29" table:formula="of:=([.D165]+[.E165])-([.C165]+[.E165])" office:value-type="string">
            <text:p>0</text:p>
          </table:table-cell>
          <table:table-cell table:style-name="ce30"/>
          <table:table-cell table:style-name="ce30" table:formula="of:=IF(([.D165]+[.E165])&gt;=[.C165];&quot;It's okay.&quot;;&quot;Must buy!&quot;)" office:value-type="string">
            <text:p>It's okay.</text:p>
          </table:table-cell>
          <table:table-cell table:style-name="ce29" table:formula="of:=[.C165]-([.D165]+[.E165])" office:value-type="string">
            <text:p>-2</text:p>
          </table:table-cell>
        </table:table-row>
        <table:table-row table:style-name="ro2">
          <table:table-cell table:style-name="ce26" office:value-type="string">
            <text:p>4610377</text:p>
          </table:table-cell>
          <table:table-cell table:style-name="ce26" office:value-type="string">
            <text:p>9290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Gear Block 3½ 6½X3</text:p>
          </table:table-cell>
          <table:table-cell table:style-name="ce25" table:formula="of:=IF(([.C166]+[.E166])&gt;=([.D166]+[.E166]);&quot;It's okay.&quot;;&quot;Must buy!&quot;)" office:value-type="string">
            <text:p>It's okay.</text:p>
          </table:table-cell>
          <table:table-cell table:style-name="ce29" table:formula="of:=([.D166]+[.E166])-([.C166]+[.E166])" office:value-type="string">
            <text:p>0</text:p>
          </table:table-cell>
          <table:table-cell table:style-name="ce30"/>
          <table:table-cell table:style-name="ce30" table:formula="of:=IF(([.D166]+[.E166])&gt;=[.C166];&quot;It's okay.&quot;;&quot;Must buy!&quot;)" office:value-type="string">
            <text:p>It's okay.</text:p>
          </table:table-cell>
          <table:table-cell table:style-name="ce29" table:formula="of:=[.C166]-([.D166]+[.E166])" office:value-type="string">
            <text:p>-2</text:p>
          </table:table-cell>
        </table:table-row>
        <table:table-row table:style-name="ro2">
          <table:table-cell table:style-name="ce26" office:value-type="string">
            <text:p>4610378</text:p>
          </table:table-cell>
          <table:table-cell table:style-name="ce26" office:value-type="string">
            <text:p>9290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3 Snap Gearblok</text:p>
          </table:table-cell>
          <table:table-cell table:style-name="ce25" table:formula="of:=IF(([.C167]+[.E167])&gt;=([.D167]+[.E167]);&quot;It's okay.&quot;;&quot;Must buy!&quot;)" office:value-type="string">
            <text:p>It's okay.</text:p>
          </table:table-cell>
          <table:table-cell table:style-name="ce29" table:formula="of:=([.D167]+[.E167])-([.C167]+[.E167])" office:value-type="string">
            <text:p>0</text:p>
          </table:table-cell>
          <table:table-cell table:style-name="ce30"/>
          <table:table-cell table:style-name="ce30" table:formula="of:=IF(([.D167]+[.E167])&gt;=[.C167];&quot;It's okay.&quot;;&quot;Must buy!&quot;)" office:value-type="string">
            <text:p>It's okay.</text:p>
          </table:table-cell>
          <table:table-cell table:style-name="ce29" table:formula="of:=[.C167]-([.D167]+[.E167])" office:value-type="string">
            <text:p>-2</text:p>
          </table:table-cell>
        </table:table-row>
        <table:table-row table:style-name="ro2">
          <table:table-cell table:style-name="ce26" office:value-type="string">
            <text:p>4610379</text:p>
          </table:table-cell>
          <table:table-cell table:style-name="ce26" office:value-type="string">
            <text:p>929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Power Joint Ballpart</text:p>
          </table:table-cell>
          <table:table-cell table:style-name="ce25" table:formula="of:=IF(([.C168]+[.E168])&gt;=([.D168]+[.E168]);&quot;It's okay.&quot;;&quot;Must buy!&quot;)" office:value-type="string">
            <text:p>It's okay.</text:p>
          </table:table-cell>
          <table:table-cell table:style-name="ce29" table:formula="of:=([.D168]+[.E168])-([.C168]+[.E168])" office:value-type="string">
            <text:p>0</text:p>
          </table:table-cell>
          <table:table-cell table:style-name="ce30"/>
          <table:table-cell table:style-name="ce30" table:formula="of:=IF(([.D168]+[.E168])&gt;=[.C168];&quot;It's okay.&quot;;&quot;Must buy!&quot;)" office:value-type="string">
            <text:p>It's okay.</text:p>
          </table:table-cell>
          <table:table-cell table:style-name="ce29" table:formula="of:=[.C168]-([.D168]+[.E168])" office:value-type="string">
            <text:p>-1</text:p>
          </table:table-cell>
        </table:table-row>
        <table:table-row table:style-name="ro2">
          <table:table-cell table:style-name="ce26" office:value-type="string">
            <text:p>4610380</text:p>
          </table:table-cell>
          <table:table-cell table:style-name="ce26" office:value-type="string">
            <text:p>9291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Power Joint</text:p>
          </table:table-cell>
          <table:table-cell table:style-name="ce25" table:formula="of:=IF(([.C169]+[.E169])&gt;=([.D169]+[.E169]);&quot;It's okay.&quot;;&quot;Must buy!&quot;)" office:value-type="string">
            <text:p>Must buy!</text:p>
          </table:table-cell>
          <table:table-cell table:style-name="ce29" table:formula="of:=([.D169]+[.E169])-([.C169]+[.E169])" office:value-type="string">
            <text:p>1</text:p>
          </table:table-cell>
          <table:table-cell table:style-name="ce30"/>
          <table:table-cell table:style-name="ce30" table:formula="of:=IF(([.D169]+[.E169])&gt;=[.C169];&quot;It's okay.&quot;;&quot;Must buy!&quot;)" office:value-type="string">
            <text:p>It's okay.</text:p>
          </table:table-cell>
          <table:table-cell table:style-name="ce29" table:formula="of:=[.C169]-([.D169]+[.E169])" office:value-type="string">
            <text:p>-2</text:p>
          </table:table-cell>
        </table:table-row>
        <table:table-row table:style-name="ro2">
          <table:table-cell table:style-name="ce26" office:value-type="string">
            <text:p>4611705</text:p>
          </table:table-cell>
          <table:table-cell table:style-name="ce26" office:value-type="string">
            <text:p>6429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Technic 11M Beam</text:p>
          </table:table-cell>
          <table:table-cell table:style-name="ce25" table:formula="of:=IF(([.C170]+[.E170])&gt;=([.D170]+[.E170]);&quot;It's okay.&quot;;&quot;Must buy!&quot;)" office:value-type="string">
            <text:p>Must buy!</text:p>
          </table:table-cell>
          <table:table-cell table:style-name="ce29" table:formula="of:=([.D170]+[.E170])-([.C170]+[.E170])" office:value-type="string">
            <text:p>4</text:p>
          </table:table-cell>
          <table:table-cell table:style-name="ce30"/>
          <table:table-cell table:style-name="ce30" table:formula="of:=IF(([.D170]+[.E170])&gt;=[.C170];&quot;It's okay.&quot;;&quot;Must buy!&quot;)" office:value-type="string">
            <text:p>It's okay.</text:p>
          </table:table-cell>
          <table:table-cell table:style-name="ce29" table:formula="of:=[.C170]-([.D170]+[.E170])" office:value-type="string">
            <text:p>-10</text:p>
          </table:table-cell>
        </table:table-row>
        <table:table-row table:style-name="ro2">
          <table:table-cell table:style-name="ce26" office:value-type="string">
            <text:p>4614801</text:p>
          </table:table-cell>
          <table:table-cell table:style-name="ce26" office:value-type="string">
            <text:p>4477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Tire Extra-Wide</text:p>
          </table:table-cell>
          <table:table-cell table:style-name="ce25" table:formula="of:=IF(([.C171]+[.E171])&gt;=([.D171]+[.E171]);&quot;It's okay.&quot;;&quot;Must buy!&quot;)" office:value-type="string">
            <text:p>It's okay.</text:p>
          </table:table-cell>
          <table:table-cell table:style-name="ce29" table:formula="of:=([.D171]+[.E171])-([.C171]+[.E171])" office:value-type="string">
            <text:p>0</text:p>
          </table:table-cell>
          <table:table-cell table:style-name="ce30"/>
          <table:table-cell table:style-name="ce30" table:formula="of:=IF(([.D171]+[.E171])&gt;=[.C171];&quot;It's okay.&quot;;&quot;Must buy!&quot;)" office:value-type="string">
            <text:p>It's okay.</text:p>
          </table:table-cell>
          <table:table-cell table:style-name="ce29" table:formula="of:=[.C171]-([.D171]+[.E171])" office:value-type="string">
            <text:p>-4</text:p>
          </table:table-cell>
        </table:table-row>
        <table:table-row table:style-name="ro2">
          <table:table-cell table:style-name="ce26" office:value-type="string">
            <text:p>4624645</text:p>
          </table:table-cell>
          <table:table-cell table:style-name="ce26" office:value-type="string">
            <text:p>5016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Turntable Ø4.85</text:p>
          </table:table-cell>
          <table:table-cell table:style-name="ce25" table:formula="of:=IF(([.C172]+[.E172])&gt;=([.D172]+[.E172]);&quot;It's okay.&quot;;&quot;Must buy!&quot;)" office:value-type="string">
            <text:p>It's okay.</text:p>
          </table:table-cell>
          <table:table-cell table:style-name="ce29" table:formula="of:=([.D172]+[.E172])-([.C172]+[.E172])" office:value-type="string">
            <text:p>0</text:p>
          </table:table-cell>
          <table:table-cell table:style-name="ce30"/>
          <table:table-cell table:style-name="ce30" table:formula="of:=IF(([.D172]+[.E172])&gt;=[.C172];&quot;It's okay.&quot;;&quot;Must buy!&quot;)" office:value-type="string">
            <text:p>It's okay.</text:p>
          </table:table-cell>
          <table:table-cell table:style-name="ce29" table:formula="of:=[.C172]-([.D172]+[.E172])" office:value-type="string">
            <text:p>-1</text:p>
          </table:table-cell>
        </table:table-row>
        <table:table-row table:style-name="ro2">
          <table:table-cell table:style-name="ce26" office:value-type="string">
            <text:p>4629920</text:p>
          </table:table-cell>
          <table:table-cell table:style-name="ce26" office:value-type="string">
            <text:p>3200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rack Rod 6M,</text:p>
          </table:table-cell>
          <table:table-cell table:style-name="ce25" table:formula="of:=IF(([.C173]+[.E173])&gt;=([.D173]+[.E173]);&quot;It's okay.&quot;;&quot;Must buy!&quot;)" office:value-type="string">
            <text:p>It's okay.</text:p>
          </table:table-cell>
          <table:table-cell table:style-name="ce29" table:formula="of:=([.D173]+[.E173])-([.C173]+[.E173])" office:value-type="string">
            <text:p>0</text:p>
          </table:table-cell>
          <table:table-cell table:style-name="ce30"/>
          <table:table-cell table:style-name="ce30" table:formula="of:=IF(([.D173]+[.E173])&gt;=[.C173];&quot;It's okay.&quot;;&quot;Must buy!&quot;)" office:value-type="string">
            <text:p>It's okay.</text:p>
          </table:table-cell>
          <table:table-cell table:style-name="ce29" table:formula="of:=[.C173]-([.D173]+[.E173])" office:value-type="string">
            <text:p>-2</text:p>
          </table:table-cell>
        </table:table-row>
        <table:table-row table:style-name="ro2">
          <table:table-cell table:style-name="ce26" office:value-type="string">
            <text:p>4629921</text:p>
          </table:table-cell>
          <table:table-cell table:style-name="ce26" office:value-type="string">
            <text:p>3200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rack Rod 6M,</text:p>
          </table:table-cell>
          <table:table-cell table:style-name="ce25" table:formula="of:=IF(([.C174]+[.E174])&gt;=([.D174]+[.E174]);&quot;It's okay.&quot;;&quot;Must buy!&quot;)" office:value-type="string">
            <text:p>It's okay.</text:p>
          </table:table-cell>
          <table:table-cell table:style-name="ce29" table:formula="of:=([.D174]+[.E174])-([.C174]+[.E174])" office:value-type="string">
            <text:p>-2</text:p>
          </table:table-cell>
          <table:table-cell table:style-name="ce30"/>
          <table:table-cell table:style-name="ce30" table:formula="of:=IF(([.D174]+[.E174])&gt;=[.C174];&quot;It's okay.&quot;;&quot;Must buy!&quot;)" office:value-type="string">
            <text:p>Must buy!</text:p>
          </table:table-cell>
          <table:table-cell table:style-name="ce29" table:formula="of:=[.C174]-([.D174]+[.E174])" office:value-type="string">
            <text:p>2</text:p>
          </table:table-cell>
        </table:table-row>
        <table:table-row table:style-name="ro2">
          <table:table-cell table:style-name="ce26" office:value-type="string">
            <text:p>4630114</text:p>
          </table:table-cell>
          <table:table-cell table:style-name="ce26" office:value-type="string">
            <text:p>92907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ross Block/Form 2X2X2</text:p>
          </table:table-cell>
          <table:table-cell table:style-name="ce25" table:formula="of:=IF(([.C175]+[.E175])&gt;=([.D175]+[.E175]);&quot;It's okay.&quot;;&quot;Must buy!&quot;)" office:value-type="string">
            <text:p>It's okay.</text:p>
          </table:table-cell>
          <table:table-cell table:style-name="ce29" table:formula="of:=([.D175]+[.E175])-([.C175]+[.E175])" office:value-type="string">
            <text:p>-2</text:p>
          </table:table-cell>
          <table:table-cell table:style-name="ce30"/>
          <table:table-cell table:style-name="ce30" table:formula="of:=IF(([.D175]+[.E175])&gt;=[.C175];&quot;It's okay.&quot;;&quot;Must buy!&quot;)" office:value-type="string">
            <text:p>Must buy!</text:p>
          </table:table-cell>
          <table:table-cell table:style-name="ce29" table:formula="of:=[.C175]-([.D175]+[.E175])" office:value-type="string">
            <text:p>2</text:p>
          </table:table-cell>
        </table:table-row>
        <table:table-row table:style-name="ro2">
          <table:table-cell table:style-name="ce26" office:value-type="string">
            <text:p>4631648</text:p>
          </table:table-cell>
          <table:table-cell table:style-name="ce26" office:value-type="string">
            <text:p>4367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Corrugated Pipe 152Mm</text:p>
          </table:table-cell>
          <table:table-cell table:style-name="ce25" table:formula="of:=IF(([.C176]+[.E176])&gt;=([.D176]+[.E176]);&quot;It's okay.&quot;;&quot;Must buy!&quot;)" office:value-type="string">
            <text:p>It's okay.</text:p>
          </table:table-cell>
          <table:table-cell table:style-name="ce29" table:formula="of:=([.D176]+[.E176])-([.C176]+[.E176])" office:value-type="string">
            <text:p>0</text:p>
          </table:table-cell>
          <table:table-cell table:style-name="ce30"/>
          <table:table-cell table:style-name="ce30" table:formula="of:=IF(([.D176]+[.E176])&gt;=[.C176];&quot;It's okay.&quot;;&quot;Must buy!&quot;)" office:value-type="string">
            <text:p>It's okay.</text:p>
          </table:table-cell>
          <table:table-cell table:style-name="ce29" table:formula="of:=[.C176]-([.D176]+[.E176])" office:value-type="string">
            <text:p>-4</text:p>
          </table:table-cell>
        </table:table-row>
        <table:table-row table:style-name="ro2">
          <table:table-cell table:style-name="ce26" office:value-type="string">
            <text:p>4634091</text:p>
          </table:table-cell>
          <table:table-cell table:style-name="ce26" office:value-type="string">
            <text:p>5690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Rim Wide 43,2X26 W 6 Hol.Ø 4.8</text:p>
          </table:table-cell>
          <table:table-cell table:style-name="ce25" table:formula="of:=IF(([.C177]+[.E177])&gt;=([.D177]+[.E177]);&quot;It's okay.&quot;;&quot;Must buy!&quot;)" office:value-type="string">
            <text:p>Must buy!</text:p>
          </table:table-cell>
          <table:table-cell table:style-name="ce29" table:formula="of:=([.D177]+[.E177])-([.C177]+[.E177])" office:value-type="string">
            <text:p>2</text:p>
          </table:table-cell>
          <table:table-cell table:style-name="ce30"/>
          <table:table-cell table:style-name="ce30" table:formula="of:=IF(([.D177]+[.E177])&gt;=[.C177];&quot;It's okay.&quot;;&quot;Must buy!&quot;)" office:value-type="string">
            <text:p>It's okay.</text:p>
          </table:table-cell>
          <table:table-cell table:style-name="ce29" table:formula="of:=[.C177]-([.D177]+[.E177])" office:value-type="string">
            <text:p>-4</text:p>
          </table:table-cell>
        </table:table-row>
        <table:table-row table:style-name="ro2">
          <table:table-cell table:style-name="ce26" office:value-type="string">
            <text:p>4639695</text:p>
          </table:table-cell>
          <table:table-cell table:style-name="ce26" office:value-type="string">
            <text:p>8920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yre Low Wide Ø24 X 14</text:p>
          </table:table-cell>
          <table:table-cell table:style-name="ce25" table:formula="of:=IF(([.C178]+[.E178])&gt;=([.D178]+[.E178]);&quot;It's okay.&quot;;&quot;Must buy!&quot;)" office:value-type="string">
            <text:p>It's okay.</text:p>
          </table:table-cell>
          <table:table-cell table:style-name="ce29" table:formula="of:=([.D178]+[.E178])-([.C178]+[.E178])" office:value-type="string">
            <text:p>0</text:p>
          </table:table-cell>
          <table:table-cell table:style-name="ce30"/>
          <table:table-cell table:style-name="ce30" table:formula="of:=IF(([.D178]+[.E178])&gt;=[.C178];&quot;It's okay.&quot;;&quot;Must buy!&quot;)" office:value-type="string">
            <text:p>It's okay.</text:p>
          </table:table-cell>
          <table:table-cell table:style-name="ce29" table:formula="of:=[.C178]-([.D178]+[.E178])" office:value-type="string">
            <text:p>-2</text:p>
          </table:table-cell>
        </table:table-row>
        <table:table-row table:style-name="ro2">
          <table:table-cell table:style-name="ce26" office:value-type="string">
            <text:p>4640536</text:p>
          </table:table-cell>
          <table:table-cell table:style-name="ce26" office:value-type="string">
            <text:p>9492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Gear Wheel Z16</text:p>
          </table:table-cell>
          <table:table-cell table:style-name="ce25" table:formula="of:=IF(([.C179]+[.E179])&gt;=([.D179]+[.E179]);&quot;It's okay.&quot;;&quot;Must buy!&quot;)" office:value-type="string">
            <text:p>Must buy!</text:p>
          </table:table-cell>
          <table:table-cell table:style-name="ce29" table:formula="of:=([.D179]+[.E179])-([.C179]+[.E179])" office:value-type="string">
            <text:p>4</text:p>
          </table:table-cell>
          <table:table-cell table:style-name="ce30"/>
          <table:table-cell table:style-name="ce30" table:formula="of:=IF(([.D179]+[.E179])&gt;=[.C179];&quot;It's okay.&quot;;&quot;Must buy!&quot;)" office:value-type="string">
            <text:p>It's okay.</text:p>
          </table:table-cell>
          <table:table-cell table:style-name="ce29" table:formula="of:=[.C179]-([.D179]+[.E179])" office:value-type="string">
            <text:p>-4</text:p>
          </table:table-cell>
        </table:table-row>
        <table:table-row table:style-name="ro2">
          <table:table-cell table:style-name="ce26" office:value-type="string">
            <text:p>4645732</text:p>
          </table:table-cell>
          <table:table-cell table:style-name="ce26" office:value-type="string">
            <text:p>6428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9M Beam</text:p>
          </table:table-cell>
          <table:table-cell table:style-name="ce25" table:formula="of:=IF(([.C180]+[.E180])&gt;=([.D180]+[.E180]);&quot;It's okay.&quot;;&quot;Must buy!&quot;)" office:value-type="string">
            <text:p>It's okay.</text:p>
          </table:table-cell>
          <table:table-cell table:style-name="ce29" table:formula="of:=([.D180]+[.E180])-([.C180]+[.E180])" office:value-type="string">
            <text:p>-8</text:p>
          </table:table-cell>
          <table:table-cell table:style-name="ce30"/>
          <table:table-cell table:style-name="ce30" table:formula="of:=IF(([.D180]+[.E180])&gt;=[.C180];&quot;It's okay.&quot;;&quot;Must buy!&quot;)" office:value-type="string">
            <text:p>Must buy!</text:p>
          </table:table-cell>
          <table:table-cell table:style-name="ce29" table:formula="of:=[.C180]-([.D180]+[.E180])" office:value-type="string">
            <text:p>8</text:p>
          </table:table-cell>
        </table:table-row>
        <table:table-row table:style-name="ro2">
          <table:table-cell table:style-name="ce26" office:value-type="string">
            <text:p>4646864</text:p>
          </table:table-cell>
          <table:table-cell table:style-name="ce26" office:value-type="string">
            <text:p>9813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Flat Tile 1X1, Round</text:p>
          </table:table-cell>
          <table:table-cell table:style-name="ce25" table:formula="of:=IF(([.C181]+[.E181])&gt;=([.D181]+[.E181]);&quot;It's okay.&quot;;&quot;Must buy!&quot;)" office:value-type="string">
            <text:p>It's okay.</text:p>
          </table:table-cell>
          <table:table-cell table:style-name="ce29" table:formula="of:=([.D181]+[.E181])-([.C181]+[.E181])" office:value-type="string">
            <text:p>0</text:p>
          </table:table-cell>
          <table:table-cell table:style-name="ce30"/>
          <table:table-cell table:style-name="ce30" table:formula="of:=IF(([.D181]+[.E181])&gt;=[.C181];&quot;It's okay.&quot;;&quot;Must buy!&quot;)" office:value-type="string">
            <text:p>It's okay.</text:p>
          </table:table-cell>
          <table:table-cell table:style-name="ce29" table:formula="of:=[.C181]-([.D181]+[.E181])" office:value-type="string">
            <text:p>-6</text:p>
          </table:table-cell>
        </table:table-row>
        <table:table-row table:style-name="ro2">
          <table:table-cell table:style-name="ce26" office:value-type="string">
            <text:p>4652234</text:p>
          </table:table-cell>
          <table:table-cell table:style-name="ce26" office:value-type="string">
            <text:p>9898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Krydsblok 2X4</text:p>
          </table:table-cell>
          <table:table-cell table:style-name="ce25" table:formula="of:=IF(([.C182]+[.E182])&gt;=([.D182]+[.E182]);&quot;It's okay.&quot;;&quot;Must buy!&quot;)" office:value-type="string">
            <text:p>It's okay.</text:p>
          </table:table-cell>
          <table:table-cell table:style-name="ce29" table:formula="of:=([.D182]+[.E182])-([.C182]+[.E182])" office:value-type="string">
            <text:p>0</text:p>
          </table:table-cell>
          <table:table-cell table:style-name="ce30"/>
          <table:table-cell table:style-name="ce30" table:formula="of:=IF(([.D182]+[.E182])&gt;=[.C182];&quot;It's okay.&quot;;&quot;Must buy!&quot;)" office:value-type="string">
            <text:p>It's okay.</text:p>
          </table:table-cell>
          <table:table-cell table:style-name="ce29" table:formula="of:=[.C182]-([.D182]+[.E182])" office:value-type="string">
            <text:p>-3</text:p>
          </table:table-cell>
        </table:table-row>
        <table:table-row table:style-name="ro2">
          <table:table-cell table:style-name="ce26" office:value-type="string">
            <text:p>4652235</text:p>
          </table:table-cell>
          <table:table-cell table:style-name="ce26" office:value-type="string">
            <text:p>9900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Lower Part For Turntable Z28</text:p>
          </table:table-cell>
          <table:table-cell table:style-name="ce25" table:formula="of:=IF(([.C183]+[.E183])&gt;=([.D183]+[.E183]);&quot;It's okay.&quot;;&quot;Must buy!&quot;)" office:value-type="string">
            <text:p>Must buy!</text:p>
          </table:table-cell>
          <table:table-cell table:style-name="ce29" table:formula="of:=([.D183]+[.E183])-([.C183]+[.E183])" office:value-type="string">
            <text:p>2</text:p>
          </table:table-cell>
          <table:table-cell table:style-name="ce30"/>
          <table:table-cell table:style-name="ce30" table:formula="of:=IF(([.D183]+[.E183])&gt;=[.C183];&quot;It's okay.&quot;;&quot;Must buy!&quot;)" office:value-type="string">
            <text:p>It's okay.</text:p>
          </table:table-cell>
          <table:table-cell table:style-name="ce29" table:formula="of:=[.C183]-([.D183]+[.E183])" office:value-type="string">
            <text:p>-2</text:p>
          </table:table-cell>
        </table:table-row>
        <table:table-row table:style-name="ro2">
          <table:table-cell table:style-name="ce26" office:value-type="string">
            <text:p>4652236</text:p>
          </table:table-cell>
          <table:table-cell table:style-name="ce26" office:value-type="string">
            <text:p>9901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Upper Part For Turntable Z28</text:p>
          </table:table-cell>
          <table:table-cell table:style-name="ce25" table:formula="of:=IF(([.C184]+[.E184])&gt;=([.D184]+[.E184]);&quot;It's okay.&quot;;&quot;Must buy!&quot;)" office:value-type="string">
            <text:p>Must buy!</text:p>
          </table:table-cell>
          <table:table-cell table:style-name="ce29" table:formula="of:=([.D184]+[.E184])-([.C184]+[.E184])" office:value-type="string">
            <text:p>2</text:p>
          </table:table-cell>
          <table:table-cell table:style-name="ce30"/>
          <table:table-cell table:style-name="ce30" table:formula="of:=IF(([.D184]+[.E184])&gt;=[.C184];&quot;It's okay.&quot;;&quot;Must buy!&quot;)" office:value-type="string">
            <text:p>It's okay.</text:p>
          </table:table-cell>
          <table:table-cell table:style-name="ce29" table:formula="of:=[.C184]-([.D184]+[.E184])" office:value-type="string">
            <text:p>-2</text:p>
          </table:table-cell>
        </table:table-row>
        <table:table-row table:style-name="ro2">
          <table:table-cell table:style-name="ce26" office:value-type="string">
            <text:p>4654432</text:p>
          </table:table-cell>
          <table:table-cell table:style-name="ce26" office:value-type="string">
            <text:p>9858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Weapon Barrel</text:p>
          </table:table-cell>
          <table:table-cell table:style-name="ce25" table:formula="of:=IF(([.C185]+[.E185])&gt;=([.D185]+[.E185]);&quot;It's okay.&quot;;&quot;Must buy!&quot;)" office:value-type="string">
            <text:p>It's okay.</text:p>
          </table:table-cell>
          <table:table-cell table:style-name="ce29" table:formula="of:=([.D185]+[.E185])-([.C185]+[.E185])" office:value-type="string">
            <text:p>0</text:p>
          </table:table-cell>
          <table:table-cell table:style-name="ce30"/>
          <table:table-cell table:style-name="ce30" table:formula="of:=IF(([.D185]+[.E185])&gt;=[.C185];&quot;It's okay.&quot;;&quot;Must buy!&quot;)" office:value-type="string">
            <text:p>It's okay.</text:p>
          </table:table-cell>
          <table:table-cell table:style-name="ce29" table:formula="of:=[.C185]-([.D185]+[.E185])" office:value-type="string">
            <text:p>-2</text:p>
          </table:table-cell>
        </table:table-row>
        <table:table-row table:style-name="ro2">
          <table:table-cell table:style-name="ce26" office:value-type="string">
            <text:p>4656205</text:p>
          </table:table-cell>
          <table:table-cell table:style-name="ce26" office:value-type="string">
            <text:p>98347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Blade W. Technic Hole 1</text:p>
          </table:table-cell>
          <table:table-cell table:style-name="ce25" table:formula="of:=IF(([.C186]+[.E186])&gt;=([.D186]+[.E186]);&quot;It's okay.&quot;;&quot;Must buy!&quot;)" office:value-type="string">
            <text:p>It's okay.</text:p>
          </table:table-cell>
          <table:table-cell table:style-name="ce29" table:formula="of:=([.D186]+[.E186])-([.C186]+[.E186])" office:value-type="string">
            <text:p>-4</text:p>
          </table:table-cell>
          <table:table-cell table:style-name="ce30"/>
          <table:table-cell table:style-name="ce30" table:formula="of:=IF(([.D186]+[.E186])&gt;=[.C186];&quot;It's okay.&quot;;&quot;Must buy!&quot;)" office:value-type="string">
            <text:p>Must buy!</text:p>
          </table:table-cell>
          <table:table-cell table:style-name="ce29" table:formula="of:=[.C186]-([.D186]+[.E186])" office:value-type="string">
            <text:p>4</text:p>
          </table:table-cell>
        </table:table-row>
        <table:table-row table:style-name="ro2">
          <table:table-cell table:style-name="ce26" office:value-type="string">
            <text:p>4657296</text:p>
          </table:table-cell>
          <table:table-cell table:style-name="ce26" office:value-type="string">
            <text:p>98568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Sword</text:p>
          </table:table-cell>
          <table:table-cell table:style-name="ce25" table:formula="of:=IF(([.C187]+[.E187])&gt;=([.D187]+[.E187]);&quot;It's okay.&quot;;&quot;Must buy!&quot;)" office:value-type="string">
            <text:p>It's okay.</text:p>
          </table:table-cell>
          <table:table-cell table:style-name="ce29" table:formula="of:=([.D187]+[.E187])-([.C187]+[.E187])" office:value-type="string">
            <text:p>-6</text:p>
          </table:table-cell>
          <table:table-cell table:style-name="ce30"/>
          <table:table-cell table:style-name="ce30" table:formula="of:=IF(([.D187]+[.E187])&gt;=[.C187];&quot;It's okay.&quot;;&quot;Must buy!&quot;)" office:value-type="string">
            <text:p>Must buy!</text:p>
          </table:table-cell>
          <table:table-cell table:style-name="ce29" table:formula="of:=[.C187]-([.D187]+[.E187])" office:value-type="string">
            <text:p>6</text:p>
          </table:table-cell>
        </table:table-row>
        <table:table-row table:style-name="ro2">
          <table:table-cell table:style-name="ce26" office:value-type="string">
            <text:p>4666579</text:p>
          </table:table-cell>
          <table:table-cell table:style-name="ce26" office:value-type="string">
            <text:p>656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Connector Peg/Cross Axle</text:p>
          </table:table-cell>
          <table:table-cell table:style-name="ce25" table:formula="of:=IF(([.C188]+[.E188])&gt;=([.D188]+[.E188]);&quot;It's okay.&quot;;&quot;Must buy!&quot;)" office:value-type="string">
            <text:p>Must buy!</text:p>
          </table:table-cell>
          <table:table-cell table:style-name="ce29" table:formula="of:=([.D188]+[.E188])-([.C188]+[.E188])" office:value-type="string">
            <text:p>8</text:p>
          </table:table-cell>
          <table:table-cell table:style-name="ce30"/>
          <table:table-cell table:style-name="ce30" table:formula="of:=IF(([.D188]+[.E188])&gt;=[.C188];&quot;It's okay.&quot;;&quot;Must buy!&quot;)" office:value-type="string">
            <text:p>It's okay.</text:p>
          </table:table-cell>
          <table:table-cell table:style-name="ce29" table:formula="of:=[.C188]-([.D188]+[.E188])" office:value-type="string">
            <text:p>-14</text:p>
          </table:table-cell>
        </table:table-row>
        <table:table-row table:style-name="ro2">
          <table:table-cell table:style-name="ce26" office:value-type="string">
            <text:p>4666999</text:p>
          </table:table-cell>
          <table:table-cell table:style-name="ce26" office:value-type="string">
            <text:p>9900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Krydsaksel M/Stop 4M</text:p>
          </table:table-cell>
          <table:table-cell table:style-name="ce25" table:formula="of:=IF(([.C189]+[.E189])&gt;=([.D189]+[.E189]);&quot;It's okay.&quot;;&quot;Must buy!&quot;)" office:value-type="string">
            <text:p>It's okay.</text:p>
          </table:table-cell>
          <table:table-cell table:style-name="ce29" table:formula="of:=([.D189]+[.E189])-([.C189]+[.E189])" office:value-type="string">
            <text:p>-3</text:p>
          </table:table-cell>
          <table:table-cell table:style-name="ce30"/>
          <table:table-cell table:style-name="ce30" table:formula="of:=IF(([.D189]+[.E189])&gt;=[.C189];&quot;It's okay.&quot;;&quot;Must buy!&quot;)" office:value-type="string">
            <text:p>Must buy!</text:p>
          </table:table-cell>
          <table:table-cell table:style-name="ce29" table:formula="of:=[.C189]-([.D189]+[.E189])" office:value-type="string">
            <text:p>1</text:p>
          </table:table-cell>
        </table:table-row>
        <table:table-row table:style-name="ro2">
          <table:table-cell table:style-name="ce26" office:value-type="string">
            <text:p>6005331</text:p>
          </table:table-cell>
          <table:table-cell table:style-name="ce26" office:value-type="string">
            <text:p>1019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Beam 1M W. 2 Cross Axles 90°</text:p>
          </table:table-cell>
          <table:table-cell table:style-name="ce25" table:formula="of:=IF(([.C190]+[.E190])&gt;=([.D190]+[.E190]);&quot;It's okay.&quot;;&quot;Must buy!&quot;)" office:value-type="string">
            <text:p>It's okay.</text:p>
          </table:table-cell>
          <table:table-cell table:style-name="ce29" table:formula="of:=([.D190]+[.E190])-([.C190]+[.E190])" office:value-type="string">
            <text:p>0</text:p>
          </table:table-cell>
          <table:table-cell table:style-name="ce30"/>
          <table:table-cell table:style-name="ce30" table:formula="of:=IF(([.D190]+[.E190])&gt;=[.C190];&quot;It's okay.&quot;;&quot;Must buy!&quot;)" office:value-type="string">
            <text:p>It's okay.</text:p>
          </table:table-cell>
          <table:table-cell table:style-name="ce29" table:formula="of:=[.C190]-([.D190]+[.E190])" office:value-type="string">
            <text:p>-2</text:p>
          </table:table-cell>
        </table:table-row>
        <table:table-row table:style-name="ro2">
          <table:table-cell table:style-name="ce26" office:value-type="string">
            <text:p>6005755</text:p>
          </table:table-cell>
          <table:table-cell table:style-name="ce26" office:value-type="string">
            <text:p>1028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8" office:value-type="string">
            <text:p>3 Branch Crosshole W. Hole</text:p>
          </table:table-cell>
          <table:table-cell table:style-name="ce25" table:formula="of:=IF(([.C191]+[.E191])&gt;=([.D191]+[.E191]);&quot;It's okay.&quot;;&quot;Must buy!&quot;)" office:value-type="string">
            <text:p>It's okay.</text:p>
          </table:table-cell>
          <table:table-cell table:style-name="ce29" table:formula="of:=([.D191]+[.E191])-([.C191]+[.E191])" office:value-type="string">
            <text:p>0</text:p>
          </table:table-cell>
          <table:table-cell table:style-name="ce30"/>
          <table:table-cell table:style-name="ce30" table:formula="of:=IF(([.D191]+[.E191])&gt;=[.C191];&quot;It's okay.&quot;;&quot;Must buy!&quot;)" office:value-type="string">
            <text:p>It's okay.</text:p>
          </table:table-cell>
          <table:table-cell table:style-name="ce29" table:formula="of:=[.C191]-([.D191]+[.E191])" office:value-type="string">
            <text:p>-5</text:p>
          </table:table-cell>
        </table:table-row>
        <table:table-row table:style-name="ro2">
          <table:table-cell table:style-name="ce26" office:value-type="string">
            <text:p>6006140</text:p>
          </table:table-cell>
          <table:table-cell table:style-name="ce26" office:value-type="string">
            <text:p>7469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Beam 1X2 W/Cross And Hole</text:p>
          </table:table-cell>
          <table:table-cell table:style-name="ce25" table:formula="of:=IF(([.C192]+[.E192])&gt;=([.D192]+[.E192]);&quot;It's okay.&quot;;&quot;Must buy!&quot;)" office:value-type="string">
            <text:p>It's okay.</text:p>
          </table:table-cell>
          <table:table-cell table:style-name="ce29" table:formula="of:=([.D192]+[.E192])-([.C192]+[.E192])" office:value-type="string">
            <text:p>-6</text:p>
          </table:table-cell>
          <table:table-cell table:style-name="ce30"/>
          <table:table-cell table:style-name="ce30" table:formula="of:=IF(([.D192]+[.E192])&gt;=[.C192];&quot;It's okay.&quot;;&quot;Must buy!&quot;)" office:value-type="string">
            <text:p>It's okay.</text:p>
          </table:table-cell>
          <table:table-cell table:style-name="ce29" table:formula="of:=[.C192]-([.D192]+[.E192])" office:value-type="string">
            <text:p>0</text:p>
          </table:table-cell>
        </table:table-row>
        <table:table-row table:style-name="ro2">
          <table:table-cell table:style-name="ce26" office:value-type="string">
            <text:p>6007973</text:p>
          </table:table-cell>
          <table:table-cell table:style-name="ce26" office:value-type="string">
            <text:p>3252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3M Beam</text:p>
          </table:table-cell>
          <table:table-cell table:style-name="ce25" table:formula="of:=IF(([.C193]+[.E193])&gt;=([.D193]+[.E193]);&quot;It's okay.&quot;;&quot;Must buy!&quot;)" office:value-type="string">
            <text:p>Must buy!</text:p>
          </table:table-cell>
          <table:table-cell table:style-name="ce29" table:formula="of:=([.D193]+[.E193])-([.C193]+[.E193])" office:value-type="string">
            <text:p>4</text:p>
          </table:table-cell>
          <table:table-cell table:style-name="ce30"/>
          <table:table-cell table:style-name="ce30" table:formula="of:=IF(([.D193]+[.E193])&gt;=[.C193];&quot;It's okay.&quot;;&quot;Must buy!&quot;)" office:value-type="string">
            <text:p>It's okay.</text:p>
          </table:table-cell>
          <table:table-cell table:style-name="ce29" table:formula="of:=[.C193]-([.D193]+[.E193])" office:value-type="string">
            <text:p>-4</text:p>
          </table:table-cell>
        </table:table-row>
        <table:table-row table:style-name="ro2">
          <table:table-cell table:style-name="ce26" office:value-type="string">
            <text:p>6008472</text:p>
          </table:table-cell>
          <table:table-cell table:style-name="ce26" office:value-type="string">
            <text:p>95648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, Ev3, Touch Sensor</text:p>
          </table:table-cell>
          <table:table-cell table:style-name="ce25" table:formula="of:=IF(([.C194]+[.E194])&gt;=([.D194]+[.E194]);&quot;It's okay.&quot;;&quot;Must buy!&quot;)" office:value-type="string">
            <text:p>Must buy!</text:p>
          </table:table-cell>
          <table:table-cell table:style-name="ce29" table:formula="of:=([.D194]+[.E194])-([.C194]+[.E194])" office:value-type="string">
            <text:p>1</text:p>
          </table:table-cell>
          <table:table-cell table:style-name="ce30"/>
          <table:table-cell table:style-name="ce30" table:formula="of:=IF(([.D194]+[.E194])&gt;=[.C194];&quot;It's okay.&quot;;&quot;Must buy!&quot;)" office:value-type="string">
            <text:p>It's okay.</text:p>
          </table:table-cell>
          <table:table-cell table:style-name="ce29" table:formula="of:=[.C194]-([.D194]+[.E194])" office:value-type="string">
            <text:p>-1</text:p>
          </table:table-cell>
        </table:table-row>
        <table:table-row table:style-name="ro2">
          <table:table-cell table:style-name="ce26" office:value-type="string">
            <text:p>6008527</text:p>
          </table:table-cell>
          <table:table-cell table:style-name="ce26" office:value-type="string">
            <text:p>4480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Hto  V Beam 90 Degr.</text:p>
          </table:table-cell>
          <table:table-cell table:style-name="ce25" table:formula="of:=IF(([.C195]+[.E195])&gt;=([.D195]+[.E195]);&quot;It's okay.&quot;;&quot;Must buy!&quot;)" office:value-type="string">
            <text:p>Must buy!</text:p>
          </table:table-cell>
          <table:table-cell table:style-name="ce29" table:formula="of:=([.D195]+[.E195])-([.C195]+[.E195])" office:value-type="string">
            <text:p>2</text:p>
          </table:table-cell>
          <table:table-cell table:style-name="ce30"/>
          <table:table-cell table:style-name="ce30" table:formula="of:=IF(([.D195]+[.E195])&gt;=[.C195];&quot;It's okay.&quot;;&quot;Must buy!&quot;)" office:value-type="string">
            <text:p>It's okay.</text:p>
          </table:table-cell>
          <table:table-cell table:style-name="ce29" table:formula="of:=[.C195]-([.D195]+[.E195])" office:value-type="string">
            <text:p>-2</text:p>
          </table:table-cell>
        </table:table-row>
        <table:table-row table:style-name="ro2">
          <table:table-cell table:style-name="ce26" office:value-type="string">
            <text:p>6008577</text:p>
          </table:table-cell>
          <table:table-cell table:style-name="ce26" office:value-type="string">
            <text:p>9945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-Ev3, Medium Motor</text:p>
          </table:table-cell>
          <table:table-cell table:style-name="ce25" table:formula="of:=IF(([.C196]+[.E196])&gt;=([.D196]+[.E196]);&quot;It's okay.&quot;;&quot;Must buy!&quot;)" office:value-type="string">
            <text:p>It's okay.</text:p>
          </table:table-cell>
          <table:table-cell table:style-name="ce29" table:formula="of:=([.D196]+[.E196])-([.C196]+[.E196])" office:value-type="string">
            <text:p>0</text:p>
          </table:table-cell>
          <table:table-cell table:style-name="ce30"/>
          <table:table-cell table:style-name="ce30" table:formula="of:=IF(([.D196]+[.E196])&gt;=[.C196];&quot;It's okay.&quot;;&quot;Must buy!&quot;)" office:value-type="string">
            <text:p>It's okay.</text:p>
          </table:table-cell>
          <table:table-cell table:style-name="ce29" table:formula="of:=[.C196]-([.D196]+[.E196])" office:value-type="string">
            <text:p>0</text:p>
          </table:table-cell>
        </table:table-row>
        <table:table-row table:style-name="ro2">
          <table:table-cell table:style-name="ce26" office:value-type="string">
            <text:p>6008916</text:p>
          </table:table-cell>
          <table:table-cell table:style-name="ce26" office:value-type="string">
            <text:p>9938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, Ev3, Gyro Sensor</text:p>
          </table:table-cell>
          <table:table-cell table:style-name="ce25" table:formula="of:=IF(([.C197]+[.E197])&gt;=([.D197]+[.E197]);&quot;It's okay.&quot;;&quot;Must buy!&quot;)" office:value-type="string">
            <text:p>Must buy!</text:p>
          </table:table-cell>
          <table:table-cell table:style-name="ce29" table:formula="of:=([.D197]+[.E197])-([.C197]+[.E197])" office:value-type="string">
            <text:p>1</text:p>
          </table:table-cell>
          <table:table-cell table:style-name="ce30"/>
          <table:table-cell table:style-name="ce30" table:formula="of:=IF(([.D197]+[.E197])&gt;=[.C197];&quot;It's okay.&quot;;&quot;Must buy!&quot;)" office:value-type="string">
            <text:p>It's okay.</text:p>
          </table:table-cell>
          <table:table-cell table:style-name="ce29" table:formula="of:=[.C197]-([.D197]+[.E197])" office:value-type="string">
            <text:p>-1</text:p>
          </table:table-cell>
        </table:table-row>
        <table:table-row table:style-name="ro2">
          <table:table-cell table:style-name="ce26" office:value-type="string">
            <text:p>6008919</text:p>
          </table:table-cell>
          <table:table-cell table:style-name="ce26" office:value-type="string">
            <text:p>9565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, Ev3, Sensor, Colour</text:p>
          </table:table-cell>
          <table:table-cell table:style-name="ce25" table:formula="of:=IF(([.C198]+[.E198])&gt;=([.D198]+[.E198]);&quot;It's okay.&quot;;&quot;Must buy!&quot;)" office:value-type="string">
            <text:p>It's okay.</text:p>
          </table:table-cell>
          <table:table-cell table:style-name="ce29" table:formula="of:=([.D198]+[.E198])-([.C198]+[.E198])" office:value-type="string">
            <text:p>0</text:p>
          </table:table-cell>
          <table:table-cell table:style-name="ce30"/>
          <table:table-cell table:style-name="ce30" table:formula="of:=IF(([.D198]+[.E198])&gt;=[.C198];&quot;It's okay.&quot;;&quot;Must buy!&quot;)" office:value-type="string">
            <text:p>It's okay.</text:p>
          </table:table-cell>
          <table:table-cell table:style-name="ce29" table:formula="of:=[.C198]-([.D198]+[.E198])" office:value-type="string">
            <text:p>0</text:p>
          </table:table-cell>
        </table:table-row>
        <table:table-row table:style-name="ro2">
          <table:table-cell table:style-name="ce26" office:value-type="string">
            <text:p>6009019</text:p>
          </table:table-cell>
          <table:table-cell table:style-name="ce26" office:value-type="string">
            <text:p>9977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8" office:value-type="string">
            <text:p>Triangel</text:p>
          </table:table-cell>
          <table:table-cell table:style-name="ce25" table:formula="of:=IF(([.C199]+[.E199])&gt;=([.D199]+[.E199]);&quot;It's okay.&quot;;&quot;Must buy!&quot;)" office:value-type="string">
            <text:p>Must buy!</text:p>
          </table:table-cell>
          <table:table-cell table:style-name="ce29" table:formula="of:=([.D199]+[.E199])-([.C199]+[.E199])" office:value-type="string">
            <text:p>4</text:p>
          </table:table-cell>
          <table:table-cell table:style-name="ce30"/>
          <table:table-cell table:style-name="ce30" table:formula="of:=IF(([.D199]+[.E199])&gt;=[.C199];&quot;It's okay.&quot;;&quot;Must buy!&quot;)" office:value-type="string">
            <text:p>It's okay.</text:p>
          </table:table-cell>
          <table:table-cell table:style-name="ce29" table:formula="of:=[.C199]-([.D199]+[.E199])" office:value-type="string">
            <text:p>-9</text:p>
          </table:table-cell>
        </table:table-row>
        <table:table-row table:style-name="ro2">
          <table:table-cell table:style-name="ce26" office:value-type="string">
            <text:p>6009430</text:p>
          </table:table-cell>
          <table:table-cell table:style-name="ce26" office:value-type="string">
            <text:p>95658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-Ev3, Large Motor</text:p>
          </table:table-cell>
          <table:table-cell table:style-name="ce25" table:formula="of:=IF(([.C200]+[.E200])&gt;=([.D200]+[.E200]);&quot;It's okay.&quot;;&quot;Must buy!&quot;)" office:value-type="string">
            <text:p>It's okay.</text:p>
          </table:table-cell>
          <table:table-cell table:style-name="ce29" table:formula="of:=([.D200]+[.E200])-([.C200]+[.E200])" office:value-type="string">
            <text:p>0</text:p>
          </table:table-cell>
          <table:table-cell table:style-name="ce30"/>
          <table:table-cell table:style-name="ce30" table:formula="of:=IF(([.D200]+[.E200])&gt;=[.C200];&quot;It's okay.&quot;;&quot;Must buy!&quot;)" office:value-type="string">
            <text:p>It's okay.</text:p>
          </table:table-cell>
          <table:table-cell table:style-name="ce29" table:formula="of:=[.C200]-([.D200]+[.E200])" office:value-type="string">
            <text:p>0</text:p>
          </table:table-cell>
        </table:table-row>
        <table:table-row table:style-name="ro2">
          <table:table-cell table:style-name="ce26" office:value-type="string">
            <text:p>6009811</text:p>
          </table:table-cell>
          <table:table-cell table:style-name="ce26" office:value-type="string">
            <text:p>9565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-Ev3, Ir Sensor</text:p>
          </table:table-cell>
          <table:table-cell table:style-name="ce25" table:formula="of:=IF(([.C201]+[.E201])&gt;=([.D201]+[.E201]);&quot;It's okay.&quot;;&quot;Must buy!&quot;)" office:value-type="string">
            <text:p>It's okay.</text:p>
          </table:table-cell>
          <table:table-cell table:style-name="ce29" table:formula="of:=([.D201]+[.E201])-([.C201]+[.E201])" office:value-type="string">
            <text:p>-1</text:p>
          </table:table-cell>
          <table:table-cell table:style-name="ce30"/>
          <table:table-cell table:style-name="ce30" table:formula="of:=IF(([.D201]+[.E201])&gt;=[.C201];&quot;It's okay.&quot;;&quot;Must buy!&quot;)" office:value-type="string">
            <text:p>Must buy!</text:p>
          </table:table-cell>
          <table:table-cell table:style-name="ce29" table:formula="of:=[.C201]-([.D201]+[.E201])" office:value-type="string">
            <text:p>1</text:p>
          </table:table-cell>
        </table:table-row>
        <table:table-row table:style-name="ro2">
          <table:table-cell table:style-name="ce26" office:value-type="string">
            <text:p>6009996</text:p>
          </table:table-cell>
          <table:table-cell table:style-name="ce26" office:value-type="string">
            <text:p>95646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-Ev3, P-Brick</text:p>
          </table:table-cell>
          <table:table-cell table:style-name="ce25" table:formula="of:=IF(([.C202]+[.E202])&gt;=([.D202]+[.E202]);&quot;It's okay.&quot;;&quot;Must buy!&quot;)" office:value-type="string">
            <text:p>It's okay.</text:p>
          </table:table-cell>
          <table:table-cell table:style-name="ce29" table:formula="of:=([.D202]+[.E202])-([.C202]+[.E202])" office:value-type="string">
            <text:p>0</text:p>
          </table:table-cell>
          <table:table-cell table:style-name="ce30"/>
          <table:table-cell table:style-name="ce30" table:formula="of:=IF(([.D202]+[.E202])&gt;=[.C202];&quot;It's okay.&quot;;&quot;Must buy!&quot;)" office:value-type="string">
            <text:p>It's okay.</text:p>
          </table:table-cell>
          <table:table-cell table:style-name="ce29" table:formula="of:=[.C202]-([.D202]+[.E202])" office:value-type="string">
            <text:p>0</text:p>
          </table:table-cell>
        </table:table-row>
        <table:table-row table:style-name="ro2">
          <table:table-cell table:style-name="ce26" office:value-type="string">
            <text:p>6012451</text:p>
          </table:table-cell>
          <table:table-cell table:style-name="ce26" office:value-type="string">
            <text:p>1092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Gear Wheel T=8, M=1</text:p>
          </table:table-cell>
          <table:table-cell table:style-name="ce25" table:formula="of:=IF(([.C203]+[.E203])&gt;=([.D203]+[.E203]);&quot;It's okay.&quot;;&quot;Must buy!&quot;)" office:value-type="string">
            <text:p>Must buy!</text:p>
          </table:table-cell>
          <table:table-cell table:style-name="ce29" table:formula="of:=([.D203]+[.E203])-([.C203]+[.E203])" office:value-type="string">
            <text:p>4</text:p>
          </table:table-cell>
          <table:table-cell table:style-name="ce30"/>
          <table:table-cell table:style-name="ce30" table:formula="of:=IF(([.D203]+[.E203])&gt;=[.C203];&quot;It's okay.&quot;;&quot;Must buy!&quot;)" office:value-type="string">
            <text:p>It's okay.</text:p>
          </table:table-cell>
          <table:table-cell table:style-name="ce29" table:formula="of:=[.C203]-([.D203]+[.E203])" office:value-type="string">
            <text:p>-6</text:p>
          </table:table-cell>
        </table:table-row>
        <table:table-row table:style-name="ro2">
          <table:table-cell table:style-name="ce26" office:value-type="string">
            <text:p>6012820</text:p>
          </table:table-cell>
          <table:table-cell table:style-name="ce26" office:value-type="string">
            <text:p>9565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Rechargeable Battery</text:p>
          </table:table-cell>
          <table:table-cell table:style-name="ce25" table:formula="of:=IF(([.C204]+[.E204])&gt;=([.D204]+[.E204]);&quot;It's okay.&quot;;&quot;Must buy!&quot;)" office:value-type="string">
            <text:p>Must buy!</text:p>
          </table:table-cell>
          <table:table-cell table:style-name="ce29" table:formula="of:=([.D204]+[.E204])-([.C204]+[.E204])" office:value-type="string">
            <text:p>1</text:p>
          </table:table-cell>
          <table:table-cell table:style-name="ce30"/>
          <table:table-cell table:style-name="ce30" table:formula="of:=IF(([.D204]+[.E204])&gt;=[.C204];&quot;It's okay.&quot;;&quot;Must buy!&quot;)" office:value-type="string">
            <text:p>It's okay.</text:p>
          </table:table-cell>
          <table:table-cell table:style-name="ce29" table:formula="of:=[.C204]-([.D204]+[.E204])" office:value-type="string">
            <text:p>-1</text:p>
          </table:table-cell>
        </table:table-row>
        <table:table-row table:style-name="ro2">
          <table:table-cell table:style-name="ce26" office:value-type="string">
            <text:p>6013936</text:p>
          </table:table-cell>
          <table:table-cell table:style-name="ce26" office:value-type="string">
            <text:p>32068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echnic Steering-Gear 3M</text:p>
          </table:table-cell>
          <table:table-cell table:style-name="ce25" table:formula="of:=IF(([.C205]+[.E205])&gt;=([.D205]+[.E205]);&quot;It's okay.&quot;;&quot;Must buy!&quot;)" office:value-type="string">
            <text:p>It's okay.</text:p>
          </table:table-cell>
          <table:table-cell table:style-name="ce29" table:formula="of:=([.D205]+[.E205])-([.C205]+[.E205])" office:value-type="string">
            <text:p>-4</text:p>
          </table:table-cell>
          <table:table-cell table:style-name="ce30"/>
          <table:table-cell table:style-name="ce30" table:formula="of:=IF(([.D205]+[.E205])&gt;=[.C205];&quot;It's okay.&quot;;&quot;Must buy!&quot;)" office:value-type="string">
            <text:p>Must buy!</text:p>
          </table:table-cell>
          <table:table-cell table:style-name="ce29" table:formula="of:=[.C205]-([.D205]+[.E205])" office:value-type="string">
            <text:p>4</text:p>
          </table:table-cell>
        </table:table-row>
        <table:table-row table:style-name="ro2">
          <table:table-cell table:style-name="ce26" office:value-type="string">
            <text:p>6013938</text:p>
          </table:table-cell>
          <table:table-cell table:style-name="ce26" office:value-type="string">
            <text:p>3200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1 1/2 M Connecting Bush</text:p>
          </table:table-cell>
          <table:table-cell table:style-name="ce25" table:formula="of:=IF(([.C206]+[.E206])&gt;=([.D206]+[.E206]);&quot;It's okay.&quot;;&quot;Must buy!&quot;)" office:value-type="string">
            <text:p>It's okay.</text:p>
          </table:table-cell>
          <table:table-cell table:style-name="ce29" table:formula="of:=([.D206]+[.E206])-([.C206]+[.E206])" office:value-type="string">
            <text:p>0</text:p>
          </table:table-cell>
          <table:table-cell table:style-name="ce30"/>
          <table:table-cell table:style-name="ce30" table:formula="of:=IF(([.D206]+[.E206])&gt;=[.C206];&quot;It's okay.&quot;;&quot;Must buy!&quot;)" office:value-type="string">
            <text:p>It's okay.</text:p>
          </table:table-cell>
          <table:table-cell table:style-name="ce29" table:formula="of:=[.C206]-([.D206]+[.E206])" office:value-type="string">
            <text:p>-6</text:p>
          </table:table-cell>
        </table:table-row>
        <table:table-row table:style-name="ro2">
          <table:table-cell table:style-name="ce26" office:value-type="string">
            <text:p>6014051</text:p>
          </table:table-cell>
          <table:table-cell table:style-name="ce26" office:value-type="string">
            <text:p>72156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-Ev3, Ir Beacon</text:p>
          </table:table-cell>
          <table:table-cell table:style-name="ce25" table:formula="of:=IF(([.C207]+[.E207])&gt;=([.D207]+[.E207]);&quot;It's okay.&quot;;&quot;Must buy!&quot;)" office:value-type="string">
            <text:p>It's okay.</text:p>
          </table:table-cell>
          <table:table-cell table:style-name="ce29" table:formula="of:=([.D207]+[.E207])-([.C207]+[.E207])" office:value-type="string">
            <text:p>-1</text:p>
          </table:table-cell>
          <table:table-cell table:style-name="ce30"/>
          <table:table-cell table:style-name="ce30" table:formula="of:=IF(([.D207]+[.E207])&gt;=[.C207];&quot;It's okay.&quot;;&quot;Must buy!&quot;)" office:value-type="string">
            <text:p>Must buy!</text:p>
          </table:table-cell>
          <table:table-cell table:style-name="ce29" table:formula="of:=[.C207]-([.D207]+[.E207])" office:value-type="string">
            <text:p>1</text:p>
          </table:table-cell>
        </table:table-row>
        <table:table-row table:style-name="ro2">
          <table:table-cell table:style-name="ce26" office:value-type="string">
            <text:p>6014648</text:p>
          </table:table-cell>
          <table:table-cell table:style-name="ce26" office:value-type="string">
            <text:p>8832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4">
            <text:p>54</text:p>
          </table:table-cell>
          <table:table-cell table:style-name="ce27" office:value-type="float" office:value="5">
            <text:p>5</text:p>
          </table:table-cell>
          <table:table-cell table:style-name="ce28" office:value-type="string">
            <text:p>Track Element, 5X1,5</text:p>
          </table:table-cell>
          <table:table-cell table:style-name="ce25" table:formula="of:=IF(([.C208]+[.E208])&gt;=([.D208]+[.E208]);&quot;It's okay.&quot;;&quot;Must buy!&quot;)" office:value-type="string">
            <text:p>Must buy!</text:p>
          </table:table-cell>
          <table:table-cell table:style-name="ce29" table:formula="of:=([.D208]+[.E208])-([.C208]+[.E208])" office:value-type="string">
            <text:p>54</text:p>
          </table:table-cell>
          <table:table-cell table:style-name="ce30"/>
          <table:table-cell table:style-name="ce30" table:formula="of:=IF(([.D208]+[.E208])&gt;=[.C208];&quot;It's okay.&quot;;&quot;Must buy!&quot;)" office:value-type="string">
            <text:p>It's okay.</text:p>
          </table:table-cell>
          <table:table-cell table:style-name="ce29" table:formula="of:=[.C208]-([.D208]+[.E208])" office:value-type="string">
            <text:p>-59</text:p>
          </table:table-cell>
        </table:table-row>
        <table:table-row table:style-name="ro2">
          <table:table-cell table:style-name="ce26" office:value-type="string">
            <text:p>6015596</text:p>
          </table:table-cell>
          <table:table-cell table:style-name="ce26" office:value-type="string">
            <text:p>6107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Right Screen Ø 4.85 4X7X4</text:p>
          </table:table-cell>
          <table:table-cell table:style-name="ce25" table:formula="of:=IF(([.C209]+[.E209])&gt;=([.D209]+[.E209]);&quot;It's okay.&quot;;&quot;Must buy!&quot;)" office:value-type="string">
            <text:p>It's okay.</text:p>
          </table:table-cell>
          <table:table-cell table:style-name="ce29" table:formula="of:=([.D209]+[.E209])-([.C209]+[.E209])" office:value-type="string">
            <text:p>-1</text:p>
          </table:table-cell>
          <table:table-cell table:style-name="ce30"/>
          <table:table-cell table:style-name="ce30" table:formula="of:=IF(([.D209]+[.E209])&gt;=[.C209];&quot;It's okay.&quot;;&quot;Must buy!&quot;)" office:value-type="string">
            <text:p>Must buy!</text:p>
          </table:table-cell>
          <table:table-cell table:style-name="ce29" table:formula="of:=[.C209]-([.D209]+[.E209])" office:value-type="string">
            <text:p>1</text:p>
          </table:table-cell>
        </table:table-row>
        <table:table-row table:style-name="ro2">
          <table:table-cell table:style-name="ce26" office:value-type="string">
            <text:p>6015597</text:p>
          </table:table-cell>
          <table:table-cell table:style-name="ce26" office:value-type="string">
            <text:p>6107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Left Screen Ø 4.85 4X7X4</text:p>
          </table:table-cell>
          <table:table-cell table:style-name="ce25" table:formula="of:=IF(([.C210]+[.E210])&gt;=([.D210]+[.E210]);&quot;It's okay.&quot;;&quot;Must buy!&quot;)" office:value-type="string">
            <text:p>It's okay.</text:p>
          </table:table-cell>
          <table:table-cell table:style-name="ce29" table:formula="of:=([.D210]+[.E210])-([.C210]+[.E210])" office:value-type="string">
            <text:p>-1</text:p>
          </table:table-cell>
          <table:table-cell table:style-name="ce30"/>
          <table:table-cell table:style-name="ce30" table:formula="of:=IF(([.D210]+[.E210])&gt;=[.C210];&quot;It's okay.&quot;;&quot;Must buy!&quot;)" office:value-type="string">
            <text:p>Must buy!</text:p>
          </table:table-cell>
          <table:table-cell table:style-name="ce29" table:formula="of:=[.C210]-([.D210]+[.E210])" office:value-type="string">
            <text:p>1</text:p>
          </table:table-cell>
        </table:table-row>
        <table:table-row table:style-name="ro2">
          <table:table-cell table:style-name="ce26" office:value-type="string">
            <text:p>6022750</text:p>
          </table:table-cell>
          <table:table-cell table:style-name="ce26" office:value-type="string">
            <text:p>1194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Right Panel 2X5 (N0 21)</text:p>
          </table:table-cell>
          <table:table-cell table:style-name="ce25" table:formula="of:=IF(([.C211]+[.E211])&gt;=([.D211]+[.E211]);&quot;It's okay.&quot;;&quot;Must buy!&quot;)" office:value-type="string">
            <text:p>It's okay.</text:p>
          </table:table-cell>
          <table:table-cell table:style-name="ce29" table:formula="of:=([.D211]+[.E211])-([.C211]+[.E211])" office:value-type="string">
            <text:p>0</text:p>
          </table:table-cell>
          <table:table-cell table:style-name="ce30"/>
          <table:table-cell table:style-name="ce30" table:formula="of:=IF(([.D211]+[.E211])&gt;=[.C211];&quot;It's okay.&quot;;&quot;Must buy!&quot;)" office:value-type="string">
            <text:p>It's okay.</text:p>
          </table:table-cell>
          <table:table-cell table:style-name="ce29" table:formula="of:=[.C211]-([.D211]+[.E211])" office:value-type="string">
            <text:p>-2</text:p>
          </table:table-cell>
        </table:table-row>
        <table:table-row table:style-name="ro2">
          <table:table-cell table:style-name="ce26" office:value-type="string">
            <text:p>6022752</text:p>
          </table:table-cell>
          <table:table-cell table:style-name="ce26" office:value-type="string">
            <text:p>1194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Left Panel 2X5 (Nr 22)</text:p>
          </table:table-cell>
          <table:table-cell table:style-name="ce25" table:formula="of:=IF(([.C212]+[.E212])&gt;=([.D212]+[.E212]);&quot;It's okay.&quot;;&quot;Must buy!&quot;)" office:value-type="string">
            <text:p>It's okay.</text:p>
          </table:table-cell>
          <table:table-cell table:style-name="ce29" table:formula="of:=([.D212]+[.E212])-([.C212]+[.E212])" office:value-type="string">
            <text:p>0</text:p>
          </table:table-cell>
          <table:table-cell table:style-name="ce30"/>
          <table:table-cell table:style-name="ce30" table:formula="of:=IF(([.D212]+[.E212])&gt;=[.C212];&quot;It's okay.&quot;;&quot;Must buy!&quot;)" office:value-type="string">
            <text:p>It's okay.</text:p>
          </table:table-cell>
          <table:table-cell table:style-name="ce29" table:formula="of:=[.C212]-([.D212]+[.E212])" office:value-type="string">
            <text:p>-2</text:p>
          </table:table-cell>
        </table:table-row>
        <table:table-row table:style-name="ro2">
          <table:table-cell table:style-name="ce26" office:value-type="string">
            <text:p>6024106</text:p>
          </table:table-cell>
          <table:table-cell table:style-name="ce26" office:value-type="string">
            <text:p>5427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Shooter</text:p>
          </table:table-cell>
          <table:table-cell table:style-name="ce25" table:formula="of:=IF(([.C213]+[.E213])&gt;=([.D213]+[.E213]);&quot;It's okay.&quot;;&quot;Must buy!&quot;)" office:value-type="string">
            <text:p>It's okay.</text:p>
          </table:table-cell>
          <table:table-cell table:style-name="ce29" table:formula="of:=([.D213]+[.E213])-([.C213]+[.E213])" office:value-type="string">
            <text:p>-1</text:p>
          </table:table-cell>
          <table:table-cell table:style-name="ce30"/>
          <table:table-cell table:style-name="ce30" table:formula="of:=IF(([.D213]+[.E213])&gt;=[.C213];&quot;It's okay.&quot;;&quot;Must buy!&quot;)" office:value-type="string">
            <text:p>Must buy!</text:p>
          </table:table-cell>
          <table:table-cell table:style-name="ce29" table:formula="of:=[.C213]-([.D213]+[.E213])" office:value-type="string">
            <text:p>1</text:p>
          </table:table-cell>
        </table:table-row>
        <table:table-row table:style-name="ro2">
          <table:table-cell table:style-name="ce26" office:value-type="string">
            <text:p>6024109</text:p>
          </table:table-cell>
          <table:table-cell table:style-name="ce26" office:value-type="string">
            <text:p>5355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agasine For Balls Ø16.5</text:p>
          </table:table-cell>
          <table:table-cell table:style-name="ce25" table:formula="of:=IF(([.C214]+[.E214])&gt;=([.D214]+[.E214]);&quot;It's okay.&quot;;&quot;Must buy!&quot;)" office:value-type="string">
            <text:p>It's okay.</text:p>
          </table:table-cell>
          <table:table-cell table:style-name="ce29" table:formula="of:=([.D214]+[.E214])-([.C214]+[.E214])" office:value-type="string">
            <text:p>-1</text:p>
          </table:table-cell>
          <table:table-cell table:style-name="ce30"/>
          <table:table-cell table:style-name="ce30" table:formula="of:=IF(([.D214]+[.E214])&gt;=[.C214];&quot;It's okay.&quot;;&quot;Must buy!&quot;)" office:value-type="string">
            <text:p>Must buy!</text:p>
          </table:table-cell>
          <table:table-cell table:style-name="ce29" table:formula="of:=[.C214]-([.D214]+[.E214])" office:value-type="string">
            <text:p>1</text:p>
          </table:table-cell>
        </table:table-row>
        <table:table-row table:style-name="ro2">
          <table:table-cell table:style-name="ce26" office:value-type="string">
            <text:p>6024581</text:p>
          </table:table-cell>
          <table:table-cell table:style-name="ce26" office:value-type="string">
            <text:p>11145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able 250 Mm</text:p>
          </table:table-cell>
          <table:table-cell table:style-name="ce25" table:formula="of:=IF(([.C215]+[.E215])&gt;=([.D215]+[.E215]);&quot;It's okay.&quot;;&quot;Must buy!&quot;)" office:value-type="string">
            <text:p>It's okay.</text:p>
          </table:table-cell>
          <table:table-cell table:style-name="ce29" table:formula="of:=([.D215]+[.E215])-([.C215]+[.E215])" office:value-type="string">
            <text:p>0</text:p>
          </table:table-cell>
          <table:table-cell table:style-name="ce30"/>
          <table:table-cell table:style-name="ce30" table:formula="of:=IF(([.D215]+[.E215])&gt;=[.C215];&quot;It's okay.&quot;;&quot;Must buy!&quot;)" office:value-type="string">
            <text:p>It's okay.</text:p>
          </table:table-cell>
          <table:table-cell table:style-name="ce29" table:formula="of:=[.C215]-([.D215]+[.E215])" office:value-type="string">
            <text:p>0</text:p>
          </table:table-cell>
        </table:table-row>
        <table:table-row table:style-name="ro2">
          <table:table-cell table:style-name="ce26" office:value-type="string">
            <text:p>6024583</text:p>
          </table:table-cell>
          <table:table-cell table:style-name="ce26" office:value-type="string">
            <text:p>1114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able 350 Mm</text:p>
          </table:table-cell>
          <table:table-cell table:style-name="ce25" table:formula="of:=IF(([.C216]+[.E216])&gt;=([.D216]+[.E216]);&quot;It's okay.&quot;;&quot;Must buy!&quot;)" office:value-type="string">
            <text:p>It's okay.</text:p>
          </table:table-cell>
          <table:table-cell table:style-name="ce29" table:formula="of:=([.D216]+[.E216])-([.C216]+[.E216])" office:value-type="string">
            <text:p>0</text:p>
          </table:table-cell>
          <table:table-cell table:style-name="ce30"/>
          <table:table-cell table:style-name="ce30" table:formula="of:=IF(([.D216]+[.E216])&gt;=[.C216];&quot;It's okay.&quot;;&quot;Must buy!&quot;)" office:value-type="string">
            <text:p>It's okay.</text:p>
          </table:table-cell>
          <table:table-cell table:style-name="ce29" table:formula="of:=[.C216]-([.D216]+[.E216])" office:value-type="string">
            <text:p>0</text:p>
          </table:table-cell>
        </table:table-row>
        <table:table-row table:style-name="ro2">
          <table:table-cell table:style-name="ce26" office:value-type="string">
            <text:p>6024585</text:p>
          </table:table-cell>
          <table:table-cell table:style-name="ce26" office:value-type="string">
            <text:p>1114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Cable 500 Mm</text:p>
          </table:table-cell>
          <table:table-cell table:style-name="ce25" table:formula="of:=IF(([.C217]+[.E217])&gt;=([.D217]+[.E217]);&quot;It's okay.&quot;;&quot;Must buy!&quot;)" office:value-type="string">
            <text:p>It's okay.</text:p>
          </table:table-cell>
          <table:table-cell table:style-name="ce29" table:formula="of:=([.D217]+[.E217])-([.C217]+[.E217])" office:value-type="string">
            <text:p>0</text:p>
          </table:table-cell>
          <table:table-cell table:style-name="ce30"/>
          <table:table-cell table:style-name="ce30" table:formula="of:=IF(([.D217]+[.E217])&gt;=[.C217];&quot;It's okay.&quot;;&quot;Must buy!&quot;)" office:value-type="string">
            <text:p>It's okay.</text:p>
          </table:table-cell>
          <table:table-cell table:style-name="ce29" table:formula="of:=[.C217]-([.D217]+[.E217])" office:value-type="string">
            <text:p>0</text:p>
          </table:table-cell>
        </table:table-row>
        <table:table-row table:style-name="ro2">
          <table:table-cell table:style-name="ce26" office:value-type="string">
            <text:p>6027626</text:p>
          </table:table-cell>
          <table:table-cell table:style-name="ce26" office:value-type="string">
            <text:p>9857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Half Spike Ball</text:p>
          </table:table-cell>
          <table:table-cell table:style-name="ce25" table:formula="of:=IF(([.C218]+[.E218])&gt;=([.D218]+[.E218]);&quot;It's okay.&quot;;&quot;Must buy!&quot;)" office:value-type="string">
            <text:p>It's okay.</text:p>
          </table:table-cell>
          <table:table-cell table:style-name="ce29" table:formula="of:=([.D218]+[.E218])-([.C218]+[.E218])" office:value-type="string">
            <text:p>0</text:p>
          </table:table-cell>
          <table:table-cell table:style-name="ce30"/>
          <table:table-cell table:style-name="ce30" table:formula="of:=IF(([.D218]+[.E218])&gt;=[.C218];&quot;It's okay.&quot;;&quot;Must buy!&quot;)" office:value-type="string">
            <text:p>It's okay.</text:p>
          </table:table-cell>
          <table:table-cell table:style-name="ce29" table:formula="of:=[.C218]-([.D218]+[.E218])" office:value-type="string">
            <text:p>-2</text:p>
          </table:table-cell>
        </table:table-row>
        <table:table-row table:style-name="ro2">
          <table:table-cell table:style-name="ce26" office:value-type="string">
            <text:p>6028041</text:p>
          </table:table-cell>
          <table:table-cell table:style-name="ce26" office:value-type="string">
            <text:p>2815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Tyre For Wedge-Belt Wheel</text:p>
          </table:table-cell>
          <table:table-cell table:style-name="ce25" table:formula="of:=IF(([.C219]+[.E219])&gt;=([.D219]+[.E219]);&quot;It's okay.&quot;;&quot;Must buy!&quot;)" office:value-type="string">
            <text:p>Must buy!</text:p>
          </table:table-cell>
          <table:table-cell table:style-name="ce29" table:formula="of:=([.D219]+[.E219])-([.C219]+[.E219])" office:value-type="string">
            <text:p>1</text:p>
          </table:table-cell>
          <table:table-cell table:style-name="ce30"/>
          <table:table-cell table:style-name="ce30" table:formula="of:=IF(([.D219]+[.E219])&gt;=[.C219];&quot;It's okay.&quot;;&quot;Must buy!&quot;)" office:value-type="string">
            <text:p>It's okay.</text:p>
          </table:table-cell>
          <table:table-cell table:style-name="ce29" table:formula="of:=[.C219]-([.D219]+[.E219])" office:value-type="string">
            <text:p>-1</text:p>
          </table:table-cell>
        </table:table-row>
        <table:table-row table:style-name="ro2">
          <table:table-cell table:style-name="ce26" office:value-type="string">
            <text:p>6030286</text:p>
          </table:table-cell>
          <table:table-cell table:style-name="ce26" office:value-type="string">
            <text:p>1147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Lever 5M</text:p>
          </table:table-cell>
          <table:table-cell table:style-name="ce25" table:formula="of:=IF(([.C220]+[.E220])&gt;=([.D220]+[.E220]);&quot;It's okay.&quot;;&quot;Must buy!&quot;)" office:value-type="string">
            <text:p>It's okay.</text:p>
          </table:table-cell>
          <table:table-cell table:style-name="ce29" table:formula="of:=([.D220]+[.E220])-([.C220]+[.E220])" office:value-type="string">
            <text:p>0</text:p>
          </table:table-cell>
          <table:table-cell table:style-name="ce30"/>
          <table:table-cell table:style-name="ce30" table:formula="of:=IF(([.D220]+[.E220])&gt;=[.C220];&quot;It's okay.&quot;;&quot;Must buy!&quot;)" office:value-type="string">
            <text:p>It's okay.</text:p>
          </table:table-cell>
          <table:table-cell table:style-name="ce29" table:formula="of:=[.C220]-([.D220]+[.E220])" office:value-type="string">
            <text:p>-4</text:p>
          </table:table-cell>
        </table:table-row>
        <table:table-row table:style-name="ro2">
          <table:table-cell table:style-name="ce26" office:value-type="string">
            <text:p>6031821</text:p>
          </table:table-cell>
          <table:table-cell table:style-name="ce26" office:value-type="string">
            <text:p>1367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6">
            <text:p>16</text:p>
          </table:table-cell>
          <table:table-cell table:style-name="ce28" office:value-type="string">
            <text:p>Crossaxle 3M With Knob</text:p>
          </table:table-cell>
          <table:table-cell table:style-name="ce25" table:formula="of:=IF(([.C221]+[.E221])&gt;=([.D221]+[.E221]);&quot;It's okay.&quot;;&quot;Must buy!&quot;)" office:value-type="string">
            <text:p>It's okay.</text:p>
          </table:table-cell>
          <table:table-cell table:style-name="ce29" table:formula="of:=([.D221]+[.E221])-([.C221]+[.E221])" office:value-type="string">
            <text:p>-2</text:p>
          </table:table-cell>
          <table:table-cell table:style-name="ce30"/>
          <table:table-cell table:style-name="ce30" table:formula="of:=IF(([.D221]+[.E221])&gt;=[.C221];&quot;It's okay.&quot;;&quot;Must buy!&quot;)" office:value-type="string">
            <text:p>It's okay.</text:p>
          </table:table-cell>
          <table:table-cell table:style-name="ce29" table:formula="of:=[.C221]-([.D221]+[.E221])" office:value-type="string">
            <text:p>-14</text:p>
          </table:table-cell>
        </table:table-row>
        <table:table-row table:style-name="ro2">
          <table:table-cell table:style-name="ce26" office:value-type="string">
            <text:p>6031916</text:p>
          </table:table-cell>
          <table:table-cell table:style-name="ce26" office:value-type="string">
            <text:p>1195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Bowed Panel 3X11X2 Ø4,85 (X19)</text:p>
          </table:table-cell>
          <table:table-cell table:style-name="ce25" table:formula="of:=IF(([.C222]+[.E222])&gt;=([.D222]+[.E222]);&quot;It's okay.&quot;;&quot;Must buy!&quot;)" office:value-type="string">
            <text:p>It's okay.</text:p>
          </table:table-cell>
          <table:table-cell table:style-name="ce29" table:formula="of:=([.D222]+[.E222])-([.C222]+[.E222])" office:value-type="string">
            <text:p>0</text:p>
          </table:table-cell>
          <table:table-cell table:style-name="ce30"/>
          <table:table-cell table:style-name="ce30" table:formula="of:=IF(([.D222]+[.E222])&gt;=[.C222];&quot;It's okay.&quot;;&quot;Must buy!&quot;)" office:value-type="string">
            <text:p>It's okay.</text:p>
          </table:table-cell>
          <table:table-cell table:style-name="ce29" table:formula="of:=[.C222]-([.D222]+[.E222])" office:value-type="string">
            <text:p>-4</text:p>
          </table:table-cell>
        </table:table-row>
        <table:table-row table:style-name="ro2">
          <table:table-cell table:style-name="ce26" office:value-type="string">
            <text:p>6031962</text:p>
          </table:table-cell>
          <table:table-cell table:style-name="ce26" office:value-type="string">
            <text:p>32198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Bevel Gear Z20</text:p>
          </table:table-cell>
          <table:table-cell table:style-name="ce25" table:formula="of:=IF(([.C223]+[.E223])&gt;=([.D223]+[.E223]);&quot;It's okay.&quot;;&quot;Must buy!&quot;)" office:value-type="string">
            <text:p>It's okay.</text:p>
          </table:table-cell>
          <table:table-cell table:style-name="ce29" table:formula="of:=([.D223]+[.E223])-([.C223]+[.E223])" office:value-type="string">
            <text:p>-1</text:p>
          </table:table-cell>
          <table:table-cell table:style-name="ce30"/>
          <table:table-cell table:style-name="ce30" table:formula="of:=IF(([.D223]+[.E223])&gt;=[.C223];&quot;It's okay.&quot;;&quot;Must buy!&quot;)" office:value-type="string">
            <text:p>It's okay.</text:p>
          </table:table-cell>
          <table:table-cell table:style-name="ce29" table:formula="of:=[.C223]-([.D223]+[.E223])" office:value-type="string">
            <text:p>0</text:p>
          </table:table-cell>
        </table:table-row>
        <table:table-row table:style-name="ro2">
          <table:table-cell table:style-name="ce26" office:value-type="string">
            <text:p>6035364</text:p>
          </table:table-cell>
          <table:table-cell table:style-name="ce26" office:value-type="string">
            <text:p>4189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Tyre Low Wide Ø56 X 28</text:p>
          </table:table-cell>
          <table:table-cell table:style-name="ce25" table:formula="of:=IF(([.C224]+[.E224])&gt;=([.D224]+[.E224]);&quot;It's okay.&quot;;&quot;Must buy!&quot;)" office:value-type="string">
            <text:p>Must buy!</text:p>
          </table:table-cell>
          <table:table-cell table:style-name="ce29" table:formula="of:=([.D224]+[.E224])-([.C224]+[.E224])" office:value-type="string">
            <text:p>2</text:p>
          </table:table-cell>
          <table:table-cell table:style-name="ce30"/>
          <table:table-cell table:style-name="ce30" table:formula="of:=IF(([.D224]+[.E224])&gt;=[.C224];&quot;It's okay.&quot;;&quot;Must buy!&quot;)" office:value-type="string">
            <text:p>It's okay.</text:p>
          </table:table-cell>
          <table:table-cell table:style-name="ce29" table:formula="of:=[.C224]-([.D224]+[.E224])" office:value-type="string">
            <text:p>-4</text:p>
          </table:table-cell>
        </table:table-row>
        <table:table-row table:style-name="ro2">
          <table:table-cell table:style-name="ce26" office:value-type="string">
            <text:p>6036424</text:p>
          </table:table-cell>
          <table:table-cell table:style-name="ce26" office:value-type="string">
            <text:p>1414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8">
            <text:p>28</text:p>
          </table:table-cell>
          <table:table-cell table:style-name="ce28" office:value-type="string">
            <text:p>Rubber Attachment For Track Element</text:p>
          </table:table-cell>
          <table:table-cell table:style-name="ce25" table:formula="of:=IF(([.C225]+[.E225])&gt;=([.D225]+[.E225]);&quot;It's okay.&quot;;&quot;Must buy!&quot;)" office:value-type="string">
            <text:p>It's okay.</text:p>
          </table:table-cell>
          <table:table-cell table:style-name="ce29" table:formula="of:=([.D225]+[.E225])-([.C225]+[.E225])" office:value-type="string">
            <text:p>0</text:p>
          </table:table-cell>
          <table:table-cell table:style-name="ce30"/>
          <table:table-cell table:style-name="ce30" table:formula="of:=IF(([.D225]+[.E225])&gt;=[.C225];&quot;It's okay.&quot;;&quot;Must buy!&quot;)" office:value-type="string">
            <text:p>It's okay.</text:p>
          </table:table-cell>
          <table:table-cell table:style-name="ce29" table:formula="of:=[.C225]-([.D225]+[.E225])" office:value-type="string">
            <text:p>-28</text:p>
          </table:table-cell>
        </table:table-row>
        <table:table-row table:style-name="ro2">
          <table:table-cell table:style-name="ce26" office:value-type="string">
            <text:p>6036901</text:p>
          </table:table-cell>
          <table:table-cell table:style-name="ce26" office:value-type="string">
            <text:p>10916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USB Cable</text:p>
          </table:table-cell>
          <table:table-cell table:style-name="ce25" table:formula="of:=IF(([.C226]+[.E226])&gt;=([.D226]+[.E226]);&quot;It's okay.&quot;;&quot;Must buy!&quot;)" office:value-type="string">
            <text:p>It's okay.</text:p>
          </table:table-cell>
          <table:table-cell table:style-name="ce29" table:formula="of:=([.D226]+[.E226])-([.C226]+[.E226])" office:value-type="string">
            <text:p>0</text:p>
          </table:table-cell>
          <table:table-cell table:style-name="ce30"/>
          <table:table-cell table:style-name="ce30" table:formula="of:=IF(([.D226]+[.E226])&gt;=[.C226];&quot;It's okay.&quot;;&quot;Must buy!&quot;)" office:value-type="string">
            <text:p>It's okay.</text:p>
          </table:table-cell>
          <table:table-cell table:style-name="ce29" table:formula="of:=[.C226]-([.D226]+[.E226])" office:value-type="string">
            <text:p>0</text:p>
          </table:table-cell>
        </table:table-row>
        <table:table-row table:style-name="ro2">
          <table:table-cell table:style-name="ce26" office:value-type="string">
            <text:p>6044636</text:p>
          </table:table-cell>
          <table:table-cell table:style-name="ce26" office:value-type="string">
            <text:p>1492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Flex Hose 19M W/3. 18 Stick</text:p>
          </table:table-cell>
          <table:table-cell table:style-name="ce25" table:formula="of:=IF(([.C227]+[.E227])&gt;=([.D227]+[.E227]);&quot;It's okay.&quot;;&quot;Must buy!&quot;)" office:value-type="string">
            <text:p>It's okay.</text:p>
          </table:table-cell>
          <table:table-cell table:style-name="ce29" table:formula="of:=([.D227]+[.E227])-([.C227]+[.E227])" office:value-type="string">
            <text:p>0</text:p>
          </table:table-cell>
          <table:table-cell table:style-name="ce30"/>
          <table:table-cell table:style-name="ce30" table:formula="of:=IF(([.D227]+[.E227])&gt;=[.C227];&quot;It's okay.&quot;;&quot;Must buy!&quot;)" office:value-type="string">
            <text:p>It's okay.</text:p>
          </table:table-cell>
          <table:table-cell table:style-name="ce29" table:formula="of:=[.C227]-([.D227]+[.E227])" office:value-type="string">
            <text:p>-2</text:p>
          </table:table-cell>
        </table:table-row>
        <table:table-row table:style-name="ro2">
          <table:table-cell table:style-name="ce26" office:value-type="string">
            <text:p>6044729</text:p>
          </table:table-cell>
          <table:table-cell table:style-name="ce26" office:value-type="string">
            <text:p>1397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Rim Narrow Ø18X7 W Hole Ø4.8</text:p>
          </table:table-cell>
          <table:table-cell table:style-name="ce25" table:formula="of:=IF(([.C228]+[.E228])&gt;=([.D228]+[.E228]);&quot;It's okay.&quot;;&quot;Must buy!&quot;)" office:value-type="string">
            <text:p>It's okay.</text:p>
          </table:table-cell>
          <table:table-cell table:style-name="ce29" table:formula="of:=([.D228]+[.E228])-([.C228]+[.E228])" office:value-type="string">
            <text:p>0</text:p>
          </table:table-cell>
          <table:table-cell table:style-name="ce30"/>
          <table:table-cell table:style-name="ce30" table:formula="of:=IF(([.D228]+[.E228])&gt;=[.C228];&quot;It's okay.&quot;;&quot;Must buy!&quot;)" office:value-type="string">
            <text:p>It's okay.</text:p>
          </table:table-cell>
          <table:table-cell table:style-name="ce29" table:formula="of:=[.C228]-([.D228]+[.E228])" office:value-type="string">
            <text:p>-1</text:p>
          </table:table-cell>
        </table:table-row>
        <table:table-row table:style-name="ro2">
          <table:table-cell table:style-name="ce26" office:value-type="string">
            <text:p>6045310</text:p>
          </table:table-cell>
          <table:table-cell table:style-name="ce26" office:value-type="string">
            <text:p>1503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Rim Ø 56 X 34</text:p>
          </table:table-cell>
          <table:table-cell table:style-name="ce25" table:formula="of:=IF(([.C229]+[.E229])&gt;=([.D229]+[.E229]);&quot;It's okay.&quot;;&quot;Must buy!&quot;)" office:value-type="string">
            <text:p>It's okay.</text:p>
          </table:table-cell>
          <table:table-cell table:style-name="ce29" table:formula="of:=([.D229]+[.E229])-([.C229]+[.E229])" office:value-type="string">
            <text:p>0</text:p>
          </table:table-cell>
          <table:table-cell table:style-name="ce30"/>
          <table:table-cell table:style-name="ce30" table:formula="of:=IF(([.D229]+[.E229])&gt;=[.C229];&quot;It's okay.&quot;;&quot;Must buy!&quot;)" office:value-type="string">
            <text:p>It's okay.</text:p>
          </table:table-cell>
          <table:table-cell table:style-name="ce29" table:formula="of:=[.C229]-([.D229]+[.E229])" office:value-type="string">
            <text:p>-4</text:p>
          </table:table-cell>
        </table:table-row>
        <table:table-row table:style-name="ro2">
          <table:table-cell table:style-name="ce26" office:value-type="string">
            <text:p>6062225</text:p>
          </table:table-cell>
          <table:table-cell table:style-name="ce26" office:value-type="string">
            <text:p>4477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8" office:value-type="string">
            <text:p>Tyre Low Wide Ø68,8 X 36</text:p>
          </table:table-cell>
          <table:table-cell table:style-name="ce25" table:formula="of:=IF(([.C230]+[.E230])&gt;=([.D230]+[.E230]);&quot;It's okay.&quot;;&quot;Must buy!&quot;)" office:value-type="string">
            <text:p>It's okay.</text:p>
          </table:table-cell>
          <table:table-cell table:style-name="ce29" table:formula="of:=([.D230]+[.E230])-([.C230]+[.E230])" office:value-type="string">
            <text:p>0</text:p>
          </table:table-cell>
          <table:table-cell table:style-name="ce30"/>
          <table:table-cell table:style-name="ce30" table:formula="of:=IF(([.D230]+[.E230])&gt;=[.C230];&quot;It's okay.&quot;;&quot;Must buy!&quot;)" office:value-type="string">
            <text:p>It's okay.</text:p>
          </table:table-cell>
          <table:table-cell table:style-name="ce29" table:formula="of:=[.C230]-([.D230]+[.E230])" office:value-type="string">
            <text:p>-4</text:p>
          </table:table-cell>
        </table:table-row>
        <table:table-row table:style-name="ro2">
          <table:table-cell table:style-name="ce26" office:value-type="string">
            <text:p>6063629</text:p>
          </table:table-cell>
          <table:table-cell table:style-name="ce26" office:value-type="string">
            <text:p>9565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-Ev3, Ultrasonic Sensor</text:p>
          </table:table-cell>
          <table:table-cell table:style-name="ce25" table:formula="of:=IF(([.C231]+[.E231])&gt;=([.D231]+[.E231]);&quot;It's okay.&quot;;&quot;Must buy!&quot;)" office:value-type="string">
            <text:p>Must buy!</text:p>
          </table:table-cell>
          <table:table-cell table:style-name="ce29" table:formula="of:=([.D231]+[.E231])-([.C231]+[.E231])" office:value-type="string">
            <text:p>1</text:p>
          </table:table-cell>
          <table:table-cell table:style-name="ce30"/>
          <table:table-cell table:style-name="ce30" table:formula="of:=IF(([.D231]+[.E231])&gt;=[.C231];&quot;It's okay.&quot;;&quot;Must buy!&quot;)" office:value-type="string">
            <text:p>It's okay.</text:p>
          </table:table-cell>
          <table:table-cell table:style-name="ce29" table:formula="of:=[.C231]-([.D231]+[.E231])" office:value-type="string">
            <text:p>-1</text:p>
          </table:table-cell>
        </table:table-row>
        <table:table-row table:style-name="ro2">
          <table:table-cell table:style-name="ce26" office:value-type="string">
            <text:p>6079570</text:p>
          </table:table-cell>
          <table:table-cell table:style-name="ce26" office:value-type="string">
            <text:p>9994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Steel Ball</text:p>
          </table:table-cell>
          <table:table-cell table:style-name="ce25" table:formula="of:=IF(([.C232]+[.E232])&gt;=([.D232]+[.E232]);&quot;It's okay.&quot;;&quot;Must buy!&quot;)" office:value-type="string">
            <text:p>Must buy!</text:p>
          </table:table-cell>
          <table:table-cell table:style-name="ce29" table:formula="of:=([.D232]+[.E232])-([.C232]+[.E232])" office:value-type="string">
            <text:p>1</text:p>
          </table:table-cell>
          <table:table-cell table:style-name="ce30"/>
          <table:table-cell table:style-name="ce30" table:formula="of:=IF(([.D232]+[.E232])&gt;=[.C232];&quot;It's okay.&quot;;&quot;Must buy!&quot;)" office:value-type="string">
            <text:p>It's okay.</text:p>
          </table:table-cell>
          <table:table-cell table:style-name="ce29" table:formula="of:=[.C232]-([.D232]+[.E232])" office:value-type="string">
            <text:p>-1</text:p>
          </table:table-cell>
        </table:table-row>
        <table:table-row table:style-name="ro2">
          <table:table-cell table:style-name="ce26" office:value-type="string">
            <text:p>6083620</text:p>
          </table:table-cell>
          <table:table-cell table:style-name="ce26" office:value-type="string">
            <text:p>8708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8" office:value-type="string">
            <text:p>Cross Axle 4M With End Stop</text:p>
          </table:table-cell>
          <table:table-cell table:style-name="ce25" table:formula="of:=IF(([.C233]+[.E233])&gt;=([.D233]+[.E233]);&quot;It's okay.&quot;;&quot;Must buy!&quot;)" office:value-type="string">
            <text:p>It's okay.</text:p>
          </table:table-cell>
          <table:table-cell table:style-name="ce29" table:formula="of:=([.D233]+[.E233])-([.C233]+[.E233])" office:value-type="string">
            <text:p>-2</text:p>
          </table:table-cell>
          <table:table-cell table:style-name="ce30"/>
          <table:table-cell table:style-name="ce30" table:formula="of:=IF(([.D233]+[.E233])&gt;=[.C233];&quot;It's okay.&quot;;&quot;Must buy!&quot;)" office:value-type="string">
            <text:p>It's okay.</text:p>
          </table:table-cell>
          <table:table-cell table:style-name="ce29" table:formula="of:=[.C233]-([.D233]+[.E233])" office:value-type="string">
            <text:p>-6</text:p>
          </table:table-cell>
        </table:table-row>
        <table:table-row table:style-name="ro2">
          <table:table-cell table:style-name="ce26" office:value-type="string">
            <text:p>6093977</text:p>
          </table:table-cell>
          <table:table-cell table:style-name="ce26" office:value-type="string">
            <text:p>18575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Double Conical Wheel Z20 1M</text:p>
          </table:table-cell>
          <table:table-cell table:style-name="ce25" table:formula="of:=IF(([.C234]+[.E234])&gt;=([.D234]+[.E234]);&quot;It's okay.&quot;;&quot;Must buy!&quot;)" office:value-type="string">
            <text:p>It's okay.</text:p>
          </table:table-cell>
          <table:table-cell table:style-name="ce29" table:formula="of:=([.D234]+[.E234])-([.C234]+[.E234])" office:value-type="string">
            <text:p>-2</text:p>
          </table:table-cell>
          <table:table-cell table:style-name="ce30"/>
          <table:table-cell table:style-name="ce30" table:formula="of:=IF(([.D234]+[.E234])&gt;=[.C234];&quot;It's okay.&quot;;&quot;Must buy!&quot;)" office:value-type="string">
            <text:p>Must buy!</text:p>
          </table:table-cell>
          <table:table-cell table:style-name="ce29" table:formula="of:=[.C234]-([.D234]+[.E234])" office:value-type="string">
            <text:p>1</text:p>
          </table:table-cell>
        </table:table-row>
        <table:table-row table:style-name="ro2">
          <table:table-cell table:style-name="ce26" office:value-type="string">
            <text:p>6099696</text:p>
          </table:table-cell>
          <table:table-cell table:style-name="ce26" office:value-type="string">
            <text:p>1943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Technic Change-Over Catch</text:p>
          </table:table-cell>
          <table:table-cell table:style-name="ce25" table:formula="of:=IF(([.C235]+[.E235])&gt;=([.D235]+[.E235]);&quot;It's okay.&quot;;&quot;Must buy!&quot;)" office:value-type="string">
            <text:p>It's okay.</text:p>
          </table:table-cell>
          <table:table-cell table:style-name="ce29" table:formula="of:=([.D235]+[.E235])-([.C235]+[.E235])" office:value-type="string">
            <text:p>0</text:p>
          </table:table-cell>
          <table:table-cell table:style-name="ce30"/>
          <table:table-cell table:style-name="ce30" table:formula="of:=IF(([.D235]+[.E235])&gt;=[.C235];&quot;It's okay.&quot;;&quot;Must buy!&quot;)" office:value-type="string">
            <text:p>It's okay.</text:p>
          </table:table-cell>
          <table:table-cell table:style-name="ce29" table:formula="of:=[.C235]-([.D235]+[.E235])" office:value-type="string">
            <text:p>-1</text:p>
          </table:table-cell>
        </table:table-row>
        <table:table-row table:style-name="ro2">
          <table:table-cell table:style-name="ce26" office:value-type="string">
            <text:p>6102449</text:p>
          </table:table-cell>
          <table:table-cell table:style-name="ce26" office:value-type="string">
            <text:p>64289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8" office:value-type="string">
            <text:p>Technic 9M Beam</text:p>
          </table:table-cell>
          <table:table-cell table:style-name="ce25" table:formula="of:=IF(([.C236]+[.E236])&gt;=([.D236]+[.E236]);&quot;It's okay.&quot;;&quot;Must buy!&quot;)" office:value-type="string">
            <text:p>Must buy!</text:p>
          </table:table-cell>
          <table:table-cell table:style-name="ce29" table:formula="of:=([.D236]+[.E236])-([.C236]+[.E236])" office:value-type="string">
            <text:p>6</text:p>
          </table:table-cell>
          <table:table-cell table:style-name="ce30"/>
          <table:table-cell table:style-name="ce30" table:formula="of:=IF(([.D236]+[.E236])&gt;=[.C236];&quot;It's okay.&quot;;&quot;Must buy!&quot;)" office:value-type="string">
            <text:p>It's okay.</text:p>
          </table:table-cell>
          <table:table-cell table:style-name="ce29" table:formula="of:=[.C236]-([.D236]+[.E236])" office:value-type="string">
            <text:p>-13</text:p>
          </table:table-cell>
        </table:table-row>
        <table:table-row table:style-name="ro2">
          <table:table-cell table:style-name="ce26" office:value-type="string">
            <text:p>6122217</text:p>
          </table:table-cell>
          <table:table-cell table:style-name="ce26" office:value-type="string">
            <text:p>1999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Lt Cardan Ball</text:p>
          </table:table-cell>
          <table:table-cell table:style-name="ce25" table:formula="of:=IF(([.C237]+[.E237])&gt;=([.D237]+[.E237]);&quot;It's okay.&quot;;&quot;Must buy!&quot;)" office:value-type="string">
            <text:p>It's okay.</text:p>
          </table:table-cell>
          <table:table-cell table:style-name="ce29" table:formula="of:=([.D237]+[.E237])-([.C237]+[.E237])" office:value-type="string">
            <text:p>0</text:p>
          </table:table-cell>
          <table:table-cell table:style-name="ce30"/>
          <table:table-cell table:style-name="ce30" table:formula="of:=IF(([.D237]+[.E237])&gt;=[.C237];&quot;It's okay.&quot;;&quot;Must buy!&quot;)" office:value-type="string">
            <text:p>It's okay.</text:p>
          </table:table-cell>
          <table:table-cell table:style-name="ce29" table:formula="of:=[.C237]-([.D237]+[.E237])" office:value-type="string">
            <text:p>-2</text:p>
          </table:table-cell>
        </table:table-row>
        <table:table-row table:style-name="ro2">
          <table:table-cell table:style-name="ce26" office:value-type="string">
            <text:p>6132629</text:p>
          </table:table-cell>
          <table:table-cell table:style-name="ce26" office:value-type="string">
            <text:p>9565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8" office:value-type="string">
            <text:p>Ms-Ev3, Ir Sensor</text:p>
          </table:table-cell>
          <table:table-cell table:style-name="ce25" table:formula="of:=IF(([.C238]+[.E238])&gt;=([.D238]+[.E238]);&quot;It's okay.&quot;;&quot;Must buy!&quot;)" office:value-type="string">
            <text:p>It's okay.</text:p>
          </table:table-cell>
          <table:table-cell table:style-name="ce29" table:formula="of:=([.D238]+[.E238])-([.C238]+[.E238])" office:value-type="string">
            <text:p>-1</text:p>
          </table:table-cell>
          <table:table-cell table:style-name="ce30"/>
          <table:table-cell table:style-name="ce30" table:formula="of:=IF(([.D238]+[.E238])&gt;=[.C238];&quot;It's okay.&quot;;&quot;Must buy!&quot;)" office:value-type="string">
            <text:p>Must buy!</text:p>
          </table:table-cell>
          <table:table-cell table:style-name="ce29" table:formula="of:=[.C238]-([.D238]+[.E238])" office:value-type="string">
            <text:p>1</text:p>
          </table:table-cell>
        </table:table-row>
        <table:table-row table:style-name="ro3">
          <table:table-cell table:style-name="ce31"/>
          <table:table-cell table:style-name="ce32"/>
          <table:table-cell table:number-columns-repeated="5" table:style-name="ce30"/>
          <table:table-cell table:style-name="ce33" table:formula="of:=SUMIF([.H2:.H238];&quot;&gt;0&quot;)" office:value-type="string">
            <text:p>303</text:p>
          </table:table-cell>
          <table:table-cell table:number-columns-repeated="2" table:style-name="ce30"/>
          <table:table-cell table:style-name="ce33" table:formula="of:=SUMIF([.K2:.K238];&quot;&gt;0&quot;)" office:value-type="string">
            <text:p>247</text:p>
          </table:table-cell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  <table:table-row table:style-name="ro3">
          <table:table-cell table:style-name="ce31"/>
          <table:table-cell table:style-name="ce32"/>
          <table:table-cell table:number-columns-repeated="9" table:style-name="ce30"/>
        </table:table-row>
      </table:table>
      <table:table table:name="Differences by Lego ID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3"/>
        <table:table-column table:style-name="co12" table:number-columns-repeated="2" table:default-cell-style-name="ce15"/>
        <table:table-column table:style-name="co10" table:default-cell-style-name="ce15" table:number-columns-repeated="249"/>
        <table:table-row table:style-name="ro5">
          <table:table-cell table:number-columns-repeated="5"/>
          <table:table-cell table:style-name="ce35" office:value-type="string">
            <text:p>45544+45560-31313</text:p>
          </table:table-cell>
          <table:table-cell table:style-name="ce35" office:value-type="string">
            <text:p>31313+45560-45544</text:p>
          </table:table-cell>
        </table:table-row>
        <table:table-row table:style-name="ro5">
          <table:table-cell table:number-columns-repeated="5"/>
          <table:table-cell table:formula="of:=[.D2]+[.E2]-[.C2]" office:value-type="string">
            <text:p>2</text:p>
          </table:table-cell>
          <table:table-cell table:formula="of:=[.C2]+[.E2]-[.D2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3]+[.E3]-[.C3]" office:value-type="string">
            <text:p>5</text:p>
          </table:table-cell>
          <table:table-cell table:formula="of:=[.C3]+[.E3]-[.D3]" office:value-type="string">
            <text:p>5</text:p>
          </table:table-cell>
        </table:table-row>
        <table:table-row table:style-name="ro5">
          <table:table-cell table:number-columns-repeated="5"/>
          <table:table-cell table:formula="of:=[.D4]+[.E4]-[.C4]" office:value-type="string">
            <text:p>0</text:p>
          </table:table-cell>
          <table:table-cell table:formula="of:=[.C4]+[.E4]-[.D4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5]+[.E5]-[.C5]" office:value-type="string">
            <text:p>6</text:p>
          </table:table-cell>
          <table:table-cell table:formula="of:=[.C5]+[.E5]-[.D5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6]+[.E6]-[.C6]" office:value-type="string">
            <text:p>0</text:p>
          </table:table-cell>
          <table:table-cell table:formula="of:=[.C6]+[.E6]-[.D6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7]+[.E7]-[.C7]" office:value-type="string">
            <text:p>0</text:p>
          </table:table-cell>
          <table:table-cell table:formula="of:=[.C7]+[.E7]-[.D7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8]+[.E8]-[.C8]" office:value-type="string">
            <text:p>0</text:p>
          </table:table-cell>
          <table:table-cell table:formula="of:=[.C8]+[.E8]-[.D8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9]+[.E9]-[.C9]" office:value-type="string">
            <text:p>4</text:p>
          </table:table-cell>
          <table:table-cell table:formula="of:=[.C9]+[.E9]-[.D9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0]+[.E10]-[.C10]" office:value-type="string">
            <text:p>2</text:p>
          </table:table-cell>
          <table:table-cell table:formula="of:=[.C10]+[.E10]-[.D10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1]+[.E11]-[.C11]" office:value-type="string">
            <text:p>2</text:p>
          </table:table-cell>
          <table:table-cell table:formula="of:=[.C11]+[.E11]-[.D11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2]+[.E12]-[.C12]" office:value-type="string">
            <text:p>4</text:p>
          </table:table-cell>
          <table:table-cell table:formula="of:=[.C12]+[.E12]-[.D12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3]+[.E13]-[.C13]" office:value-type="string">
            <text:p>14</text:p>
          </table:table-cell>
          <table:table-cell table:formula="of:=[.C13]+[.E13]-[.D13]" office:value-type="string">
            <text:p>18</text:p>
          </table:table-cell>
        </table:table-row>
        <table:table-row table:style-name="ro5">
          <table:table-cell table:number-columns-repeated="5"/>
          <table:table-cell table:formula="of:=[.D14]+[.E14]-[.C14]" office:value-type="string">
            <text:p>1</text:p>
          </table:table-cell>
          <table:table-cell table:formula="of:=[.C14]+[.E14]-[.D14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5]+[.E15]-[.C15]" office:value-type="string">
            <text:p>28</text:p>
          </table:table-cell>
          <table:table-cell table:formula="of:=[.C15]+[.E15]-[.D15]" office:value-type="string">
            <text:p>28</text:p>
          </table:table-cell>
        </table:table-row>
        <table:table-row table:style-name="ro5">
          <table:table-cell table:number-columns-repeated="5"/>
          <table:table-cell table:formula="of:=[.D16]+[.E16]-[.C16]" office:value-type="string">
            <text:p>2</text:p>
          </table:table-cell>
          <table:table-cell table:formula="of:=[.C16]+[.E16]-[.D16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7]+[.E17]-[.C17]" office:value-type="string">
            <text:p>4</text:p>
          </table:table-cell>
          <table:table-cell table:formula="of:=[.C17]+[.E17]-[.D17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8]+[.E18]-[.C18]" office:value-type="string">
            <text:p>-1</text:p>
          </table:table-cell>
          <table:table-cell table:formula="of:=[.C18]+[.E18]-[.D18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19]+[.E19]-[.C19]" office:value-type="string">
            <text:p>1</text:p>
          </table:table-cell>
          <table:table-cell table:formula="of:=[.C19]+[.E19]-[.D19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20]+[.E20]-[.C20]" office:value-type="string">
            <text:p>2</text:p>
          </table:table-cell>
          <table:table-cell table:formula="of:=[.C20]+[.E20]-[.D20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21]+[.E21]-[.C21]" office:value-type="string">
            <text:p>2</text:p>
          </table:table-cell>
          <table:table-cell table:formula="of:=[.C21]+[.E21]-[.D21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22]+[.E22]-[.C22]" office:value-type="string">
            <text:p>-4</text:p>
          </table:table-cell>
          <table:table-cell table:formula="of:=[.C22]+[.E22]-[.D22]" office:value-type="string">
            <text:p>8</text:p>
          </table:table-cell>
        </table:table-row>
        <table:table-row table:style-name="ro5">
          <table:table-cell table:number-columns-repeated="5"/>
          <table:table-cell table:formula="of:=[.D23]+[.E23]-[.C23]" office:value-type="string">
            <text:p>135</text:p>
          </table:table-cell>
          <table:table-cell table:formula="of:=[.C23]+[.E23]-[.D23]" office:value-type="string">
            <text:p>205</text:p>
          </table:table-cell>
        </table:table-row>
        <table:table-row table:style-name="ro5">
          <table:table-cell table:number-columns-repeated="5"/>
          <table:table-cell table:formula="of:=[.D24]+[.E24]-[.C24]" office:value-type="string">
            <text:p>1</text:p>
          </table:table-cell>
          <table:table-cell table:formula="of:=[.C24]+[.E24]-[.D24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25]+[.E25]-[.C25]" office:value-type="string">
            <text:p>6</text:p>
          </table:table-cell>
          <table:table-cell table:formula="of:=[.C25]+[.E25]-[.D25]" office:value-type="string">
            <text:p>6</text:p>
          </table:table-cell>
        </table:table-row>
        <table:table-row table:style-name="ro5">
          <table:table-cell table:number-columns-repeated="5"/>
          <table:table-cell table:formula="of:=[.D26]+[.E26]-[.C26]" office:value-type="string">
            <text:p>0</text:p>
          </table:table-cell>
          <table:table-cell table:formula="of:=[.C26]+[.E26]-[.D26]" office:value-type="string">
            <text:p>8</text:p>
          </table:table-cell>
        </table:table-row>
        <table:table-row table:style-name="ro5">
          <table:table-cell table:number-columns-repeated="5"/>
          <table:table-cell table:formula="of:=[.D27]+[.E27]-[.C27]" office:value-type="string">
            <text:p>-2</text:p>
          </table:table-cell>
          <table:table-cell table:formula="of:=[.C27]+[.E27]-[.D27]" office:value-type="string">
            <text:p>14</text:p>
          </table:table-cell>
        </table:table-row>
        <table:table-row table:style-name="ro5">
          <table:table-cell table:number-columns-repeated="5"/>
          <table:table-cell table:formula="of:=[.D28]+[.E28]-[.C28]" office:value-type="string">
            <text:p>6</text:p>
          </table:table-cell>
          <table:table-cell table:formula="of:=[.C28]+[.E28]-[.D28]" office:value-type="string">
            <text:p>6</text:p>
          </table:table-cell>
        </table:table-row>
        <table:table-row table:style-name="ro5">
          <table:table-cell table:number-columns-repeated="5"/>
          <table:table-cell table:formula="of:=[.D29]+[.E29]-[.C29]" office:value-type="string">
            <text:p>3</text:p>
          </table:table-cell>
          <table:table-cell table:formula="of:=[.C29]+[.E29]-[.D29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30]+[.E30]-[.C30]" office:value-type="string">
            <text:p>3</text:p>
          </table:table-cell>
          <table:table-cell table:formula="of:=[.C30]+[.E30]-[.D30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31]+[.E31]-[.C31]" office:value-type="string">
            <text:p>4</text:p>
          </table:table-cell>
          <table:table-cell table:formula="of:=[.C31]+[.E31]-[.D31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32]+[.E32]-[.C32]" office:value-type="string">
            <text:p>3</text:p>
          </table:table-cell>
          <table:table-cell table:formula="of:=[.C32]+[.E32]-[.D32]" office:value-type="string">
            <text:p>7</text:p>
          </table:table-cell>
        </table:table-row>
        <table:table-row table:style-name="ro5">
          <table:table-cell table:number-columns-repeated="5"/>
          <table:table-cell table:formula="of:=[.D33]+[.E33]-[.C33]" office:value-type="string">
            <text:p>20</text:p>
          </table:table-cell>
          <table:table-cell table:formula="of:=[.C33]+[.E33]-[.D33]" office:value-type="string">
            <text:p>24</text:p>
          </table:table-cell>
        </table:table-row>
        <table:table-row table:style-name="ro5">
          <table:table-cell table:number-columns-repeated="5"/>
          <table:table-cell table:formula="of:=[.D34]+[.E34]-[.C34]" office:value-type="string">
            <text:p>12</text:p>
          </table:table-cell>
          <table:table-cell table:formula="of:=[.C34]+[.E34]-[.D34]" office:value-type="string">
            <text:p>-12</text:p>
          </table:table-cell>
        </table:table-row>
        <table:table-row table:style-name="ro5">
          <table:table-cell table:number-columns-repeated="5"/>
          <table:table-cell table:formula="of:=[.D35]+[.E35]-[.C35]" office:value-type="string">
            <text:p>20</text:p>
          </table:table-cell>
          <table:table-cell table:formula="of:=[.C35]+[.E35]-[.D35]" office:value-type="string">
            <text:p>24</text:p>
          </table:table-cell>
        </table:table-row>
        <table:table-row table:style-name="ro5">
          <table:table-cell table:number-columns-repeated="5"/>
          <table:table-cell table:formula="of:=[.D36]+[.E36]-[.C36]" office:value-type="string">
            <text:p>-4</text:p>
          </table:table-cell>
          <table:table-cell table:formula="of:=[.C36]+[.E36]-[.D36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37]+[.E37]-[.C37]" office:value-type="string">
            <text:p>0</text:p>
          </table:table-cell>
          <table:table-cell table:formula="of:=[.C37]+[.E37]-[.D37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38]+[.E38]-[.C38]" office:value-type="string">
            <text:p>5</text:p>
          </table:table-cell>
          <table:table-cell table:formula="of:=[.C38]+[.E38]-[.D38]" office:value-type="string">
            <text:p>11</text:p>
          </table:table-cell>
        </table:table-row>
        <table:table-row table:style-name="ro5">
          <table:table-cell table:number-columns-repeated="5"/>
          <table:table-cell table:formula="of:=[.D39]+[.E39]-[.C39]" office:value-type="string">
            <text:p>15</text:p>
          </table:table-cell>
          <table:table-cell table:formula="of:=[.C39]+[.E39]-[.D39]" office:value-type="string">
            <text:p>17</text:p>
          </table:table-cell>
        </table:table-row>
        <table:table-row table:style-name="ro5">
          <table:table-cell table:number-columns-repeated="5"/>
          <table:table-cell table:formula="of:=[.D40]+[.E40]-[.C40]" office:value-type="string">
            <text:p>0</text:p>
          </table:table-cell>
          <table:table-cell table:formula="of:=[.C40]+[.E40]-[.D40]" office:value-type="string">
            <text:p>8</text:p>
          </table:table-cell>
        </table:table-row>
        <table:table-row table:style-name="ro5">
          <table:table-cell table:number-columns-repeated="5"/>
          <table:table-cell table:formula="of:=[.D41]+[.E41]-[.C41]" office:value-type="string">
            <text:p>10</text:p>
          </table:table-cell>
          <table:table-cell table:formula="of:=[.C41]+[.E41]-[.D41]" office:value-type="string">
            <text:p>14</text:p>
          </table:table-cell>
        </table:table-row>
        <table:table-row table:style-name="ro5">
          <table:table-cell table:number-columns-repeated="5"/>
          <table:table-cell table:formula="of:=[.D42]+[.E42]-[.C42]" office:value-type="string">
            <text:p>-5</text:p>
          </table:table-cell>
          <table:table-cell table:formula="of:=[.C42]+[.E42]-[.D42]" office:value-type="string">
            <text:p>13</text:p>
          </table:table-cell>
        </table:table-row>
        <table:table-row table:style-name="ro5">
          <table:table-cell table:number-columns-repeated="5"/>
          <table:table-cell table:formula="of:=[.D43]+[.E43]-[.C43]" office:value-type="string">
            <text:p>-4</text:p>
          </table:table-cell>
          <table:table-cell table:formula="of:=[.C43]+[.E43]-[.D43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44]+[.E44]-[.C44]" office:value-type="string">
            <text:p>0</text:p>
          </table:table-cell>
          <table:table-cell table:formula="of:=[.C44]+[.E44]-[.D44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45]+[.E45]-[.C45]" office:value-type="string">
            <text:p>-1</text:p>
          </table:table-cell>
          <table:table-cell table:formula="of:=[.C45]+[.E45]-[.D45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46]+[.E46]-[.C46]" office:value-type="string">
            <text:p>2</text:p>
          </table:table-cell>
          <table:table-cell table:formula="of:=[.C46]+[.E46]-[.D46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47]+[.E47]-[.C47]" office:value-type="string">
            <text:p>-8</text:p>
          </table:table-cell>
          <table:table-cell table:formula="of:=[.C47]+[.E47]-[.D47]" office:value-type="string">
            <text:p>8</text:p>
          </table:table-cell>
        </table:table-row>
        <table:table-row table:style-name="ro5">
          <table:table-cell table:number-columns-repeated="5"/>
          <table:table-cell table:formula="of:=[.D48]+[.E48]-[.C48]" office:value-type="string">
            <text:p>2</text:p>
          </table:table-cell>
          <table:table-cell table:formula="of:=[.C48]+[.E48]-[.D48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49]+[.E49]-[.C49]" office:value-type="string">
            <text:p>-4</text:p>
          </table:table-cell>
          <table:table-cell table:formula="of:=[.C49]+[.E49]-[.D49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50]+[.E50]-[.C50]" office:value-type="string">
            <text:p>-1</text:p>
          </table:table-cell>
          <table:table-cell table:formula="of:=[.C50]+[.E50]-[.D50]" office:value-type="string">
            <text:p>11</text:p>
          </table:table-cell>
        </table:table-row>
        <table:table-row table:style-name="ro5">
          <table:table-cell table:number-columns-repeated="5"/>
          <table:table-cell table:formula="of:=[.D51]+[.E51]-[.C51]" office:value-type="string">
            <text:p>2</text:p>
          </table:table-cell>
          <table:table-cell table:formula="of:=[.C51]+[.E51]-[.D51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52]+[.E52]-[.C52]" office:value-type="string">
            <text:p>2</text:p>
          </table:table-cell>
          <table:table-cell table:formula="of:=[.C52]+[.E52]-[.D52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53]+[.E53]-[.C53]" office:value-type="string">
            <text:p>2</text:p>
          </table:table-cell>
          <table:table-cell table:formula="of:=[.C53]+[.E53]-[.D53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54]+[.E54]-[.C54]" office:value-type="string">
            <text:p>-3</text:p>
          </table:table-cell>
          <table:table-cell table:formula="of:=[.C54]+[.E54]-[.D54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55]+[.E55]-[.C55]" office:value-type="string">
            <text:p>19</text:p>
          </table:table-cell>
          <table:table-cell table:formula="of:=[.C55]+[.E55]-[.D55]" office:value-type="string">
            <text:p>7</text:p>
          </table:table-cell>
        </table:table-row>
        <table:table-row table:style-name="ro5">
          <table:table-cell table:number-columns-repeated="5"/>
          <table:table-cell table:formula="of:=[.D56]+[.E56]-[.C56]" office:value-type="string">
            <text:p>14</text:p>
          </table:table-cell>
          <table:table-cell table:formula="of:=[.C56]+[.E56]-[.D56]" office:value-type="string">
            <text:p>18</text:p>
          </table:table-cell>
        </table:table-row>
        <table:table-row table:style-name="ro5">
          <table:table-cell table:number-columns-repeated="5"/>
          <table:table-cell table:formula="of:=[.D57]+[.E57]-[.C57]" office:value-type="string">
            <text:p>10</text:p>
          </table:table-cell>
          <table:table-cell table:formula="of:=[.C57]+[.E57]-[.D57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58]+[.E58]-[.C58]" office:value-type="string">
            <text:p>6</text:p>
          </table:table-cell>
          <table:table-cell table:formula="of:=[.C58]+[.E58]-[.D58]" office:value-type="string">
            <text:p>6</text:p>
          </table:table-cell>
        </table:table-row>
        <table:table-row table:style-name="ro5">
          <table:table-cell table:number-columns-repeated="5"/>
          <table:table-cell table:formula="of:=[.D59]+[.E59]-[.C59]" office:value-type="string">
            <text:p>16</text:p>
          </table:table-cell>
          <table:table-cell table:formula="of:=[.C59]+[.E59]-[.D59]" office:value-type="string">
            <text:p>12</text:p>
          </table:table-cell>
        </table:table-row>
        <table:table-row table:style-name="ro5">
          <table:table-cell table:number-columns-repeated="5"/>
          <table:table-cell table:formula="of:=[.D60]+[.E60]-[.C60]" office:value-type="string">
            <text:p>4</text:p>
          </table:table-cell>
          <table:table-cell table:formula="of:=[.C60]+[.E60]-[.D60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61]+[.E61]-[.C61]" office:value-type="string">
            <text:p>3</text:p>
          </table:table-cell>
          <table:table-cell table:formula="of:=[.C61]+[.E61]-[.D61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62]+[.E62]-[.C62]" office:value-type="string">
            <text:p>5</text:p>
          </table:table-cell>
          <table:table-cell table:formula="of:=[.C62]+[.E62]-[.D62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63]+[.E63]-[.C63]" office:value-type="string">
            <text:p>4</text:p>
          </table:table-cell>
          <table:table-cell table:formula="of:=[.C63]+[.E63]-[.D63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64]+[.E64]-[.C64]" office:value-type="string">
            <text:p>6</text:p>
          </table:table-cell>
          <table:table-cell table:formula="of:=[.C64]+[.E64]-[.D64]" office:value-type="string">
            <text:p>-6</text:p>
          </table:table-cell>
        </table:table-row>
        <table:table-row table:style-name="ro5">
          <table:table-cell table:number-columns-repeated="5"/>
          <table:table-cell table:formula="of:=[.D65]+[.E65]-[.C65]" office:value-type="string">
            <text:p>9</text:p>
          </table:table-cell>
          <table:table-cell table:formula="of:=[.C65]+[.E65]-[.D65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66]+[.E66]-[.C66]" office:value-type="string">
            <text:p>-4</text:p>
          </table:table-cell>
          <table:table-cell table:formula="of:=[.C66]+[.E66]-[.D66]" office:value-type="string">
            <text:p>6</text:p>
          </table:table-cell>
        </table:table-row>
        <table:table-row table:style-name="ro5">
          <table:table-cell table:number-columns-repeated="5"/>
          <table:table-cell table:formula="of:=[.D67]+[.E67]-[.C67]" office:value-type="string">
            <text:p>3</text:p>
          </table:table-cell>
          <table:table-cell table:formula="of:=[.C67]+[.E67]-[.D67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68]+[.E68]-[.C68]" office:value-type="string">
            <text:p>3</text:p>
          </table:table-cell>
          <table:table-cell table:formula="of:=[.C68]+[.E68]-[.D68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69]+[.E69]-[.C69]" office:value-type="string">
            <text:p>3</text:p>
          </table:table-cell>
          <table:table-cell table:formula="of:=[.C69]+[.E69]-[.D69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70]+[.E70]-[.C70]" office:value-type="string">
            <text:p>4</text:p>
          </table:table-cell>
          <table:table-cell table:formula="of:=[.C70]+[.E70]-[.D70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71]+[.E71]-[.C71]" office:value-type="string">
            <text:p>13</text:p>
          </table:table-cell>
          <table:table-cell table:formula="of:=[.C71]+[.E71]-[.D71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72]+[.E72]-[.C72]" office:value-type="string">
            <text:p>2</text:p>
          </table:table-cell>
          <table:table-cell table:formula="of:=[.C72]+[.E72]-[.D72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73]+[.E73]-[.C73]" office:value-type="string">
            <text:p>-3</text:p>
          </table:table-cell>
          <table:table-cell table:formula="of:=[.C73]+[.E73]-[.D73]" office:value-type="string">
            <text:p>9</text:p>
          </table:table-cell>
        </table:table-row>
        <table:table-row table:style-name="ro5">
          <table:table-cell table:number-columns-repeated="5"/>
          <table:table-cell table:formula="of:=[.D74]+[.E74]-[.C74]" office:value-type="string">
            <text:p>3</text:p>
          </table:table-cell>
          <table:table-cell table:formula="of:=[.C74]+[.E74]-[.D74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75]+[.E75]-[.C75]" office:value-type="string">
            <text:p>0</text:p>
          </table:table-cell>
          <table:table-cell table:formula="of:=[.C75]+[.E75]-[.D75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76]+[.E76]-[.C76]" office:value-type="string">
            <text:p>1</text:p>
          </table:table-cell>
          <table:table-cell table:formula="of:=[.C76]+[.E76]-[.D76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77]+[.E77]-[.C77]" office:value-type="string">
            <text:p>4</text:p>
          </table:table-cell>
          <table:table-cell table:formula="of:=[.C77]+[.E77]-[.D77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78]+[.E78]-[.C78]" office:value-type="string">
            <text:p>-2</text:p>
          </table:table-cell>
          <table:table-cell table:formula="of:=[.C78]+[.E78]-[.D78]" office:value-type="string">
            <text:p>10</text:p>
          </table:table-cell>
        </table:table-row>
        <table:table-row table:style-name="ro5">
          <table:table-cell table:number-columns-repeated="5"/>
          <table:table-cell table:formula="of:=[.D79]+[.E79]-[.C79]" office:value-type="string">
            <text:p>3</text:p>
          </table:table-cell>
          <table:table-cell table:formula="of:=[.C79]+[.E79]-[.D79]" office:value-type="string">
            <text:p>11</text:p>
          </table:table-cell>
        </table:table-row>
        <table:table-row table:style-name="ro5">
          <table:table-cell table:number-columns-repeated="5"/>
          <table:table-cell table:formula="of:=[.D80]+[.E80]-[.C80]" office:value-type="string">
            <text:p>49</text:p>
          </table:table-cell>
          <table:table-cell table:formula="of:=[.C80]+[.E80]-[.D80]" office:value-type="string">
            <text:p>65</text:p>
          </table:table-cell>
        </table:table-row>
        <table:table-row table:style-name="ro5">
          <table:table-cell table:number-columns-repeated="5"/>
          <table:table-cell table:formula="of:=[.D81]+[.E81]-[.C81]" office:value-type="string">
            <text:p>4</text:p>
          </table:table-cell>
          <table:table-cell table:formula="of:=[.C81]+[.E81]-[.D81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82]+[.E82]-[.C82]" office:value-type="string">
            <text:p>3</text:p>
          </table:table-cell>
          <table:table-cell table:formula="of:=[.C82]+[.E82]-[.D82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83]+[.E83]-[.C83]" office:value-type="string">
            <text:p>5</text:p>
          </table:table-cell>
          <table:table-cell table:formula="of:=[.C83]+[.E83]-[.D83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84]+[.E84]-[.C84]" office:value-type="string">
            <text:p>-2</text:p>
          </table:table-cell>
          <table:table-cell table:formula="of:=[.C84]+[.E84]-[.D84]" office:value-type="string">
            <text:p>6</text:p>
          </table:table-cell>
        </table:table-row>
        <table:table-row table:style-name="ro5">
          <table:table-cell table:number-columns-repeated="5"/>
          <table:table-cell table:formula="of:=[.D85]+[.E85]-[.C85]" office:value-type="string">
            <text:p>4</text:p>
          </table:table-cell>
          <table:table-cell table:formula="of:=[.C85]+[.E85]-[.D85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86]+[.E86]-[.C86]" office:value-type="string">
            <text:p>4</text:p>
          </table:table-cell>
          <table:table-cell table:formula="of:=[.C86]+[.E86]-[.D86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87]+[.E87]-[.C87]" office:value-type="string">
            <text:p>4</text:p>
          </table:table-cell>
          <table:table-cell table:formula="of:=[.C87]+[.E87]-[.D87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88]+[.E88]-[.C88]" office:value-type="string">
            <text:p>2</text:p>
          </table:table-cell>
          <table:table-cell table:formula="of:=[.C88]+[.E88]-[.D88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89]+[.E89]-[.C89]" office:value-type="string">
            <text:p>4</text:p>
          </table:table-cell>
          <table:table-cell table:formula="of:=[.C89]+[.E89]-[.D89]" office:value-type="string">
            <text:p>20</text:p>
          </table:table-cell>
        </table:table-row>
        <table:table-row table:style-name="ro5">
          <table:table-cell table:number-columns-repeated="5"/>
          <table:table-cell table:formula="of:=[.D90]+[.E90]-[.C90]" office:value-type="string">
            <text:p>4</text:p>
          </table:table-cell>
          <table:table-cell table:formula="of:=[.C90]+[.E90]-[.D90]" office:value-type="string">
            <text:p>-4</text:p>
          </table:table-cell>
        </table:table-row>
        <table:table-row table:style-name="ro5">
          <table:table-cell table:number-columns-repeated="5"/>
          <table:table-cell table:formula="of:=[.D91]+[.E91]-[.C91]" office:value-type="string">
            <text:p>1</text:p>
          </table:table-cell>
          <table:table-cell table:formula="of:=[.C91]+[.E91]-[.D91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92]+[.E92]-[.C92]" office:value-type="string">
            <text:p>4</text:p>
          </table:table-cell>
          <table:table-cell table:formula="of:=[.C92]+[.E92]-[.D92]" office:value-type="string">
            <text:p>16</text:p>
          </table:table-cell>
        </table:table-row>
        <table:table-row table:style-name="ro5">
          <table:table-cell table:number-columns-repeated="5"/>
          <table:table-cell table:formula="of:=[.D93]+[.E93]-[.C93]" office:value-type="string">
            <text:p>1</text:p>
          </table:table-cell>
          <table:table-cell table:formula="of:=[.C93]+[.E93]-[.D93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94]+[.E94]-[.C94]" office:value-type="string">
            <text:p>-2</text:p>
          </table:table-cell>
          <table:table-cell table:formula="of:=[.C94]+[.E94]-[.D94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95]+[.E95]-[.C95]" office:value-type="string">
            <text:p>-1</text:p>
          </table:table-cell>
          <table:table-cell table:formula="of:=[.C95]+[.E95]-[.D95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96]+[.E96]-[.C96]" office:value-type="string">
            <text:p>-2</text:p>
          </table:table-cell>
          <table:table-cell table:formula="of:=[.C96]+[.E96]-[.D96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97]+[.E97]-[.C97]" office:value-type="string">
            <text:p>-1</text:p>
          </table:table-cell>
          <table:table-cell table:formula="of:=[.C97]+[.E97]-[.D97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98]+[.E98]-[.C98]" office:value-type="string">
            <text:p>-3</text:p>
          </table:table-cell>
          <table:table-cell table:formula="of:=[.C98]+[.E98]-[.D98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99]+[.E99]-[.C99]" office:value-type="string">
            <text:p>2</text:p>
          </table:table-cell>
          <table:table-cell table:formula="of:=[.C99]+[.E99]-[.D99]" office:value-type="string">
            <text:p>10</text:p>
          </table:table-cell>
        </table:table-row>
        <table:table-row table:style-name="ro5">
          <table:table-cell table:number-columns-repeated="5"/>
          <table:table-cell table:formula="of:=[.D100]+[.E100]-[.C100]" office:value-type="string">
            <text:p>8</text:p>
          </table:table-cell>
          <table:table-cell table:formula="of:=[.C100]+[.E100]-[.D100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01]+[.E101]-[.C101]" office:value-type="string">
            <text:p>5</text:p>
          </table:table-cell>
          <table:table-cell table:formula="of:=[.C101]+[.E101]-[.D101]" office:value-type="string">
            <text:p>5</text:p>
          </table:table-cell>
        </table:table-row>
        <table:table-row table:style-name="ro5">
          <table:table-cell table:number-columns-repeated="5"/>
          <table:table-cell table:formula="of:=[.D102]+[.E102]-[.C102]" office:value-type="string">
            <text:p>-1</text:p>
          </table:table-cell>
          <table:table-cell table:formula="of:=[.C102]+[.E102]-[.D102]" office:value-type="string">
            <text:p>7</text:p>
          </table:table-cell>
        </table:table-row>
        <table:table-row table:style-name="ro5">
          <table:table-cell table:number-columns-repeated="5"/>
          <table:table-cell table:formula="of:=[.D103]+[.E103]-[.C103]" office:value-type="string">
            <text:p>4</text:p>
          </table:table-cell>
          <table:table-cell table:formula="of:=[.C103]+[.E103]-[.D103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04]+[.E104]-[.C104]" office:value-type="string">
            <text:p>6</text:p>
          </table:table-cell>
          <table:table-cell table:formula="of:=[.C104]+[.E104]-[.D104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105]+[.E105]-[.C105]" office:value-type="string">
            <text:p>1</text:p>
          </table:table-cell>
          <table:table-cell table:formula="of:=[.C105]+[.E105]-[.D105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106]+[.E106]-[.C106]" office:value-type="string">
            <text:p>2</text:p>
          </table:table-cell>
          <table:table-cell table:formula="of:=[.C106]+[.E106]-[.D106]" office:value-type="string">
            <text:p>6</text:p>
          </table:table-cell>
        </table:table-row>
        <table:table-row table:style-name="ro5">
          <table:table-cell table:number-columns-repeated="5"/>
          <table:table-cell table:formula="of:=[.D107]+[.E107]-[.C107]" office:value-type="string">
            <text:p>7</text:p>
          </table:table-cell>
          <table:table-cell table:formula="of:=[.C107]+[.E107]-[.D107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08]+[.E108]-[.C108]" office:value-type="string">
            <text:p>2</text:p>
          </table:table-cell>
          <table:table-cell table:formula="of:=[.C108]+[.E108]-[.D108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09]+[.E109]-[.C109]" office:value-type="string">
            <text:p>6</text:p>
          </table:table-cell>
          <table:table-cell table:formula="of:=[.C109]+[.E109]-[.D109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10]+[.E110]-[.C110]" office:value-type="string">
            <text:p>-2</text:p>
          </table:table-cell>
          <table:table-cell table:formula="of:=[.C110]+[.E110]-[.D110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11]+[.E111]-[.C111]" office:value-type="string">
            <text:p>-1</text:p>
          </table:table-cell>
          <table:table-cell table:formula="of:=[.C111]+[.E111]-[.D111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12]+[.E112]-[.C112]" office:value-type="string">
            <text:p>4</text:p>
          </table:table-cell>
          <table:table-cell table:formula="of:=[.C112]+[.E112]-[.D112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13]+[.E113]-[.C113]" office:value-type="string">
            <text:p>2</text:p>
          </table:table-cell>
          <table:table-cell table:formula="of:=[.C113]+[.E113]-[.D113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14]+[.E114]-[.C114]" office:value-type="string">
            <text:p>4</text:p>
          </table:table-cell>
          <table:table-cell table:formula="of:=[.C114]+[.E114]-[.D114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15]+[.E115]-[.C115]" office:value-type="string">
            <text:p>1</text:p>
          </table:table-cell>
          <table:table-cell table:formula="of:=[.C115]+[.E115]-[.D115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16]+[.E116]-[.C116]" office:value-type="string">
            <text:p>6</text:p>
          </table:table-cell>
          <table:table-cell table:formula="of:=[.C116]+[.E116]-[.D116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117]+[.E117]-[.C117]" office:value-type="string">
            <text:p>5</text:p>
          </table:table-cell>
          <table:table-cell table:formula="of:=[.C117]+[.E117]-[.D117]" office:value-type="string">
            <text:p>7</text:p>
          </table:table-cell>
        </table:table-row>
        <table:table-row table:style-name="ro5">
          <table:table-cell table:number-columns-repeated="5"/>
          <table:table-cell table:formula="of:=[.D118]+[.E118]-[.C118]" office:value-type="string">
            <text:p>10</text:p>
          </table:table-cell>
          <table:table-cell table:formula="of:=[.C118]+[.E118]-[.D118]" office:value-type="string">
            <text:p>8</text:p>
          </table:table-cell>
        </table:table-row>
        <table:table-row table:style-name="ro5">
          <table:table-cell table:number-columns-repeated="5"/>
          <table:table-cell table:formula="of:=[.D119]+[.E119]-[.C119]" office:value-type="string">
            <text:p>4</text:p>
          </table:table-cell>
          <table:table-cell table:formula="of:=[.C119]+[.E119]-[.D119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20]+[.E120]-[.C120]" office:value-type="string">
            <text:p>5</text:p>
          </table:table-cell>
          <table:table-cell table:formula="of:=[.C120]+[.E120]-[.D120]" office:value-type="string">
            <text:p>9</text:p>
          </table:table-cell>
        </table:table-row>
        <table:table-row table:style-name="ro5">
          <table:table-cell table:number-columns-repeated="5"/>
          <table:table-cell table:formula="of:=[.D121]+[.E121]-[.C121]" office:value-type="string">
            <text:p>6</text:p>
          </table:table-cell>
          <table:table-cell table:formula="of:=[.C121]+[.E121]-[.D121]" office:value-type="string">
            <text:p>6</text:p>
          </table:table-cell>
        </table:table-row>
        <table:table-row table:style-name="ro5">
          <table:table-cell table:number-columns-repeated="5"/>
          <table:table-cell table:formula="of:=[.D122]+[.E122]-[.C122]" office:value-type="string">
            <text:p>-1</text:p>
          </table:table-cell>
          <table:table-cell table:formula="of:=[.C122]+[.E122]-[.D122]" office:value-type="string">
            <text:p>5</text:p>
          </table:table-cell>
        </table:table-row>
        <table:table-row table:style-name="ro5">
          <table:table-cell table:number-columns-repeated="5"/>
          <table:table-cell table:formula="of:=[.D123]+[.E123]-[.C123]" office:value-type="string">
            <text:p>1</text:p>
          </table:table-cell>
          <table:table-cell table:formula="of:=[.C123]+[.E123]-[.D123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124]+[.E124]-[.C124]" office:value-type="string">
            <text:p>-2</text:p>
          </table:table-cell>
          <table:table-cell table:formula="of:=[.C124]+[.E124]-[.D124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25]+[.E125]-[.C125]" office:value-type="string">
            <text:p>1</text:p>
          </table:table-cell>
          <table:table-cell table:formula="of:=[.C125]+[.E125]-[.D125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26]+[.E126]-[.C126]" office:value-type="string">
            <text:p>1</text:p>
          </table:table-cell>
          <table:table-cell table:formula="of:=[.C126]+[.E126]-[.D126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27]+[.E127]-[.C127]" office:value-type="string">
            <text:p>-2</text:p>
          </table:table-cell>
          <table:table-cell table:formula="of:=[.C127]+[.E127]-[.D127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28]+[.E128]-[.C128]" office:value-type="string">
            <text:p>1</text:p>
          </table:table-cell>
          <table:table-cell table:formula="of:=[.C128]+[.E128]-[.D128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129]+[.E129]-[.C129]" office:value-type="string">
            <text:p>-1</text:p>
          </table:table-cell>
          <table:table-cell table:formula="of:=[.C129]+[.E129]-[.D129]" office:value-type="string">
            <text:p>5</text:p>
          </table:table-cell>
        </table:table-row>
        <table:table-row table:style-name="ro5">
          <table:table-cell table:number-columns-repeated="5"/>
          <table:table-cell table:formula="of:=[.D130]+[.E130]-[.C130]" office:value-type="string">
            <text:p>2</text:p>
          </table:table-cell>
          <table:table-cell table:formula="of:=[.C130]+[.E130]-[.D130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31]+[.E131]-[.C131]" office:value-type="string">
            <text:p>15</text:p>
          </table:table-cell>
          <table:table-cell table:formula="of:=[.C131]+[.E131]-[.D131]" office:value-type="string">
            <text:p>11</text:p>
          </table:table-cell>
        </table:table-row>
        <table:table-row table:style-name="ro5">
          <table:table-cell table:number-columns-repeated="5"/>
          <table:table-cell table:formula="of:=[.D132]+[.E132]-[.C132]" office:value-type="string">
            <text:p>4</text:p>
          </table:table-cell>
          <table:table-cell table:formula="of:=[.C132]+[.E132]-[.D132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33]+[.E133]-[.C133]" office:value-type="string">
            <text:p>1</text:p>
          </table:table-cell>
          <table:table-cell table:formula="of:=[.C133]+[.E133]-[.D133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34]+[.E134]-[.C134]" office:value-type="string">
            <text:p>1</text:p>
          </table:table-cell>
          <table:table-cell table:formula="of:=[.C134]+[.E134]-[.D134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35]+[.E135]-[.C135]" office:value-type="string">
            <text:p>2</text:p>
          </table:table-cell>
          <table:table-cell table:formula="of:=[.C135]+[.E135]-[.D135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36]+[.E136]-[.C136]" office:value-type="string">
            <text:p>2</text:p>
          </table:table-cell>
          <table:table-cell table:formula="of:=[.C136]+[.E136]-[.D136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37]+[.E137]-[.C137]" office:value-type="string">
            <text:p>25</text:p>
          </table:table-cell>
          <table:table-cell table:formula="of:=[.C137]+[.E137]-[.D137]" office:value-type="string">
            <text:p>41</text:p>
          </table:table-cell>
        </table:table-row>
        <table:table-row table:style-name="ro5">
          <table:table-cell table:number-columns-repeated="5"/>
          <table:table-cell table:formula="of:=[.D138]+[.E138]-[.C138]" office:value-type="string">
            <text:p>14</text:p>
          </table:table-cell>
          <table:table-cell table:formula="of:=[.C138]+[.E138]-[.D138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139]+[.E139]-[.C139]" office:value-type="string">
            <text:p>0</text:p>
          </table:table-cell>
          <table:table-cell table:formula="of:=[.C139]+[.E139]-[.D139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40]+[.E140]-[.C140]" office:value-type="string">
            <text:p>4</text:p>
          </table:table-cell>
          <table:table-cell table:formula="of:=[.C140]+[.E140]-[.D140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41]+[.E141]-[.C141]" office:value-type="string">
            <text:p>46</text:p>
          </table:table-cell>
          <table:table-cell table:formula="of:=[.C141]+[.E141]-[.D141]" office:value-type="string">
            <text:p>44</text:p>
          </table:table-cell>
        </table:table-row>
        <table:table-row table:style-name="ro5">
          <table:table-cell table:number-columns-repeated="5"/>
          <table:table-cell table:formula="of:=[.D142]+[.E142]-[.C142]" office:value-type="string">
            <text:p>2</text:p>
          </table:table-cell>
          <table:table-cell table:formula="of:=[.C142]+[.E142]-[.D142]" office:value-type="string">
            <text:p>14</text:p>
          </table:table-cell>
        </table:table-row>
        <table:table-row table:style-name="ro5">
          <table:table-cell table:number-columns-repeated="5"/>
          <table:table-cell table:formula="of:=[.D143]+[.E143]-[.C143]" office:value-type="string">
            <text:p>6</text:p>
          </table:table-cell>
          <table:table-cell table:formula="of:=[.C143]+[.E143]-[.D143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144]+[.E144]-[.C144]" office:value-type="string">
            <text:p>9</text:p>
          </table:table-cell>
          <table:table-cell table:formula="of:=[.C144]+[.E144]-[.D144]" office:value-type="string">
            <text:p>11</text:p>
          </table:table-cell>
        </table:table-row>
        <table:table-row table:style-name="ro5">
          <table:table-cell table:number-columns-repeated="5"/>
          <table:table-cell table:formula="of:=[.D145]+[.E145]-[.C145]" office:value-type="string">
            <text:p>1</text:p>
          </table:table-cell>
          <table:table-cell table:formula="of:=[.C145]+[.E145]-[.D145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46]+[.E146]-[.C146]" office:value-type="string">
            <text:p>2</text:p>
          </table:table-cell>
          <table:table-cell table:formula="of:=[.C146]+[.E146]-[.D146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47]+[.E147]-[.C147]" office:value-type="string">
            <text:p>2</text:p>
          </table:table-cell>
          <table:table-cell table:formula="of:=[.C147]+[.E147]-[.D147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48]+[.E148]-[.C148]" office:value-type="string">
            <text:p>2</text:p>
          </table:table-cell>
          <table:table-cell table:formula="of:=[.C148]+[.E148]-[.D148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49]+[.E149]-[.C149]" office:value-type="string">
            <text:p>1</text:p>
          </table:table-cell>
          <table:table-cell table:formula="of:=[.C149]+[.E149]-[.D149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150]+[.E150]-[.C150]" office:value-type="string">
            <text:p>-1</text:p>
          </table:table-cell>
          <table:table-cell table:formula="of:=[.C150]+[.E150]-[.D150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51]+[.E151]-[.C151]" office:value-type="string">
            <text:p>0</text:p>
          </table:table-cell>
          <table:table-cell table:formula="of:=[.C151]+[.E151]-[.D151]" office:value-type="string">
            <text:p>12</text:p>
          </table:table-cell>
        </table:table-row>
        <table:table-row table:style-name="ro5">
          <table:table-cell table:number-columns-repeated="5"/>
          <table:table-cell table:formula="of:=[.D152]+[.E152]-[.C152]" office:value-type="string">
            <text:p>2</text:p>
          </table:table-cell>
          <table:table-cell table:formula="of:=[.C152]+[.E152]-[.D152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53]+[.E153]-[.C153]" office:value-type="string">
            <text:p>1</text:p>
          </table:table-cell>
          <table:table-cell table:formula="of:=[.C153]+[.E153]-[.D153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154]+[.E154]-[.C154]" office:value-type="string">
            <text:p>2</text:p>
          </table:table-cell>
          <table:table-cell table:formula="of:=[.C154]+[.E154]-[.D154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55]+[.E155]-[.C155]" office:value-type="string">
            <text:p>2</text:p>
          </table:table-cell>
          <table:table-cell table:formula="of:=[.C155]+[.E155]-[.D155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56]+[.E156]-[.C156]" office:value-type="string">
            <text:p>2</text:p>
          </table:table-cell>
          <table:table-cell table:formula="of:=[.C156]+[.E156]-[.D156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57]+[.E157]-[.C157]" office:value-type="string">
            <text:p>0</text:p>
          </table:table-cell>
          <table:table-cell table:formula="of:=[.C157]+[.E157]-[.D157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58]+[.E158]-[.C158]" office:value-type="string">
            <text:p>-4</text:p>
          </table:table-cell>
          <table:table-cell table:formula="of:=[.C158]+[.E158]-[.D158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59]+[.E159]-[.C159]" office:value-type="string">
            <text:p>6</text:p>
          </table:table-cell>
          <table:table-cell table:formula="of:=[.C159]+[.E159]-[.D159]" office:value-type="string">
            <text:p>10</text:p>
          </table:table-cell>
        </table:table-row>
        <table:table-row table:style-name="ro5">
          <table:table-cell table:number-columns-repeated="5"/>
          <table:table-cell table:formula="of:=[.D160]+[.E160]-[.C160]" office:value-type="string">
            <text:p>2</text:p>
          </table:table-cell>
          <table:table-cell table:formula="of:=[.C160]+[.E160]-[.D160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61]+[.E161]-[.C161]" office:value-type="string">
            <text:p>2</text:p>
          </table:table-cell>
          <table:table-cell table:formula="of:=[.C161]+[.E161]-[.D161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62]+[.E162]-[.C162]" office:value-type="string">
            <text:p>0</text:p>
          </table:table-cell>
          <table:table-cell table:formula="of:=[.C162]+[.E162]-[.D162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63]+[.E163]-[.C163]" office:value-type="string">
            <text:p>59</text:p>
          </table:table-cell>
          <table:table-cell table:formula="of:=[.C163]+[.E163]-[.D163]" office:value-type="string">
            <text:p>-49</text:p>
          </table:table-cell>
        </table:table-row>
        <table:table-row table:style-name="ro5">
          <table:table-cell table:number-columns-repeated="5"/>
          <table:table-cell table:formula="of:=[.D164]+[.E164]-[.C164]" office:value-type="string">
            <text:p>2</text:p>
          </table:table-cell>
          <table:table-cell table:formula="of:=[.C164]+[.E164]-[.D164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65]+[.E165]-[.C165]" office:value-type="string">
            <text:p>2</text:p>
          </table:table-cell>
          <table:table-cell table:formula="of:=[.C165]+[.E165]-[.D165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66]+[.E166]-[.C166]" office:value-type="string">
            <text:p>-2</text:p>
          </table:table-cell>
          <table:table-cell table:formula="of:=[.C166]+[.E166]-[.D166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67]+[.E167]-[.C167]" office:value-type="string">
            <text:p>2</text:p>
          </table:table-cell>
          <table:table-cell table:formula="of:=[.C167]+[.E167]-[.D167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68]+[.E168]-[.C168]" office:value-type="string">
            <text:p>2</text:p>
          </table:table-cell>
          <table:table-cell table:formula="of:=[.C168]+[.E168]-[.D168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69]+[.E169]-[.C169]" office:value-type="string">
            <text:p>1</text:p>
          </table:table-cell>
          <table:table-cell table:formula="of:=[.C169]+[.E169]-[.D169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70]+[.E170]-[.C170]" office:value-type="string">
            <text:p>2</text:p>
          </table:table-cell>
          <table:table-cell table:formula="of:=[.C170]+[.E170]-[.D170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71]+[.E171]-[.C171]" office:value-type="string">
            <text:p>4</text:p>
          </table:table-cell>
          <table:table-cell table:formula="of:=[.C171]+[.E171]-[.D171]" office:value-type="string">
            <text:p>-4</text:p>
          </table:table-cell>
        </table:table-row>
        <table:table-row table:style-name="ro5">
          <table:table-cell table:number-columns-repeated="5"/>
          <table:table-cell table:formula="of:=[.D172]+[.E172]-[.C172]" office:value-type="string">
            <text:p>0</text:p>
          </table:table-cell>
          <table:table-cell table:formula="of:=[.C172]+[.E172]-[.D172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73]+[.E173]-[.C173]" office:value-type="string">
            <text:p>1</text:p>
          </table:table-cell>
          <table:table-cell table:formula="of:=[.C173]+[.E173]-[.D173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174]+[.E174]-[.C174]" office:value-type="string">
            <text:p>0</text:p>
          </table:table-cell>
          <table:table-cell table:formula="of:=[.C174]+[.E174]-[.D174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75]+[.E175]-[.C175]" office:value-type="string">
            <text:p>1</text:p>
          </table:table-cell>
          <table:table-cell table:formula="of:=[.C175]+[.E175]-[.D175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176]+[.E176]-[.C176]" office:value-type="string">
            <text:p>-2</text:p>
          </table:table-cell>
          <table:table-cell table:formula="of:=[.C176]+[.E176]-[.D176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77]+[.E177]-[.C177]" office:value-type="string">
            <text:p>1</text:p>
          </table:table-cell>
          <table:table-cell table:formula="of:=[.C177]+[.E177]-[.D177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178]+[.E178]-[.C178]" office:value-type="string">
            <text:p>0</text:p>
          </table:table-cell>
          <table:table-cell table:formula="of:=[.C178]+[.E178]-[.D178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79]+[.E179]-[.C179]" office:value-type="string">
            <text:p>6</text:p>
          </table:table-cell>
          <table:table-cell table:formula="of:=[.C179]+[.E179]-[.D179]" office:value-type="string">
            <text:p>6</text:p>
          </table:table-cell>
        </table:table-row>
        <table:table-row table:style-name="ro5">
          <table:table-cell table:number-columns-repeated="5"/>
          <table:table-cell table:formula="of:=[.D180]+[.E180]-[.C180]" office:value-type="string">
            <text:p>-4</text:p>
          </table:table-cell>
          <table:table-cell table:formula="of:=[.C180]+[.E180]-[.D180]" office:value-type="string">
            <text:p>4</text:p>
          </table:table-cell>
        </table:table-row>
        <table:table-row table:style-name="ro5">
          <table:table-cell table:number-columns-repeated="5"/>
          <table:table-cell table:formula="of:=[.D181]+[.E181]-[.C181]" office:value-type="string">
            <text:p>-6</text:p>
          </table:table-cell>
          <table:table-cell table:formula="of:=[.C181]+[.E181]-[.D181]" office:value-type="string">
            <text:p>6</text:p>
          </table:table-cell>
        </table:table-row>
        <table:table-row table:style-name="ro5">
          <table:table-cell table:number-columns-repeated="5"/>
          <table:table-cell table:formula="of:=[.D182]+[.E182]-[.C182]" office:value-type="string">
            <text:p>2</text:p>
          </table:table-cell>
          <table:table-cell table:formula="of:=[.C182]+[.E182]-[.D182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83]+[.E183]-[.C183]" office:value-type="string">
            <text:p>2</text:p>
          </table:table-cell>
          <table:table-cell table:formula="of:=[.C183]+[.E183]-[.D183]" office:value-type="string">
            <text:p>2</text:p>
          </table:table-cell>
        </table:table-row>
        <table:table-row table:style-name="ro5">
          <table:table-cell table:number-columns-repeated="5"/>
          <table:table-cell table:formula="of:=[.D184]+[.E184]-[.C184]" office:value-type="string">
            <text:p>3</text:p>
          </table:table-cell>
          <table:table-cell table:formula="of:=[.C184]+[.E184]-[.D184]" office:value-type="string">
            <text:p>3</text:p>
          </table:table-cell>
        </table:table-row>
        <table:table-row table:style-name="ro5">
          <table:table-cell table:number-columns-repeated="5"/>
          <table:table-cell table:formula="of:=[.D185]+[.E185]-[.C185]" office:value-type="string">
            <text:p>-1</text:p>
          </table:table-cell>
          <table:table-cell table:formula="of:=[.C185]+[.E185]-[.D185]" office:value-type="string">
            <text:p>5</text:p>
          </table:table-cell>
        </table:table-row>
        <table:table-row table:style-name="ro5">
          <table:table-cell table:number-columns-repeated="5"/>
          <table:table-cell table:formula="of:=[.D186]+[.E186]-[.C186]" office:value-type="string">
            <text:p>2</text:p>
          </table:table-cell>
          <table:table-cell table:formula="of:=[.C186]+[.E186]-[.D186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187]+[.E187]-[.C187]" office:value-type="string">
            <text:p>2</text:p>
          </table:table-cell>
          <table:table-cell table:formula="of:=[.C187]+[.E187]-[.D187]" office:value-type="string">
            <text:p>-2</text:p>
          </table:table-cell>
        </table:table-row>
        <table:table-row table:style-name="ro5">
          <table:table-cell table:number-columns-repeated="5"/>
          <table:table-cell table:formula="of:=[.D188]+[.E188]-[.C188]" office:value-type="string">
            <text:p>1</text:p>
          </table:table-cell>
          <table:table-cell table:formula="of:=[.C188]+[.E188]-[.D188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[.D189]+[.E189]-[.C189]" office:value-type="string">
            <text:p>0</text:p>
          </table:table-cell>
          <table:table-cell table:formula="of:=[.C189]+[.E189]-[.D189]" office:value-type="string">
            <text:p>0</text:p>
          </table:table-cell>
        </table:table-row>
        <table:table-row table:style-name="ro5">
          <table:table-cell table:number-columns-repeated="5"/>
          <table:table-cell table:formula="of:=[.D190]+[.E190]-[.C190]" office:value-type="string">
            <text:p>9</text:p>
          </table:table-cell>
          <table:table-cell table:formula="of:=[.C190]+[.E190]-[.D190]" office:value-type="string">
            <text:p>1</text:p>
          </table:table-cell>
        </table:table-row>
        <table:table-row table:style-name="ro5">
          <table:table-cell table:number-columns-repeated="5"/>
          <table:table-cell table:formula="of:=[.D191]+[.E191]-[.C191]" office:value-type="string">
            <text:p>1</text:p>
          </table:table-cell>
          <table:table-cell table:formula="of:=[.C191]+[.E191]-[.D191]" office:value-type="string">
            <text:p>-1</text:p>
          </table:table-cell>
        </table:table-row>
        <table:table-row table:style-name="ro5">
          <table:table-cell table:number-columns-repeated="5"/>
          <table:table-cell table:formula="of:=SUMIF([.F2:.F191];&quot;&lt;0&quot;)" office:value-type="string">
            <text:p>-87</text:p>
          </table:table-cell>
          <table:table-cell table:formula="of:=SUMIF([.G2:.G191];&quot;&lt;0&quot;)" office:value-type="string">
            <text:p>-114</text:p>
          </table:table-cell>
        </table:table-row>
      </table:table>
      <table:table table:name="EV3 - All Sets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5">
          <table:table-cell table:style-name="ce36" office:value-type="string">
            <text:p>SetNumber</text:p>
          </table:table-cell>
          <table:table-cell table:style-name="ce36" office:value-type="string">
            <text:p>PartID</text:p>
          </table:table-cell>
          <table:table-cell table:style-name="ce37" office:value-type="string">
            <text:p>Quantity</text:p>
          </table:table-cell>
          <table:table-cell table:style-name="ce37" office:value-type="string">
            <text:p>Colour</text:p>
          </table:table-cell>
          <table:table-cell table:style-name="ce37" office:value-type="string">
            <text:p>Category</text:p>
          </table:table-cell>
          <table:table-cell table:style-name="ce36" office:value-type="string">
            <text:p>DesignID</text:p>
          </table:table-cell>
          <table:table-cell table:style-name="ce37" office:value-type="string">
            <text:p>PartName</text:p>
          </table:table-cell>
          <table:table-cell table:style-name="ce37" office:value-type="string">
            <text:p>ImageURL</text:p>
          </table:table-cell>
          <table:table-cell table:style-name="ce37" office:value-type="string">
            <text:p>SetCount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2458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11145</text:p>
          </table:table-cell>
          <table:table-cell table:style-name="ce37" office:value-type="string">
            <text:p>Cable 250 Mm</text:p>
          </table:table-cell>
          <table:table-cell table:style-name="ce38" office:value-type="string" office:value="http://cache.lego.com/media/bricks/4/1/6024581.jpg">
            <text:p><text:a xlink:href="http://cache.lego.com/media/bricks/4/1/6024581.jpg">http://cache.lego.com/media/bricks/4/1/6024581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24583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11146</text:p>
          </table:table-cell>
          <table:table-cell table:style-name="ce37" office:value-type="string">
            <text:p>Cable 350 Mm</text:p>
          </table:table-cell>
          <table:table-cell table:style-name="ce38" office:value-type="string" office:value="http://cache.lego.com/media/bricks/4/1/6024583.jpg">
            <text:p><text:a xlink:href="http://cache.lego.com/media/bricks/4/1/6024583.jpg">http://cache.lego.com/media/bricks/4/1/6024583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24585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11147</text:p>
          </table:table-cell>
          <table:table-cell table:style-name="ce37" office:value-type="string">
            <text:p>Cable 500 Mm</text:p>
          </table:table-cell>
          <table:table-cell table:style-name="ce38" office:value-type="string" office:value="http://cache.lego.com/media/bricks/4/1/6024585.jpg">
            <text:p><text:a xlink:href="http://cache.lego.com/media/bricks/4/1/6024585.jpg">http://cache.lego.com/media/bricks/4/1/6024585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3690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10916</text:p>
          </table:table-cell>
          <table:table-cell table:style-name="ce37" office:value-type="string">
            <text:p>USB Cable</text:p>
          </table:table-cell>
          <table:table-cell table:style-name="ce38" office:value-type="string" office:value="http://cache.lego.com/media/bricks/4/1/6036901.jpg">
            <text:p><text:a xlink:href="http://cache.lego.com/media/bricks/4/1/6036901.jpg">http://cache.lego.com/media/bricks/4/1/6036901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4690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Tyres And Rims For Snap Ø3,2</text:p>
          </table:table-cell>
          <table:table-cell table:style-name="ce36" office:value-type="string">
            <text:p>50951</text:p>
          </table:table-cell>
          <table:table-cell table:style-name="ce37" office:value-type="string">
            <text:p>Tyre Low Narrow Ø14.58 X 6.24</text:p>
          </table:table-cell>
          <table:table-cell table:style-name="ce38" office:value-type="string" office:value="http://cache.lego.com/media/bricks/5/1/4246901.jpg">
            <text:p><text:a xlink:href="http://cache.lego.com/media/bricks/5/1/4246901.jpg">http://cache.lego.com/media/bricks/5/1/4246901.jpg</text:a></text:p>
          </table:table-cell>
          <table:table-cell table:style-name="ce37" office:value-type="float" office:value="109">
            <text:p>10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8428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Tyres And Rims For/To Snap Ø4,85 W. Cross</text:p>
          </table:table-cell>
          <table:table-cell table:style-name="ce36" office:value-type="string">
            <text:p>44309</text:p>
          </table:table-cell>
          <table:table-cell table:style-name="ce37" office:value-type="string">
            <text:p>Tyre Normal Wide Ø43,2 X 22</text:p>
          </table:table-cell>
          <table:table-cell table:style-name="ce38" office:value-type="string" office:value="http://cache.lego.com/media/bricks/5/1/4184286.jpg">
            <text:p><text:a xlink:href="http://cache.lego.com/media/bricks/5/1/4184286.jpg">http://cache.lego.com/media/bricks/5/1/4184286.jpg</text:a></text:p>
          </table:table-cell>
          <table:table-cell table:style-name="ce37" office:value-type="float" office:value="47">
            <text:p>4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99389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Tyres And Rims For/To Snap Ø4,85 W. Cross</text:p>
          </table:table-cell>
          <table:table-cell table:style-name="ce36" office:value-type="string">
            <text:p>56145</text:p>
          </table:table-cell>
          <table:table-cell table:style-name="ce37" office:value-type="string">
            <text:p>Rim Wide W.Cross 30/20</text:p>
          </table:table-cell>
          <table:table-cell table:style-name="ce38" office:value-type="string" office:value="http://cache.lego.com/media/bricks/5/1/4299389.jpg">
            <text:p><text:a xlink:href="http://cache.lego.com/media/bricks/5/1/4299389.jpg">http://cache.lego.com/media/bricks/5/1/4299389.jpg</text:a></text:p>
          </table:table-cell>
          <table:table-cell table:style-name="ce37" office:value-type="float" office:value="49">
            <text:p>4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0283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Wheel Base</text:p>
          </table:table-cell>
          <table:table-cell table:style-name="ce36" office:value-type="string">
            <text:p>53992</text:p>
          </table:table-cell>
          <table:table-cell table:style-name="ce37" office:value-type="string">
            <text:p>Caterpillar Track</text:p>
          </table:table-cell>
          <table:table-cell table:style-name="ce38" office:value-type="string" office:value="http://cache.lego.com/media/bricks/5/1/4502834.jpg">
            <text:p><text:a xlink:href="http://cache.lego.com/media/bricks/5/1/4502834.jpg">http://cache.lego.com/media/bricks/5/1/4502834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11998</text:p>
          </table:table-cell>
          <table:table-cell table:style-name="ce37" office:value-type="float" office:value="12">
            <text:p>1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009</text:p>
          </table:table-cell>
          <table:table-cell table:style-name="ce37" office:value-type="string">
            <text:p>Double Angular Beam 3X7 45°</text:p>
          </table:table-cell>
          <table:table-cell table:style-name="ce38" office:value-type="string" office:value="http://cache.lego.com/media/bricks/5/1/4111998.jpg">
            <text:p><text:a xlink:href="http://cache.lego.com/media/bricks/5/1/4111998.jpg">http://cache.lego.com/media/bricks/5/1/4111998.jpg</text:a></text:p>
          </table:table-cell>
          <table:table-cell table:style-name="ce37" office:value-type="float" office:value="111">
            <text:p>11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20017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140</text:p>
          </table:table-cell>
          <table:table-cell table:style-name="ce37" office:value-type="string">
            <text:p>Technic Ang. Beam 4X2 90 Deg</text:p>
          </table:table-cell>
          <table:table-cell table:style-name="ce38" office:value-type="string" office:value="http://cache.lego.com/media/bricks/5/1/4120017.jpg">
            <text:p><text:a xlink:href="http://cache.lego.com/media/bricks/5/1/4120017.jpg">http://cache.lego.com/media/bricks/5/1/4120017.jpg</text:a></text:p>
          </table:table-cell>
          <table:table-cell table:style-name="ce37" office:value-type="float" office:value="209">
            <text:p>20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28593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348</text:p>
          </table:table-cell>
          <table:table-cell table:style-name="ce37" office:value-type="string">
            <text:p>Technic Angular Beam 4X4</text:p>
          </table:table-cell>
          <table:table-cell table:style-name="ce38" office:value-type="string" office:value="http://cache.lego.com/media/bricks/5/1/4128593.jpg">
            <text:p><text:a xlink:href="http://cache.lego.com/media/bricks/5/1/4128593.jpg">http://cache.lego.com/media/bricks/5/1/4128593.jpg</text:a></text:p>
          </table:table-cell>
          <table:table-cell table:style-name="ce37" office:value-type="float" office:value="68">
            <text:p>6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40327</text:p>
          </table:table-cell>
          <table:table-cell table:style-name="ce37" office:value-type="float" office:value="12">
            <text:p>1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271</text:p>
          </table:table-cell>
          <table:table-cell table:style-name="ce37" office:value-type="string">
            <text:p>Technic Angular Beam 3X7</text:p>
          </table:table-cell>
          <table:table-cell table:style-name="ce38" office:value-type="string" office:value="http://cache.lego.com/media/bricks/5/1/4140327.jpg">
            <text:p><text:a xlink:href="http://cache.lego.com/media/bricks/5/1/4140327.jpg">http://cache.lego.com/media/bricks/5/1/4140327.jpg</text:a></text:p>
          </table:table-cell>
          <table:table-cell table:style-name="ce37" office:value-type="float" office:value="81">
            <text:p>8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42135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316</text:p>
          </table:table-cell>
          <table:table-cell table:style-name="ce37" office:value-type="string">
            <text:p>Technic 5M Beam</text:p>
          </table:table-cell>
          <table:table-cell table:style-name="ce38" office:value-type="string" office:value="http://cache.lego.com/media/bricks/5/1/4142135.jpg">
            <text:p><text:a xlink:href="http://cache.lego.com/media/bricks/5/1/4142135.jpg">http://cache.lego.com/media/bricks/5/1/4142135.jpg</text:a></text:p>
          </table:table-cell>
          <table:table-cell table:style-name="ce37" office:value-type="float" office:value="193">
            <text:p>19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42822</text:p>
          </table:table-cell>
          <table:table-cell table:style-name="ce37" office:value-type="float" office:value="12">
            <text:p>1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3</text:p>
          </table:table-cell>
          <table:table-cell table:style-name="ce37" office:value-type="string">
            <text:p>Technic 3M Beam</text:p>
          </table:table-cell>
          <table:table-cell table:style-name="ce38" office:value-type="string" office:value="http://cache.lego.com/media/bricks/5/1/4142822.jpg">
            <text:p><text:a xlink:href="http://cache.lego.com/media/bricks/5/1/4142822.jpg">http://cache.lego.com/media/bricks/5/1/4142822.jpg</text:a></text:p>
          </table:table-cell>
          <table:table-cell table:style-name="ce37" office:value-type="float" office:value="160">
            <text:p>160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42823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6</text:p>
          </table:table-cell>
          <table:table-cell table:style-name="ce37" office:value-type="string">
            <text:p>Technic Ang. Beam 3X5 90 Deg.</text:p>
          </table:table-cell>
          <table:table-cell table:style-name="ce38" office:value-type="string" office:value="http://cache.lego.com/media/bricks/5/1/4142823.jpg">
            <text:p><text:a xlink:href="http://cache.lego.com/media/bricks/5/1/4142823.jpg">http://cache.lego.com/media/bricks/5/1/4142823.jpg</text:a></text:p>
          </table:table-cell>
          <table:table-cell table:style-name="ce37" office:value-type="float" office:value="120">
            <text:p>120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495935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4</text:p>
          </table:table-cell>
          <table:table-cell table:style-name="ce37" office:value-type="string">
            <text:p>Technic 7M Beam</text:p>
          </table:table-cell>
          <table:table-cell table:style-name="ce38" office:value-type="string" office:value="http://cache.lego.com/media/bricks/5/1/4495935.jpg">
            <text:p><text:a xlink:href="http://cache.lego.com/media/bricks/5/1/4495935.jpg">http://cache.lego.com/media/bricks/5/1/4495935.jpg</text:a></text:p>
          </table:table-cell>
          <table:table-cell table:style-name="ce37" office:value-type="float" office:value="136">
            <text:p>136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22933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41239</text:p>
          </table:table-cell>
          <table:table-cell table:style-name="ce37" office:value-type="string">
            <text:p>Technic 13M Beam</text:p>
          </table:table-cell>
          <table:table-cell table:style-name="ce38" office:value-type="string" office:value="http://cache.lego.com/media/bricks/5/1/4522933.jpg">
            <text:p><text:a xlink:href="http://cache.lego.com/media/bricks/5/1/4522933.jpg">http://cache.lego.com/media/bricks/5/1/4522933.jpg</text:a></text:p>
          </table:table-cell>
          <table:table-cell table:style-name="ce37" office:value-type="float" office:value="75">
            <text:p>75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42573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4871</text:p>
          </table:table-cell>
          <table:table-cell table:style-name="ce37" office:value-type="string">
            <text:p>Technic 15M Beam</text:p>
          </table:table-cell>
          <table:table-cell table:style-name="ce38" office:value-type="string" office:value="http://cache.lego.com/media/bricks/5/1/4542573.jpg">
            <text:p><text:a xlink:href="http://cache.lego.com/media/bricks/5/1/4542573.jpg">http://cache.lego.com/media/bricks/5/1/4542573.jpg</text:a></text:p>
          </table:table-cell>
          <table:table-cell table:style-name="ce37" office:value-type="float" office:value="115">
            <text:p>115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5234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0484</text:p>
          </table:table-cell>
          <table:table-cell table:style-name="ce37" office:value-type="string">
            <text:p>T-Beam 3X3 W/Hole Ø4.8</text:p>
          </table:table-cell>
          <table:table-cell table:style-name="ce38" office:value-type="string" office:value="http://cache.lego.com/media/bricks/5/1/4552347.jpg">
            <text:p><text:a xlink:href="http://cache.lego.com/media/bricks/5/1/4552347.jpg">http://cache.lego.com/media/bricks/5/1/4552347.jpg</text:a></text:p>
          </table:table-cell>
          <table:table-cell table:style-name="ce37" office:value-type="float" office:value="55">
            <text:p>55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645732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4289</text:p>
          </table:table-cell>
          <table:table-cell table:style-name="ce37" office:value-type="string">
            <text:p>Technic 9M Beam</text:p>
          </table:table-cell>
          <table:table-cell table:style-name="ce38" office:value-type="string" office:value="http://cache.lego.com/media/bricks/5/1/4645732.jpg">
            <text:p><text:a xlink:href="http://cache.lego.com/media/bricks/5/1/4645732.jpg">http://cache.lego.com/media/bricks/5/1/4645732.jpg</text:a></text:p>
          </table:table-cell>
          <table:table-cell table:style-name="ce37" office:value-type="float" office:value="63">
            <text:p>6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06140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74695</text:p>
          </table:table-cell>
          <table:table-cell table:style-name="ce37" office:value-type="string">
            <text:p>Beam 1X2 W/Cross And Hole</text:p>
          </table:table-cell>
          <table:table-cell table:style-name="ce38" office:value-type="string" office:value="http://cache.lego.com/media/bricks/5/1/6006140.jpg">
            <text:p><text:a xlink:href="http://cache.lego.com/media/bricks/5/1/6006140.jpg">http://cache.lego.com/media/bricks/5/1/6006140.jpg</text:a></text:p>
          </table:table-cell>
          <table:table-cell table:style-name="ce37" office:value-type="float" office:value="74">
            <text:p>74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370626</text:p>
          </table:table-cell>
          <table:table-cell table:style-name="ce37" office:value-type="float" office:value="9">
            <text:p>9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06</text:p>
          </table:table-cell>
          <table:table-cell table:style-name="ce37" office:value-type="string">
            <text:p>Cross Axle 6M</text:p>
          </table:table-cell>
          <table:table-cell table:style-name="ce38" office:value-type="string" office:value="http://cache.lego.com/media/bricks/5/1/370626.jpg">
            <text:p><text:a xlink:href="http://cache.lego.com/media/bricks/5/1/370626.jpg">http://cache.lego.com/media/bricks/5/1/370626.jpg</text:a></text:p>
          </table:table-cell>
          <table:table-cell table:style-name="ce37" office:value-type="float" office:value="692">
            <text:p>69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21715</text:p>
          </table:table-cell>
          <table:table-cell table:style-name="ce37" office:value-type="float" office:value="95">
            <text:p>95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2780</text:p>
          </table:table-cell>
          <table:table-cell table:style-name="ce37" office:value-type="string">
            <text:p>Connector Peg W. Friction</text:p>
          </table:table-cell>
          <table:table-cell table:style-name="ce38" office:value-type="string" office:value="http://cache.lego.com/media/bricks/5/1/4121715.jpg">
            <text:p><text:a xlink:href="http://cache.lego.com/media/bricks/5/1/4121715.jpg">http://cache.lego.com/media/bricks/5/1/4121715.jpg</text:a></text:p>
          </table:table-cell>
          <table:table-cell table:style-name="ce37" office:value-type="float" office:value="1491">
            <text:p>149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84169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628</text:p>
          </table:table-cell>
          <table:table-cell table:style-name="ce37" office:value-type="string">
            <text:p>Ball With Friction Snap</text:p>
          </table:table-cell>
          <table:table-cell table:style-name="ce38" office:value-type="string" office:value="http://cache.lego.com/media/bricks/5/1/4184169.jpg">
            <text:p><text:a xlink:href="http://cache.lego.com/media/bricks/5/1/4184169.jpg">http://cache.lego.com/media/bricks/5/1/4184169.jpg</text:a></text:p>
          </table:table-cell>
          <table:table-cell table:style-name="ce37" office:value-type="float" office:value="276">
            <text:p>276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4130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32293</text:p>
          </table:table-cell>
          <table:table-cell table:style-name="ce37" office:value-type="string">
            <text:p>Lt Steering Gear</text:p>
          </table:table-cell>
          <table:table-cell table:style-name="ce38" office:value-type="string" office:value="http://cache.lego.com/media/bricks/5/1/4141300.jpg">
            <text:p><text:a xlink:href="http://cache.lego.com/media/bricks/5/1/4141300.jpg">http://cache.lego.com/media/bricks/5/1/4141300.jpg</text:a></text:p>
          </table:table-cell>
          <table:table-cell table:style-name="ce37" office:value-type="float" office:value="33">
            <text:p>3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30733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32005</text:p>
          </table:table-cell>
          <table:table-cell table:style-name="ce37" office:value-type="string">
            <text:p>Track Rod 6M,</text:p>
          </table:table-cell>
          <table:table-cell table:style-name="ce38" office:value-type="string" office:value="http://cache.lego.com/media/bricks/5/1/4530733.jpg">
            <text:p><text:a xlink:href="http://cache.lego.com/media/bricks/5/1/4530733.jpg">http://cache.lego.com/media/bricks/5/1/4530733.jpg</text:a></text:p>
          </table:table-cell>
          <table:table-cell table:style-name="ce37" office:value-type="float" office:value="24">
            <text:p>24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62992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32005</text:p>
          </table:table-cell>
          <table:table-cell table:style-name="ce37" office:value-type="string">
            <text:p>Track Rod 6M,</text:p>
          </table:table-cell>
          <table:table-cell table:style-name="ce38" office:value-type="string" office:value="http://cache.lego.com/media/bricks/5/1/4629921.jpg">
            <text:p><text:a xlink:href="http://cache.lego.com/media/bricks/5/1/4629921.jpg">http://cache.lego.com/media/bricks/5/1/4629921.jpg</text:a></text:p>
          </table:table-cell>
          <table:table-cell table:style-name="ce37" office:value-type="float" office:value="18">
            <text:p>1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2410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54271</text:p>
          </table:table-cell>
          <table:table-cell table:style-name="ce37" office:value-type="string">
            <text:p>Shooter</text:p>
          </table:table-cell>
          <table:table-cell table:style-name="ce38" office:value-type="string" office:value="http://cache.lego.com/media/bricks/5/1/6024106.jpg">
            <text:p><text:a xlink:href="http://cache.lego.com/media/bricks/5/1/6024106.jpg">http://cache.lego.com/media/bricks/5/1/6024106.jpg</text:a></text:p>
          </table:table-cell>
          <table:table-cell table:style-name="ce37" office:value-type="float" office:value="1">
            <text:p>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24109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53550</text:p>
          </table:table-cell>
          <table:table-cell table:style-name="ce37" office:value-type="string">
            <text:p>Magasine For Balls Ø16.5</text:p>
          </table:table-cell>
          <table:table-cell table:style-name="ce38" office:value-type="string" office:value="http://cache.lego.com/media/bricks/5/1/6024109.jpg">
            <text:p><text:a xlink:href="http://cache.lego.com/media/bricks/5/1/6024109.jpg">http://cache.lego.com/media/bricks/5/1/6024109.jpg</text:a></text:p>
          </table:table-cell>
          <table:table-cell table:style-name="ce37" office:value-type="float" office:value="7">
            <text:p>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7743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270</text:p>
          </table:table-cell>
          <table:table-cell table:style-name="ce37" office:value-type="string">
            <text:p>Double Conical Wheel Z12 1M</text:p>
          </table:table-cell>
          <table:table-cell table:style-name="ce38" office:value-type="string" office:value="http://cache.lego.com/media/bricks/5/1/4177431.jpg">
            <text:p><text:a xlink:href="http://cache.lego.com/media/bricks/5/1/4177431.jpg">http://cache.lego.com/media/bricks/5/1/4177431.jpg</text:a></text:p>
          </table:table-cell>
          <table:table-cell table:style-name="ce37" office:value-type="float" office:value="216">
            <text:p>216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48204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072</text:p>
          </table:table-cell>
          <table:table-cell table:style-name="ce37" office:value-type="string">
            <text:p>Technic Angular Wheel</text:p>
          </table:table-cell>
          <table:table-cell table:style-name="ce38" office:value-type="string" office:value="http://cache.lego.com/media/bricks/5/1/4248204.jpg">
            <text:p><text:a xlink:href="http://cache.lego.com/media/bricks/5/1/4248204.jpg">http://cache.lego.com/media/bricks/5/1/4248204.jpg</text:a></text:p>
          </table:table-cell>
          <table:table-cell table:style-name="ce37" office:value-type="float" office:value="65">
            <text:p>65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55563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498</text:p>
          </table:table-cell>
          <table:table-cell table:style-name="ce37" office:value-type="string">
            <text:p>Double Conical Wheel Z36</text:p>
          </table:table-cell>
          <table:table-cell table:style-name="ce38" office:value-type="string" office:value="http://cache.lego.com/media/bricks/5/1/4255563.jpg">
            <text:p><text:a xlink:href="http://cache.lego.com/media/bricks/5/1/4255563.jpg">http://cache.lego.com/media/bricks/5/1/4255563.jpg</text:a></text:p>
          </table:table-cell>
          <table:table-cell table:style-name="ce37" office:value-type="float" office:value="32">
            <text:p>3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9397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18575</text:p>
          </table:table-cell>
          <table:table-cell table:style-name="ce37" office:value-type="string">
            <text:p>Double Conical Wheel Z20 1M</text:p>
          </table:table-cell>
          <table:table-cell table:style-name="ce38" office:value-type="string" office:value="http://cache.lego.com/media/bricks/5/1/6093977.jpg">
            <text:p><text:a xlink:href="http://cache.lego.com/media/bricks/5/1/6093977.jpg">http://cache.lego.com/media/bricks/5/1/6093977.jpg</text:a></text:p>
          </table:table-cell>
          <table:table-cell table:style-name="ce37" office:value-type="float" office:value="35">
            <text:p>35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4318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6575</text:p>
          </table:table-cell>
          <table:table-cell table:style-name="ce37" office:value-type="string">
            <text:p>Comb Wheel</text:p>
          </table:table-cell>
          <table:table-cell table:style-name="ce38" office:value-type="string" office:value="http://cache.lego.com/media/bricks/5/1/4143187.jpg">
            <text:p><text:a xlink:href="http://cache.lego.com/media/bricks/5/1/4143187.jpg">http://cache.lego.com/media/bricks/5/1/4143187.jpg</text:a></text:p>
          </table:table-cell>
          <table:table-cell table:style-name="ce37" office:value-type="float" office:value="31">
            <text:p>3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58692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Half Beams, Special</text:p>
          </table:table-cell>
          <table:table-cell table:style-name="ce36" office:value-type="string">
            <text:p>87408</text:p>
          </table:table-cell>
          <table:table-cell table:style-name="ce37" office:value-type="string">
            <text:p>Beam 3M Ø4.85 W. Fork</text:p>
          </table:table-cell>
          <table:table-cell table:style-name="ce38" office:value-type="string" office:value="http://cache.lego.com/media/bricks/5/1/4558692.jpg">
            <text:p><text:a xlink:href="http://cache.lego.com/media/bricks/5/1/4558692.jpg">http://cache.lego.com/media/bricks/5/1/4558692.jpg</text:a></text:p>
          </table:table-cell>
          <table:table-cell table:style-name="ce37" office:value-type="float" office:value="29">
            <text:p>2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28041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Tyres And Rims, Special</text:p>
          </table:table-cell>
          <table:table-cell table:style-name="ce36" office:value-type="string">
            <text:p>2815</text:p>
          </table:table-cell>
          <table:table-cell table:style-name="ce37" office:value-type="string">
            <text:p>Tyre For Wedge-Belt Wheel</text:p>
          </table:table-cell>
          <table:table-cell table:style-name="ce38" office:value-type="string" office:value="http://cache.lego.com/media/bricks/5/1/6028041.jpg">
            <text:p><text:a xlink:href="http://cache.lego.com/media/bricks/5/1/6028041.jpg">http://cache.lego.com/media/bricks/5/1/6028041.jpg</text:a></text:p>
          </table:table-cell>
          <table:table-cell table:style-name="ce37" office:value-type="float" office:value="48">
            <text:p>4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14554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556</text:p>
          </table:table-cell>
          <table:table-cell table:style-name="ce37" office:value-type="string">
            <text:p>3M Connector Peg</text:p>
          </table:table-cell>
          <table:table-cell table:style-name="ce38" office:value-type="string" office:value="http://cache.lego.com/media/bricks/5/1/4514554.jpg">
            <text:p><text:a xlink:href="http://cache.lego.com/media/bricks/5/1/4514554.jpg">http://cache.lego.com/media/bricks/5/1/4514554.jpg</text:a></text:p>
          </table:table-cell>
          <table:table-cell table:style-name="ce37" office:value-type="float" office:value="197">
            <text:p>19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666999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99008</text:p>
          </table:table-cell>
          <table:table-cell table:style-name="ce37" office:value-type="string">
            <text:p>Krydsaksel M/Stop 4M</text:p>
          </table:table-cell>
          <table:table-cell table:style-name="ce38" office:value-type="string" office:value="http://cache.lego.com/media/bricks/5/1/4666999.jpg">
            <text:p><text:a xlink:href="http://cache.lego.com/media/bricks/5/1/4666999.jpg">http://cache.lego.com/media/bricks/5/1/4666999.jpg</text:a></text:p>
          </table:table-cell>
          <table:table-cell table:style-name="ce37" office:value-type="float" office:value="28">
            <text:p>2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14557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198</text:p>
          </table:table-cell>
          <table:table-cell table:style-name="ce37" office:value-type="string">
            <text:p>Bevel Gear Z20</text:p>
          </table:table-cell>
          <table:table-cell table:style-name="ce38" office:value-type="string" office:value="http://cache.lego.com/media/bricks/5/1/4514557.jpg">
            <text:p><text:a xlink:href="http://cache.lego.com/media/bricks/5/1/4514557.jpg">http://cache.lego.com/media/bricks/5/1/4514557.jpg</text:a></text:p>
          </table:table-cell>
          <table:table-cell table:style-name="ce37" office:value-type="float" office:value="36">
            <text:p>36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65452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6589</text:p>
          </table:table-cell>
          <table:table-cell table:style-name="ce37" office:value-type="string">
            <text:p>Conical Wheel Z12</text:p>
          </table:table-cell>
          <table:table-cell table:style-name="ce38" office:value-type="string" office:value="http://cache.lego.com/media/bricks/5/1/4565452.jpg">
            <text:p><text:a xlink:href="http://cache.lego.com/media/bricks/5/1/4565452.jpg">http://cache.lego.com/media/bricks/5/1/4565452.jpg</text:a></text:p>
          </table:table-cell>
          <table:table-cell table:style-name="ce37" office:value-type="float" office:value="122">
            <text:p>12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31962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198</text:p>
          </table:table-cell>
          <table:table-cell table:style-name="ce37" office:value-type="string">
            <text:p>Bevel Gear Z20</text:p>
          </table:table-cell>
          <table:table-cell table:style-name="ce38" office:value-type="string" office:value="http://cache.lego.com/media/bricks/5/1/6031962.jpg">
            <text:p><text:a xlink:href="http://cache.lego.com/media/bricks/5/1/6031962.jpg">http://cache.lego.com/media/bricks/5/1/6031962.jpg</text:a></text:p>
          </table:table-cell>
          <table:table-cell table:style-name="ce37" office:value-type="float" office:value="28">
            <text:p>2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06482</text:p>
          </table:table-cell>
          <table:table-cell table:style-name="ce37" office:value-type="float" office:value="28">
            <text:p>28</text:p>
          </table:table-cell>
          <table:table-cell table:style-name="ce37" office:value-type="string">
            <text:p>Bright Blue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3093</text:p>
          </table:table-cell>
          <table:table-cell table:style-name="ce37" office:value-type="string">
            <text:p>Conn.Bush W.Fric./Crossale</text:p>
          </table:table-cell>
          <table:table-cell table:style-name="ce38" office:value-type="string" office:value="http://cache.lego.com/media/bricks/5/1/4206482.jpg">
            <text:p><text:a xlink:href="http://cache.lego.com/media/bricks/5/1/4206482.jpg">http://cache.lego.com/media/bricks/5/1/4206482.jpg</text:a></text:p>
          </table:table-cell>
          <table:table-cell table:style-name="ce37" office:value-type="float" office:value="1024">
            <text:p>1024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14553</text:p>
          </table:table-cell>
          <table:table-cell table:style-name="ce37" office:value-type="float" office:value="38">
            <text:p>38</text:p>
          </table:table-cell>
          <table:table-cell table:style-name="ce37" office:value-type="string">
            <text:p>Bright Blue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58</text:p>
          </table:table-cell>
          <table:table-cell table:style-name="ce37" office:value-type="string">
            <text:p>Connector Peg W. Friction 3M</text:p>
          </table:table-cell>
          <table:table-cell table:style-name="ce38" office:value-type="string" office:value="http://cache.lego.com/media/bricks/5/1/4514553.jpg">
            <text:p><text:a xlink:href="http://cache.lego.com/media/bricks/5/1/4514553.jpg">http://cache.lego.com/media/bricks/5/1/4514553.jpg</text:a></text:p>
          </table:table-cell>
          <table:table-cell table:style-name="ce37" office:value-type="float" office:value="464">
            <text:p>464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0039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71321</text:p>
          </table:table-cell>
          <table:table-cell table:style-name="ce37" office:value-type="string">
            <text:p>V-Belt Ø24  / Clear Red</text:p>
          </table:table-cell>
          <table:table-cell table:style-name="ce38" office:value-type="string" office:value="http://cache.lego.com/media/bricks/5/1/4100396.jpg">
            <text:p><text:a xlink:href="http://cache.lego.com/media/bricks/5/1/4100396.jpg">http://cache.lego.com/media/bricks/5/1/4100396.jpg</text:a></text:p>
          </table:table-cell>
          <table:table-cell table:style-name="ce37" office:value-type="float" office:value="54">
            <text:p>54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44143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85544</text:p>
          </table:table-cell>
          <table:table-cell table:style-name="ce37" office:value-type="string">
            <text:p>V-Belt Ø 24, Red</text:p>
          </table:table-cell>
          <table:table-cell table:style-name="ce38" office:value-type="string" office:value="http://cache.lego.com/media/bricks/5/1/4544143.jpg">
            <text:p><text:a xlink:href="http://cache.lego.com/media/bricks/5/1/4544143.jpg">http://cache.lego.com/media/bricks/5/1/4544143.jpg</text:a></text:p>
          </table:table-cell>
          <table:table-cell table:style-name="ce37" office:value-type="float" office:value="32">
            <text:p>3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6280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4290</text:p>
          </table:table-cell>
          <table:table-cell table:style-name="ce37" office:value-type="string">
            <text:p>Technic 11M Beam</text:p>
          </table:table-cell>
          <table:table-cell table:style-name="ce38" office:value-type="string" office:value="http://cache.lego.com/media/bricks/5/1/4562805.jpg">
            <text:p><text:a xlink:href="http://cache.lego.com/media/bricks/5/1/4562805.jpg">http://cache.lego.com/media/bricks/5/1/4562805.jpg</text:a></text:p>
          </table:table-cell>
          <table:table-cell table:style-name="ce37" office:value-type="float" office:value="39">
            <text:p>3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2859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32291</text:p>
          </table:table-cell>
          <table:table-cell table:style-name="ce37" office:value-type="string">
            <text:p>Technic Cross Block 2X1</text:p>
          </table:table-cell>
          <table:table-cell table:style-name="ce38" office:value-type="string" office:value="http://cache.lego.com/media/bricks/5/1/4128594.jpg">
            <text:p><text:a xlink:href="http://cache.lego.com/media/bricks/5/1/4128594.jpg">http://cache.lego.com/media/bricks/5/1/4128594.jpg</text:a></text:p>
          </table:table-cell>
          <table:table-cell table:style-name="ce37" office:value-type="float" office:value="31">
            <text:p>3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28598</text:p>
          </table:table-cell>
          <table:table-cell table:style-name="ce37" office:value-type="float" office:value="17">
            <text:p>17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32184</text:p>
          </table:table-cell>
          <table:table-cell table:style-name="ce37" office:value-type="string">
            <text:p>Double Cross Block</text:p>
          </table:table-cell>
          <table:table-cell table:style-name="ce38" office:value-type="string" office:value="http://cache.lego.com/media/bricks/5/1/4128598.jpg">
            <text:p><text:a xlink:href="http://cache.lego.com/media/bricks/5/1/4128598.jpg">http://cache.lego.com/media/bricks/5/1/4128598.jpg</text:a></text:p>
          </table:table-cell>
          <table:table-cell table:style-name="ce37" office:value-type="float" office:value="41">
            <text:p>4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75442</text:p>
          </table:table-cell>
          <table:table-cell table:style-name="ce37" office:value-type="float" office:value="14">
            <text:p>14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42003</text:p>
          </table:table-cell>
          <table:table-cell table:style-name="ce37" office:value-type="string">
            <text:p>Cross Blok 3M</text:p>
          </table:table-cell>
          <table:table-cell table:style-name="ce38" office:value-type="string" office:value="http://cache.lego.com/media/bricks/5/1/4175442.jpg">
            <text:p><text:a xlink:href="http://cache.lego.com/media/bricks/5/1/4175442.jpg">http://cache.lego.com/media/bricks/5/1/4175442.jpg</text:a></text:p>
          </table:table-cell>
          <table:table-cell table:style-name="ce37" office:value-type="float" office:value="38">
            <text:p>3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88298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536</text:p>
          </table:table-cell>
          <table:table-cell table:style-name="ce37" office:value-type="string">
            <text:p>Cross Block 90°</text:p>
          </table:table-cell>
          <table:table-cell table:style-name="ce38" office:value-type="string" office:value="http://cache.lego.com/media/bricks/5/1/4188298.jpg">
            <text:p><text:a xlink:href="http://cache.lego.com/media/bricks/5/1/4188298.jpg">http://cache.lego.com/media/bricks/5/1/4188298.jpg</text:a></text:p>
          </table:table-cell>
          <table:table-cell table:style-name="ce37" office:value-type="float" office:value="55">
            <text:p>55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40806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54</text:p>
          </table:table-cell>
          <table:table-cell table:style-name="ce37" office:value-type="string">
            <text:p>2M Fric. Snap W/Cross Hole</text:p>
          </table:table-cell>
          <table:table-cell table:style-name="ce38" office:value-type="string" office:value="http://cache.lego.com/media/bricks/5/1/4140806.jpg">
            <text:p><text:a xlink:href="http://cache.lego.com/media/bricks/5/1/4140806.jpg">http://cache.lego.com/media/bricks/5/1/4140806.jpg</text:a></text:p>
          </table:table-cell>
          <table:table-cell table:style-name="ce37" office:value-type="float" office:value="170">
            <text:p>170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42865</text:p>
          </table:table-cell>
          <table:table-cell table:style-name="ce37" office:value-type="float" office:value="12">
            <text:p>1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62</text:p>
          </table:table-cell>
          <table:table-cell table:style-name="ce37" office:value-type="string">
            <text:p>2M Cross Axle W. Groove</text:p>
          </table:table-cell>
          <table:table-cell table:style-name="ce38" office:value-type="string" office:value="http://cache.lego.com/media/bricks/5/1/4142865.jpg">
            <text:p><text:a xlink:href="http://cache.lego.com/media/bricks/5/1/4142865.jpg">http://cache.lego.com/media/bricks/5/1/4142865.jpg</text:a></text:p>
          </table:table-cell>
          <table:table-cell table:style-name="ce37" office:value-type="float" office:value="816">
            <text:p>816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8913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14</text:p>
          </table:table-cell>
          <table:table-cell table:style-name="ce37" office:value-type="string">
            <text:p>Angle Element, 90 Degrees [6]</text:p>
          </table:table-cell>
          <table:table-cell table:style-name="ce38" office:value-type="string" office:value="http://cache.lego.com/media/bricks/5/1/4189131.jpg">
            <text:p><text:a xlink:href="http://cache.lego.com/media/bricks/5/1/4189131.jpg">http://cache.lego.com/media/bricks/5/1/4189131.jpg</text:a></text:p>
          </table:table-cell>
          <table:table-cell table:style-name="ce37" office:value-type="float" office:value="26">
            <text:p>26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8993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192</text:p>
          </table:table-cell>
          <table:table-cell table:style-name="ce37" office:value-type="string">
            <text:p>Angle Element 135 Deg. [4]</text:p>
          </table:table-cell>
          <table:table-cell table:style-name="ce38" office:value-type="string" office:value="http://cache.lego.com/media/bricks/5/1/4189936.jpg">
            <text:p><text:a xlink:href="http://cache.lego.com/media/bricks/5/1/4189936.jpg">http://cache.lego.com/media/bricks/5/1/4189936.jpg</text:a></text:p>
          </table:table-cell>
          <table:table-cell table:style-name="ce37" office:value-type="float" office:value="23">
            <text:p>2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27155</text:p>
          </table:table-cell>
          <table:table-cell table:style-name="ce37" office:value-type="float" office:value="9">
            <text:p>9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90</text:p>
          </table:table-cell>
          <table:table-cell table:style-name="ce37" office:value-type="string">
            <text:p>Bush For Cross Axle</text:p>
          </table:table-cell>
          <table:table-cell table:style-name="ce38" office:value-type="string" office:value="http://cache.lego.com/media/bricks/5/1/4227155.jpg">
            <text:p><text:a xlink:href="http://cache.lego.com/media/bricks/5/1/4227155.jpg">http://cache.lego.com/media/bricks/5/1/4227155.jpg</text:a></text:p>
          </table:table-cell>
          <table:table-cell table:style-name="ce37" office:value-type="float" office:value="228">
            <text:p>22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34429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34</text:p>
          </table:table-cell>
          <table:table-cell table:style-name="ce37" office:value-type="string">
            <text:p>Angle Element, 180 Degrees [2]</text:p>
          </table:table-cell>
          <table:table-cell table:style-name="ce38" office:value-type="string" office:value="http://cache.lego.com/media/bricks/5/1/4234429.jpg">
            <text:p><text:a xlink:href="http://cache.lego.com/media/bricks/5/1/4234429.jpg">http://cache.lego.com/media/bricks/5/1/4234429.jpg</text:a></text:p>
          </table:table-cell>
          <table:table-cell table:style-name="ce37" office:value-type="float" office:value="37">
            <text:p>3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5460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13</text:p>
          </table:table-cell>
          <table:table-cell table:style-name="ce37" office:value-type="string">
            <text:p>Angle Element, 0 Degrees [1]</text:p>
          </table:table-cell>
          <table:table-cell table:style-name="ce38" office:value-type="string" office:value="http://cache.lego.com/media/bricks/5/1/4254606.jpg">
            <text:p><text:a xlink:href="http://cache.lego.com/media/bricks/5/1/4254606.jpg">http://cache.lego.com/media/bricks/5/1/4254606.jpg</text:a></text:p>
          </table:table-cell>
          <table:table-cell table:style-name="ce37" office:value-type="float" office:value="46">
            <text:p>46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13174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9443</text:p>
          </table:table-cell>
          <table:table-cell table:style-name="ce37" office:value-type="string">
            <text:p>Cross Axle, Extension, 2M</text:p>
          </table:table-cell>
          <table:table-cell table:style-name="ce38" office:value-type="string" office:value="http://cache.lego.com/media/bricks/5/1/4513174.jpg">
            <text:p><text:a xlink:href="http://cache.lego.com/media/bricks/5/1/4513174.jpg">http://cache.lego.com/media/bricks/5/1/4513174.jpg</text:a></text:p>
          </table:table-cell>
          <table:table-cell table:style-name="ce37" office:value-type="float" office:value="94">
            <text:p>94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85661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Decoration Elements</text:p>
          </table:table-cell>
          <table:table-cell table:style-name="ce36" office:value-type="string">
            <text:p>41669</text:p>
          </table:table-cell>
          <table:table-cell table:style-name="ce37" office:value-type="string">
            <text:p>Bion. Eye</text:p>
          </table:table-cell>
          <table:table-cell table:style-name="ce38" office:value-type="string" office:value="http://cache.lego.com/media/bricks/5/1/4185661.jpg">
            <text:p><text:a xlink:href="http://cache.lego.com/media/bricks/5/1/4185661.jpg">http://cache.lego.com/media/bricks/5/1/4185661.jpg</text:a></text:p>
          </table:table-cell>
          <table:table-cell table:style-name="ce37" office:value-type="float" office:value="20">
            <text:p>20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45430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54821</text:p>
          </table:table-cell>
          <table:table-cell table:style-name="ce37" office:value-type="string">
            <text:p>Ball Ø16,5</text:p>
          </table:table-cell>
          <table:table-cell table:style-name="ce38" office:value-type="string" office:value="http://cache.lego.com/media/bricks/5/1/4545430.jpg">
            <text:p><text:a xlink:href="http://cache.lego.com/media/bricks/5/1/4545430.jpg">http://cache.lego.com/media/bricks/5/1/4545430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7397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Half Beams, Special</text:p>
          </table:table-cell>
          <table:table-cell table:style-name="ce36" office:value-type="string">
            <text:p>41678</text:p>
          </table:table-cell>
          <table:table-cell table:style-name="ce37" office:value-type="string">
            <text:p>Technic Cross Block/Fork 2X2</text:p>
          </table:table-cell>
          <table:table-cell table:style-name="ce38" office:value-type="string" office:value="http://cache.lego.com/media/bricks/5/1/4173975.jpg">
            <text:p><text:a xlink:href="http://cache.lego.com/media/bricks/5/1/4173975.jpg">http://cache.lego.com/media/bricks/5/1/4173975.jpg</text:a></text:p>
          </table:table-cell>
          <table:table-cell table:style-name="ce37" office:value-type="float" office:value="19">
            <text:p>1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39601</text:p>
          </table:table-cell>
          <table:table-cell table:style-name="ce37" office:value-type="float" office:value="11">
            <text:p>11</text:p>
          </table:table-cell>
          <table:table-cell table:style-name="ce37" office:value-type="string">
            <text:p>Bright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123</text:p>
          </table:table-cell>
          <table:table-cell table:style-name="ce37" office:value-type="string">
            <text:p>1/2 Bush</text:p>
          </table:table-cell>
          <table:table-cell table:style-name="ce38" office:value-type="string" office:value="http://cache.lego.com/media/bricks/5/1/4239601.jpg">
            <text:p><text:a xlink:href="http://cache.lego.com/media/bricks/5/1/4239601.jpg">http://cache.lego.com/media/bricks/5/1/4239601.jpg</text:a></text:p>
          </table:table-cell>
          <table:table-cell table:style-name="ce37" office:value-type="float" office:value="267">
            <text:p>26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499858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5013</text:p>
          </table:table-cell>
          <table:table-cell table:style-name="ce37" office:value-type="string">
            <text:p>Cross Axle 8M With End Stop</text:p>
          </table:table-cell>
          <table:table-cell table:style-name="ce38" office:value-type="string" office:value="http://cache.lego.com/media/bricks/5/1/4499858.jpg">
            <text:p><text:a xlink:href="http://cache.lego.com/media/bricks/5/1/4499858.jpg">http://cache.lego.com/media/bricks/5/1/4499858.jpg</text:a></text:p>
          </table:table-cell>
          <table:table-cell table:style-name="ce37" office:value-type="float" office:value="187">
            <text:p>18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08553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9426</text:p>
          </table:table-cell>
          <table:table-cell table:style-name="ce37" office:value-type="string">
            <text:p>Cross Axle 5,5  With Stop 1M.</text:p>
          </table:table-cell>
          <table:table-cell table:style-name="ce38" office:value-type="string" office:value="http://cache.lego.com/media/bricks/5/1/4508553.jpg">
            <text:p><text:a xlink:href="http://cache.lego.com/media/bricks/5/1/4508553.jpg">http://cache.lego.com/media/bricks/5/1/4508553.jpg</text:a></text:p>
          </table:table-cell>
          <table:table-cell table:style-name="ce37" office:value-type="float" office:value="312">
            <text:p>31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8362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87083</text:p>
          </table:table-cell>
          <table:table-cell table:style-name="ce37" office:value-type="string">
            <text:p>Cross Axle 4M With End Stop</text:p>
          </table:table-cell>
          <table:table-cell table:style-name="ce38" office:value-type="string" office:value="http://cache.lego.com/media/bricks/5/1/6083620.jpg">
            <text:p><text:a xlink:href="http://cache.lego.com/media/bricks/5/1/6083620.jpg">http://cache.lego.com/media/bricks/5/1/6083620.jpg</text:a></text:p>
          </table:table-cell>
          <table:table-cell table:style-name="ce37" office:value-type="float" office:value="221">
            <text:p>22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14558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648</text:p>
          </table:table-cell>
          <table:table-cell table:style-name="ce37" office:value-type="string">
            <text:p>Gear Wheel Z24</text:p>
          </table:table-cell>
          <table:table-cell table:style-name="ce38" office:value-type="string" office:value="http://cache.lego.com/media/bricks/5/1/4514558.jpg">
            <text:p><text:a xlink:href="http://cache.lego.com/media/bricks/5/1/4514558.jpg">http://cache.lego.com/media/bricks/5/1/4514558.jpg</text:a></text:p>
          </table:table-cell>
          <table:table-cell table:style-name="ce37" office:value-type="float" office:value="90">
            <text:p>90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08472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5648</text:p>
          </table:table-cell>
          <table:table-cell table:style-name="ce37" office:value-type="string">
            <text:p>Ms, Ev3, Touch Sensor</text:p>
          </table:table-cell>
          <table:table-cell table:style-name="ce38" office:value-type="string" office:value="http://cache.lego.com/media/bricks/5/1/6008472.jpg">
            <text:p><text:a xlink:href="http://cache.lego.com/media/bricks/5/1/6008472.jpg">http://cache.lego.com/media/bricks/5/1/6008472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08577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9455</text:p>
          </table:table-cell>
          <table:table-cell table:style-name="ce37" office:value-type="string">
            <text:p>Ms-Ev3, Medium Motor</text:p>
          </table:table-cell>
          <table:table-cell table:style-name="ce38" office:value-type="string" office:value="http://cache.lego.com/media/bricks/5/1/6008577.jpg">
            <text:p><text:a xlink:href="http://cache.lego.com/media/bricks/5/1/6008577.jpg">http://cache.lego.com/media/bricks/5/1/6008577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0943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5658</text:p>
          </table:table-cell>
          <table:table-cell table:style-name="ce37" office:value-type="string">
            <text:p>Ms-Ev3, Large Motor</text:p>
          </table:table-cell>
          <table:table-cell table:style-name="ce38" office:value-type="string" office:value="http://cache.lego.com/media/bricks/5/1/6009430.jpg">
            <text:p><text:a xlink:href="http://cache.lego.com/media/bricks/5/1/6009430.jpg">http://cache.lego.com/media/bricks/5/1/6009430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08919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5650</text:p>
          </table:table-cell>
          <table:table-cell table:style-name="ce37" office:value-type="string">
            <text:p>Ms, Ev3, Sensor, Colour</text:p>
          </table:table-cell>
          <table:table-cell table:style-name="ce38" office:value-type="string" office:value="http://cache.lego.com/media/bricks/5/1/6008919.jpg">
            <text:p><text:a xlink:href="http://cache.lego.com/media/bricks/5/1/6008919.jpg">http://cache.lego.com/media/bricks/5/1/6008919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0981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5654</text:p>
          </table:table-cell>
          <table:table-cell table:style-name="ce37" office:value-type="string">
            <text:p>Ms-Ev3, Ir Sensor</text:p>
          </table:table-cell>
          <table:table-cell table:style-name="ce38" office:value-type="string" office:value="http://cache.lego.com/media/bricks/5/1/6009811.jpg">
            <text:p><text:a xlink:href="http://cache.lego.com/media/bricks/5/1/6009811.jpg">http://cache.lego.com/media/bricks/5/1/6009811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25033</text:p>
          </table:table-cell>
          <table:table-cell table:style-name="ce37" office:value-type="float" office:value="12">
            <text:p>1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48989</text:p>
          </table:table-cell>
          <table:table-cell table:style-name="ce37" office:value-type="string">
            <text:p>Beam 3 M. W/4 Snaps</text:p>
          </table:table-cell>
          <table:table-cell table:style-name="ce38" office:value-type="string" office:value="http://cache.lego.com/media/bricks/5/1/4225033.jpg">
            <text:p><text:a xlink:href="http://cache.lego.com/media/bricks/5/1/4225033.jpg">http://cache.lego.com/media/bricks/5/1/4225033.jpg</text:a></text:p>
          </table:table-cell>
          <table:table-cell table:style-name="ce37" office:value-type="float" office:value="157">
            <text:p>15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3800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3869</text:p>
          </table:table-cell>
          <table:table-cell table:style-name="ce37" office:value-type="string">
            <text:p>Cross Block 3X2</text:p>
          </table:table-cell>
          <table:table-cell table:style-name="ce38" office:value-type="string" office:value="http://cache.lego.com/media/bricks/5/1/4538007.jpg">
            <text:p><text:a xlink:href="http://cache.lego.com/media/bricks/5/1/4538007.jpg">http://cache.lego.com/media/bricks/5/1/4538007.jpg</text:a></text:p>
          </table:table-cell>
          <table:table-cell table:style-name="ce37" office:value-type="float" office:value="56">
            <text:p>56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3988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4179</text:p>
          </table:table-cell>
          <table:table-cell table:style-name="ce37" office:value-type="string">
            <text:p>Beam Frame 5X7 Ø 4.85</text:p>
          </table:table-cell>
          <table:table-cell table:style-name="ce38" office:value-type="string" office:value="http://cache.lego.com/media/bricks/5/1/4539880.jpg">
            <text:p><text:a xlink:href="http://cache.lego.com/media/bricks/5/1/4539880.jpg">http://cache.lego.com/media/bricks/5/1/4539880.jpg</text:a></text:p>
          </table:table-cell>
          <table:table-cell table:style-name="ce37" office:value-type="float" office:value="38">
            <text:p>3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4079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4178</text:p>
          </table:table-cell>
          <table:table-cell table:style-name="ce37" office:value-type="string">
            <text:p>Beam R. Frame 5X11 Ø4.85</text:p>
          </table:table-cell>
          <table:table-cell table:style-name="ce38" office:value-type="string" office:value="http://cache.lego.com/media/bricks/5/1/4540797.jpg">
            <text:p><text:a xlink:href="http://cache.lego.com/media/bricks/5/1/4540797.jpg">http://cache.lego.com/media/bricks/5/1/4540797.jpg</text:a></text:p>
          </table:table-cell>
          <table:table-cell table:style-name="ce37" office:value-type="float" office:value="29">
            <text:p>2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60175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87082</text:p>
          </table:table-cell>
          <table:table-cell table:style-name="ce37" office:value-type="string">
            <text:p>Double Bush 3M Ø4.9</text:p>
          </table:table-cell>
          <table:table-cell table:style-name="ce38" office:value-type="string" office:value="http://cache.lego.com/media/bricks/5/1/4560175.jpg">
            <text:p><text:a xlink:href="http://cache.lego.com/media/bricks/5/1/4560175.jpg">http://cache.lego.com/media/bricks/5/1/4560175.jpg</text:a></text:p>
          </table:table-cell>
          <table:table-cell table:style-name="ce37" office:value-type="float" office:value="69">
            <text:p>6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375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2736</text:p>
          </table:table-cell>
          <table:table-cell table:style-name="ce37" office:value-type="string">
            <text:p>Ball W. Cross Axle</text:p>
          </table:table-cell>
          <table:table-cell table:style-name="ce38" office:value-type="string" office:value="http://cache.lego.com/media/bricks/5/1/4211375.jpg">
            <text:p><text:a xlink:href="http://cache.lego.com/media/bricks/5/1/4211375.jpg">http://cache.lego.com/media/bricks/5/1/4211375.jpg</text:a></text:p>
          </table:table-cell>
          <table:table-cell table:style-name="ce37" office:value-type="float" office:value="162">
            <text:p>16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553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39</text:p>
          </table:table-cell>
          <table:table-cell table:style-name="ce37" office:value-type="string">
            <text:p>Catch W. Cross Hole</text:p>
          </table:table-cell>
          <table:table-cell table:style-name="ce38" office:value-type="string" office:value="http://cache.lego.com/media/bricks/5/1/4211553.jpg">
            <text:p><text:a xlink:href="http://cache.lego.com/media/bricks/5/1/4211553.jpg">http://cache.lego.com/media/bricks/5/1/4211553.jpg</text:a></text:p>
          </table:table-cell>
          <table:table-cell table:style-name="ce37" office:value-type="float" office:value="127">
            <text:p>12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639</text:p>
          </table:table-cell>
          <table:table-cell table:style-name="ce37" office:value-type="float" office:value="9">
            <text:p>9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73</text:p>
          </table:table-cell>
          <table:table-cell table:style-name="ce37" office:value-type="string">
            <text:p>Cross Axle 5M</text:p>
          </table:table-cell>
          <table:table-cell table:style-name="ce38" office:value-type="string" office:value="http://cache.lego.com/media/bricks/5/1/4211639.jpg">
            <text:p><text:a xlink:href="http://cache.lego.com/media/bricks/5/1/4211639.jpg">http://cache.lego.com/media/bricks/5/1/4211639.jpg</text:a></text:p>
          </table:table-cell>
          <table:table-cell table:style-name="ce37" office:value-type="float" office:value="445">
            <text:p>445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758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2610</text:p>
          </table:table-cell>
          <table:table-cell table:style-name="ce37" office:value-type="string">
            <text:p>Hub Ø11,2 X 7,84</text:p>
          </table:table-cell>
          <table:table-cell table:style-name="ce38" office:value-type="string" office:value="http://cache.lego.com/media/bricks/5/1/4211758.jpg">
            <text:p><text:a xlink:href="http://cache.lego.com/media/bricks/5/1/4211758.jpg">http://cache.lego.com/media/bricks/5/1/4211758.jpg</text:a></text:p>
          </table:table-cell>
          <table:table-cell table:style-name="ce37" office:value-type="float" office:value="185">
            <text:p>185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80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4294</text:p>
          </table:table-cell>
          <table:table-cell table:style-name="ce37" office:value-type="string">
            <text:p>Cross Axle 7M</text:p>
          </table:table-cell>
          <table:table-cell table:style-name="ce38" office:value-type="string" office:value="http://cache.lego.com/media/bricks/5/1/4211805.jpg">
            <text:p><text:a xlink:href="http://cache.lego.com/media/bricks/5/1/4211805.jpg">http://cache.lego.com/media/bricks/5/1/4211805.jpg</text:a></text:p>
          </table:table-cell>
          <table:table-cell table:style-name="ce37" office:value-type="float" office:value="294">
            <text:p>294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80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673</text:p>
          </table:table-cell>
          <table:table-cell table:style-name="ce37" office:value-type="string">
            <text:p>Connector Peg</text:p>
          </table:table-cell>
          <table:table-cell table:style-name="ce38" office:value-type="string" office:value="http://cache.lego.com/media/bricks/5/1/4211807.jpg">
            <text:p><text:a xlink:href="http://cache.lego.com/media/bricks/5/1/4211807.jpg">http://cache.lego.com/media/bricks/5/1/4211807.jpg</text:a></text:p>
          </table:table-cell>
          <table:table-cell table:style-name="ce37" office:value-type="float" office:value="557">
            <text:p>55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815</text:p>
          </table:table-cell>
          <table:table-cell table:style-name="ce37" office:value-type="float" office:value="22">
            <text:p>2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519</text:p>
          </table:table-cell>
          <table:table-cell table:style-name="ce37" office:value-type="string">
            <text:p>Cross Axle 3M</text:p>
          </table:table-cell>
          <table:table-cell table:style-name="ce38" office:value-type="string" office:value="http://cache.lego.com/media/bricks/5/1/4211815.jpg">
            <text:p><text:a xlink:href="http://cache.lego.com/media/bricks/5/1/4211815.jpg">http://cache.lego.com/media/bricks/5/1/4211815.jpg</text:a></text:p>
          </table:table-cell>
          <table:table-cell table:style-name="ce37" office:value-type="float" office:value="748">
            <text:p>74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888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138</text:p>
          </table:table-cell>
          <table:table-cell table:style-name="ce37" office:value-type="string">
            <text:p>Module Bush</text:p>
          </table:table-cell>
          <table:table-cell table:style-name="ce38" office:value-type="string" office:value="http://cache.lego.com/media/bricks/5/1/4211888.jpg">
            <text:p><text:a xlink:href="http://cache.lego.com/media/bricks/5/1/4211888.jpg">http://cache.lego.com/media/bricks/5/1/4211888.jpg</text:a></text:p>
          </table:table-cell>
          <table:table-cell table:style-name="ce37" office:value-type="float" office:value="29">
            <text:p>2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02595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7585</text:p>
          </table:table-cell>
          <table:table-cell table:style-name="ce37" office:value-type="string">
            <text:p>3-Branch Cross Axle W/Cross H.</text:p>
          </table:table-cell>
          <table:table-cell table:style-name="ce38" office:value-type="string" office:value="http://cache.lego.com/media/bricks/5/1/4502595.jpg">
            <text:p><text:a xlink:href="http://cache.lego.com/media/bricks/5/1/4502595.jpg">http://cache.lego.com/media/bricks/5/1/4502595.jpg</text:a></text:p>
          </table:table-cell>
          <table:table-cell table:style-name="ce37" office:value-type="float" office:value="79">
            <text:p>7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2698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2462</text:p>
          </table:table-cell>
          <table:table-cell table:style-name="ce37" office:value-type="string">
            <text:p>Tube W/Double Ø4.85</text:p>
          </table:table-cell>
          <table:table-cell table:style-name="ce38" office:value-type="string" office:value="http://cache.lego.com/media/bricks/5/1/4526985.jpg">
            <text:p><text:a xlink:href="http://cache.lego.com/media/bricks/5/1/4526985.jpg">http://cache.lego.com/media/bricks/5/1/4526985.jpg</text:a></text:p>
          </table:table-cell>
          <table:table-cell table:style-name="ce37" office:value-type="float" office:value="128">
            <text:p>12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35768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0485</text:p>
          </table:table-cell>
          <table:table-cell table:style-name="ce37" office:value-type="string">
            <text:p>Cross Axle 9M</text:p>
          </table:table-cell>
          <table:table-cell table:style-name="ce38" office:value-type="string" office:value="http://cache.lego.com/media/bricks/5/1/4535768.jpg">
            <text:p><text:a xlink:href="http://cache.lego.com/media/bricks/5/1/4535768.jpg">http://cache.lego.com/media/bricks/5/1/4535768.jpg</text:a></text:p>
          </table:table-cell>
          <table:table-cell table:style-name="ce37" office:value-type="float" office:value="107">
            <text:p>107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51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4716</text:p>
          </table:table-cell>
          <table:table-cell table:style-name="ce37" office:value-type="string">
            <text:p>Worm</text:p>
          </table:table-cell>
          <table:table-cell table:style-name="ce38" office:value-type="string" office:value="http://cache.lego.com/media/bricks/5/1/4211510.jpg">
            <text:p><text:a xlink:href="http://cache.lego.com/media/bricks/5/1/4211510.jpg">http://cache.lego.com/media/bricks/5/1/4211510.jpg</text:a></text:p>
          </table:table-cell>
          <table:table-cell table:style-name="ce37" office:value-type="float" office:value="80">
            <text:p>80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21156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6632</text:p>
          </table:table-cell>
          <table:table-cell table:style-name="ce37" office:value-type="string">
            <text:p>Technic Lever 3M</text:p>
          </table:table-cell>
          <table:table-cell table:style-name="ce38" office:value-type="string" office:value="http://cache.lego.com/media/bricks/5/1/4211566.jpg">
            <text:p><text:a xlink:href="http://cache.lego.com/media/bricks/5/1/4211566.jpg">http://cache.lego.com/media/bricks/5/1/4211566.jpg</text:a></text:p>
          </table:table-cell>
          <table:table-cell table:style-name="ce37" office:value-type="float" office:value="85">
            <text:p>85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63011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Half Beams, Special</text:p>
          </table:table-cell>
          <table:table-cell table:style-name="ce36" office:value-type="string">
            <text:p>92907</text:p>
          </table:table-cell>
          <table:table-cell table:style-name="ce37" office:value-type="string">
            <text:p>Cross Block/Form 2X2X2</text:p>
          </table:table-cell>
          <table:table-cell table:style-name="ce38" office:value-type="string" office:value="http://cache.lego.com/media/bricks/5/1/4630114.jpg">
            <text:p><text:a xlink:href="http://cache.lego.com/media/bricks/5/1/4630114.jpg">http://cache.lego.com/media/bricks/5/1/4630114.jpg</text:a></text:p>
          </table:table-cell>
          <table:table-cell table:style-name="ce37" office:value-type="float" office:value="18">
            <text:p>1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1393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Transportation Means, Vehicles</text:p>
          </table:table-cell>
          <table:table-cell table:style-name="ce36" office:value-type="string">
            <text:p>32068</text:p>
          </table:table-cell>
          <table:table-cell table:style-name="ce37" office:value-type="string">
            <text:p>Technic Steering-Gear 3M</text:p>
          </table:table-cell>
          <table:table-cell table:style-name="ce38" office:value-type="string" office:value="http://cache.lego.com/media/bricks/5/1/6013936.jpg">
            <text:p><text:a xlink:href="http://cache.lego.com/media/bricks/5/1/6013936.jpg">http://cache.lego.com/media/bricks/5/1/6013936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494222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Tyres And Rims, Special</text:p>
          </table:table-cell>
          <table:table-cell table:style-name="ce36" office:value-type="string">
            <text:p>4185</text:p>
          </table:table-cell>
          <table:table-cell table:style-name="ce37" office:value-type="string">
            <text:p>Wedge-Belt Wheel Ø24</text:p>
          </table:table-cell>
          <table:table-cell table:style-name="ce38" office:value-type="string" office:value="http://cache.lego.com/media/bricks/5/1/4494222.jpg">
            <text:p><text:a xlink:href="http://cache.lego.com/media/bricks/5/1/4494222.jpg">http://cache.lego.com/media/bricks/5/1/4494222.jpg</text:a></text:p>
          </table:table-cell>
          <table:table-cell table:style-name="ce37" office:value-type="float" office:value="69">
            <text:p>6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132629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Various: Category Not Known</text:p>
          </table:table-cell>
          <table:table-cell table:style-name="ce36" office:value-type="string">
            <text:p>95654</text:p>
          </table:table-cell>
          <table:table-cell table:style-name="ce37" office:value-type="string">
            <text:p>Ms-Ev3, Ir Sensor</text:p>
          </table:table-cell>
          <table:table-cell table:style-name="ce38" office:value-type="string" office:value="http://cache.lego.com/media/bricks/5/1/6132629.jpg">
            <text:p><text:a xlink:href="http://cache.lego.com/media/bricks/5/1/6132629.jpg">http://cache.lego.com/media/bricks/5/1/6132629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657296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ulticombination</text:p>
          </table:table-cell>
          <table:table-cell table:style-name="ce37" office:value-type="string">
            <text:p>Constraction: Figure, Weapons</text:p>
          </table:table-cell>
          <table:table-cell table:style-name="ce36" office:value-type="string">
            <text:p>98568</text:p>
          </table:table-cell>
          <table:table-cell table:style-name="ce37" office:value-type="string">
            <text:p>Sword</text:p>
          </table:table-cell>
          <table:table-cell table:style-name="ce38" office:value-type="string" office:value="http://cache.lego.com/media/bricks/5/1/4657296.jpg">
            <text:p><text:a xlink:href="http://cache.lego.com/media/bricks/5/1/4657296.jpg">http://cache.lego.com/media/bricks/5/1/4657296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3182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Sand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13670</text:p>
          </table:table-cell>
          <table:table-cell table:style-name="ce37" office:value-type="string">
            <text:p>Crossaxle 3M With Knob</text:p>
          </table:table-cell>
          <table:table-cell table:style-name="ce38" office:value-type="string" office:value="http://cache.lego.com/media/bricks/5/1/6031821.jpg">
            <text:p><text:a xlink:href="http://cache.lego.com/media/bricks/5/1/6031821.jpg">http://cache.lego.com/media/bricks/5/1/6031821.jpg</text:a></text:p>
          </table:table-cell>
          <table:table-cell table:style-name="ce37" office:value-type="float" office:value="228">
            <text:p>228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65620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Constraction: Figure, Weapons</text:p>
          </table:table-cell>
          <table:table-cell table:style-name="ce36" office:value-type="string">
            <text:p>98347</text:p>
          </table:table-cell>
          <table:table-cell table:style-name="ce37" office:value-type="string">
            <text:p>Blade W. Technic Hole 1</text:p>
          </table:table-cell>
          <table:table-cell table:style-name="ce38" office:value-type="string" office:value="http://cache.lego.com/media/bricks/5/1/4656205.jpg">
            <text:p><text:a xlink:href="http://cache.lego.com/media/bricks/5/1/4656205.jpg">http://cache.lego.com/media/bricks/5/1/4656205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1405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72156</text:p>
          </table:table-cell>
          <table:table-cell table:style-name="ce37" office:value-type="string">
            <text:p>Ms-Ev3, Ir Beacon</text:p>
          </table:table-cell>
          <table:table-cell table:style-name="ce38" office:value-type="string" office:value="http://cache.lego.com/media/bricks/5/1/6014051.jpg">
            <text:p><text:a xlink:href="http://cache.lego.com/media/bricks/5/1/6014051.jpg">http://cache.lego.com/media/bricks/5/1/6014051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0999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System: Electric Parts</text:p>
          </table:table-cell>
          <table:table-cell table:style-name="ce36" office:value-type="string">
            <text:p>95646</text:p>
          </table:table-cell>
          <table:table-cell table:style-name="ce37" office:value-type="string">
            <text:p>Ms-Ev3, P-Brick</text:p>
          </table:table-cell>
          <table:table-cell table:style-name="ce38" office:value-type="string" office:value="http://cache.lego.com/media/bricks/5/1/6009996.jpg">
            <text:p><text:a xlink:href="http://cache.lego.com/media/bricks/5/1/6009996.jpg">http://cache.lego.com/media/bricks/5/1/6009996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47581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683</text:p>
          </table:table-cell>
          <table:table-cell table:style-name="ce37" office:value-type="string">
            <text:p>Left Panel 3X7</text:p>
          </table:table-cell>
          <table:table-cell table:style-name="ce38" office:value-type="string" office:value="http://cache.lego.com/media/bricks/5/1/4547581.jpg">
            <text:p><text:a xlink:href="http://cache.lego.com/media/bricks/5/1/4547581.jpg">http://cache.lego.com/media/bricks/5/1/4547581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47582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391</text:p>
          </table:table-cell>
          <table:table-cell table:style-name="ce37" office:value-type="string">
            <text:p>Right Panel 3X7</text:p>
          </table:table-cell>
          <table:table-cell table:style-name="ce38" office:value-type="string" office:value="http://cache.lego.com/media/bricks/5/1/4547582.jpg">
            <text:p><text:a xlink:href="http://cache.lego.com/media/bricks/5/1/4547582.jpg">http://cache.lego.com/media/bricks/5/1/4547582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58797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393</text:p>
          </table:table-cell>
          <table:table-cell table:style-name="ce37" office:value-type="string">
            <text:p>Right Panel 3X11</text:p>
          </table:table-cell>
          <table:table-cell table:style-name="ce38" office:value-type="string" office:value="http://cache.lego.com/media/bricks/5/1/4558797.jpg">
            <text:p><text:a xlink:href="http://cache.lego.com/media/bricks/5/1/4558797.jpg">http://cache.lego.com/media/bricks/5/1/4558797.jpg</text:a></text:p>
          </table:table-cell>
          <table:table-cell table:style-name="ce37" office:value-type="float" office:value="9">
            <text:p>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58802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681</text:p>
          </table:table-cell>
          <table:table-cell table:style-name="ce37" office:value-type="string">
            <text:p>Left Panel 3X11</text:p>
          </table:table-cell>
          <table:table-cell table:style-name="ce38" office:value-type="string" office:value="http://cache.lego.com/media/bricks/5/1/4558802.jpg">
            <text:p><text:a xlink:href="http://cache.lego.com/media/bricks/5/1/4558802.jpg">http://cache.lego.com/media/bricks/5/1/4558802.jpg</text:a></text:p>
          </table:table-cell>
          <table:table-cell table:style-name="ce37" office:value-type="float" office:value="9">
            <text:p>9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7394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Decoration Elements</text:p>
          </table:table-cell>
          <table:table-cell table:style-name="ce36" office:value-type="string">
            <text:p>41669</text:p>
          </table:table-cell>
          <table:table-cell table:style-name="ce37" office:value-type="string">
            <text:p>Bion. Eye</text:p>
          </table:table-cell>
          <table:table-cell table:style-name="ce38" office:value-type="string" office:value="http://cache.lego.com/media/bricks/5/1/4173941.jpg">
            <text:p><text:a xlink:href="http://cache.lego.com/media/bricks/5/1/4173941.jpg">http://cache.lego.com/media/bricks/5/1/4173941.jpg</text:a></text:p>
          </table:table-cell>
          <table:table-cell table:style-name="ce37" office:value-type="float" office:value="23">
            <text:p>2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4010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Decoration Elements</text:p>
          </table:table-cell>
          <table:table-cell table:style-name="ce36" office:value-type="string">
            <text:p>61070</text:p>
          </table:table-cell>
          <table:table-cell table:style-name="ce37" office:value-type="string">
            <text:p>Right Screen Ø 4.85 4X7X4</text:p>
          </table:table-cell>
          <table:table-cell table:style-name="ce38" office:value-type="string" office:value="http://cache.lego.com/media/bricks/5/1/4540100.jpg">
            <text:p><text:a xlink:href="http://cache.lego.com/media/bricks/5/1/4540100.jpg">http://cache.lego.com/media/bricks/5/1/4540100.jpg</text:a></text:p>
          </table:table-cell>
          <table:table-cell table:style-name="ce37" office:value-type="float" office:value="4">
            <text:p>4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1559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Decoration Elements</text:p>
          </table:table-cell>
          <table:table-cell table:style-name="ce36" office:value-type="string">
            <text:p>61070</text:p>
          </table:table-cell>
          <table:table-cell table:style-name="ce37" office:value-type="string">
            <text:p>Right Screen Ø 4.85 4X7X4</text:p>
          </table:table-cell>
          <table:table-cell table:style-name="ce38" office:value-type="string" office:value="http://cache.lego.com/media/bricks/5/1/6015596.jpg">
            <text:p><text:a xlink:href="http://cache.lego.com/media/bricks/5/1/6015596.jpg">http://cache.lego.com/media/bricks/5/1/6015596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6015597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Decoration Elements</text:p>
          </table:table-cell>
          <table:table-cell table:style-name="ce36" office:value-type="string">
            <text:p>61071</text:p>
          </table:table-cell>
          <table:table-cell table:style-name="ce37" office:value-type="string">
            <text:p>Left Screen Ø 4.85 4X7X4</text:p>
          </table:table-cell>
          <table:table-cell table:style-name="ce38" office:value-type="string" office:value="http://cache.lego.com/media/bricks/5/1/6015597.jpg">
            <text:p><text:a xlink:href="http://cache.lego.com/media/bricks/5/1/6015597.jpg">http://cache.lego.com/media/bricks/5/1/6015597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17743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269</text:p>
          </table:table-cell>
          <table:table-cell table:style-name="ce37" office:value-type="string">
            <text:p>Double bevel gear, 20-tooth</text:p>
          </table:table-cell>
          <table:table-cell table:style-name="ce38" office:value-type="string" office:value="http://cache.lego.com/media/bricks/5/1/4177430.jpg">
            <text:p><text:a xlink:href="http://cache.lego.com/media/bricks/5/1/4177430.jpg">http://cache.lego.com/media/bricks/5/1/4177430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31313-1</text:p>
          </table:table-cell>
          <table:table-cell table:style-name="ce36" office:value-type="string">
            <text:p>456017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87083</text:p>
          </table:table-cell>
          <table:table-cell table:style-name="ce37" office:value-type="string">
            <text:p>Axle with stop, 4-module</text:p>
          </table:table-cell>
          <table:table-cell table:style-name="ce38" office:value-type="string" office:value="http://cache.lego.com/media/bricks/5/1/4560177.jpg">
            <text:p><text:a xlink:href="http://cache.lego.com/media/bricks/5/1/4560177.jpg">http://cache.lego.com/media/bricks/5/1/4560177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3536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Constraction: Tyres And Rims For/To Snap Ø4,85 W. Cross</text:p>
          </table:table-cell>
          <table:table-cell table:style-name="ce36" office:value-type="string">
            <text:p>41897</text:p>
          </table:table-cell>
          <table:table-cell table:style-name="ce37" office:value-type="string">
            <text:p>Tyre Low Wide Ø56 X 28</text:p>
          </table:table-cell>
          <table:table-cell table:style-name="ce38" office:value-type="string" office:value="http://cache.lego.com/media/bricks/5/1/6035364.jpg">
            <text:p><text:a xlink:href="http://cache.lego.com/media/bricks/5/1/6035364.jpg">http://cache.lego.com/media/bricks/5/1/6035364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2458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11145</text:p>
          </table:table-cell>
          <table:table-cell table:style-name="ce37" office:value-type="string">
            <text:p>Cable 250 Mm</text:p>
          </table:table-cell>
          <table:table-cell table:style-name="ce38" office:value-type="string" office:value="http://cache.lego.com/media/bricks/4/1/6024581.jpg">
            <text:p><text:a xlink:href="http://cache.lego.com/media/bricks/4/1/6024581.jpg">http://cache.lego.com/media/bricks/4/1/6024581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24583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11146</text:p>
          </table:table-cell>
          <table:table-cell table:style-name="ce37" office:value-type="string">
            <text:p>Cable 350 Mm</text:p>
          </table:table-cell>
          <table:table-cell table:style-name="ce38" office:value-type="string" office:value="http://cache.lego.com/media/bricks/4/1/6024583.jpg">
            <text:p><text:a xlink:href="http://cache.lego.com/media/bricks/4/1/6024583.jpg">http://cache.lego.com/media/bricks/4/1/6024583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24585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11147</text:p>
          </table:table-cell>
          <table:table-cell table:style-name="ce37" office:value-type="string">
            <text:p>Cable 500 Mm</text:p>
          </table:table-cell>
          <table:table-cell table:style-name="ce38" office:value-type="string" office:value="http://cache.lego.com/media/bricks/4/1/6024585.jpg">
            <text:p><text:a xlink:href="http://cache.lego.com/media/bricks/4/1/6024585.jpg">http://cache.lego.com/media/bricks/4/1/6024585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3690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10916</text:p>
          </table:table-cell>
          <table:table-cell table:style-name="ce37" office:value-type="string">
            <text:p>USB Cable</text:p>
          </table:table-cell>
          <table:table-cell table:style-name="ce38" office:value-type="string" office:value="http://cache.lego.com/media/bricks/4/1/6036901.jpg">
            <text:p><text:a xlink:href="http://cache.lego.com/media/bricks/4/1/6036901.jpg">http://cache.lego.com/media/bricks/4/1/6036901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12282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629</text:p>
          </table:table-cell>
          <table:table-cell table:style-name="ce37" office:value-type="string">
            <text:p>Technic Angular Beam 4X6</text:p>
          </table:table-cell>
          <table:table-cell table:style-name="ce38" office:value-type="string" office:value="http://cache.lego.com/media/bricks/5/1/4112282.jpg">
            <text:p><text:a xlink:href="http://cache.lego.com/media/bricks/5/1/4112282.jpg">http://cache.lego.com/media/bricks/5/1/4112282.jpg</text:a></text:p>
          </table:table-cell>
          <table:table-cell table:style-name="ce37" office:value-type="float" office:value="101">
            <text:p>10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42822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3</text:p>
          </table:table-cell>
          <table:table-cell table:style-name="ce37" office:value-type="string">
            <text:p>Technic 3M Beam</text:p>
          </table:table-cell>
          <table:table-cell table:style-name="ce38" office:value-type="string" office:value="http://cache.lego.com/media/bricks/5/1/4142822.jpg">
            <text:p><text:a xlink:href="http://cache.lego.com/media/bricks/5/1/4142822.jpg">http://cache.lego.com/media/bricks/5/1/4142822.jpg</text:a></text:p>
          </table:table-cell>
          <table:table-cell table:style-name="ce37" office:value-type="float" office:value="160">
            <text:p>160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5234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0484</text:p>
          </table:table-cell>
          <table:table-cell table:style-name="ce37" office:value-type="string">
            <text:p>T-Beam 3X3 W/Hole Ø4.8</text:p>
          </table:table-cell>
          <table:table-cell table:style-name="ce38" office:value-type="string" office:value="http://cache.lego.com/media/bricks/5/1/4552347.jpg">
            <text:p><text:a xlink:href="http://cache.lego.com/media/bricks/5/1/4552347.jpg">http://cache.lego.com/media/bricks/5/1/4552347.jpg</text:a></text:p>
          </table:table-cell>
          <table:table-cell table:style-name="ce37" office:value-type="float" office:value="55">
            <text:p>5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4132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392</text:p>
          </table:table-cell>
          <table:table-cell table:style-name="ce37" office:value-type="string">
            <text:p>Left Panel 5X11</text:p>
          </table:table-cell>
          <table:table-cell table:style-name="ce38" office:value-type="string" office:value="http://cache.lego.com/media/bricks/5/1/4541326.jpg">
            <text:p><text:a xlink:href="http://cache.lego.com/media/bricks/5/1/4541326.jpg">http://cache.lego.com/media/bricks/5/1/4541326.jpg</text:a></text:p>
          </table:table-cell>
          <table:table-cell table:style-name="ce37" office:value-type="float" office:value="5">
            <text:p>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4349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682</text:p>
          </table:table-cell>
          <table:table-cell table:style-name="ce37" office:value-type="string">
            <text:p>Right Panel 5X11</text:p>
          </table:table-cell>
          <table:table-cell table:style-name="ce38" office:value-type="string" office:value="http://cache.lego.com/media/bricks/5/1/4543490.jpg">
            <text:p><text:a xlink:href="http://cache.lego.com/media/bricks/5/1/4543490.jpg">http://cache.lego.com/media/bricks/5/1/4543490.jpg</text:a></text:p>
          </table:table-cell>
          <table:table-cell table:style-name="ce37" office:value-type="float" office:value="5">
            <text:p>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66249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87086</text:p>
          </table:table-cell>
          <table:table-cell table:style-name="ce37" office:value-type="string">
            <text:p>Right Panel 3X5</text:p>
          </table:table-cell>
          <table:table-cell table:style-name="ce38" office:value-type="string" office:value="http://cache.lego.com/media/bricks/5/1/4566249.jpg">
            <text:p><text:a xlink:href="http://cache.lego.com/media/bricks/5/1/4566249.jpg">http://cache.lego.com/media/bricks/5/1/4566249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6625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87080</text:p>
          </table:table-cell>
          <table:table-cell table:style-name="ce37" office:value-type="string">
            <text:p>Left Panel 3X5</text:p>
          </table:table-cell>
          <table:table-cell table:style-name="ce38" office:value-type="string" office:value="http://cache.lego.com/media/bricks/5/1/4566251.jpg">
            <text:p><text:a xlink:href="http://cache.lego.com/media/bricks/5/1/4566251.jpg">http://cache.lego.com/media/bricks/5/1/4566251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21667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32184</text:p>
          </table:table-cell>
          <table:table-cell table:style-name="ce37" office:value-type="string">
            <text:p>Double Cross Block</text:p>
          </table:table-cell>
          <table:table-cell table:style-name="ce38" office:value-type="string" office:value="http://cache.lego.com/media/bricks/5/1/4121667.jpg">
            <text:p><text:a xlink:href="http://cache.lego.com/media/bricks/5/1/4121667.jpg">http://cache.lego.com/media/bricks/5/1/4121667.jpg</text:a></text:p>
          </table:table-cell>
          <table:table-cell table:style-name="ce37" office:value-type="float" office:value="175">
            <text:p>17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4043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32291</text:p>
          </table:table-cell>
          <table:table-cell table:style-name="ce37" office:value-type="string">
            <text:p>Technic Cross Block 2X1</text:p>
          </table:table-cell>
          <table:table-cell table:style-name="ce38" office:value-type="string" office:value="http://cache.lego.com/media/bricks/5/1/4140430.jpg">
            <text:p><text:a xlink:href="http://cache.lego.com/media/bricks/5/1/4140430.jpg">http://cache.lego.com/media/bricks/5/1/4140430.jpg</text:a></text:p>
          </table:table-cell>
          <table:table-cell table:style-name="ce37" office:value-type="float" office:value="122">
            <text:p>12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614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74695</text:p>
          </table:table-cell>
          <table:table-cell table:style-name="ce37" office:value-type="string">
            <text:p>Beam 1X2 W/Cross And Hole</text:p>
          </table:table-cell>
          <table:table-cell table:style-name="ce38" office:value-type="string" office:value="http://cache.lego.com/media/bricks/5/1/6006140.jpg">
            <text:p><text:a xlink:href="http://cache.lego.com/media/bricks/5/1/6006140.jpg">http://cache.lego.com/media/bricks/5/1/6006140.jpg</text:a></text:p>
          </table:table-cell>
          <table:table-cell table:style-name="ce37" office:value-type="float" office:value="74">
            <text:p>7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37052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05</text:p>
          </table:table-cell>
          <table:table-cell table:style-name="ce37" office:value-type="string">
            <text:p>Cross Axle 4M</text:p>
          </table:table-cell>
          <table:table-cell table:style-name="ce38" office:value-type="string" office:value="http://cache.lego.com/media/bricks/5/1/370526.jpg">
            <text:p><text:a xlink:href="http://cache.lego.com/media/bricks/5/1/370526.jpg">http://cache.lego.com/media/bricks/5/1/370526.jpg</text:a></text:p>
          </table:table-cell>
          <table:table-cell table:style-name="ce37" office:value-type="float" office:value="867">
            <text:p>86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37062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06</text:p>
          </table:table-cell>
          <table:table-cell table:style-name="ce37" office:value-type="string">
            <text:p>Cross Axle 6M</text:p>
          </table:table-cell>
          <table:table-cell table:style-name="ce38" office:value-type="string" office:value="http://cache.lego.com/media/bricks/5/1/370626.jpg">
            <text:p><text:a xlink:href="http://cache.lego.com/media/bricks/5/1/370626.jpg">http://cache.lego.com/media/bricks/5/1/370626.jpg</text:a></text:p>
          </table:table-cell>
          <table:table-cell table:style-name="ce37" office:value-type="float" office:value="692">
            <text:p>69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37072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07</text:p>
          </table:table-cell>
          <table:table-cell table:style-name="ce37" office:value-type="string">
            <text:p>Cross Axle 8M</text:p>
          </table:table-cell>
          <table:table-cell table:style-name="ce38" office:value-type="string" office:value="http://cache.lego.com/media/bricks/5/1/370726.jpg">
            <text:p><text:a xlink:href="http://cache.lego.com/media/bricks/5/1/370726.jpg">http://cache.lego.com/media/bricks/5/1/370726.jpg</text:a></text:p>
          </table:table-cell>
          <table:table-cell table:style-name="ce37" office:value-type="float" office:value="467">
            <text:p>46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37082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08</text:p>
          </table:table-cell>
          <table:table-cell table:style-name="ce37" office:value-type="string">
            <text:p>Cross Axle 12M</text:p>
          </table:table-cell>
          <table:table-cell table:style-name="ce38" office:value-type="string" office:value="http://cache.lego.com/media/bricks/5/1/370826.jpg">
            <text:p><text:a xlink:href="http://cache.lego.com/media/bricks/5/1/370826.jpg">http://cache.lego.com/media/bricks/5/1/370826.jpg</text:a></text:p>
          </table:table-cell>
          <table:table-cell table:style-name="ce37" office:value-type="float" office:value="326">
            <text:p>326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37372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37</text:p>
          </table:table-cell>
          <table:table-cell table:style-name="ce37" office:value-type="string">
            <text:p>Cross Axle 10M</text:p>
          </table:table-cell>
          <table:table-cell table:style-name="ce38" office:value-type="string" office:value="http://cache.lego.com/media/bricks/5/1/373726.jpg">
            <text:p><text:a xlink:href="http://cache.lego.com/media/bricks/5/1/373726.jpg">http://cache.lego.com/media/bricks/5/1/373726.jpg</text:a></text:p>
          </table:table-cell>
          <table:table-cell table:style-name="ce37" office:value-type="float" office:value="407">
            <text:p>40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0708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13</text:p>
          </table:table-cell>
          <table:table-cell table:style-name="ce37" office:value-type="string">
            <text:p>Angle Element, 0 Degrees [1]</text:p>
          </table:table-cell>
          <table:table-cell table:style-name="ce38" office:value-type="string" office:value="http://cache.lego.com/media/bricks/5/1/4107085.jpg">
            <text:p><text:a xlink:href="http://cache.lego.com/media/bricks/5/1/4107085.jpg">http://cache.lego.com/media/bricks/5/1/4107085.jpg</text:a></text:p>
          </table:table-cell>
          <table:table-cell table:style-name="ce37" office:value-type="float" office:value="319">
            <text:p>31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0776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14</text:p>
          </table:table-cell>
          <table:table-cell table:style-name="ce37" office:value-type="string">
            <text:p>Angle Element, 90 Degrees [6]</text:p>
          </table:table-cell>
          <table:table-cell table:style-name="ce38" office:value-type="string" office:value="http://cache.lego.com/media/bricks/5/1/4107767.jpg">
            <text:p><text:a xlink:href="http://cache.lego.com/media/bricks/5/1/4107767.jpg">http://cache.lego.com/media/bricks/5/1/4107767.jpg</text:a></text:p>
          </table:table-cell>
          <table:table-cell table:style-name="ce37" office:value-type="float" office:value="121">
            <text:p>12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07783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34</text:p>
          </table:table-cell>
          <table:table-cell table:style-name="ce37" office:value-type="string">
            <text:p>Angle Element, 180 Degrees [2]</text:p>
          </table:table-cell>
          <table:table-cell table:style-name="ce38" office:value-type="string" office:value="http://cache.lego.com/media/bricks/5/1/4107783.jpg">
            <text:p><text:a xlink:href="http://cache.lego.com/media/bricks/5/1/4107783.jpg">http://cache.lego.com/media/bricks/5/1/4107783.jpg</text:a></text:p>
          </table:table-cell>
          <table:table-cell table:style-name="ce37" office:value-type="float" office:value="219">
            <text:p>21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21715</text:p>
          </table:table-cell>
          <table:table-cell table:style-name="ce37" office:value-type="float" office:value="60">
            <text:p>60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2780</text:p>
          </table:table-cell>
          <table:table-cell table:style-name="ce37" office:value-type="string">
            <text:p>Connector Peg W. Friction</text:p>
          </table:table-cell>
          <table:table-cell table:style-name="ce38" office:value-type="string" office:value="http://cache.lego.com/media/bricks/5/1/4121715.jpg">
            <text:p><text:a xlink:href="http://cache.lego.com/media/bricks/5/1/4121715.jpg">http://cache.lego.com/media/bricks/5/1/4121715.jpg</text:a></text:p>
          </table:table-cell>
          <table:table-cell table:style-name="ce37" office:value-type="float" office:value="1491">
            <text:p>149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9836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5590</text:p>
          </table:table-cell>
          <table:table-cell table:style-name="ce37" office:value-type="string">
            <text:p>Damper 2M</text:p>
          </table:table-cell>
          <table:table-cell table:style-name="ce38" office:value-type="string" office:value="http://cache.lego.com/media/bricks/5/1/4198367.jpg">
            <text:p><text:a xlink:href="http://cache.lego.com/media/bricks/5/1/4198367.jpg">http://cache.lego.com/media/bricks/5/1/4198367.jpg</text:a></text:p>
          </table:table-cell>
          <table:table-cell table:style-name="ce37" office:value-type="float" office:value="84">
            <text:p>8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65223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99010</text:p>
          </table:table-cell>
          <table:table-cell table:style-name="ce37" office:value-type="string">
            <text:p>Upper Part For Turntable Z28</text:p>
          </table:table-cell>
          <table:table-cell table:style-name="ce38" office:value-type="string" office:value="http://cache.lego.com/media/bricks/5/1/4652236.jpg">
            <text:p><text:a xlink:href="http://cache.lego.com/media/bricks/5/1/4652236.jpg">http://cache.lego.com/media/bricks/5/1/4652236.jpg</text:a></text:p>
          </table:table-cell>
          <table:table-cell table:style-name="ce37" office:value-type="float" office:value="14">
            <text:p>1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7743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270</text:p>
          </table:table-cell>
          <table:table-cell table:style-name="ce37" office:value-type="string">
            <text:p>Double Conical Wheel Z12 1M</text:p>
          </table:table-cell>
          <table:table-cell table:style-name="ce38" office:value-type="string" office:value="http://cache.lego.com/media/bricks/5/1/4177431.jpg">
            <text:p><text:a xlink:href="http://cache.lego.com/media/bricks/5/1/4177431.jpg">http://cache.lego.com/media/bricks/5/1/4177431.jpg</text:a></text:p>
          </table:table-cell>
          <table:table-cell table:style-name="ce37" office:value-type="float" office:value="216">
            <text:p>216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48204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072</text:p>
          </table:table-cell>
          <table:table-cell table:style-name="ce37" office:value-type="string">
            <text:p>Technic Angular Wheel</text:p>
          </table:table-cell>
          <table:table-cell table:style-name="ce38" office:value-type="string" office:value="http://cache.lego.com/media/bricks/5/1/4248204.jpg">
            <text:p><text:a xlink:href="http://cache.lego.com/media/bricks/5/1/4248204.jpg">http://cache.lego.com/media/bricks/5/1/4248204.jpg</text:a></text:p>
          </table:table-cell>
          <table:table-cell table:style-name="ce37" office:value-type="float" office:value="65">
            <text:p>6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55563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498</text:p>
          </table:table-cell>
          <table:table-cell table:style-name="ce37" office:value-type="string">
            <text:p>Double Conical Wheel Z36</text:p>
          </table:table-cell>
          <table:table-cell table:style-name="ce38" office:value-type="string" office:value="http://cache.lego.com/media/bricks/5/1/4255563.jpg">
            <text:p><text:a xlink:href="http://cache.lego.com/media/bricks/5/1/4255563.jpg">http://cache.lego.com/media/bricks/5/1/4255563.jpg</text:a></text:p>
          </table:table-cell>
          <table:table-cell table:style-name="ce37" office:value-type="float" office:value="32">
            <text:p>3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9397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18575</text:p>
          </table:table-cell>
          <table:table-cell table:style-name="ce37" office:value-type="string">
            <text:p>Double Conical Wheel Z20 1M</text:p>
          </table:table-cell>
          <table:table-cell table:style-name="ce38" office:value-type="string" office:value="http://cache.lego.com/media/bricks/5/1/6093977.jpg">
            <text:p><text:a xlink:href="http://cache.lego.com/media/bricks/5/1/6093977.jpg">http://cache.lego.com/media/bricks/5/1/6093977.jpg</text:a></text:p>
          </table:table-cell>
          <table:table-cell table:style-name="ce37" office:value-type="float" office:value="35">
            <text:p>3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7743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269</text:p>
          </table:table-cell>
          <table:table-cell table:style-name="ce37" office:value-type="string">
            <text:p>Double bevel gear, 20-tooth</text:p>
          </table:table-cell>
          <table:table-cell table:style-name="ce38" office:value-type="string" office:value="http://cache.lego.com/media/bricks/5/1/4177430.jpg">
            <text:p><text:a xlink:href="http://cache.lego.com/media/bricks/5/1/4177430.jpg">http://cache.lego.com/media/bricks/5/1/4177430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4223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32449</text:p>
          </table:table-cell>
          <table:table-cell table:style-name="ce37" office:value-type="string">
            <text:p>Lever 1X4, Without Notch</text:p>
          </table:table-cell>
          <table:table-cell table:style-name="ce38" office:value-type="string" office:value="http://cache.lego.com/media/bricks/5/1/4142236.jpg">
            <text:p><text:a xlink:href="http://cache.lego.com/media/bricks/5/1/4142236.jpg">http://cache.lego.com/media/bricks/5/1/4142236.jpg</text:a></text:p>
          </table:table-cell>
          <table:table-cell table:style-name="ce37" office:value-type="float" office:value="109">
            <text:p>10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6285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Half Beams, Special</text:p>
          </table:table-cell>
          <table:table-cell table:style-name="ce36" office:value-type="string">
            <text:p>41678</text:p>
          </table:table-cell>
          <table:table-cell table:style-name="ce37" office:value-type="string">
            <text:p>Technic Cross Block/Fork 2X2</text:p>
          </table:table-cell>
          <table:table-cell table:style-name="ce38" office:value-type="string" office:value="http://cache.lego.com/media/bricks/5/1/4162857.jpg">
            <text:p><text:a xlink:href="http://cache.lego.com/media/bricks/5/1/4162857.jpg">http://cache.lego.com/media/bricks/5/1/4162857.jpg</text:a></text:p>
          </table:table-cell>
          <table:table-cell table:style-name="ce37" office:value-type="float" office:value="103">
            <text:p>103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6304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Half Beams, Special</text:p>
          </table:table-cell>
          <table:table-cell table:style-name="ce36" office:value-type="string">
            <text:p>33299</text:p>
          </table:table-cell>
          <table:table-cell table:style-name="ce37" office:value-type="string">
            <text:p>2X1X3 Steering Knuckle Arm</text:p>
          </table:table-cell>
          <table:table-cell table:style-name="ce38" office:value-type="string" office:value="http://cache.lego.com/media/bricks/5/1/4563044.jpg">
            <text:p><text:a xlink:href="http://cache.lego.com/media/bricks/5/1/4563044.jpg">http://cache.lego.com/media/bricks/5/1/4563044.jpg</text:a></text:p>
          </table:table-cell>
          <table:table-cell table:style-name="ce37" office:value-type="float" office:value="74">
            <text:p>7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82792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Tyres And Rims, Special</text:p>
          </table:table-cell>
          <table:table-cell table:style-name="ce36" office:value-type="string">
            <text:p>57519</text:p>
          </table:table-cell>
          <table:table-cell table:style-name="ce37" office:value-type="string">
            <text:p>Sprocket, Ø¸40,7</text:p>
          </table:table-cell>
          <table:table-cell table:style-name="ce38" office:value-type="string" office:value="http://cache.lego.com/media/bricks/5/1/4582792.jpg">
            <text:p><text:a xlink:href="http://cache.lego.com/media/bricks/5/1/4582792.jpg">http://cache.lego.com/media/bricks/5/1/4582792.jpg</text:a></text:p>
          </table:table-cell>
          <table:table-cell table:style-name="ce37" office:value-type="float" office:value="9">
            <text:p>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14648</text:p>
          </table:table-cell>
          <table:table-cell table:style-name="ce37" office:value-type="float" office:value="54">
            <text:p>5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Tyres And Rims, Special</text:p>
          </table:table-cell>
          <table:table-cell table:style-name="ce36" office:value-type="string">
            <text:p>88323</text:p>
          </table:table-cell>
          <table:table-cell table:style-name="ce37" office:value-type="string">
            <text:p>Track Element, 5X1,5</text:p>
          </table:table-cell>
          <table:table-cell table:style-name="ce38" office:value-type="string" office:value="http://cache.lego.com/media/bricks/5/1/6014648.jpg">
            <text:p><text:a xlink:href="http://cache.lego.com/media/bricks/5/1/6014648.jpg">http://cache.lego.com/media/bricks/5/1/6014648.jpg</text:a></text:p>
          </table:table-cell>
          <table:table-cell table:style-name="ce37" office:value-type="float" office:value="5">
            <text:p>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2804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Tyres And Rims, Special</text:p>
          </table:table-cell>
          <table:table-cell table:style-name="ce36" office:value-type="string">
            <text:p>2815</text:p>
          </table:table-cell>
          <table:table-cell table:style-name="ce37" office:value-type="string">
            <text:p>Tyre For Wedge-Belt Wheel</text:p>
          </table:table-cell>
          <table:table-cell table:style-name="ce38" office:value-type="string" office:value="http://cache.lego.com/media/bricks/5/1/6028041.jpg">
            <text:p><text:a xlink:href="http://cache.lego.com/media/bricks/5/1/6028041.jpg">http://cache.lego.com/media/bricks/5/1/6028041.jpg</text:a></text:p>
          </table:table-cell>
          <table:table-cell table:style-name="ce37" office:value-type="float" office:value="48">
            <text:p>48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14554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556</text:p>
          </table:table-cell>
          <table:table-cell table:style-name="ce37" office:value-type="string">
            <text:p>3M Connector Peg</text:p>
          </table:table-cell>
          <table:table-cell table:style-name="ce38" office:value-type="string" office:value="http://cache.lego.com/media/bricks/5/1/4514554.jpg">
            <text:p><text:a xlink:href="http://cache.lego.com/media/bricks/5/1/4514554.jpg">http://cache.lego.com/media/bricks/5/1/4514554.jpg</text:a></text:p>
          </table:table-cell>
          <table:table-cell table:style-name="ce37" office:value-type="float" office:value="197">
            <text:p>19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666579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62</text:p>
          </table:table-cell>
          <table:table-cell table:style-name="ce37" office:value-type="string">
            <text:p>Connector Peg/Cross Axle</text:p>
          </table:table-cell>
          <table:table-cell table:style-name="ce38" office:value-type="string" office:value="http://cache.lego.com/media/bricks/5/1/4666579.jpg">
            <text:p><text:a xlink:href="http://cache.lego.com/media/bricks/5/1/4666579.jpg">http://cache.lego.com/media/bricks/5/1/4666579.jpg</text:a></text:p>
          </table:table-cell>
          <table:table-cell table:style-name="ce37" office:value-type="float" office:value="542">
            <text:p>54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65452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6589</text:p>
          </table:table-cell>
          <table:table-cell table:style-name="ce37" office:value-type="string">
            <text:p>Conical Wheel Z12</text:p>
          </table:table-cell>
          <table:table-cell table:style-name="ce38" office:value-type="string" office:value="http://cache.lego.com/media/bricks/5/1/4565452.jpg">
            <text:p><text:a xlink:href="http://cache.lego.com/media/bricks/5/1/4565452.jpg">http://cache.lego.com/media/bricks/5/1/4565452.jpg</text:a></text:p>
          </table:table-cell>
          <table:table-cell table:style-name="ce37" office:value-type="float" office:value="122">
            <text:p>12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0937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ght Blue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3</text:p>
          </table:table-cell>
          <table:table-cell table:style-name="ce37" office:value-type="string">
            <text:p>Technic 3M Beam</text:p>
          </table:table-cell>
          <table:table-cell table:style-name="ce38" office:value-type="string" office:value="http://cache.lego.com/media/bricks/5/1/4509376.jpg">
            <text:p><text:a xlink:href="http://cache.lego.com/media/bricks/5/1/4509376.jpg">http://cache.lego.com/media/bricks/5/1/4509376.jpg</text:a></text:p>
          </table:table-cell>
          <table:table-cell table:style-name="ce37" office:value-type="float" office:value="31">
            <text:p>3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06482</text:p>
          </table:table-cell>
          <table:table-cell table:style-name="ce37" office:value-type="float" office:value="20">
            <text:p>20</text:p>
          </table:table-cell>
          <table:table-cell table:style-name="ce37" office:value-type="string">
            <text:p>Bright Blue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3093</text:p>
          </table:table-cell>
          <table:table-cell table:style-name="ce37" office:value-type="string">
            <text:p>Conn.Bush W.Fric./Crossale</text:p>
          </table:table-cell>
          <table:table-cell table:style-name="ce38" office:value-type="string" office:value="http://cache.lego.com/media/bricks/5/1/4206482.jpg">
            <text:p><text:a xlink:href="http://cache.lego.com/media/bricks/5/1/4206482.jpg">http://cache.lego.com/media/bricks/5/1/4206482.jpg</text:a></text:p>
          </table:table-cell>
          <table:table-cell table:style-name="ce37" office:value-type="float" office:value="1024">
            <text:p>102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14553</text:p>
          </table:table-cell>
          <table:table-cell table:style-name="ce37" office:value-type="float" office:value="30">
            <text:p>30</text:p>
          </table:table-cell>
          <table:table-cell table:style-name="ce37" office:value-type="string">
            <text:p>Bright Blue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58</text:p>
          </table:table-cell>
          <table:table-cell table:style-name="ce37" office:value-type="string">
            <text:p>Connector Peg W. Friction 3M</text:p>
          </table:table-cell>
          <table:table-cell table:style-name="ce38" office:value-type="string" office:value="http://cache.lego.com/media/bricks/5/1/4514553.jpg">
            <text:p><text:a xlink:href="http://cache.lego.com/media/bricks/5/1/4514553.jpg">http://cache.lego.com/media/bricks/5/1/4514553.jpg</text:a></text:p>
          </table:table-cell>
          <table:table-cell table:style-name="ce37" office:value-type="float" office:value="464">
            <text:p>46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41270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140</text:p>
          </table:table-cell>
          <table:table-cell table:style-name="ce37" office:value-type="string">
            <text:p>Technic Ang. Beam 4X2 90 Deg</text:p>
          </table:table-cell>
          <table:table-cell table:style-name="ce38" office:value-type="string" office:value="http://cache.lego.com/media/bricks/5/1/4141270.jpg">
            <text:p><text:a xlink:href="http://cache.lego.com/media/bricks/5/1/4141270.jpg">http://cache.lego.com/media/bricks/5/1/4141270.jpg</text:a></text:p>
          </table:table-cell>
          <table:table-cell table:style-name="ce37" office:value-type="float" office:value="51">
            <text:p>5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53718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3</text:p>
          </table:table-cell>
          <table:table-cell table:style-name="ce37" office:value-type="string">
            <text:p>Technic 3M Beam</text:p>
          </table:table-cell>
          <table:table-cell table:style-name="ce38" office:value-type="string" office:value="http://cache.lego.com/media/bricks/5/1/4153718.jpg">
            <text:p><text:a xlink:href="http://cache.lego.com/media/bricks/5/1/4153718.jpg">http://cache.lego.com/media/bricks/5/1/4153718.jpg</text:a></text:p>
          </table:table-cell>
          <table:table-cell table:style-name="ce37" office:value-type="float" office:value="66">
            <text:p>66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852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44809</text:p>
          </table:table-cell>
          <table:table-cell table:style-name="ce37" office:value-type="string">
            <text:p>Hto  V Beam 90 Degr.</text:p>
          </table:table-cell>
          <table:table-cell table:style-name="ce38" office:value-type="string" office:value="http://cache.lego.com/media/bricks/5/1/6008527.jpg">
            <text:p><text:a xlink:href="http://cache.lego.com/media/bricks/5/1/6008527.jpg">http://cache.lego.com/media/bricks/5/1/6008527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40806</text:p>
          </table:table-cell>
          <table:table-cell table:style-name="ce37" office:value-type="float" office:value="22">
            <text:p>2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54</text:p>
          </table:table-cell>
          <table:table-cell table:style-name="ce37" office:value-type="string">
            <text:p>2M Fric. Snap W/Cross Hole</text:p>
          </table:table-cell>
          <table:table-cell table:style-name="ce38" office:value-type="string" office:value="http://cache.lego.com/media/bricks/5/1/4140806.jpg">
            <text:p><text:a xlink:href="http://cache.lego.com/media/bricks/5/1/4140806.jpg">http://cache.lego.com/media/bricks/5/1/4140806.jpg</text:a></text:p>
          </table:table-cell>
          <table:table-cell table:style-name="ce37" office:value-type="float" office:value="170">
            <text:p>170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42865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62</text:p>
          </table:table-cell>
          <table:table-cell table:style-name="ce37" office:value-type="string">
            <text:p>2M Cross Axle W. Groove</text:p>
          </table:table-cell>
          <table:table-cell table:style-name="ce38" office:value-type="string" office:value="http://cache.lego.com/media/bricks/5/1/4142865.jpg">
            <text:p><text:a xlink:href="http://cache.lego.com/media/bricks/5/1/4142865.jpg">http://cache.lego.com/media/bricks/5/1/4142865.jpg</text:a></text:p>
          </table:table-cell>
          <table:table-cell table:style-name="ce37" office:value-type="float" office:value="816">
            <text:p>816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13174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9443</text:p>
          </table:table-cell>
          <table:table-cell table:style-name="ce37" office:value-type="string">
            <text:p>Cross Axle, Extension, 2M</text:p>
          </table:table-cell>
          <table:table-cell table:style-name="ce38" office:value-type="string" office:value="http://cache.lego.com/media/bricks/5/1/4513174.jpg">
            <text:p><text:a xlink:href="http://cache.lego.com/media/bricks/5/1/4513174.jpg">http://cache.lego.com/media/bricks/5/1/4513174.jpg</text:a></text:p>
          </table:table-cell>
          <table:table-cell table:style-name="ce37" office:value-type="float" office:value="94">
            <text:p>9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5370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ght Yellow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3</text:p>
          </table:table-cell>
          <table:table-cell table:style-name="ce37" office:value-type="string">
            <text:p>Technic 3M Beam</text:p>
          </table:table-cell>
          <table:table-cell table:style-name="ce38" office:value-type="string" office:value="http://cache.lego.com/media/bricks/5/1/4153707.jpg">
            <text:p><text:a xlink:href="http://cache.lego.com/media/bricks/5/1/4153707.jpg">http://cache.lego.com/media/bricks/5/1/4153707.jpg</text:a></text:p>
          </table:table-cell>
          <table:table-cell table:style-name="ce37" office:value-type="float" office:value="56">
            <text:p>56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39601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Bright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123</text:p>
          </table:table-cell>
          <table:table-cell table:style-name="ce37" office:value-type="string">
            <text:p>1/2 Bush</text:p>
          </table:table-cell>
          <table:table-cell table:style-name="ce38" office:value-type="string" office:value="http://cache.lego.com/media/bricks/5/1/4239601.jpg">
            <text:p><text:a xlink:href="http://cache.lego.com/media/bricks/5/1/4239601.jpg">http://cache.lego.com/media/bricks/5/1/4239601.jpg</text:a></text:p>
          </table:table-cell>
          <table:table-cell table:style-name="ce37" office:value-type="float" office:value="267">
            <text:p>26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7973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Dark Green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3</text:p>
          </table:table-cell>
          <table:table-cell table:style-name="ce37" office:value-type="string">
            <text:p>Technic 3M Beam</text:p>
          </table:table-cell>
          <table:table-cell table:style-name="ce38" office:value-type="string" office:value="http://cache.lego.com/media/bricks/5/1/6007973.jpg">
            <text:p><text:a xlink:href="http://cache.lego.com/media/bricks/5/1/6007973.jpg">http://cache.lego.com/media/bricks/5/1/6007973.jpg</text:a></text:p>
          </table:table-cell>
          <table:table-cell table:style-name="ce37" office:value-type="float" office:value="1">
            <text:p>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0857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42003</text:p>
          </table:table-cell>
          <table:table-cell table:style-name="ce37" office:value-type="string">
            <text:p>Cross Blok 3M</text:p>
          </table:table-cell>
          <table:table-cell table:style-name="ce38" office:value-type="string" office:value="http://cache.lego.com/media/bricks/5/1/4210857.jpg">
            <text:p><text:a xlink:href="http://cache.lego.com/media/bricks/5/1/4210857.jpg">http://cache.lego.com/media/bricks/5/1/4210857.jpg</text:a></text:p>
          </table:table-cell>
          <table:table-cell table:style-name="ce37" office:value-type="float" office:value="78">
            <text:p>78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61038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92911</text:p>
          </table:table-cell>
          <table:table-cell table:style-name="ce37" office:value-type="string">
            <text:p>Power Joint</text:p>
          </table:table-cell>
          <table:table-cell table:style-name="ce38" office:value-type="string" office:value="http://cache.lego.com/media/bricks/5/1/4610380.jpg">
            <text:p><text:a xlink:href="http://cache.lego.com/media/bricks/5/1/4610380.jpg">http://cache.lego.com/media/bricks/5/1/4610380.jpg</text:a></text:p>
          </table:table-cell>
          <table:table-cell table:style-name="ce37" office:value-type="float" office:value="7">
            <text:p>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499858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5013</text:p>
          </table:table-cell>
          <table:table-cell table:style-name="ce37" office:value-type="string">
            <text:p>Cross Axle 8M With End Stop</text:p>
          </table:table-cell>
          <table:table-cell table:style-name="ce38" office:value-type="string" office:value="http://cache.lego.com/media/bricks/5/1/4499858.jpg">
            <text:p><text:a xlink:href="http://cache.lego.com/media/bricks/5/1/4499858.jpg">http://cache.lego.com/media/bricks/5/1/4499858.jpg</text:a></text:p>
          </table:table-cell>
          <table:table-cell table:style-name="ce37" office:value-type="float" office:value="187">
            <text:p>18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8362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87083</text:p>
          </table:table-cell>
          <table:table-cell table:style-name="ce37" office:value-type="string">
            <text:p>Cross Axle 4M With End Stop</text:p>
          </table:table-cell>
          <table:table-cell table:style-name="ce38" office:value-type="string" office:value="http://cache.lego.com/media/bricks/5/1/6083620.jpg">
            <text:p><text:a xlink:href="http://cache.lego.com/media/bricks/5/1/6083620.jpg">http://cache.lego.com/media/bricks/5/1/6083620.jpg</text:a></text:p>
          </table:table-cell>
          <table:table-cell table:style-name="ce37" office:value-type="float" office:value="221">
            <text:p>22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14558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648</text:p>
          </table:table-cell>
          <table:table-cell table:style-name="ce37" office:value-type="string">
            <text:p>Gear Wheel Z24</text:p>
          </table:table-cell>
          <table:table-cell table:style-name="ce38" office:value-type="string" office:value="http://cache.lego.com/media/bricks/5/1/4514558.jpg">
            <text:p><text:a xlink:href="http://cache.lego.com/media/bricks/5/1/4514558.jpg">http://cache.lego.com/media/bricks/5/1/4514558.jpg</text:a></text:p>
          </table:table-cell>
          <table:table-cell table:style-name="ce37" office:value-type="float" office:value="90">
            <text:p>90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1245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10928</text:p>
          </table:table-cell>
          <table:table-cell table:style-name="ce37" office:value-type="string">
            <text:p>Gear Wheel T=8, M=1</text:p>
          </table:table-cell>
          <table:table-cell table:style-name="ce38" office:value-type="string" office:value="http://cache.lego.com/media/bricks/5/1/6012451.jpg">
            <text:p><text:a xlink:href="http://cache.lego.com/media/bricks/5/1/6012451.jpg">http://cache.lego.com/media/bricks/5/1/6012451.jpg</text:a></text:p>
          </table:table-cell>
          <table:table-cell table:style-name="ce37" office:value-type="float" office:value="100">
            <text:p>100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8727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Tyres And Rims, Special</text:p>
          </table:table-cell>
          <table:table-cell table:style-name="ce36" office:value-type="string">
            <text:p>4185</text:p>
          </table:table-cell>
          <table:table-cell table:style-name="ce37" office:value-type="string">
            <text:p>Wedge-Belt Wheel Ø24</text:p>
          </table:table-cell>
          <table:table-cell table:style-name="ce38" office:value-type="string" office:value="http://cache.lego.com/media/bricks/5/1/4587275.jpg">
            <text:p><text:a xlink:href="http://cache.lego.com/media/bricks/5/1/4587275.jpg">http://cache.lego.com/media/bricks/5/1/4587275.jpg</text:a></text:p>
          </table:table-cell>
          <table:table-cell table:style-name="ce37" office:value-type="float" office:value="14">
            <text:p>1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63409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Constraction: Tyres And Rims For/To Snap Ø4,85 W. Cross</text:p>
          </table:table-cell>
          <table:table-cell table:style-name="ce36" office:value-type="string">
            <text:p>56908</text:p>
          </table:table-cell>
          <table:table-cell table:style-name="ce37" office:value-type="string">
            <text:p>Rim Wide 43,2X26 W 6 Hol.Ø 4.8</text:p>
          </table:table-cell>
          <table:table-cell table:style-name="ce38" office:value-type="string" office:value="http://cache.lego.com/media/bricks/5/1/4634091.jpg">
            <text:p><text:a xlink:href="http://cache.lego.com/media/bricks/5/1/4634091.jpg">http://cache.lego.com/media/bricks/5/1/4634091.jpg</text:a></text:p>
          </table:table-cell>
          <table:table-cell table:style-name="ce37" office:value-type="float" office:value="18">
            <text:p>18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8472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5648</text:p>
          </table:table-cell>
          <table:table-cell table:style-name="ce37" office:value-type="string">
            <text:p>Ms, Ev3, Touch Sensor</text:p>
          </table:table-cell>
          <table:table-cell table:style-name="ce38" office:value-type="string" office:value="http://cache.lego.com/media/bricks/5/1/6008472.jpg">
            <text:p><text:a xlink:href="http://cache.lego.com/media/bricks/5/1/6008472.jpg">http://cache.lego.com/media/bricks/5/1/6008472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8577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9455</text:p>
          </table:table-cell>
          <table:table-cell table:style-name="ce37" office:value-type="string">
            <text:p>Ms-Ev3, Medium Motor</text:p>
          </table:table-cell>
          <table:table-cell table:style-name="ce38" office:value-type="string" office:value="http://cache.lego.com/media/bricks/5/1/6008577.jpg">
            <text:p><text:a xlink:href="http://cache.lego.com/media/bricks/5/1/6008577.jpg">http://cache.lego.com/media/bricks/5/1/6008577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943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5658</text:p>
          </table:table-cell>
          <table:table-cell table:style-name="ce37" office:value-type="string">
            <text:p>Ms-Ev3, Large Motor</text:p>
          </table:table-cell>
          <table:table-cell table:style-name="ce38" office:value-type="string" office:value="http://cache.lego.com/media/bricks/5/1/6009430.jpg">
            <text:p><text:a xlink:href="http://cache.lego.com/media/bricks/5/1/6009430.jpg">http://cache.lego.com/media/bricks/5/1/6009430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891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9380</text:p>
          </table:table-cell>
          <table:table-cell table:style-name="ce37" office:value-type="string">
            <text:p>Ms, Ev3, Gyro Sensor</text:p>
          </table:table-cell>
          <table:table-cell table:style-name="ce38" office:value-type="string" office:value="http://cache.lego.com/media/bricks/5/1/6008916.jpg">
            <text:p><text:a xlink:href="http://cache.lego.com/media/bricks/5/1/6008916.jpg">http://cache.lego.com/media/bricks/5/1/6008916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8919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5650</text:p>
          </table:table-cell>
          <table:table-cell table:style-name="ce37" office:value-type="string">
            <text:p>Ms, Ev3, Sensor, Colour</text:p>
          </table:table-cell>
          <table:table-cell table:style-name="ce38" office:value-type="string" office:value="http://cache.lego.com/media/bricks/5/1/6008919.jpg">
            <text:p><text:a xlink:href="http://cache.lego.com/media/bricks/5/1/6008919.jpg">http://cache.lego.com/media/bricks/5/1/6008919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63629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5652</text:p>
          </table:table-cell>
          <table:table-cell table:style-name="ce37" office:value-type="string">
            <text:p>Ms-Ev3, Ultrasonic Sensor</text:p>
          </table:table-cell>
          <table:table-cell table:style-name="ce38" office:value-type="string" office:value="http://cache.lego.com/media/bricks/5/1/6063629.jpg">
            <text:p><text:a xlink:href="http://cache.lego.com/media/bricks/5/1/6063629.jpg">http://cache.lego.com/media/bricks/5/1/6063629.jpg</text:a></text:p>
          </table:table-cell>
          <table:table-cell table:style-name="ce37" office:value-type="float" office:value="1">
            <text:p>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1282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Mindstorms: Electric Parts</text:p>
          </table:table-cell>
          <table:table-cell table:style-name="ce36" office:value-type="string">
            <text:p>95656</text:p>
          </table:table-cell>
          <table:table-cell table:style-name="ce37" office:value-type="string">
            <text:p>Rechargeable Battery</text:p>
          </table:table-cell>
          <table:table-cell table:style-name="ce38" office:value-type="string" office:value="http://cache.lego.com/media/bricks/5/1/6012820.jpg">
            <text:p><text:a xlink:href="http://cache.lego.com/media/bricks/5/1/6012820.jpg">http://cache.lego.com/media/bricks/5/1/6012820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5615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5</text:p>
          </table:table-cell>
          <table:table-cell table:style-name="ce37" office:value-type="string">
            <text:p>Technic 11M Beam</text:p>
          </table:table-cell>
          <table:table-cell table:style-name="ce38" office:value-type="string" office:value="http://cache.lego.com/media/bricks/5/1/4156151.jpg">
            <text:p><text:a xlink:href="http://cache.lego.com/media/bricks/5/1/4156151.jpg">http://cache.lego.com/media/bricks/5/1/4156151.jpg</text:a></text:p>
          </table:table-cell>
          <table:table-cell table:style-name="ce37" office:value-type="float" office:value="44">
            <text:p>4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624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271</text:p>
          </table:table-cell>
          <table:table-cell table:style-name="ce37" office:value-type="string">
            <text:p>Technic Angular Beam 3X7</text:p>
          </table:table-cell>
          <table:table-cell table:style-name="ce38" office:value-type="string" office:value="http://cache.lego.com/media/bricks/5/1/4211624.jpg">
            <text:p><text:a xlink:href="http://cache.lego.com/media/bricks/5/1/4211624.jpg">http://cache.lego.com/media/bricks/5/1/4211624.jpg</text:a></text:p>
          </table:table-cell>
          <table:table-cell table:style-name="ce37" office:value-type="float" office:value="28">
            <text:p>28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65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316</text:p>
          </table:table-cell>
          <table:table-cell table:style-name="ce37" office:value-type="string">
            <text:p>Technic 5M Beam</text:p>
          </table:table-cell>
          <table:table-cell table:style-name="ce38" office:value-type="string" office:value="http://cache.lego.com/media/bricks/5/1/4211651.jpg">
            <text:p><text:a xlink:href="http://cache.lego.com/media/bricks/5/1/4211651.jpg">http://cache.lego.com/media/bricks/5/1/4211651.jpg</text:a></text:p>
          </table:table-cell>
          <table:table-cell table:style-name="ce37" office:value-type="float" office:value="79">
            <text:p>7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713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6</text:p>
          </table:table-cell>
          <table:table-cell table:style-name="ce37" office:value-type="string">
            <text:p>Technic Ang. Beam 3X5 90 Deg.</text:p>
          </table:table-cell>
          <table:table-cell table:style-name="ce38" office:value-type="string" office:value="http://cache.lego.com/media/bricks/5/1/4211713.jpg">
            <text:p><text:a xlink:href="http://cache.lego.com/media/bricks/5/1/4211713.jpg">http://cache.lego.com/media/bricks/5/1/4211713.jpg</text:a></text:p>
          </table:table-cell>
          <table:table-cell table:style-name="ce37" office:value-type="float" office:value="58">
            <text:p>58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866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40490</text:p>
          </table:table-cell>
          <table:table-cell table:style-name="ce37" office:value-type="string">
            <text:p>Technic 9M Beam</text:p>
          </table:table-cell>
          <table:table-cell table:style-name="ce38" office:value-type="string" office:value="http://cache.lego.com/media/bricks/5/1/4211866.jpg">
            <text:p><text:a xlink:href="http://cache.lego.com/media/bricks/5/1/4211866.jpg">http://cache.lego.com/media/bricks/5/1/4211866.jpg</text:a></text:p>
          </table:table-cell>
          <table:table-cell table:style-name="ce37" office:value-type="float" office:value="51">
            <text:p>5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49593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4</text:p>
          </table:table-cell>
          <table:table-cell table:style-name="ce37" office:value-type="string">
            <text:p>Technic 7M Beam</text:p>
          </table:table-cell>
          <table:table-cell table:style-name="ce38" office:value-type="string" office:value="http://cache.lego.com/media/bricks/5/1/4495930.jpg">
            <text:p><text:a xlink:href="http://cache.lego.com/media/bricks/5/1/4495930.jpg">http://cache.lego.com/media/bricks/5/1/4495930.jpg</text:a></text:p>
          </table:table-cell>
          <table:table-cell table:style-name="ce37" office:value-type="float" office:value="75">
            <text:p>7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22934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41239</text:p>
          </table:table-cell>
          <table:table-cell table:style-name="ce37" office:value-type="string">
            <text:p>Technic 13M Beam</text:p>
          </table:table-cell>
          <table:table-cell table:style-name="ce38" office:value-type="string" office:value="http://cache.lego.com/media/bricks/5/1/4522934.jpg">
            <text:p><text:a xlink:href="http://cache.lego.com/media/bricks/5/1/4522934.jpg">http://cache.lego.com/media/bricks/5/1/4522934.jpg</text:a></text:p>
          </table:table-cell>
          <table:table-cell table:style-name="ce37" office:value-type="float" office:value="30">
            <text:p>30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61170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4290</text:p>
          </table:table-cell>
          <table:table-cell table:style-name="ce37" office:value-type="string">
            <text:p>Technic 11M Beam</text:p>
          </table:table-cell>
          <table:table-cell table:style-name="ce38" office:value-type="string" office:value="http://cache.lego.com/media/bricks/5/1/4611705.jpg">
            <text:p><text:a xlink:href="http://cache.lego.com/media/bricks/5/1/4611705.jpg">http://cache.lego.com/media/bricks/5/1/4611705.jpg</text:a></text:p>
          </table:table-cell>
          <table:table-cell table:style-name="ce37" office:value-type="float" office:value="33">
            <text:p>33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102449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4289</text:p>
          </table:table-cell>
          <table:table-cell table:style-name="ce37" office:value-type="string">
            <text:p>Technic 9M Beam</text:p>
          </table:table-cell>
          <table:table-cell table:style-name="ce38" office:value-type="string" office:value="http://cache.lego.com/media/bricks/5/1/6102449.jpg">
            <text:p><text:a xlink:href="http://cache.lego.com/media/bricks/5/1/6102449.jpg">http://cache.lego.com/media/bricks/5/1/6102449.jpg</text:a></text:p>
          </table:table-cell>
          <table:table-cell table:style-name="ce37" office:value-type="float" office:value="24">
            <text:p>2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775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536</text:p>
          </table:table-cell>
          <table:table-cell table:style-name="ce37" office:value-type="string">
            <text:p>Cross Block 90°</text:p>
          </table:table-cell>
          <table:table-cell table:style-name="ce38" office:value-type="string" office:value="http://cache.lego.com/media/bricks/5/1/4211775.jpg">
            <text:p><text:a xlink:href="http://cache.lego.com/media/bricks/5/1/4211775.jpg">http://cache.lego.com/media/bricks/5/1/4211775.jpg</text:a></text:p>
          </table:table-cell>
          <table:table-cell table:style-name="ce37" office:value-type="float" office:value="119">
            <text:p>11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25033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48989</text:p>
          </table:table-cell>
          <table:table-cell table:style-name="ce37" office:value-type="string">
            <text:p>Beam 3 M. W/4 Snaps</text:p>
          </table:table-cell>
          <table:table-cell table:style-name="ce38" office:value-type="string" office:value="http://cache.lego.com/media/bricks/5/1/4225033.jpg">
            <text:p><text:a xlink:href="http://cache.lego.com/media/bricks/5/1/4225033.jpg">http://cache.lego.com/media/bricks/5/1/4225033.jpg</text:a></text:p>
          </table:table-cell>
          <table:table-cell table:style-name="ce37" office:value-type="float" office:value="157">
            <text:p>15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96059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55615</text:p>
          </table:table-cell>
          <table:table-cell table:style-name="ce37" office:value-type="string">
            <text:p>Angular Beam 90Degr. W.4 Snaps</text:p>
          </table:table-cell>
          <table:table-cell table:style-name="ce38" office:value-type="string" office:value="http://cache.lego.com/media/bricks/5/1/4296059.jpg">
            <text:p><text:a xlink:href="http://cache.lego.com/media/bricks/5/1/4296059.jpg">http://cache.lego.com/media/bricks/5/1/4296059.jpg</text:a></text:p>
          </table:table-cell>
          <table:table-cell table:style-name="ce37" office:value-type="float" office:value="45">
            <text:p>4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38007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3869</text:p>
          </table:table-cell>
          <table:table-cell table:style-name="ce37" office:value-type="string">
            <text:p>Cross Block 3X2</text:p>
          </table:table-cell>
          <table:table-cell table:style-name="ce38" office:value-type="string" office:value="http://cache.lego.com/media/bricks/5/1/4538007.jpg">
            <text:p><text:a xlink:href="http://cache.lego.com/media/bricks/5/1/4538007.jpg">http://cache.lego.com/media/bricks/5/1/4538007.jpg</text:a></text:p>
          </table:table-cell>
          <table:table-cell table:style-name="ce37" office:value-type="float" office:value="56">
            <text:p>56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39880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4179</text:p>
          </table:table-cell>
          <table:table-cell table:style-name="ce37" office:value-type="string">
            <text:p>Beam Frame 5X7 Ø 4.85</text:p>
          </table:table-cell>
          <table:table-cell table:style-name="ce38" office:value-type="string" office:value="http://cache.lego.com/media/bricks/5/1/4539880.jpg">
            <text:p><text:a xlink:href="http://cache.lego.com/media/bricks/5/1/4539880.jpg">http://cache.lego.com/media/bricks/5/1/4539880.jpg</text:a></text:p>
          </table:table-cell>
          <table:table-cell table:style-name="ce37" office:value-type="float" office:value="38">
            <text:p>38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40797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4178</text:p>
          </table:table-cell>
          <table:table-cell table:style-name="ce37" office:value-type="string">
            <text:p>Beam R. Frame 5X11 Ø4.85</text:p>
          </table:table-cell>
          <table:table-cell table:style-name="ce38" office:value-type="string" office:value="http://cache.lego.com/media/bricks/5/1/4540797.jpg">
            <text:p><text:a xlink:href="http://cache.lego.com/media/bricks/5/1/4540797.jpg">http://cache.lego.com/media/bricks/5/1/4540797.jpg</text:a></text:p>
          </table:table-cell>
          <table:table-cell table:style-name="ce37" office:value-type="float" office:value="29">
            <text:p>2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6017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87082</text:p>
          </table:table-cell>
          <table:table-cell table:style-name="ce37" office:value-type="string">
            <text:p>Double Bush 3M Ø4.9</text:p>
          </table:table-cell>
          <table:table-cell table:style-name="ce38" office:value-type="string" office:value="http://cache.lego.com/media/bricks/5/1/4560175.jpg">
            <text:p><text:a xlink:href="http://cache.lego.com/media/bricks/5/1/4560175.jpg">http://cache.lego.com/media/bricks/5/1/4560175.jpg</text:a></text:p>
          </table:table-cell>
          <table:table-cell table:style-name="ce37" office:value-type="float" office:value="69">
            <text:p>6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622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90</text:p>
          </table:table-cell>
          <table:table-cell table:style-name="ce37" office:value-type="string">
            <text:p>Bush For Cross Axle</text:p>
          </table:table-cell>
          <table:table-cell table:style-name="ce38" office:value-type="string" office:value="http://cache.lego.com/media/bricks/5/1/4211622.jpg">
            <text:p><text:a xlink:href="http://cache.lego.com/media/bricks/5/1/4211622.jpg">http://cache.lego.com/media/bricks/5/1/4211622.jpg</text:a></text:p>
          </table:table-cell>
          <table:table-cell table:style-name="ce37" office:value-type="float" office:value="470">
            <text:p>470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639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73</text:p>
          </table:table-cell>
          <table:table-cell table:style-name="ce37" office:value-type="string">
            <text:p>Cross Axle 5M</text:p>
          </table:table-cell>
          <table:table-cell table:style-name="ce38" office:value-type="string" office:value="http://cache.lego.com/media/bricks/5/1/4211639.jpg">
            <text:p><text:a xlink:href="http://cache.lego.com/media/bricks/5/1/4211639.jpg">http://cache.lego.com/media/bricks/5/1/4211639.jpg</text:a></text:p>
          </table:table-cell>
          <table:table-cell table:style-name="ce37" office:value-type="float" office:value="445">
            <text:p>445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805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4294</text:p>
          </table:table-cell>
          <table:table-cell table:style-name="ce37" office:value-type="string">
            <text:p>Cross Axle 7M</text:p>
          </table:table-cell>
          <table:table-cell table:style-name="ce38" office:value-type="string" office:value="http://cache.lego.com/media/bricks/5/1/4211805.jpg">
            <text:p><text:a xlink:href="http://cache.lego.com/media/bricks/5/1/4211805.jpg">http://cache.lego.com/media/bricks/5/1/4211805.jpg</text:a></text:p>
          </table:table-cell>
          <table:table-cell table:style-name="ce37" office:value-type="float" office:value="294">
            <text:p>29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807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673</text:p>
          </table:table-cell>
          <table:table-cell table:style-name="ce37" office:value-type="string">
            <text:p>Connector Peg</text:p>
          </table:table-cell>
          <table:table-cell table:style-name="ce38" office:value-type="string" office:value="http://cache.lego.com/media/bricks/5/1/4211807.jpg">
            <text:p><text:a xlink:href="http://cache.lego.com/media/bricks/5/1/4211807.jpg">http://cache.lego.com/media/bricks/5/1/4211807.jpg</text:a></text:p>
          </table:table-cell>
          <table:table-cell table:style-name="ce37" office:value-type="float" office:value="557">
            <text:p>55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815</text:p>
          </table:table-cell>
          <table:table-cell table:style-name="ce37" office:value-type="float" office:value="14">
            <text:p>1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519</text:p>
          </table:table-cell>
          <table:table-cell table:style-name="ce37" office:value-type="string">
            <text:p>Cross Axle 3M</text:p>
          </table:table-cell>
          <table:table-cell table:style-name="ce38" office:value-type="string" office:value="http://cache.lego.com/media/bricks/5/1/4211815.jpg">
            <text:p><text:a xlink:href="http://cache.lego.com/media/bricks/5/1/4211815.jpg">http://cache.lego.com/media/bricks/5/1/4211815.jpg</text:a></text:p>
          </table:table-cell>
          <table:table-cell table:style-name="ce37" office:value-type="float" office:value="748">
            <text:p>748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0259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7585</text:p>
          </table:table-cell>
          <table:table-cell table:style-name="ce37" office:value-type="string">
            <text:p>3-Branch Cross Axle W/Cross H.</text:p>
          </table:table-cell>
          <table:table-cell table:style-name="ce38" office:value-type="string" office:value="http://cache.lego.com/media/bricks/5/1/4502595.jpg">
            <text:p><text:a xlink:href="http://cache.lego.com/media/bricks/5/1/4502595.jpg">http://cache.lego.com/media/bricks/5/1/4502595.jpg</text:a></text:p>
          </table:table-cell>
          <table:table-cell table:style-name="ce37" office:value-type="float" office:value="79">
            <text:p>7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2698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2462</text:p>
          </table:table-cell>
          <table:table-cell table:style-name="ce37" office:value-type="string">
            <text:p>Tube W/Double Ø4.85</text:p>
          </table:table-cell>
          <table:table-cell table:style-name="ce38" office:value-type="string" office:value="http://cache.lego.com/media/bricks/5/1/4526985.jpg">
            <text:p><text:a xlink:href="http://cache.lego.com/media/bricks/5/1/4526985.jpg">http://cache.lego.com/media/bricks/5/1/4526985.jpg</text:a></text:p>
          </table:table-cell>
          <table:table-cell table:style-name="ce37" office:value-type="float" office:value="128">
            <text:p>128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35768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0485</text:p>
          </table:table-cell>
          <table:table-cell table:style-name="ce37" office:value-type="string">
            <text:p>Cross Axle 9M</text:p>
          </table:table-cell>
          <table:table-cell table:style-name="ce38" office:value-type="string" office:value="http://cache.lego.com/media/bricks/5/1/4535768.jpg">
            <text:p><text:a xlink:href="http://cache.lego.com/media/bricks/5/1/4535768.jpg">http://cache.lego.com/media/bricks/5/1/4535768.jpg</text:a></text:p>
          </table:table-cell>
          <table:table-cell table:style-name="ce37" office:value-type="float" office:value="107">
            <text:p>10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65223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99009</text:p>
          </table:table-cell>
          <table:table-cell table:style-name="ce37" office:value-type="string">
            <text:p>Lower Part For Turntable Z28</text:p>
          </table:table-cell>
          <table:table-cell table:style-name="ce38" office:value-type="string" office:value="http://cache.lego.com/media/bricks/5/1/4652235.jpg">
            <text:p><text:a xlink:href="http://cache.lego.com/media/bricks/5/1/4652235.jpg">http://cache.lego.com/media/bricks/5/1/4652235.jpg</text:a></text:p>
          </table:table-cell>
          <table:table-cell table:style-name="ce37" office:value-type="float" office:value="14">
            <text:p>14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1151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4716</text:p>
          </table:table-cell>
          <table:table-cell table:style-name="ce37" office:value-type="string">
            <text:p>Worm</text:p>
          </table:table-cell>
          <table:table-cell table:style-name="ce38" office:value-type="string" office:value="http://cache.lego.com/media/bricks/5/1/4211510.jpg">
            <text:p><text:a xlink:href="http://cache.lego.com/media/bricks/5/1/4211510.jpg">http://cache.lego.com/media/bricks/5/1/4211510.jpg</text:a></text:p>
          </table:table-cell>
          <table:table-cell table:style-name="ce37" office:value-type="float" office:value="80">
            <text:p>80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28563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649</text:p>
          </table:table-cell>
          <table:table-cell table:style-name="ce37" office:value-type="string">
            <text:p>Gear Wheel 40T</text:p>
          </table:table-cell>
          <table:table-cell table:style-name="ce38" office:value-type="string" office:value="http://cache.lego.com/media/bricks/5/1/4285634.jpg">
            <text:p><text:a xlink:href="http://cache.lego.com/media/bricks/5/1/4285634.jpg">http://cache.lego.com/media/bricks/5/1/4285634.jpg</text:a></text:p>
          </table:table-cell>
          <table:table-cell table:style-name="ce37" office:value-type="float" office:value="51">
            <text:p>5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64053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94925</text:p>
          </table:table-cell>
          <table:table-cell table:style-name="ce37" office:value-type="string">
            <text:p>Gear Wheel Z16</text:p>
          </table:table-cell>
          <table:table-cell table:style-name="ce38" office:value-type="string" office:value="http://cache.lego.com/media/bricks/5/1/4640536.jpg">
            <text:p><text:a xlink:href="http://cache.lego.com/media/bricks/5/1/4640536.jpg">http://cache.lego.com/media/bricks/5/1/4640536.jpg</text:a></text:p>
          </table:table-cell>
          <table:table-cell table:style-name="ce37" office:value-type="float" office:value="73">
            <text:p>73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9019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99773</text:p>
          </table:table-cell>
          <table:table-cell table:style-name="ce37" office:value-type="string">
            <text:p>Triangel</text:p>
          </table:table-cell>
          <table:table-cell table:style-name="ce38" office:value-type="string" office:value="http://cache.lego.com/media/bricks/5/1/6009019.jpg">
            <text:p><text:a xlink:href="http://cache.lego.com/media/bricks/5/1/6009019.jpg">http://cache.lego.com/media/bricks/5/1/6009019.jpg</text:a></text:p>
          </table:table-cell>
          <table:table-cell table:style-name="ce37" office:value-type="float" office:value="12">
            <text:p>12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7957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Not specified</text:p>
          </table:table-cell>
          <table:table-cell table:style-name="ce37" office:value-type="string">
            <text:p>System: Electric Parts</text:p>
          </table:table-cell>
          <table:table-cell table:style-name="ce36" office:value-type="string">
            <text:p>99948</text:p>
          </table:table-cell>
          <table:table-cell table:style-name="ce37" office:value-type="string">
            <text:p>Steel Ball</text:p>
          </table:table-cell>
          <table:table-cell table:style-name="ce38" office:value-type="string" office:value="http://cache.lego.com/media/bricks/5/1/6079570.jpg">
            <text:p><text:a xlink:href="http://cache.lego.com/media/bricks/5/1/6079570.jpg">http://cache.lego.com/media/bricks/5/1/6079570.jpg</text:a></text:p>
          </table:table-cell>
          <table:table-cell table:style-name="ce37" office:value-type="float" office:value="1">
            <text:p>1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3182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Sand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13670</text:p>
          </table:table-cell>
          <table:table-cell table:style-name="ce37" office:value-type="string">
            <text:p>Crossaxle 3M With Knob</text:p>
          </table:table-cell>
          <table:table-cell table:style-name="ce38" office:value-type="string" office:value="http://cache.lego.com/media/bricks/5/1/6031821.jpg">
            <text:p><text:a xlink:href="http://cache.lego.com/media/bricks/5/1/6031821.jpg">http://cache.lego.com/media/bricks/5/1/6031821.jpg</text:a></text:p>
          </table:table-cell>
          <table:table-cell table:style-name="ce37" office:value-type="float" office:value="228">
            <text:p>228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600999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System: Electric Parts</text:p>
          </table:table-cell>
          <table:table-cell table:style-name="ce36" office:value-type="string">
            <text:p>95646</text:p>
          </table:table-cell>
          <table:table-cell table:style-name="ce37" office:value-type="string">
            <text:p>Ms-Ev3, P-Brick</text:p>
          </table:table-cell>
          <table:table-cell table:style-name="ce38" office:value-type="string" office:value="http://cache.lego.com/media/bricks/5/1/6009996.jpg">
            <text:p><text:a xlink:href="http://cache.lego.com/media/bricks/5/1/6009996.jpg">http://cache.lego.com/media/bricks/5/1/6009996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495412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009</text:p>
          </table:table-cell>
          <table:table-cell table:style-name="ce37" office:value-type="string">
            <text:p>Double Angular Beam 3X7 45°</text:p>
          </table:table-cell>
          <table:table-cell table:style-name="ce38" office:value-type="string" office:value="http://cache.lego.com/media/bricks/5/1/4495412.jpg">
            <text:p><text:a xlink:href="http://cache.lego.com/media/bricks/5/1/4495412.jpg">http://cache.lego.com/media/bricks/5/1/4495412.jpg</text:a></text:p>
          </table:table-cell>
          <table:table-cell table:style-name="ce37" office:value-type="float" office:value="17">
            <text:p>1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09912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348</text:p>
          </table:table-cell>
          <table:table-cell table:style-name="ce37" office:value-type="string">
            <text:p>Technic Angular Beam 4X4</text:p>
          </table:table-cell>
          <table:table-cell table:style-name="ce38" office:value-type="string" office:value="http://cache.lego.com/media/bricks/5/1/4509912.jpg">
            <text:p><text:a xlink:href="http://cache.lego.com/media/bricks/5/1/4509912.jpg">http://cache.lego.com/media/bricks/5/1/4509912.jpg</text:a></text:p>
          </table:table-cell>
          <table:table-cell table:style-name="ce37" office:value-type="float" office:value="7">
            <text:p>7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42578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4871</text:p>
          </table:table-cell>
          <table:table-cell table:style-name="ce37" office:value-type="string">
            <text:p>Technic 15M Beam</text:p>
          </table:table-cell>
          <table:table-cell table:style-name="ce38" office:value-type="string" office:value="http://cache.lego.com/media/bricks/5/1/4542578.jpg">
            <text:p><text:a xlink:href="http://cache.lego.com/media/bricks/5/1/4542578.jpg">http://cache.lego.com/media/bricks/5/1/4542578.jpg</text:a></text:p>
          </table:table-cell>
          <table:table-cell table:style-name="ce37" office:value-type="float" office:value="19">
            <text:p>19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58504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6</text:p>
          </table:table-cell>
          <table:table-cell table:style-name="ce37" office:value-type="string">
            <text:p>Technic Ang. Beam 3X5 90 Deg.</text:p>
          </table:table-cell>
          <table:table-cell table:style-name="ce38" office:value-type="string" office:value="http://cache.lego.com/media/bricks/5/1/4585040.jpg">
            <text:p><text:a xlink:href="http://cache.lego.com/media/bricks/5/1/4585040.jpg">http://cache.lego.com/media/bricks/5/1/4585040.jpg</text:a></text:p>
          </table:table-cell>
          <table:table-cell table:style-name="ce37" office:value-type="float" office:value="13">
            <text:p>13</text:p>
          </table:table-cell>
        </table:table-row>
        <table:table-row table:style-name="ro5">
          <table:table-cell table:style-name="ce36" office:value-type="string">
            <text:p>45544-1</text:p>
          </table:table-cell>
          <table:table-cell table:style-name="ce36" office:value-type="string">
            <text:p>417394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Decoration Elements</text:p>
          </table:table-cell>
          <table:table-cell table:style-name="ce36" office:value-type="string">
            <text:p>41669</text:p>
          </table:table-cell>
          <table:table-cell table:style-name="ce37" office:value-type="string">
            <text:p>Bion. Eye</text:p>
          </table:table-cell>
          <table:table-cell table:style-name="ce38" office:value-type="string" office:value="http://cache.lego.com/media/bricks/5/1/4173941.jpg">
            <text:p><text:a xlink:href="http://cache.lego.com/media/bricks/5/1/4173941.jpg">http://cache.lego.com/media/bricks/5/1/4173941.jpg</text:a></text:p>
          </table:table-cell>
          <table:table-cell table:style-name="ce37" office:value-type="float" office:value="23">
            <text:p>2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3536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Constraction: Tyres And Rims For/To Snap Ø4,85 W. Cross</text:p>
          </table:table-cell>
          <table:table-cell table:style-name="ce36" office:value-type="string">
            <text:p>41897</text:p>
          </table:table-cell>
          <table:table-cell table:style-name="ce37" office:value-type="string">
            <text:p>Tyre Low Wide Ø56 X 28</text:p>
          </table:table-cell>
          <table:table-cell table:style-name="ce38" office:value-type="string" office:value="http://cache.lego.com/media/bricks/5/1/6035364.jpg">
            <text:p><text:a xlink:href="http://cache.lego.com/media/bricks/5/1/6035364.jpg">http://cache.lego.com/media/bricks/5/1/6035364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6222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Constraction: Tyres And Rims For/To Snap Ø4,85 W. Cross</text:p>
          </table:table-cell>
          <table:table-cell table:style-name="ce36" office:value-type="string">
            <text:p>44771</text:p>
          </table:table-cell>
          <table:table-cell table:style-name="ce37" office:value-type="string">
            <text:p>Tyre Low Wide Ø68,8 X 36</text:p>
          </table:table-cell>
          <table:table-cell table:style-name="ce38" office:value-type="string" office:value="http://cache.lego.com/media/bricks/5/1/6062225.jpg">
            <text:p><text:a xlink:href="http://cache.lego.com/media/bricks/5/1/6062225.jpg">http://cache.lego.com/media/bricks/5/1/6062225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0322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Plates, Special Circles And Angles</text:p>
          </table:table-cell>
          <table:table-cell table:style-name="ce36" office:value-type="string">
            <text:p>4032</text:p>
          </table:table-cell>
          <table:table-cell table:style-name="ce37" office:value-type="string">
            <text:p>Plate 2X2 Round</text:p>
          </table:table-cell>
          <table:table-cell table:style-name="ce38" office:value-type="string" office:value="http://cache.lego.com/media/bricks/5/1/403226.jpg">
            <text:p><text:a xlink:href="http://cache.lego.com/media/bricks/5/1/403226.jpg">http://cache.lego.com/media/bricks/5/1/403226.jpg</text:a></text:p>
          </table:table-cell>
          <table:table-cell table:style-name="ce37" office:value-type="float" office:value="355">
            <text:p>35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78359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Plates, Special Circles And Angles</text:p>
          </table:table-cell>
          <table:table-cell table:style-name="ce36" office:value-type="string">
            <text:p>2654</text:p>
          </table:table-cell>
          <table:table-cell table:style-name="ce37" office:value-type="string">
            <text:p>Slide Shoe Round 2X2</text:p>
          </table:table-cell>
          <table:table-cell table:style-name="ce38" office:value-type="string" office:value="http://cache.lego.com/media/bricks/5/1/4278359.jpg">
            <text:p><text:a xlink:href="http://cache.lego.com/media/bricks/5/1/4278359.jpg">http://cache.lego.com/media/bricks/5/1/4278359.jpg</text:a></text:p>
          </table:table-cell>
          <table:table-cell table:style-name="ce37" office:value-type="float" office:value="206">
            <text:p>20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8428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Tyres And Rims For/To Snap Ø4,85 W. Cross</text:p>
          </table:table-cell>
          <table:table-cell table:style-name="ce36" office:value-type="string">
            <text:p>44309</text:p>
          </table:table-cell>
          <table:table-cell table:style-name="ce37" office:value-type="string">
            <text:p>Tyre Normal Wide Ø43,2 X 22</text:p>
          </table:table-cell>
          <table:table-cell table:style-name="ce38" office:value-type="string" office:value="http://cache.lego.com/media/bricks/5/1/4184286.jpg">
            <text:p><text:a xlink:href="http://cache.lego.com/media/bricks/5/1/4184286.jpg">http://cache.lego.com/media/bricks/5/1/4184286.jpg</text:a></text:p>
          </table:table-cell>
          <table:table-cell table:style-name="ce37" office:value-type="float" office:value="47">
            <text:p>4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3969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System: Tyres And Rims For/To Snap Ø4,85 W. Cross</text:p>
          </table:table-cell>
          <table:table-cell table:style-name="ce36" office:value-type="string">
            <text:p>89201</text:p>
          </table:table-cell>
          <table:table-cell table:style-name="ce37" office:value-type="string">
            <text:p>Tyre Low Wide Ø24 X 14</text:p>
          </table:table-cell>
          <table:table-cell table:style-name="ce38" office:value-type="string" office:value="http://cache.lego.com/media/bricks/5/1/4639695.jpg">
            <text:p><text:a xlink:href="http://cache.lego.com/media/bricks/5/1/4639695.jpg">http://cache.lego.com/media/bricks/5/1/4639695.jpg</text:a></text:p>
          </table:table-cell>
          <table:table-cell table:style-name="ce37" office:value-type="float" office:value="43">
            <text:p>4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12282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629</text:p>
          </table:table-cell>
          <table:table-cell table:style-name="ce37" office:value-type="string">
            <text:p>Technic Angular Beam 4X6</text:p>
          </table:table-cell>
          <table:table-cell table:style-name="ce38" office:value-type="string" office:value="http://cache.lego.com/media/bricks/5/1/4112282.jpg">
            <text:p><text:a xlink:href="http://cache.lego.com/media/bricks/5/1/4112282.jpg">http://cache.lego.com/media/bricks/5/1/4112282.jpg</text:a></text:p>
          </table:table-cell>
          <table:table-cell table:style-name="ce37" office:value-type="float" office:value="101">
            <text:p>10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5234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0484</text:p>
          </table:table-cell>
          <table:table-cell table:style-name="ce37" office:value-type="string">
            <text:p>T-Beam 3X3 W/Hole Ø4.8</text:p>
          </table:table-cell>
          <table:table-cell table:style-name="ce38" office:value-type="string" office:value="http://cache.lego.com/media/bricks/5/1/4552347.jpg">
            <text:p><text:a xlink:href="http://cache.lego.com/media/bricks/5/1/4552347.jpg">http://cache.lego.com/media/bricks/5/1/4552347.jpg</text:a></text:p>
          </table:table-cell>
          <table:table-cell table:style-name="ce37" office:value-type="float" office:value="55">
            <text:p>5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132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391</text:p>
          </table:table-cell>
          <table:table-cell table:style-name="ce37" office:value-type="string">
            <text:p>Right Panel 3X7</text:p>
          </table:table-cell>
          <table:table-cell table:style-name="ce38" office:value-type="string" office:value="http://cache.lego.com/media/bricks/5/1/4541325.jpg">
            <text:p><text:a xlink:href="http://cache.lego.com/media/bricks/5/1/4541325.jpg">http://cache.lego.com/media/bricks/5/1/4541325.jpg</text:a></text:p>
          </table:table-cell>
          <table:table-cell table:style-name="ce37" office:value-type="float" office:value="9">
            <text:p>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192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683</text:p>
          </table:table-cell>
          <table:table-cell table:style-name="ce37" office:value-type="string">
            <text:p>Left Panel 3X7</text:p>
          </table:table-cell>
          <table:table-cell table:style-name="ce38" office:value-type="string" office:value="http://cache.lego.com/media/bricks/5/1/4541924.jpg">
            <text:p><text:a xlink:href="http://cache.lego.com/media/bricks/5/1/4541924.jpg">http://cache.lego.com/media/bricks/5/1/4541924.jpg</text:a></text:p>
          </table:table-cell>
          <table:table-cell table:style-name="ce37" office:value-type="float" office:value="9">
            <text:p>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5873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393</text:p>
          </table:table-cell>
          <table:table-cell table:style-name="ce37" office:value-type="string">
            <text:p>Right Panel 3X11</text:p>
          </table:table-cell>
          <table:table-cell table:style-name="ce38" office:value-type="string" office:value="http://cache.lego.com/media/bricks/5/1/4558731.jpg">
            <text:p><text:a xlink:href="http://cache.lego.com/media/bricks/5/1/4558731.jpg">http://cache.lego.com/media/bricks/5/1/4558731.jpg</text:a></text:p>
          </table:table-cell>
          <table:table-cell table:style-name="ce37" office:value-type="float" office:value="4">
            <text:p>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5874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680</text:p>
          </table:table-cell>
          <table:table-cell table:style-name="ce37" office:value-type="string">
            <text:p>Right Panel 5X7</text:p>
          </table:table-cell>
          <table:table-cell table:style-name="ce38" office:value-type="string" office:value="http://cache.lego.com/media/bricks/5/1/4558740.jpg">
            <text:p><text:a xlink:href="http://cache.lego.com/media/bricks/5/1/4558740.jpg">http://cache.lego.com/media/bricks/5/1/4558740.jpg</text:a></text:p>
          </table:table-cell>
          <table:table-cell table:style-name="ce37" office:value-type="float" office:value="4">
            <text:p>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58774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681</text:p>
          </table:table-cell>
          <table:table-cell table:style-name="ce37" office:value-type="string">
            <text:p>Left Panel 3X11</text:p>
          </table:table-cell>
          <table:table-cell table:style-name="ce38" office:value-type="string" office:value="http://cache.lego.com/media/bricks/5/1/4558774.jpg">
            <text:p><text:a xlink:href="http://cache.lego.com/media/bricks/5/1/4558774.jpg">http://cache.lego.com/media/bricks/5/1/4558774.jpg</text:a></text:p>
          </table:table-cell>
          <table:table-cell table:style-name="ce37" office:value-type="float" office:value="4">
            <text:p>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58775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64394</text:p>
          </table:table-cell>
          <table:table-cell table:style-name="ce37" office:value-type="string">
            <text:p>Left Panel 5X7</text:p>
          </table:table-cell>
          <table:table-cell table:style-name="ce38" office:value-type="string" office:value="http://cache.lego.com/media/bricks/5/1/4558775.jpg">
            <text:p><text:a xlink:href="http://cache.lego.com/media/bricks/5/1/4558775.jpg">http://cache.lego.com/media/bricks/5/1/4558775.jpg</text:a></text:p>
          </table:table-cell>
          <table:table-cell table:style-name="ce37" office:value-type="float" office:value="4">
            <text:p>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66249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87086</text:p>
          </table:table-cell>
          <table:table-cell table:style-name="ce37" office:value-type="string">
            <text:p>Right Panel 3X5</text:p>
          </table:table-cell>
          <table:table-cell table:style-name="ce38" office:value-type="string" office:value="http://cache.lego.com/media/bricks/5/1/4566249.jpg">
            <text:p><text:a xlink:href="http://cache.lego.com/media/bricks/5/1/4566249.jpg">http://cache.lego.com/media/bricks/5/1/4566249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6625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87080</text:p>
          </table:table-cell>
          <table:table-cell table:style-name="ce37" office:value-type="string">
            <text:p>Left Panel 3X5</text:p>
          </table:table-cell>
          <table:table-cell table:style-name="ce38" office:value-type="string" office:value="http://cache.lego.com/media/bricks/5/1/4566251.jpg">
            <text:p><text:a xlink:href="http://cache.lego.com/media/bricks/5/1/4566251.jpg">http://cache.lego.com/media/bricks/5/1/4566251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3191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11954</text:p>
          </table:table-cell>
          <table:table-cell table:style-name="ce37" office:value-type="string">
            <text:p>Bowed Panel 3X11X2 Ø4,85 (X19)</text:p>
          </table:table-cell>
          <table:table-cell table:style-name="ce38" office:value-type="string" office:value="http://cache.lego.com/media/bricks/5/1/6031916.jpg">
            <text:p><text:a xlink:href="http://cache.lego.com/media/bricks/5/1/6031916.jpg">http://cache.lego.com/media/bricks/5/1/6031916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2166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32184</text:p>
          </table:table-cell>
          <table:table-cell table:style-name="ce37" office:value-type="string">
            <text:p>Double Cross Block</text:p>
          </table:table-cell>
          <table:table-cell table:style-name="ce38" office:value-type="string" office:value="http://cache.lego.com/media/bricks/5/1/4121667.jpg">
            <text:p><text:a xlink:href="http://cache.lego.com/media/bricks/5/1/4121667.jpg">http://cache.lego.com/media/bricks/5/1/4121667.jpg</text:a></text:p>
          </table:table-cell>
          <table:table-cell table:style-name="ce37" office:value-type="float" office:value="175">
            <text:p>17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06140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74695</text:p>
          </table:table-cell>
          <table:table-cell table:style-name="ce37" office:value-type="string">
            <text:p>Beam 1X2 W/Cross And Hole</text:p>
          </table:table-cell>
          <table:table-cell table:style-name="ce38" office:value-type="string" office:value="http://cache.lego.com/media/bricks/5/1/6006140.jpg">
            <text:p><text:a xlink:href="http://cache.lego.com/media/bricks/5/1/6006140.jpg">http://cache.lego.com/media/bricks/5/1/6006140.jpg</text:a></text:p>
          </table:table-cell>
          <table:table-cell table:style-name="ce37" office:value-type="float" office:value="74">
            <text:p>7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370526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05</text:p>
          </table:table-cell>
          <table:table-cell table:style-name="ce37" office:value-type="string">
            <text:p>Cross Axle 4M</text:p>
          </table:table-cell>
          <table:table-cell table:style-name="ce38" office:value-type="string" office:value="http://cache.lego.com/media/bricks/5/1/370526.jpg">
            <text:p><text:a xlink:href="http://cache.lego.com/media/bricks/5/1/370526.jpg">http://cache.lego.com/media/bricks/5/1/370526.jpg</text:a></text:p>
          </table:table-cell>
          <table:table-cell table:style-name="ce37" office:value-type="float" office:value="867">
            <text:p>86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37062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06</text:p>
          </table:table-cell>
          <table:table-cell table:style-name="ce37" office:value-type="string">
            <text:p>Cross Axle 6M</text:p>
          </table:table-cell>
          <table:table-cell table:style-name="ce38" office:value-type="string" office:value="http://cache.lego.com/media/bricks/5/1/370626.jpg">
            <text:p><text:a xlink:href="http://cache.lego.com/media/bricks/5/1/370626.jpg">http://cache.lego.com/media/bricks/5/1/370626.jpg</text:a></text:p>
          </table:table-cell>
          <table:table-cell table:style-name="ce37" office:value-type="float" office:value="692">
            <text:p>69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37072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07</text:p>
          </table:table-cell>
          <table:table-cell table:style-name="ce37" office:value-type="string">
            <text:p>Cross Axle 8M</text:p>
          </table:table-cell>
          <table:table-cell table:style-name="ce38" office:value-type="string" office:value="http://cache.lego.com/media/bricks/5/1/370726.jpg">
            <text:p><text:a xlink:href="http://cache.lego.com/media/bricks/5/1/370726.jpg">http://cache.lego.com/media/bricks/5/1/370726.jpg</text:a></text:p>
          </table:table-cell>
          <table:table-cell table:style-name="ce37" office:value-type="float" office:value="467">
            <text:p>46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37082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08</text:p>
          </table:table-cell>
          <table:table-cell table:style-name="ce37" office:value-type="string">
            <text:p>Cross Axle 12M</text:p>
          </table:table-cell>
          <table:table-cell table:style-name="ce38" office:value-type="string" office:value="http://cache.lego.com/media/bricks/5/1/370826.jpg">
            <text:p><text:a xlink:href="http://cache.lego.com/media/bricks/5/1/370826.jpg">http://cache.lego.com/media/bricks/5/1/370826.jpg</text:a></text:p>
          </table:table-cell>
          <table:table-cell table:style-name="ce37" office:value-type="float" office:value="326">
            <text:p>32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37372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737</text:p>
          </table:table-cell>
          <table:table-cell table:style-name="ce37" office:value-type="string">
            <text:p>Cross Axle 10M</text:p>
          </table:table-cell>
          <table:table-cell table:style-name="ce38" office:value-type="string" office:value="http://cache.lego.com/media/bricks/5/1/373726.jpg">
            <text:p><text:a xlink:href="http://cache.lego.com/media/bricks/5/1/373726.jpg">http://cache.lego.com/media/bricks/5/1/373726.jpg</text:a></text:p>
          </table:table-cell>
          <table:table-cell table:style-name="ce37" office:value-type="float" office:value="407">
            <text:p>40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07081</text:p>
          </table:table-cell>
          <table:table-cell table:style-name="ce37" office:value-type="float" office:value="22">
            <text:p>2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39</text:p>
          </table:table-cell>
          <table:table-cell table:style-name="ce37" office:value-type="string">
            <text:p>Catch W. Cross Hole</text:p>
          </table:table-cell>
          <table:table-cell table:style-name="ce38" office:value-type="string" office:value="http://cache.lego.com/media/bricks/5/1/4107081.jpg">
            <text:p><text:a xlink:href="http://cache.lego.com/media/bricks/5/1/4107081.jpg">http://cache.lego.com/media/bricks/5/1/4107081.jpg</text:a></text:p>
          </table:table-cell>
          <table:table-cell table:style-name="ce37" office:value-type="float" office:value="317">
            <text:p>31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07082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16</text:p>
          </table:table-cell>
          <table:table-cell table:style-name="ce37" office:value-type="string">
            <text:p>Angle Element, 157,5 Degr. [3]</text:p>
          </table:table-cell>
          <table:table-cell table:style-name="ce38" office:value-type="string" office:value="http://cache.lego.com/media/bricks/5/1/4107082.jpg">
            <text:p><text:a xlink:href="http://cache.lego.com/media/bricks/5/1/4107082.jpg">http://cache.lego.com/media/bricks/5/1/4107082.jpg</text:a></text:p>
          </table:table-cell>
          <table:table-cell table:style-name="ce37" office:value-type="float" office:value="133">
            <text:p>13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07084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15</text:p>
          </table:table-cell>
          <table:table-cell table:style-name="ce37" office:value-type="string">
            <text:p>Angle Element, 112,5 Degr. [5]</text:p>
          </table:table-cell>
          <table:table-cell table:style-name="ce38" office:value-type="string" office:value="http://cache.lego.com/media/bricks/5/1/4107084.jpg">
            <text:p><text:a xlink:href="http://cache.lego.com/media/bricks/5/1/4107084.jpg">http://cache.lego.com/media/bricks/5/1/4107084.jpg</text:a></text:p>
          </table:table-cell>
          <table:table-cell table:style-name="ce37" office:value-type="float" office:value="121">
            <text:p>12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07085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13</text:p>
          </table:table-cell>
          <table:table-cell table:style-name="ce37" office:value-type="string">
            <text:p>Angle Element, 0 Degrees [1]</text:p>
          </table:table-cell>
          <table:table-cell table:style-name="ce38" office:value-type="string" office:value="http://cache.lego.com/media/bricks/5/1/4107085.jpg">
            <text:p><text:a xlink:href="http://cache.lego.com/media/bricks/5/1/4107085.jpg">http://cache.lego.com/media/bricks/5/1/4107085.jpg</text:a></text:p>
          </table:table-cell>
          <table:table-cell table:style-name="ce37" office:value-type="float" office:value="319">
            <text:p>31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0776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14</text:p>
          </table:table-cell>
          <table:table-cell table:style-name="ce37" office:value-type="string">
            <text:p>Angle Element, 90 Degrees [6]</text:p>
          </table:table-cell>
          <table:table-cell table:style-name="ce38" office:value-type="string" office:value="http://cache.lego.com/media/bricks/5/1/4107767.jpg">
            <text:p><text:a xlink:href="http://cache.lego.com/media/bricks/5/1/4107767.jpg">http://cache.lego.com/media/bricks/5/1/4107767.jpg</text:a></text:p>
          </table:table-cell>
          <table:table-cell table:style-name="ce37" office:value-type="float" office:value="121">
            <text:p>12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07783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34</text:p>
          </table:table-cell>
          <table:table-cell table:style-name="ce37" office:value-type="string">
            <text:p>Angle Element, 180 Degrees [2]</text:p>
          </table:table-cell>
          <table:table-cell table:style-name="ce38" office:value-type="string" office:value="http://cache.lego.com/media/bricks/5/1/4107783.jpg">
            <text:p><text:a xlink:href="http://cache.lego.com/media/bricks/5/1/4107783.jpg">http://cache.lego.com/media/bricks/5/1/4107783.jpg</text:a></text:p>
          </table:table-cell>
          <table:table-cell table:style-name="ce37" office:value-type="float" office:value="219">
            <text:p>21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19589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138</text:p>
          </table:table-cell>
          <table:table-cell table:style-name="ce37" office:value-type="string">
            <text:p>Module Bush</text:p>
          </table:table-cell>
          <table:table-cell table:style-name="ce38" office:value-type="string" office:value="http://cache.lego.com/media/bricks/5/1/4119589.jpg">
            <text:p><text:a xlink:href="http://cache.lego.com/media/bricks/5/1/4119589.jpg">http://cache.lego.com/media/bricks/5/1/4119589.jpg</text:a></text:p>
          </table:table-cell>
          <table:table-cell table:style-name="ce37" office:value-type="float" office:value="193">
            <text:p>19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21715</text:p>
          </table:table-cell>
          <table:table-cell table:style-name="ce37" office:value-type="float" office:value="170">
            <text:p>170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2780</text:p>
          </table:table-cell>
          <table:table-cell table:style-name="ce37" office:value-type="string">
            <text:p>Connector Peg W. Friction</text:p>
          </table:table-cell>
          <table:table-cell table:style-name="ce38" office:value-type="string" office:value="http://cache.lego.com/media/bricks/5/1/4121715.jpg">
            <text:p><text:a xlink:href="http://cache.lego.com/media/bricks/5/1/4121715.jpg">http://cache.lego.com/media/bricks/5/1/4121715.jpg</text:a></text:p>
          </table:table-cell>
          <table:table-cell table:style-name="ce37" office:value-type="float" office:value="1491">
            <text:p>149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84169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628</text:p>
          </table:table-cell>
          <table:table-cell table:style-name="ce37" office:value-type="string">
            <text:p>Ball With Friction Snap</text:p>
          </table:table-cell>
          <table:table-cell table:style-name="ce38" office:value-type="string" office:value="http://cache.lego.com/media/bricks/5/1/4184169.jpg">
            <text:p><text:a xlink:href="http://cache.lego.com/media/bricks/5/1/4184169.jpg">http://cache.lego.com/media/bricks/5/1/4184169.jpg</text:a></text:p>
          </table:table-cell>
          <table:table-cell table:style-name="ce37" office:value-type="float" office:value="276">
            <text:p>27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24645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50163</text:p>
          </table:table-cell>
          <table:table-cell table:style-name="ce37" office:value-type="string">
            <text:p>Turntable Ø4.85</text:p>
          </table:table-cell>
          <table:table-cell table:style-name="ce38" office:value-type="string" office:value="http://cache.lego.com/media/bricks/5/1/4624645.jpg">
            <text:p><text:a xlink:href="http://cache.lego.com/media/bricks/5/1/4624645.jpg">http://cache.lego.com/media/bricks/5/1/4624645.jpg</text:a></text:p>
          </table:table-cell>
          <table:table-cell table:style-name="ce37" office:value-type="float" office:value="12">
            <text:p>1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7743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270</text:p>
          </table:table-cell>
          <table:table-cell table:style-name="ce37" office:value-type="string">
            <text:p>Double Conical Wheel Z12 1M</text:p>
          </table:table-cell>
          <table:table-cell table:style-name="ce38" office:value-type="string" office:value="http://cache.lego.com/media/bricks/5/1/4177431.jpg">
            <text:p><text:a xlink:href="http://cache.lego.com/media/bricks/5/1/4177431.jpg">http://cache.lego.com/media/bricks/5/1/4177431.jpg</text:a></text:p>
          </table:table-cell>
          <table:table-cell table:style-name="ce37" office:value-type="float" office:value="216">
            <text:p>21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090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64781</text:p>
          </table:table-cell>
          <table:table-cell table:style-name="ce37" office:value-type="string">
            <text:p>Rack 13 M</text:p>
          </table:table-cell>
          <table:table-cell table:style-name="ce38" office:value-type="string" office:value="http://cache.lego.com/media/bricks/5/1/4540906.jpg">
            <text:p><text:a xlink:href="http://cache.lego.com/media/bricks/5/1/4540906.jpg">http://cache.lego.com/media/bricks/5/1/4540906.jpg</text:a></text:p>
          </table:table-cell>
          <table:table-cell table:style-name="ce37" office:value-type="float" office:value="7">
            <text:p>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93977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18575</text:p>
          </table:table-cell>
          <table:table-cell table:style-name="ce37" office:value-type="string">
            <text:p>Double Conical Wheel Z20 1M</text:p>
          </table:table-cell>
          <table:table-cell table:style-name="ce38" office:value-type="string" office:value="http://cache.lego.com/media/bricks/5/1/6093977.jpg">
            <text:p><text:a xlink:href="http://cache.lego.com/media/bricks/5/1/6093977.jpg">http://cache.lego.com/media/bricks/5/1/6093977.jpg</text:a></text:p>
          </table:table-cell>
          <table:table-cell table:style-name="ce37" office:value-type="float" office:value="35">
            <text:p>3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64133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41677</text:p>
          </table:table-cell>
          <table:table-cell table:style-name="ce37" office:value-type="string">
            <text:p>Technic Lever 2M</text:p>
          </table:table-cell>
          <table:table-cell table:style-name="ce38" office:value-type="string" office:value="http://cache.lego.com/media/bricks/5/1/4164133.jpg">
            <text:p><text:a xlink:href="http://cache.lego.com/media/bricks/5/1/4164133.jpg">http://cache.lego.com/media/bricks/5/1/4164133.jpg</text:a></text:p>
          </table:table-cell>
          <table:table-cell table:style-name="ce37" office:value-type="float" office:value="135">
            <text:p>13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30286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11478</text:p>
          </table:table-cell>
          <table:table-cell table:style-name="ce37" office:value-type="string">
            <text:p>Lever 5M</text:p>
          </table:table-cell>
          <table:table-cell table:style-name="ce38" office:value-type="string" office:value="http://cache.lego.com/media/bricks/5/1/6030286.jpg">
            <text:p><text:a xlink:href="http://cache.lego.com/media/bricks/5/1/6030286.jpg">http://cache.lego.com/media/bricks/5/1/6030286.jpg</text:a></text:p>
          </table:table-cell>
          <table:table-cell table:style-name="ce37" office:value-type="float" office:value="31">
            <text:p>3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58692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Half Beams, Special</text:p>
          </table:table-cell>
          <table:table-cell table:style-name="ce36" office:value-type="string">
            <text:p>87408</text:p>
          </table:table-cell>
          <table:table-cell table:style-name="ce37" office:value-type="string">
            <text:p>Beam 3M Ø4.85 W. Fork</text:p>
          </table:table-cell>
          <table:table-cell table:style-name="ce38" office:value-type="string" office:value="http://cache.lego.com/media/bricks/5/1/4558692.jpg">
            <text:p><text:a xlink:href="http://cache.lego.com/media/bricks/5/1/4558692.jpg">http://cache.lego.com/media/bricks/5/1/4558692.jpg</text:a></text:p>
          </table:table-cell>
          <table:table-cell table:style-name="ce37" office:value-type="float" office:value="29">
            <text:p>2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63044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Half Beams, Special</text:p>
          </table:table-cell>
          <table:table-cell table:style-name="ce36" office:value-type="string">
            <text:p>33299</text:p>
          </table:table-cell>
          <table:table-cell table:style-name="ce37" office:value-type="string">
            <text:p>2X1X3 Steering Knuckle Arm</text:p>
          </table:table-cell>
          <table:table-cell table:style-name="ce38" office:value-type="string" office:value="http://cache.lego.com/media/bricks/5/1/4563044.jpg">
            <text:p><text:a xlink:href="http://cache.lego.com/media/bricks/5/1/4563044.jpg">http://cache.lego.com/media/bricks/5/1/4563044.jpg</text:a></text:p>
          </table:table-cell>
          <table:table-cell table:style-name="ce37" office:value-type="float" office:value="74">
            <text:p>7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82792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Tyres And Rims, Special</text:p>
          </table:table-cell>
          <table:table-cell table:style-name="ce36" office:value-type="string">
            <text:p>57519</text:p>
          </table:table-cell>
          <table:table-cell table:style-name="ce37" office:value-type="string">
            <text:p>Sprocket, Ø¸40,7</text:p>
          </table:table-cell>
          <table:table-cell table:style-name="ce38" office:value-type="string" office:value="http://cache.lego.com/media/bricks/5/1/4582792.jpg">
            <text:p><text:a xlink:href="http://cache.lego.com/media/bricks/5/1/4582792.jpg">http://cache.lego.com/media/bricks/5/1/4582792.jpg</text:a></text:p>
          </table:table-cell>
          <table:table-cell table:style-name="ce37" office:value-type="float" office:value="9">
            <text:p>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14648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Tyres And Rims, Special</text:p>
          </table:table-cell>
          <table:table-cell table:style-name="ce36" office:value-type="string">
            <text:p>88323</text:p>
          </table:table-cell>
          <table:table-cell table:style-name="ce37" office:value-type="string">
            <text:p>Track Element, 5X1,5</text:p>
          </table:table-cell>
          <table:table-cell table:style-name="ce38" office:value-type="string" office:value="http://cache.lego.com/media/bricks/5/1/6014648.jpg">
            <text:p><text:a xlink:href="http://cache.lego.com/media/bricks/5/1/6014648.jpg">http://cache.lego.com/media/bricks/5/1/6014648.jpg</text:a></text:p>
          </table:table-cell>
          <table:table-cell table:style-name="ce37" office:value-type="float" office:value="5">
            <text:p>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0745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38</text:p>
          </table:table-cell>
          <table:table-cell table:style-name="ce37" office:value-type="string">
            <text:p>Cross Axle, Extension M/3 Ribs</text:p>
          </table:table-cell>
          <table:table-cell table:style-name="ce38" office:value-type="string" office:value="http://cache.lego.com/media/bricks/5/1/4207456.jpg">
            <text:p><text:a xlink:href="http://cache.lego.com/media/bricks/5/1/4207456.jpg">http://cache.lego.com/media/bricks/5/1/4207456.jpg</text:a></text:p>
          </table:table-cell>
          <table:table-cell table:style-name="ce37" office:value-type="float" office:value="30">
            <text:p>3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14554</text:p>
          </table:table-cell>
          <table:table-cell table:style-name="ce37" office:value-type="float" office:value="14">
            <text:p>14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556</text:p>
          </table:table-cell>
          <table:table-cell table:style-name="ce37" office:value-type="string">
            <text:p>3M Connector Peg</text:p>
          </table:table-cell>
          <table:table-cell table:style-name="ce38" office:value-type="string" office:value="http://cache.lego.com/media/bricks/5/1/4514554.jpg">
            <text:p><text:a xlink:href="http://cache.lego.com/media/bricks/5/1/4514554.jpg">http://cache.lego.com/media/bricks/5/1/4514554.jpg</text:a></text:p>
          </table:table-cell>
          <table:table-cell table:style-name="ce37" office:value-type="float" office:value="197">
            <text:p>19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66579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62</text:p>
          </table:table-cell>
          <table:table-cell table:style-name="ce37" office:value-type="string">
            <text:p>Connector Peg/Cross Axle</text:p>
          </table:table-cell>
          <table:table-cell table:style-name="ce38" office:value-type="string" office:value="http://cache.lego.com/media/bricks/5/1/4666579.jpg">
            <text:p><text:a xlink:href="http://cache.lego.com/media/bricks/5/1/4666579.jpg">http://cache.lego.com/media/bricks/5/1/4666579.jpg</text:a></text:p>
          </table:table-cell>
          <table:table-cell table:style-name="ce37" office:value-type="float" office:value="542">
            <text:p>54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66999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99008</text:p>
          </table:table-cell>
          <table:table-cell table:style-name="ce37" office:value-type="string">
            <text:p>Krydsaksel M/Stop 4M</text:p>
          </table:table-cell>
          <table:table-cell table:style-name="ce38" office:value-type="string" office:value="http://cache.lego.com/media/bricks/5/1/4666999.jpg">
            <text:p><text:a xlink:href="http://cache.lego.com/media/bricks/5/1/4666999.jpg">http://cache.lego.com/media/bricks/5/1/4666999.jpg</text:a></text:p>
          </table:table-cell>
          <table:table-cell table:style-name="ce37" office:value-type="float" office:value="28">
            <text:p>2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13938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02</text:p>
          </table:table-cell>
          <table:table-cell table:style-name="ce37" office:value-type="string">
            <text:p>1 1/2 M Connecting Bush</text:p>
          </table:table-cell>
          <table:table-cell table:style-name="ce38" office:value-type="string" office:value="http://cache.lego.com/media/bricks/5/1/6013938.jpg">
            <text:p><text:a xlink:href="http://cache.lego.com/media/bricks/5/1/6013938.jpg">http://cache.lego.com/media/bricks/5/1/6013938.jpg</text:a></text:p>
          </table:table-cell>
          <table:table-cell table:style-name="ce37" office:value-type="float" office:value="66">
            <text:p>6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14557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198</text:p>
          </table:table-cell>
          <table:table-cell table:style-name="ce37" office:value-type="string">
            <text:p>Bevel Gear Z20</text:p>
          </table:table-cell>
          <table:table-cell table:style-name="ce38" office:value-type="string" office:value="http://cache.lego.com/media/bricks/5/1/4514557.jpg">
            <text:p><text:a xlink:href="http://cache.lego.com/media/bricks/5/1/4514557.jpg">http://cache.lego.com/media/bricks/5/1/4514557.jpg</text:a></text:p>
          </table:table-cell>
          <table:table-cell table:style-name="ce37" office:value-type="float" office:value="36">
            <text:p>3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65452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6589</text:p>
          </table:table-cell>
          <table:table-cell table:style-name="ce37" office:value-type="string">
            <text:p>Conical Wheel Z12</text:p>
          </table:table-cell>
          <table:table-cell table:style-name="ce38" office:value-type="string" office:value="http://cache.lego.com/media/bricks/5/1/4565452.jpg">
            <text:p><text:a xlink:href="http://cache.lego.com/media/bricks/5/1/4565452.jpg">http://cache.lego.com/media/bricks/5/1/4565452.jpg</text:a></text:p>
          </table:table-cell>
          <table:table-cell table:style-name="ce37" office:value-type="float" office:value="122">
            <text:p>12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31962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ck Yellow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198</text:p>
          </table:table-cell>
          <table:table-cell table:style-name="ce37" office:value-type="string">
            <text:p>Bevel Gear Z20</text:p>
          </table:table-cell>
          <table:table-cell table:style-name="ce38" office:value-type="string" office:value="http://cache.lego.com/media/bricks/5/1/6031962.jpg">
            <text:p><text:a xlink:href="http://cache.lego.com/media/bricks/5/1/6031962.jpg">http://cache.lego.com/media/bricks/5/1/6031962.jpg</text:a></text:p>
          </table:table-cell>
          <table:table-cell table:style-name="ce37" office:value-type="float" office:value="28">
            <text:p>2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7090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Blue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70904</text:p>
          </table:table-cell>
          <table:table-cell table:style-name="ce37" office:value-type="string">
            <text:p>V-Belt Ø26, Blue</text:p>
          </table:table-cell>
          <table:table-cell table:style-name="ce38" office:value-type="string" office:value="http://cache.lego.com/media/bricks/5/1/70904.jpg">
            <text:p><text:a xlink:href="http://cache.lego.com/media/bricks/5/1/70904.jpg">http://cache.lego.com/media/bricks/5/1/70904.jpg</text:a></text:p>
          </table:table-cell>
          <table:table-cell table:style-name="ce37" office:value-type="float" office:value="51">
            <text:p>5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414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Blue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85545</text:p>
          </table:table-cell>
          <table:table-cell table:style-name="ce37" office:value-type="string">
            <text:p>V-Belt Ø26, Blue</text:p>
          </table:table-cell>
          <table:table-cell table:style-name="ce38" office:value-type="string" office:value="http://cache.lego.com/media/bricks/5/1/4544147.jpg">
            <text:p><text:a xlink:href="http://cache.lego.com/media/bricks/5/1/4544147.jpg">http://cache.lego.com/media/bricks/5/1/4544147.jpg</text:a></text:p>
          </table:table-cell>
          <table:table-cell table:style-name="ce37" office:value-type="float" office:value="19">
            <text:p>1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06482</text:p>
          </table:table-cell>
          <table:table-cell table:style-name="ce37" office:value-type="float" office:value="57">
            <text:p>57</text:p>
          </table:table-cell>
          <table:table-cell table:style-name="ce37" office:value-type="string">
            <text:p>Bright Blue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3093</text:p>
          </table:table-cell>
          <table:table-cell table:style-name="ce37" office:value-type="string">
            <text:p>Conn.Bush W.Fric./Crossale</text:p>
          </table:table-cell>
          <table:table-cell table:style-name="ce38" office:value-type="string" office:value="http://cache.lego.com/media/bricks/5/1/4206482.jpg">
            <text:p><text:a xlink:href="http://cache.lego.com/media/bricks/5/1/4206482.jpg">http://cache.lego.com/media/bricks/5/1/4206482.jpg</text:a></text:p>
          </table:table-cell>
          <table:table-cell table:style-name="ce37" office:value-type="float" office:value="1024">
            <text:p>102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14553</text:p>
          </table:table-cell>
          <table:table-cell table:style-name="ce37" office:value-type="float" office:value="33">
            <text:p>33</text:p>
          </table:table-cell>
          <table:table-cell table:style-name="ce37" office:value-type="string">
            <text:p>Bright Blue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58</text:p>
          </table:table-cell>
          <table:table-cell table:style-name="ce37" office:value-type="string">
            <text:p>Connector Peg W. Friction 3M</text:p>
          </table:table-cell>
          <table:table-cell table:style-name="ce38" office:value-type="string" office:value="http://cache.lego.com/media/bricks/5/1/4514553.jpg">
            <text:p><text:a xlink:href="http://cache.lego.com/media/bricks/5/1/4514553.jpg">http://cache.lego.com/media/bricks/5/1/4514553.jpg</text:a></text:p>
          </table:table-cell>
          <table:table-cell table:style-name="ce37" office:value-type="float" office:value="464">
            <text:p>46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0039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71321</text:p>
          </table:table-cell>
          <table:table-cell table:style-name="ce37" office:value-type="string">
            <text:p>V-Belt Ø24  / Clear Red</text:p>
          </table:table-cell>
          <table:table-cell table:style-name="ce38" office:value-type="string" office:value="http://cache.lego.com/media/bricks/5/1/4100396.jpg">
            <text:p><text:a xlink:href="http://cache.lego.com/media/bricks/5/1/4100396.jpg">http://cache.lego.com/media/bricks/5/1/4100396.jpg</text:a></text:p>
          </table:table-cell>
          <table:table-cell table:style-name="ce37" office:value-type="float" office:value="54">
            <text:p>5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4143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85544</text:p>
          </table:table-cell>
          <table:table-cell table:style-name="ce37" office:value-type="string">
            <text:p>V-Belt Ø 24, Red</text:p>
          </table:table-cell>
          <table:table-cell table:style-name="ce38" office:value-type="string" office:value="http://cache.lego.com/media/bricks/5/1/4544143.jpg">
            <text:p><text:a xlink:href="http://cache.lego.com/media/bricks/5/1/4544143.jpg">http://cache.lego.com/media/bricks/5/1/4544143.jpg</text:a></text:p>
          </table:table-cell>
          <table:table-cell table:style-name="ce37" office:value-type="float" office:value="32">
            <text:p>3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4127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140</text:p>
          </table:table-cell>
          <table:table-cell table:style-name="ce37" office:value-type="string">
            <text:p>Technic Ang. Beam 4X2 90 Deg</text:p>
          </table:table-cell>
          <table:table-cell table:style-name="ce38" office:value-type="string" office:value="http://cache.lego.com/media/bricks/5/1/4141270.jpg">
            <text:p><text:a xlink:href="http://cache.lego.com/media/bricks/5/1/4141270.jpg">http://cache.lego.com/media/bricks/5/1/4141270.jpg</text:a></text:p>
          </table:table-cell>
          <table:table-cell table:style-name="ce37" office:value-type="float" office:value="51">
            <text:p>5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53718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3</text:p>
          </table:table-cell>
          <table:table-cell table:style-name="ce37" office:value-type="string">
            <text:p>Technic 3M Beam</text:p>
          </table:table-cell>
          <table:table-cell table:style-name="ce38" office:value-type="string" office:value="http://cache.lego.com/media/bricks/5/1/4153718.jpg">
            <text:p><text:a xlink:href="http://cache.lego.com/media/bricks/5/1/4153718.jpg">http://cache.lego.com/media/bricks/5/1/4153718.jpg</text:a></text:p>
          </table:table-cell>
          <table:table-cell table:style-name="ce37" office:value-type="float" office:value="66">
            <text:p>6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2275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11946</text:p>
          </table:table-cell>
          <table:table-cell table:style-name="ce37" office:value-type="string">
            <text:p>Right Panel 2X5 (N0 21)</text:p>
          </table:table-cell>
          <table:table-cell table:style-name="ce38" office:value-type="string" office:value="http://cache.lego.com/media/bricks/5/1/6022750.jpg">
            <text:p><text:a xlink:href="http://cache.lego.com/media/bricks/5/1/6022750.jpg">http://cache.lego.com/media/bricks/5/1/6022750.jpg</text:a></text:p>
          </table:table-cell>
          <table:table-cell table:style-name="ce37" office:value-type="float" office:value="7">
            <text:p>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22752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Beams W/ Shapes</text:p>
          </table:table-cell>
          <table:table-cell table:style-name="ce36" office:value-type="string">
            <text:p>11947</text:p>
          </table:table-cell>
          <table:table-cell table:style-name="ce37" office:value-type="string">
            <text:p>Left Panel 2X5 (Nr 22)</text:p>
          </table:table-cell>
          <table:table-cell table:style-name="ce38" office:value-type="string" office:value="http://cache.lego.com/media/bricks/5/1/6022752.jpg">
            <text:p><text:a xlink:href="http://cache.lego.com/media/bricks/5/1/6022752.jpg">http://cache.lego.com/media/bricks/5/1/6022752.jpg</text:a></text:p>
          </table:table-cell>
          <table:table-cell table:style-name="ce37" office:value-type="float" office:value="7">
            <text:p>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42865</text:p>
          </table:table-cell>
          <table:table-cell table:style-name="ce37" office:value-type="float" office:value="22">
            <text:p>2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62</text:p>
          </table:table-cell>
          <table:table-cell table:style-name="ce37" office:value-type="string">
            <text:p>2M Cross Axle W. Groove</text:p>
          </table:table-cell>
          <table:table-cell table:style-name="ce38" office:value-type="string" office:value="http://cache.lego.com/media/bricks/5/1/4142865.jpg">
            <text:p><text:a xlink:href="http://cache.lego.com/media/bricks/5/1/4142865.jpg">http://cache.lego.com/media/bricks/5/1/4142865.jpg</text:a></text:p>
          </table:table-cell>
          <table:table-cell table:style-name="ce37" office:value-type="float" office:value="816">
            <text:p>81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70473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641</text:p>
          </table:table-cell>
          <table:table-cell table:style-name="ce37" office:value-type="string">
            <text:p>Technic Change-Over Catch</text:p>
          </table:table-cell>
          <table:table-cell table:style-name="ce38" office:value-type="string" office:value="http://cache.lego.com/media/bricks/5/1/4270473.jpg">
            <text:p><text:a xlink:href="http://cache.lego.com/media/bricks/5/1/4270473.jpg">http://cache.lego.com/media/bricks/5/1/4270473.jpg</text:a></text:p>
          </table:table-cell>
          <table:table-cell table:style-name="ce37" office:value-type="float" office:value="31">
            <text:p>3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13174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9443</text:p>
          </table:table-cell>
          <table:table-cell table:style-name="ce37" office:value-type="string">
            <text:p>Cross Axle, Extension, 2M</text:p>
          </table:table-cell>
          <table:table-cell table:style-name="ce38" office:value-type="string" office:value="http://cache.lego.com/media/bricks/5/1/4513174.jpg">
            <text:p><text:a xlink:href="http://cache.lego.com/media/bricks/5/1/4513174.jpg">http://cache.lego.com/media/bricks/5/1/4513174.jpg</text:a></text:p>
          </table:table-cell>
          <table:table-cell table:style-name="ce37" office:value-type="float" office:value="94">
            <text:p>9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99696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19437</text:p>
          </table:table-cell>
          <table:table-cell table:style-name="ce37" office:value-type="string">
            <text:p>Technic Change-Over Catch</text:p>
          </table:table-cell>
          <table:table-cell table:style-name="ce38" office:value-type="string" office:value="http://cache.lego.com/media/bricks/5/1/6099696.jpg">
            <text:p><text:a xlink:href="http://cache.lego.com/media/bricks/5/1/6099696.jpg">http://cache.lego.com/media/bricks/5/1/6099696.jpg</text:a></text:p>
          </table:table-cell>
          <table:table-cell table:style-name="ce37" office:value-type="float" office:value="12">
            <text:p>1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8566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Decoration Elements</text:p>
          </table:table-cell>
          <table:table-cell table:style-name="ce36" office:value-type="string">
            <text:p>41669</text:p>
          </table:table-cell>
          <table:table-cell table:style-name="ce37" office:value-type="string">
            <text:p>Bion. Eye</text:p>
          </table:table-cell>
          <table:table-cell table:style-name="ce38" office:value-type="string" office:value="http://cache.lego.com/media/bricks/5/1/4185661.jpg">
            <text:p><text:a xlink:href="http://cache.lego.com/media/bricks/5/1/4185661.jpg">http://cache.lego.com/media/bricks/5/1/4185661.jpg</text:a></text:p>
          </table:table-cell>
          <table:table-cell table:style-name="ce37" office:value-type="float" office:value="20">
            <text:p>2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78957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6539</text:p>
          </table:table-cell>
          <table:table-cell table:style-name="ce37" office:value-type="string">
            <text:p>Driving Ring</text:p>
          </table:table-cell>
          <table:table-cell table:style-name="ce38" office:value-type="string" office:value="http://cache.lego.com/media/bricks/5/1/4278957.jpg">
            <text:p><text:a xlink:href="http://cache.lego.com/media/bricks/5/1/4278957.jpg">http://cache.lego.com/media/bricks/5/1/4278957.jpg</text:a></text:p>
          </table:table-cell>
          <table:table-cell table:style-name="ce37" office:value-type="float" office:value="28">
            <text:p>2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36424</text:p>
          </table:table-cell>
          <table:table-cell table:style-name="ce37" office:value-type="float" office:value="28">
            <text:p>28</text:p>
          </table:table-cell>
          <table:table-cell table:style-name="ce37" office:value-type="string">
            <text:p>Bright Red</text:p>
          </table:table-cell>
          <table:table-cell table:style-name="ce37" office:value-type="string">
            <text:p>Technic: Tyres And Rims, Special</text:p>
          </table:table-cell>
          <table:table-cell table:style-name="ce36" office:value-type="string">
            <text:p>14149</text:p>
          </table:table-cell>
          <table:table-cell table:style-name="ce37" office:value-type="string">
            <text:p>Rubber Attachment For Track Element</text:p>
          </table:table-cell>
          <table:table-cell table:style-name="ce38" office:value-type="string" office:value="http://cache.lego.com/media/bricks/5/1/6036424.jpg">
            <text:p><text:a xlink:href="http://cache.lego.com/media/bricks/5/1/6036424.jpg">http://cache.lego.com/media/bricks/5/1/6036424.jpg</text:a></text:p>
          </table:table-cell>
          <table:table-cell table:style-name="ce37" office:value-type="float" office:value="1">
            <text:p>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7090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Yellow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70905</text:p>
          </table:table-cell>
          <table:table-cell table:style-name="ce37" office:value-type="string">
            <text:p>V-Belt Ø33, Yellow</text:p>
          </table:table-cell>
          <table:table-cell table:style-name="ce38" office:value-type="string" office:value="http://cache.lego.com/media/bricks/5/1/70905.jpg">
            <text:p><text:a xlink:href="http://cache.lego.com/media/bricks/5/1/70905.jpg">http://cache.lego.com/media/bricks/5/1/70905.jpg</text:a></text:p>
          </table:table-cell>
          <table:table-cell table:style-name="ce37" office:value-type="float" office:value="50">
            <text:p>5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415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Bright Yellow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85546</text:p>
          </table:table-cell>
          <table:table-cell table:style-name="ce37" office:value-type="string">
            <text:p>V-Belt Ø33, Yellow</text:p>
          </table:table-cell>
          <table:table-cell table:style-name="ce38" office:value-type="string" office:value="http://cache.lego.com/media/bricks/5/1/4544151.jpg">
            <text:p><text:a xlink:href="http://cache.lego.com/media/bricks/5/1/4544151.jpg">http://cache.lego.com/media/bricks/5/1/4544151.jpg</text:a></text:p>
          </table:table-cell>
          <table:table-cell table:style-name="ce37" office:value-type="float" office:value="24">
            <text:p>2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39601</text:p>
          </table:table-cell>
          <table:table-cell table:style-name="ce37" office:value-type="float" office:value="16">
            <text:p>16</text:p>
          </table:table-cell>
          <table:table-cell table:style-name="ce37" office:value-type="string">
            <text:p>Bright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123</text:p>
          </table:table-cell>
          <table:table-cell table:style-name="ce37" office:value-type="string">
            <text:p>1/2 Bush</text:p>
          </table:table-cell>
          <table:table-cell table:style-name="ce38" office:value-type="string" office:value="http://cache.lego.com/media/bricks/5/1/4239601.jpg">
            <text:p><text:a xlink:href="http://cache.lego.com/media/bricks/5/1/4239601.jpg">http://cache.lego.com/media/bricks/5/1/4239601.jpg</text:a></text:p>
          </table:table-cell>
          <table:table-cell table:style-name="ce37" office:value-type="float" office:value="267">
            <text:p>26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05755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Dark Brown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10288</text:p>
          </table:table-cell>
          <table:table-cell table:style-name="ce37" office:value-type="string">
            <text:p>3 Branch Crosshole W. Hole</text:p>
          </table:table-cell>
          <table:table-cell table:style-name="ce38" office:value-type="string" office:value="http://cache.lego.com/media/bricks/5/1/6005755.jpg">
            <text:p><text:a xlink:href="http://cache.lego.com/media/bricks/5/1/6005755.jpg">http://cache.lego.com/media/bricks/5/1/6005755.jpg</text:a></text:p>
          </table:table-cell>
          <table:table-cell table:style-name="ce37" office:value-type="float" office:value="28">
            <text:p>2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0857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42003</text:p>
          </table:table-cell>
          <table:table-cell table:style-name="ce37" office:value-type="string">
            <text:p>Cross Blok 3M</text:p>
          </table:table-cell>
          <table:table-cell table:style-name="ce38" office:value-type="string" office:value="http://cache.lego.com/media/bricks/5/1/4210857.jpg">
            <text:p><text:a xlink:href="http://cache.lego.com/media/bricks/5/1/4210857.jpg">http://cache.lego.com/media/bricks/5/1/4210857.jpg</text:a></text:p>
          </table:table-cell>
          <table:table-cell table:style-name="ce37" office:value-type="float" office:value="78">
            <text:p>7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1038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92911</text:p>
          </table:table-cell>
          <table:table-cell table:style-name="ce37" office:value-type="string">
            <text:p>Power Joint</text:p>
          </table:table-cell>
          <table:table-cell table:style-name="ce38" office:value-type="string" office:value="http://cache.lego.com/media/bricks/5/1/4610380.jpg">
            <text:p><text:a xlink:href="http://cache.lego.com/media/bricks/5/1/4610380.jpg">http://cache.lego.com/media/bricks/5/1/4610380.jpg</text:a></text:p>
          </table:table-cell>
          <table:table-cell table:style-name="ce37" office:value-type="float" office:value="7">
            <text:p>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066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53</text:p>
          </table:table-cell>
          <table:table-cell table:style-name="ce37" office:value-type="string">
            <text:p>Catch</text:p>
          </table:table-cell>
          <table:table-cell table:style-name="ce38" office:value-type="string" office:value="http://cache.lego.com/media/bricks/5/1/4210665.jpg">
            <text:p><text:a xlink:href="http://cache.lego.com/media/bricks/5/1/4210665.jpg">http://cache.lego.com/media/bricks/5/1/4210665.jpg</text:a></text:p>
          </table:table-cell>
          <table:table-cell table:style-name="ce37" office:value-type="float" office:value="60">
            <text:p>6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499858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5013</text:p>
          </table:table-cell>
          <table:table-cell table:style-name="ce37" office:value-type="string">
            <text:p>Cross Axle 8M With End Stop</text:p>
          </table:table-cell>
          <table:table-cell table:style-name="ce38" office:value-type="string" office:value="http://cache.lego.com/media/bricks/5/1/4499858.jpg">
            <text:p><text:a xlink:href="http://cache.lego.com/media/bricks/5/1/4499858.jpg">http://cache.lego.com/media/bricks/5/1/4499858.jpg</text:a></text:p>
          </table:table-cell>
          <table:table-cell table:style-name="ce37" office:value-type="float" office:value="187">
            <text:p>18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08553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59426</text:p>
          </table:table-cell>
          <table:table-cell table:style-name="ce37" office:value-type="string">
            <text:p>Cross Axle 5,5  With Stop 1M.</text:p>
          </table:table-cell>
          <table:table-cell table:style-name="ce38" office:value-type="string" office:value="http://cache.lego.com/media/bricks/5/1/4508553.jpg">
            <text:p><text:a xlink:href="http://cache.lego.com/media/bricks/5/1/4508553.jpg">http://cache.lego.com/media/bricks/5/1/4508553.jpg</text:a></text:p>
          </table:table-cell>
          <table:table-cell table:style-name="ce37" office:value-type="float" office:value="312">
            <text:p>31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0533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10197</text:p>
          </table:table-cell>
          <table:table-cell table:style-name="ce37" office:value-type="string">
            <text:p>Beam 1M W. 2 Cross Axles 90°</text:p>
          </table:table-cell>
          <table:table-cell table:style-name="ce38" office:value-type="string" office:value="http://cache.lego.com/media/bricks/5/1/6005331.jpg">
            <text:p><text:a xlink:href="http://cache.lego.com/media/bricks/5/1/6005331.jpg">http://cache.lego.com/media/bricks/5/1/6005331.jpg</text:a></text:p>
          </table:table-cell>
          <table:table-cell table:style-name="ce37" office:value-type="float" office:value="47">
            <text:p>4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83620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87083</text:p>
          </table:table-cell>
          <table:table-cell table:style-name="ce37" office:value-type="string">
            <text:p>Cross Axle 4M With End Stop</text:p>
          </table:table-cell>
          <table:table-cell table:style-name="ce38" office:value-type="string" office:value="http://cache.lego.com/media/bricks/5/1/6083620.jpg">
            <text:p><text:a xlink:href="http://cache.lego.com/media/bricks/5/1/6083620.jpg">http://cache.lego.com/media/bricks/5/1/6083620.jpg</text:a></text:p>
          </table:table-cell>
          <table:table-cell table:style-name="ce37" office:value-type="float" office:value="221">
            <text:p>22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02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32005</text:p>
          </table:table-cell>
          <table:table-cell table:style-name="ce37" office:value-type="string">
            <text:p>Track Rod 6M,</text:p>
          </table:table-cell>
          <table:table-cell table:style-name="ce38" office:value-type="string" office:value="http://cache.lego.com/media/bricks/5/1/4211026.jpg">
            <text:p><text:a xlink:href="http://cache.lego.com/media/bricks/5/1/4211026.jpg">http://cache.lego.com/media/bricks/5/1/4211026.jpg</text:a></text:p>
          </table:table-cell>
          <table:table-cell table:style-name="ce37" office:value-type="float" office:value="24">
            <text:p>2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1037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92906</text:p>
          </table:table-cell>
          <table:table-cell table:style-name="ce37" office:value-type="string">
            <text:p>Cardan Cup With Cross Axle 2M</text:p>
          </table:table-cell>
          <table:table-cell table:style-name="ce38" office:value-type="string" office:value="http://cache.lego.com/media/bricks/5/1/4610374.jpg">
            <text:p><text:a xlink:href="http://cache.lego.com/media/bricks/5/1/4610374.jpg">http://cache.lego.com/media/bricks/5/1/4610374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2992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32005</text:p>
          </table:table-cell>
          <table:table-cell table:style-name="ce37" office:value-type="string">
            <text:p>Track Rod 6M,</text:p>
          </table:table-cell>
          <table:table-cell table:style-name="ce38" office:value-type="string" office:value="http://cache.lego.com/media/bricks/5/1/4629920.jpg">
            <text:p><text:a xlink:href="http://cache.lego.com/media/bricks/5/1/4629920.jpg">http://cache.lego.com/media/bricks/5/1/4629920.jpg</text:a></text:p>
          </table:table-cell>
          <table:table-cell table:style-name="ce37" office:value-type="float" office:value="15">
            <text:p>1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3726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6542</text:p>
          </table:table-cell>
          <table:table-cell table:style-name="ce37" office:value-type="string">
            <text:p>Gear Wheel Z16-Ø4.9</text:p>
          </table:table-cell>
          <table:table-cell table:style-name="ce38" office:value-type="string" office:value="http://cache.lego.com/media/bricks/5/1/4237267.jpg">
            <text:p><text:a xlink:href="http://cache.lego.com/media/bricks/5/1/4237267.jpg">http://cache.lego.com/media/bricks/5/1/4237267.jpg</text:a></text:p>
          </table:table-cell>
          <table:table-cell table:style-name="ce37" office:value-type="float" office:value="38">
            <text:p>3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14558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648</text:p>
          </table:table-cell>
          <table:table-cell table:style-name="ce37" office:value-type="string">
            <text:p>Gear Wheel Z24</text:p>
          </table:table-cell>
          <table:table-cell table:style-name="ce38" office:value-type="string" office:value="http://cache.lego.com/media/bricks/5/1/4514558.jpg">
            <text:p><text:a xlink:href="http://cache.lego.com/media/bricks/5/1/4514558.jpg">http://cache.lego.com/media/bricks/5/1/4514558.jpg</text:a></text:p>
          </table:table-cell>
          <table:table-cell table:style-name="ce37" office:value-type="float" office:value="90">
            <text:p>9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25184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62821</text:p>
          </table:table-cell>
          <table:table-cell table:style-name="ce37" office:value-type="string">
            <text:p>Differentiale 3M Z 28</text:p>
          </table:table-cell>
          <table:table-cell table:style-name="ce38" office:value-type="string" office:value="http://cache.lego.com/media/bricks/5/1/4525184.jpg">
            <text:p><text:a xlink:href="http://cache.lego.com/media/bricks/5/1/4525184.jpg">http://cache.lego.com/media/bricks/5/1/4525184.jpg</text:a></text:p>
          </table:table-cell>
          <table:table-cell table:style-name="ce37" office:value-type="float" office:value="22">
            <text:p>2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1245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10928</text:p>
          </table:table-cell>
          <table:table-cell table:style-name="ce37" office:value-type="string">
            <text:p>Gear Wheel T=8, M=1</text:p>
          </table:table-cell>
          <table:table-cell table:style-name="ce38" office:value-type="string" office:value="http://cache.lego.com/media/bricks/5/1/6012451.jpg">
            <text:p><text:a xlink:href="http://cache.lego.com/media/bricks/5/1/6012451.jpg">http://cache.lego.com/media/bricks/5/1/6012451.jpg</text:a></text:p>
          </table:table-cell>
          <table:table-cell table:style-name="ce37" office:value-type="float" office:value="100">
            <text:p>10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0759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6575</text:p>
          </table:table-cell>
          <table:table-cell table:style-name="ce37" office:value-type="string">
            <text:p>Comb Wheel</text:p>
          </table:table-cell>
          <table:table-cell table:style-name="ce38" office:value-type="string" office:value="http://cache.lego.com/media/bricks/5/1/4210759.jpg">
            <text:p><text:a xlink:href="http://cache.lego.com/media/bricks/5/1/4210759.jpg">http://cache.lego.com/media/bricks/5/1/4210759.jpg</text:a></text:p>
          </table:table-cell>
          <table:table-cell table:style-name="ce37" office:value-type="float" office:value="33">
            <text:p>3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10378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Dark Stone Grey</text:p>
          </table:table-cell>
          <table:table-cell table:style-name="ce37" office:value-type="string">
            <text:p>Technic: Transportation Means, Vehicles</text:p>
          </table:table-cell>
          <table:table-cell table:style-name="ce36" office:value-type="string">
            <text:p>92909</text:p>
          </table:table-cell>
          <table:table-cell table:style-name="ce37" office:value-type="string">
            <text:p>3 Snap Gearblok</text:p>
          </table:table-cell>
          <table:table-cell table:style-name="ce38" office:value-type="string" office:value="http://cache.lego.com/media/bricks/5/1/4610378.jpg">
            <text:p><text:a xlink:href="http://cache.lego.com/media/bricks/5/1/4610378.jpg">http://cache.lego.com/media/bricks/5/1/4610378.jpg</text:a></text:p>
          </table:table-cell>
          <table:table-cell table:style-name="ce37" office:value-type="float" office:value="11">
            <text:p>1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34091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Constraction: Tyres And Rims For/To Snap Ø4,85 W. Cross</text:p>
          </table:table-cell>
          <table:table-cell table:style-name="ce36" office:value-type="string">
            <text:p>56908</text:p>
          </table:table-cell>
          <table:table-cell table:style-name="ce37" office:value-type="string">
            <text:p>Rim Wide 43,2X26 W 6 Hol.Ø 4.8</text:p>
          </table:table-cell>
          <table:table-cell table:style-name="ce38" office:value-type="string" office:value="http://cache.lego.com/media/bricks/5/1/4634091.jpg">
            <text:p><text:a xlink:href="http://cache.lego.com/media/bricks/5/1/4634091.jpg">http://cache.lego.com/media/bricks/5/1/4634091.jpg</text:a></text:p>
          </table:table-cell>
          <table:table-cell table:style-name="ce37" office:value-type="float" office:value="18">
            <text:p>1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4531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Constraction: Tyres And Rims For/To Snap Ø4,85 W. Cross</text:p>
          </table:table-cell>
          <table:table-cell table:style-name="ce36" office:value-type="string">
            <text:p>15038</text:p>
          </table:table-cell>
          <table:table-cell table:style-name="ce37" office:value-type="string">
            <text:p>Rim Ø 56 X 34</text:p>
          </table:table-cell>
          <table:table-cell table:style-name="ce38" office:value-type="string" office:value="http://cache.lego.com/media/bricks/5/1/6045310.jpg">
            <text:p><text:a xlink:href="http://cache.lego.com/media/bricks/5/1/6045310.jpg">http://cache.lego.com/media/bricks/5/1/6045310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97210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System: Tyres And Rims For/To Snap Ø4,85 W. Cross</text:p>
          </table:table-cell>
          <table:table-cell table:style-name="ce36" office:value-type="string">
            <text:p>56145</text:p>
          </table:table-cell>
          <table:table-cell table:style-name="ce37" office:value-type="string">
            <text:p>Rim Wide W.Cross 30/20</text:p>
          </table:table-cell>
          <table:table-cell table:style-name="ce38" office:value-type="string" office:value="http://cache.lego.com/media/bricks/5/1/4297210.jpg">
            <text:p><text:a xlink:href="http://cache.lego.com/media/bricks/5/1/4297210.jpg">http://cache.lego.com/media/bricks/5/1/4297210.jpg</text:a></text:p>
          </table:table-cell>
          <table:table-cell table:style-name="ce37" office:value-type="float" office:value="73">
            <text:p>7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490127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System: Tyres And Rims For/To Snap Ø4,85 W. Cross</text:p>
          </table:table-cell>
          <table:table-cell table:style-name="ce36" office:value-type="string">
            <text:p>55982</text:p>
          </table:table-cell>
          <table:table-cell table:style-name="ce37" office:value-type="string">
            <text:p>Rim Wide 18/14 W. Cross Ø4.8</text:p>
          </table:table-cell>
          <table:table-cell table:style-name="ce38" office:value-type="string" office:value="http://cache.lego.com/media/bricks/5/1/4490127.jpg">
            <text:p><text:a xlink:href="http://cache.lego.com/media/bricks/5/1/4490127.jpg">http://cache.lego.com/media/bricks/5/1/4490127.jpg</text:a></text:p>
          </table:table-cell>
          <table:table-cell table:style-name="ce37" office:value-type="float" office:value="53">
            <text:p>5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44729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System: Tyres And Rims For/To Snap Ø4,85 W. Cross</text:p>
          </table:table-cell>
          <table:table-cell table:style-name="ce36" office:value-type="string">
            <text:p>13971</text:p>
          </table:table-cell>
          <table:table-cell table:style-name="ce37" office:value-type="string">
            <text:p>Rim Narrow Ø18X7 W Hole Ø4.8</text:p>
          </table:table-cell>
          <table:table-cell table:style-name="ce38" office:value-type="string" office:value="http://cache.lego.com/media/bricks/5/1/6044729.jpg">
            <text:p><text:a xlink:href="http://cache.lego.com/media/bricks/5/1/6044729.jpg">http://cache.lego.com/media/bricks/5/1/6044729.jpg</text:a></text:p>
          </table:table-cell>
          <table:table-cell table:style-name="ce37" office:value-type="float" office:value="56">
            <text:p>5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56151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5</text:p>
          </table:table-cell>
          <table:table-cell table:style-name="ce37" office:value-type="string">
            <text:p>Technic 11M Beam</text:p>
          </table:table-cell>
          <table:table-cell table:style-name="ce38" office:value-type="string" office:value="http://cache.lego.com/media/bricks/5/1/4156151.jpg">
            <text:p><text:a xlink:href="http://cache.lego.com/media/bricks/5/1/4156151.jpg">http://cache.lego.com/media/bricks/5/1/4156151.jpg</text:a></text:p>
          </table:table-cell>
          <table:table-cell table:style-name="ce37" office:value-type="float" office:value="44">
            <text:p>4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610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140</text:p>
          </table:table-cell>
          <table:table-cell table:style-name="ce37" office:value-type="string">
            <text:p>Technic Ang. Beam 4X2 90 Deg</text:p>
          </table:table-cell>
          <table:table-cell table:style-name="ce38" office:value-type="string" office:value="http://cache.lego.com/media/bricks/5/1/4211610.jpg">
            <text:p><text:a xlink:href="http://cache.lego.com/media/bricks/5/1/4211610.jpg">http://cache.lego.com/media/bricks/5/1/4211610.jpg</text:a></text:p>
          </table:table-cell>
          <table:table-cell table:style-name="ce37" office:value-type="float" office:value="80">
            <text:p>8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651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316</text:p>
          </table:table-cell>
          <table:table-cell table:style-name="ce37" office:value-type="string">
            <text:p>Technic 5M Beam</text:p>
          </table:table-cell>
          <table:table-cell table:style-name="ce38" office:value-type="string" office:value="http://cache.lego.com/media/bricks/5/1/4211651.jpg">
            <text:p><text:a xlink:href="http://cache.lego.com/media/bricks/5/1/4211651.jpg">http://cache.lego.com/media/bricks/5/1/4211651.jpg</text:a></text:p>
          </table:table-cell>
          <table:table-cell table:style-name="ce37" office:value-type="float" office:value="79">
            <text:p>7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655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3</text:p>
          </table:table-cell>
          <table:table-cell table:style-name="ce37" office:value-type="string">
            <text:p>Technic 3M Beam</text:p>
          </table:table-cell>
          <table:table-cell table:style-name="ce38" office:value-type="string" office:value="http://cache.lego.com/media/bricks/5/1/4211655.jpg">
            <text:p><text:a xlink:href="http://cache.lego.com/media/bricks/5/1/4211655.jpg">http://cache.lego.com/media/bricks/5/1/4211655.jpg</text:a></text:p>
          </table:table-cell>
          <table:table-cell table:style-name="ce37" office:value-type="float" office:value="85">
            <text:p>8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713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6</text:p>
          </table:table-cell>
          <table:table-cell table:style-name="ce37" office:value-type="string">
            <text:p>Technic Ang. Beam 3X5 90 Deg.</text:p>
          </table:table-cell>
          <table:table-cell table:style-name="ce38" office:value-type="string" office:value="http://cache.lego.com/media/bricks/5/1/4211713.jpg">
            <text:p><text:a xlink:href="http://cache.lego.com/media/bricks/5/1/4211713.jpg">http://cache.lego.com/media/bricks/5/1/4211713.jpg</text:a></text:p>
          </table:table-cell>
          <table:table-cell table:style-name="ce37" office:value-type="float" office:value="58">
            <text:p>5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862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43857</text:p>
          </table:table-cell>
          <table:table-cell table:style-name="ce37" office:value-type="string">
            <text:p>Technic 2M Beam</text:p>
          </table:table-cell>
          <table:table-cell table:style-name="ce38" office:value-type="string" office:value="http://cache.lego.com/media/bricks/5/1/4211862.jpg">
            <text:p><text:a xlink:href="http://cache.lego.com/media/bricks/5/1/4211862.jpg">http://cache.lego.com/media/bricks/5/1/4211862.jpg</text:a></text:p>
          </table:table-cell>
          <table:table-cell table:style-name="ce37" office:value-type="float" office:value="44">
            <text:p>4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866</text:p>
          </table:table-cell>
          <table:table-cell table:style-name="ce37" office:value-type="float" office:value="7">
            <text:p>7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40490</text:p>
          </table:table-cell>
          <table:table-cell table:style-name="ce37" office:value-type="string">
            <text:p>Technic 9M Beam</text:p>
          </table:table-cell>
          <table:table-cell table:style-name="ce38" office:value-type="string" office:value="http://cache.lego.com/media/bricks/5/1/4211866.jpg">
            <text:p><text:a xlink:href="http://cache.lego.com/media/bricks/5/1/4211866.jpg">http://cache.lego.com/media/bricks/5/1/4211866.jpg</text:a></text:p>
          </table:table-cell>
          <table:table-cell table:style-name="ce37" office:value-type="float" office:value="51">
            <text:p>5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3424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009</text:p>
          </table:table-cell>
          <table:table-cell table:style-name="ce37" office:value-type="string">
            <text:p>Double Angular Beam 3X7 45°</text:p>
          </table:table-cell>
          <table:table-cell table:style-name="ce38" office:value-type="string" office:value="http://cache.lego.com/media/bricks/5/1/4234240.jpg">
            <text:p><text:a xlink:href="http://cache.lego.com/media/bricks/5/1/4234240.jpg">http://cache.lego.com/media/bricks/5/1/4234240.jpg</text:a></text:p>
          </table:table-cell>
          <table:table-cell table:style-name="ce37" office:value-type="float" office:value="28">
            <text:p>2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495930</text:p>
          </table:table-cell>
          <table:table-cell table:style-name="ce37" office:value-type="float" office:value="16">
            <text:p>1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4</text:p>
          </table:table-cell>
          <table:table-cell table:style-name="ce37" office:value-type="string">
            <text:p>Technic 7M Beam</text:p>
          </table:table-cell>
          <table:table-cell table:style-name="ce38" office:value-type="string" office:value="http://cache.lego.com/media/bricks/5/1/4495930.jpg">
            <text:p><text:a xlink:href="http://cache.lego.com/media/bricks/5/1/4495930.jpg">http://cache.lego.com/media/bricks/5/1/4495930.jpg</text:a></text:p>
          </table:table-cell>
          <table:table-cell table:style-name="ce37" office:value-type="float" office:value="75">
            <text:p>7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11705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4290</text:p>
          </table:table-cell>
          <table:table-cell table:style-name="ce37" office:value-type="string">
            <text:p>Technic 11M Beam</text:p>
          </table:table-cell>
          <table:table-cell table:style-name="ce38" office:value-type="string" office:value="http://cache.lego.com/media/bricks/5/1/4611705.jpg">
            <text:p><text:a xlink:href="http://cache.lego.com/media/bricks/5/1/4611705.jpg">http://cache.lego.com/media/bricks/5/1/4611705.jpg</text:a></text:p>
          </table:table-cell>
          <table:table-cell table:style-name="ce37" office:value-type="float" office:value="33">
            <text:p>3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102449</text:p>
          </table:table-cell>
          <table:table-cell table:style-name="ce37" office:value-type="float" office:value="7">
            <text:p>7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4289</text:p>
          </table:table-cell>
          <table:table-cell table:style-name="ce37" office:value-type="string">
            <text:p>Technic 9M Beam</text:p>
          </table:table-cell>
          <table:table-cell table:style-name="ce38" office:value-type="string" office:value="http://cache.lego.com/media/bricks/5/1/6102449.jpg">
            <text:p><text:a xlink:href="http://cache.lego.com/media/bricks/5/1/6102449.jpg">http://cache.lego.com/media/bricks/5/1/6102449.jpg</text:a></text:p>
          </table:table-cell>
          <table:table-cell table:style-name="ce37" office:value-type="float" office:value="24">
            <text:p>2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714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32557</text:p>
          </table:table-cell>
          <table:table-cell table:style-name="ce37" office:value-type="string">
            <text:p>Technic Crossblock 2X3</text:p>
          </table:table-cell>
          <table:table-cell table:style-name="ce38" office:value-type="string" office:value="http://cache.lego.com/media/bricks/5/1/4211714.jpg">
            <text:p><text:a xlink:href="http://cache.lego.com/media/bricks/5/1/4211714.jpg">http://cache.lego.com/media/bricks/5/1/4211714.jpg</text:a></text:p>
          </table:table-cell>
          <table:table-cell table:style-name="ce37" office:value-type="float" office:value="29">
            <text:p>2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77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536</text:p>
          </table:table-cell>
          <table:table-cell table:style-name="ce37" office:value-type="string">
            <text:p>Cross Block 90°</text:p>
          </table:table-cell>
          <table:table-cell table:style-name="ce38" office:value-type="string" office:value="http://cache.lego.com/media/bricks/5/1/4211775.jpg">
            <text:p><text:a xlink:href="http://cache.lego.com/media/bricks/5/1/4211775.jpg">http://cache.lego.com/media/bricks/5/1/4211775.jpg</text:a></text:p>
          </table:table-cell>
          <table:table-cell table:style-name="ce37" office:value-type="float" office:value="119">
            <text:p>11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25033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48989</text:p>
          </table:table-cell>
          <table:table-cell table:style-name="ce37" office:value-type="string">
            <text:p>Beam 3 M. W/4 Snaps</text:p>
          </table:table-cell>
          <table:table-cell table:style-name="ce38" office:value-type="string" office:value="http://cache.lego.com/media/bricks/5/1/4225033.jpg">
            <text:p><text:a xlink:href="http://cache.lego.com/media/bricks/5/1/4225033.jpg">http://cache.lego.com/media/bricks/5/1/4225033.jpg</text:a></text:p>
          </table:table-cell>
          <table:table-cell table:style-name="ce37" office:value-type="float" office:value="157">
            <text:p>15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96059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55615</text:p>
          </table:table-cell>
          <table:table-cell table:style-name="ce37" office:value-type="string">
            <text:p>Angular Beam 90Degr. W.4 Snaps</text:p>
          </table:table-cell>
          <table:table-cell table:style-name="ce38" office:value-type="string" office:value="http://cache.lego.com/media/bricks/5/1/4296059.jpg">
            <text:p><text:a xlink:href="http://cache.lego.com/media/bricks/5/1/4296059.jpg">http://cache.lego.com/media/bricks/5/1/4296059.jpg</text:a></text:p>
          </table:table-cell>
          <table:table-cell table:style-name="ce37" office:value-type="float" office:value="45">
            <text:p>4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3800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3869</text:p>
          </table:table-cell>
          <table:table-cell table:style-name="ce37" office:value-type="string">
            <text:p>Cross Block 3X2</text:p>
          </table:table-cell>
          <table:table-cell table:style-name="ce38" office:value-type="string" office:value="http://cache.lego.com/media/bricks/5/1/4538007.jpg">
            <text:p><text:a xlink:href="http://cache.lego.com/media/bricks/5/1/4538007.jpg">http://cache.lego.com/media/bricks/5/1/4538007.jpg</text:a></text:p>
          </table:table-cell>
          <table:table-cell table:style-name="ce37" office:value-type="float" office:value="56">
            <text:p>5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39880</text:p>
          </table:table-cell>
          <table:table-cell table:style-name="ce37" office:value-type="float" office:value="9">
            <text:p>9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4179</text:p>
          </table:table-cell>
          <table:table-cell table:style-name="ce37" office:value-type="string">
            <text:p>Beam Frame 5X7 Ø 4.85</text:p>
          </table:table-cell>
          <table:table-cell table:style-name="ce38" office:value-type="string" office:value="http://cache.lego.com/media/bricks/5/1/4539880.jpg">
            <text:p><text:a xlink:href="http://cache.lego.com/media/bricks/5/1/4539880.jpg">http://cache.lego.com/media/bricks/5/1/4539880.jpg</text:a></text:p>
          </table:table-cell>
          <table:table-cell table:style-name="ce37" office:value-type="float" office:value="38">
            <text:p>3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0797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64178</text:p>
          </table:table-cell>
          <table:table-cell table:style-name="ce37" office:value-type="string">
            <text:p>Beam R. Frame 5X11 Ø4.85</text:p>
          </table:table-cell>
          <table:table-cell table:style-name="ce38" office:value-type="string" office:value="http://cache.lego.com/media/bricks/5/1/4540797.jpg">
            <text:p><text:a xlink:href="http://cache.lego.com/media/bricks/5/1/4540797.jpg">http://cache.lego.com/media/bricks/5/1/4540797.jpg</text:a></text:p>
          </table:table-cell>
          <table:table-cell table:style-name="ce37" office:value-type="float" office:value="29">
            <text:p>2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6017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87082</text:p>
          </table:table-cell>
          <table:table-cell table:style-name="ce37" office:value-type="string">
            <text:p>Double Bush 3M Ø4.9</text:p>
          </table:table-cell>
          <table:table-cell table:style-name="ce38" office:value-type="string" office:value="http://cache.lego.com/media/bricks/5/1/4560175.jpg">
            <text:p><text:a xlink:href="http://cache.lego.com/media/bricks/5/1/4560175.jpg">http://cache.lego.com/media/bricks/5/1/4560175.jpg</text:a></text:p>
          </table:table-cell>
          <table:table-cell table:style-name="ce37" office:value-type="float" office:value="69">
            <text:p>6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10379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92910</text:p>
          </table:table-cell>
          <table:table-cell table:style-name="ce37" office:value-type="string">
            <text:p>Power Joint Ballpart</text:p>
          </table:table-cell>
          <table:table-cell table:style-name="ce38" office:value-type="string" office:value="http://cache.lego.com/media/bricks/5/1/4610379.jpg">
            <text:p><text:a xlink:href="http://cache.lego.com/media/bricks/5/1/4610379.jpg">http://cache.lego.com/media/bricks/5/1/4610379.jpg</text:a></text:p>
          </table:table-cell>
          <table:table-cell table:style-name="ce37" office:value-type="float" office:value="6">
            <text:p>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52234</text:p>
          </table:table-cell>
          <table:table-cell table:style-name="ce37" office:value-type="float" office:value="3">
            <text:p>3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98989</text:p>
          </table:table-cell>
          <table:table-cell table:style-name="ce37" office:value-type="string">
            <text:p>Krydsblok 2X4</text:p>
          </table:table-cell>
          <table:table-cell table:style-name="ce38" office:value-type="string" office:value="http://cache.lego.com/media/bricks/5/1/4652234.jpg">
            <text:p><text:a xlink:href="http://cache.lego.com/media/bricks/5/1/4652234.jpg">http://cache.lego.com/media/bricks/5/1/4652234.jpg</text:a></text:p>
          </table:table-cell>
          <table:table-cell table:style-name="ce37" office:value-type="float" office:value="13">
            <text:p>1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37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2736</text:p>
          </table:table-cell>
          <table:table-cell table:style-name="ce37" office:value-type="string">
            <text:p>Ball W. Cross Axle</text:p>
          </table:table-cell>
          <table:table-cell table:style-name="ce38" office:value-type="string" office:value="http://cache.lego.com/media/bricks/5/1/4211375.jpg">
            <text:p><text:a xlink:href="http://cache.lego.com/media/bricks/5/1/4211375.jpg">http://cache.lego.com/media/bricks/5/1/4211375.jpg</text:a></text:p>
          </table:table-cell>
          <table:table-cell table:style-name="ce37" office:value-type="float" office:value="162">
            <text:p>16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622</text:p>
          </table:table-cell>
          <table:table-cell table:style-name="ce37" office:value-type="float" office:value="45">
            <text:p>45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590</text:p>
          </table:table-cell>
          <table:table-cell table:style-name="ce37" office:value-type="string">
            <text:p>Bush For Cross Axle</text:p>
          </table:table-cell>
          <table:table-cell table:style-name="ce38" office:value-type="string" office:value="http://cache.lego.com/media/bricks/5/1/4211622.jpg">
            <text:p><text:a xlink:href="http://cache.lego.com/media/bricks/5/1/4211622.jpg">http://cache.lego.com/media/bricks/5/1/4211622.jpg</text:a></text:p>
          </table:table-cell>
          <table:table-cell table:style-name="ce37" office:value-type="float" office:value="470">
            <text:p>47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639</text:p>
          </table:table-cell>
          <table:table-cell table:style-name="ce37" office:value-type="float" office:value="8">
            <text:p>8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32073</text:p>
          </table:table-cell>
          <table:table-cell table:style-name="ce37" office:value-type="string">
            <text:p>Cross Axle 5M</text:p>
          </table:table-cell>
          <table:table-cell table:style-name="ce38" office:value-type="string" office:value="http://cache.lego.com/media/bricks/5/1/4211639.jpg">
            <text:p><text:a xlink:href="http://cache.lego.com/media/bricks/5/1/4211639.jpg">http://cache.lego.com/media/bricks/5/1/4211639.jpg</text:a></text:p>
          </table:table-cell>
          <table:table-cell table:style-name="ce37" office:value-type="float" office:value="445">
            <text:p>44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758</text:p>
          </table:table-cell>
          <table:table-cell table:style-name="ce37" office:value-type="float" office:value="7">
            <text:p>7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2610</text:p>
          </table:table-cell>
          <table:table-cell table:style-name="ce37" office:value-type="string">
            <text:p>Hub Ø11,2 X 7,84</text:p>
          </table:table-cell>
          <table:table-cell table:style-name="ce38" office:value-type="string" office:value="http://cache.lego.com/media/bricks/5/1/4211758.jpg">
            <text:p><text:a xlink:href="http://cache.lego.com/media/bricks/5/1/4211758.jpg">http://cache.lego.com/media/bricks/5/1/4211758.jpg</text:a></text:p>
          </table:table-cell>
          <table:table-cell table:style-name="ce37" office:value-type="float" office:value="185">
            <text:p>18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80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4294</text:p>
          </table:table-cell>
          <table:table-cell table:style-name="ce37" office:value-type="string">
            <text:p>Cross Axle 7M</text:p>
          </table:table-cell>
          <table:table-cell table:style-name="ce38" office:value-type="string" office:value="http://cache.lego.com/media/bricks/5/1/4211805.jpg">
            <text:p><text:a xlink:href="http://cache.lego.com/media/bricks/5/1/4211805.jpg">http://cache.lego.com/media/bricks/5/1/4211805.jpg</text:a></text:p>
          </table:table-cell>
          <table:table-cell table:style-name="ce37" office:value-type="float" office:value="294">
            <text:p>294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815</text:p>
          </table:table-cell>
          <table:table-cell table:style-name="ce37" office:value-type="float" office:value="12">
            <text:p>1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4519</text:p>
          </table:table-cell>
          <table:table-cell table:style-name="ce37" office:value-type="string">
            <text:p>Cross Axle 3M</text:p>
          </table:table-cell>
          <table:table-cell table:style-name="ce38" office:value-type="string" office:value="http://cache.lego.com/media/bricks/5/1/4211815.jpg">
            <text:p><text:a xlink:href="http://cache.lego.com/media/bricks/5/1/4211815.jpg">http://cache.lego.com/media/bricks/5/1/4211815.jpg</text:a></text:p>
          </table:table-cell>
          <table:table-cell table:style-name="ce37" office:value-type="float" office:value="748">
            <text:p>74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2590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1903</text:p>
          </table:table-cell>
          <table:table-cell table:style-name="ce37" office:value-type="string">
            <text:p>Propeller Shaft</text:p>
          </table:table-cell>
          <table:table-cell table:style-name="ce38" office:value-type="string" office:value="http://cache.lego.com/media/bricks/5/1/4525904.jpg">
            <text:p><text:a xlink:href="http://cache.lego.com/media/bricks/5/1/4525904.jpg">http://cache.lego.com/media/bricks/5/1/4525904.jpg</text:a></text:p>
          </table:table-cell>
          <table:table-cell table:style-name="ce37" office:value-type="float" office:value="40">
            <text:p>4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26985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2462</text:p>
          </table:table-cell>
          <table:table-cell table:style-name="ce37" office:value-type="string">
            <text:p>Tube W/Double Ø4.85</text:p>
          </table:table-cell>
          <table:table-cell table:style-name="ce38" office:value-type="string" office:value="http://cache.lego.com/media/bricks/5/1/4526985.jpg">
            <text:p><text:a xlink:href="http://cache.lego.com/media/bricks/5/1/4526985.jpg">http://cache.lego.com/media/bricks/5/1/4526985.jpg</text:a></text:p>
          </table:table-cell>
          <table:table-cell table:style-name="ce37" office:value-type="float" office:value="128">
            <text:p>12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35768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60485</text:p>
          </table:table-cell>
          <table:table-cell table:style-name="ce37" office:value-type="string">
            <text:p>Cross Axle 9M</text:p>
          </table:table-cell>
          <table:table-cell table:style-name="ce38" office:value-type="string" office:value="http://cache.lego.com/media/bricks/5/1/4535768.jpg">
            <text:p><text:a xlink:href="http://cache.lego.com/media/bricks/5/1/4535768.jpg">http://cache.lego.com/media/bricks/5/1/4535768.jpg</text:a></text:p>
          </table:table-cell>
          <table:table-cell table:style-name="ce37" office:value-type="float" office:value="107">
            <text:p>10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68659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32494</text:p>
          </table:table-cell>
          <table:table-cell table:style-name="ce37" office:value-type="string">
            <text:p>Lt Cardan Ball</text:p>
          </table:table-cell>
          <table:table-cell table:style-name="ce38" office:value-type="string" office:value="http://cache.lego.com/media/bricks/5/1/4268659.jpg">
            <text:p><text:a xlink:href="http://cache.lego.com/media/bricks/5/1/4268659.jpg">http://cache.lego.com/media/bricks/5/1/4268659.jpg</text:a></text:p>
          </table:table-cell>
          <table:table-cell table:style-name="ce37" office:value-type="float" office:value="9">
            <text:p>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12221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</text:p>
          </table:table-cell>
          <table:table-cell table:style-name="ce36" office:value-type="string">
            <text:p>19991</text:p>
          </table:table-cell>
          <table:table-cell table:style-name="ce37" office:value-type="string">
            <text:p>Lt Cardan Ball</text:p>
          </table:table-cell>
          <table:table-cell table:style-name="ce38" office:value-type="string" office:value="http://cache.lego.com/media/bricks/5/1/6122217.jpg">
            <text:p><text:a xlink:href="http://cache.lego.com/media/bricks/5/1/6122217.jpg">http://cache.lego.com/media/bricks/5/1/6122217.jpg</text:a></text:p>
          </table:table-cell>
          <table:table-cell table:style-name="ce37" office:value-type="float" office:value="8">
            <text:p>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51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4716</text:p>
          </table:table-cell>
          <table:table-cell table:style-name="ce37" office:value-type="string">
            <text:p>Worm</text:p>
          </table:table-cell>
          <table:table-cell table:style-name="ce38" office:value-type="string" office:value="http://cache.lego.com/media/bricks/5/1/4211510.jpg">
            <text:p><text:a xlink:href="http://cache.lego.com/media/bricks/5/1/4211510.jpg">http://cache.lego.com/media/bricks/5/1/4211510.jpg</text:a></text:p>
          </table:table-cell>
          <table:table-cell table:style-name="ce37" office:value-type="float" office:value="80">
            <text:p>8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85634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649</text:p>
          </table:table-cell>
          <table:table-cell table:style-name="ce37" office:value-type="string">
            <text:p>Gear Wheel 40T</text:p>
          </table:table-cell>
          <table:table-cell table:style-name="ce38" office:value-type="string" office:value="http://cache.lego.com/media/bricks/5/1/4285634.jpg">
            <text:p><text:a xlink:href="http://cache.lego.com/media/bricks/5/1/4285634.jpg">http://cache.lego.com/media/bricks/5/1/4285634.jpg</text:a></text:p>
          </table:table-cell>
          <table:table-cell table:style-name="ce37" office:value-type="float" office:value="51">
            <text:p>51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5869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87407</text:p>
          </table:table-cell>
          <table:table-cell table:style-name="ce37" office:value-type="string">
            <text:p>Cone Wheel Z20 Ø4.85</text:p>
          </table:table-cell>
          <table:table-cell table:style-name="ce38" office:value-type="string" office:value="http://cache.lego.com/media/bricks/5/1/4558690.jpg">
            <text:p><text:a xlink:href="http://cache.lego.com/media/bricks/5/1/4558690.jpg">http://cache.lego.com/media/bricks/5/1/4558690.jpg</text:a></text:p>
          </table:table-cell>
          <table:table-cell table:style-name="ce37" office:value-type="float" office:value="23">
            <text:p>2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566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6632</text:p>
          </table:table-cell>
          <table:table-cell table:style-name="ce37" office:value-type="string">
            <text:p>Technic Lever 3M</text:p>
          </table:table-cell>
          <table:table-cell table:style-name="ce38" office:value-type="string" office:value="http://cache.lego.com/media/bricks/5/1/4211566.jpg">
            <text:p><text:a xlink:href="http://cache.lego.com/media/bricks/5/1/4211566.jpg">http://cache.lego.com/media/bricks/5/1/4211566.jpg</text:a></text:p>
          </table:table-cell>
          <table:table-cell table:style-name="ce37" office:value-type="float" office:value="85">
            <text:p>8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74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41677</text:p>
          </table:table-cell>
          <table:table-cell table:style-name="ce37" office:value-type="string">
            <text:p>Technic Lever 2M</text:p>
          </table:table-cell>
          <table:table-cell table:style-name="ce38" office:value-type="string" office:value="http://cache.lego.com/media/bricks/5/1/4211741.jpg">
            <text:p><text:a xlink:href="http://cache.lego.com/media/bricks/5/1/4211741.jpg">http://cache.lego.com/media/bricks/5/1/4211741.jpg</text:a></text:p>
          </table:table-cell>
          <table:table-cell table:style-name="ce37" office:value-type="float" office:value="80">
            <text:p>8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09019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Half Beams</text:p>
          </table:table-cell>
          <table:table-cell table:style-name="ce36" office:value-type="string">
            <text:p>99773</text:p>
          </table:table-cell>
          <table:table-cell table:style-name="ce37" office:value-type="string">
            <text:p>Triangel</text:p>
          </table:table-cell>
          <table:table-cell table:style-name="ce38" office:value-type="string" office:value="http://cache.lego.com/media/bricks/5/1/6009019.jpg">
            <text:p><text:a xlink:href="http://cache.lego.com/media/bricks/5/1/6009019.jpg">http://cache.lego.com/media/bricks/5/1/6009019.jpg</text:a></text:p>
          </table:table-cell>
          <table:table-cell table:style-name="ce37" office:value-type="float" office:value="12">
            <text:p>1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10377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Medium Stone Grey</text:p>
          </table:table-cell>
          <table:table-cell table:style-name="ce37" office:value-type="string">
            <text:p>Technic: Transportation Means, Vehicles</text:p>
          </table:table-cell>
          <table:table-cell table:style-name="ce36" office:value-type="string">
            <text:p>92908</text:p>
          </table:table-cell>
          <table:table-cell table:style-name="ce37" office:value-type="string">
            <text:p>Gear Block 3½ 6½X3</text:p>
          </table:table-cell>
          <table:table-cell table:style-name="ce38" office:value-type="string" office:value="http://cache.lego.com/media/bricks/5/1/4610377.jpg">
            <text:p><text:a xlink:href="http://cache.lego.com/media/bricks/5/1/4610377.jpg">http://cache.lego.com/media/bricks/5/1/4610377.jpg</text:a></text:p>
          </table:table-cell>
          <table:table-cell table:style-name="ce37" office:value-type="float" office:value="6">
            <text:p>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31821</text:p>
          </table:table-cell>
          <table:table-cell table:style-name="ce37" office:value-type="float" office:value="16">
            <text:p>16</text:p>
          </table:table-cell>
          <table:table-cell table:style-name="ce37" office:value-type="string">
            <text:p>Sand Yellow</text:p>
          </table:table-cell>
          <table:table-cell table:style-name="ce37" office:value-type="string">
            <text:p>Technic: Connectors</text:p>
          </table:table-cell>
          <table:table-cell table:style-name="ce36" office:value-type="string">
            <text:p>13670</text:p>
          </table:table-cell>
          <table:table-cell table:style-name="ce37" office:value-type="string">
            <text:p>Crossaxle 3M With Knob</text:p>
          </table:table-cell>
          <table:table-cell table:style-name="ce38" office:value-type="string" office:value="http://cache.lego.com/media/bricks/5/1/6031821.jpg">
            <text:p><text:a xlink:href="http://cache.lego.com/media/bricks/5/1/6031821.jpg">http://cache.lego.com/media/bricks/5/1/6031821.jpg</text:a></text:p>
          </table:table-cell>
          <table:table-cell table:style-name="ce37" office:value-type="float" office:value="228">
            <text:p>228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4463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Silver Metallic</text:p>
          </table:table-cell>
          <table:table-cell table:style-name="ce37" office:value-type="string">
            <text:p>Technic: Tubes</text:p>
          </table:table-cell>
          <table:table-cell table:style-name="ce36" office:value-type="string">
            <text:p>14925</text:p>
          </table:table-cell>
          <table:table-cell table:style-name="ce37" office:value-type="string">
            <text:p>Flex Hose 19M W/3. 18 Stick</text:p>
          </table:table-cell>
          <table:table-cell table:style-name="ce38" office:value-type="string" office:value="http://cache.lego.com/media/bricks/5/1/6044636.jpg">
            <text:p><text:a xlink:href="http://cache.lego.com/media/bricks/5/1/6044636.jpg">http://cache.lego.com/media/bricks/5/1/6044636.jpg</text:a></text:p>
          </table:table-cell>
          <table:table-cell table:style-name="ce37" office:value-type="float" office:value="10">
            <text:p>1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027626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Transparent Blue</text:p>
          </table:table-cell>
          <table:table-cell table:style-name="ce37" office:value-type="string">
            <text:p>Constraction: Figure, Weapons</text:p>
          </table:table-cell>
          <table:table-cell table:style-name="ce36" office:value-type="string">
            <text:p>98578</text:p>
          </table:table-cell>
          <table:table-cell table:style-name="ce37" office:value-type="string">
            <text:p>Half Spike Ball</text:p>
          </table:table-cell>
          <table:table-cell table:style-name="ce38" office:value-type="string" office:value="http://cache.lego.com/media/bricks/5/1/6027626.jpg">
            <text:p><text:a xlink:href="http://cache.lego.com/media/bricks/5/1/6027626.jpg">http://cache.lego.com/media/bricks/5/1/6027626.jpg</text:a></text:p>
          </table:table-cell>
          <table:table-cell table:style-name="ce37" office:value-type="float" office:value="2">
            <text:p>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611649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Transparent Fluorescent Green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6116</text:p>
          </table:table-cell>
          <table:table-cell table:style-name="ce37" office:value-type="string">
            <text:p>Brick 2X2 Round Ii</text:p>
          </table:table-cell>
          <table:table-cell table:style-name="ce38" office:value-type="string" office:value="http://cache.lego.com/media/bricks/5/1/611649.jpg">
            <text:p><text:a xlink:href="http://cache.lego.com/media/bricks/5/1/611649.jpg">http://cache.lego.com/media/bricks/5/1/611649.jpg</text:a></text:p>
          </table:table-cell>
          <table:table-cell table:style-name="ce37" office:value-type="float" office:value="55">
            <text:p>5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78398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Transparent Light Blue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6116</text:p>
          </table:table-cell>
          <table:table-cell table:style-name="ce37" office:value-type="string">
            <text:p>Brick 2X2 Round Ii</text:p>
          </table:table-cell>
          <table:table-cell table:style-name="ce38" office:value-type="string" office:value="http://cache.lego.com/media/bricks/5/1/4178398.jpg">
            <text:p><text:a xlink:href="http://cache.lego.com/media/bricks/5/1/4178398.jpg">http://cache.lego.com/media/bricks/5/1/4178398.jpg</text:a></text:p>
          </table:table-cell>
          <table:table-cell table:style-name="ce37" office:value-type="float" office:value="66">
            <text:p>6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54432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Transparent Light Blue</text:p>
          </table:table-cell>
          <table:table-cell table:style-name="ce37" office:value-type="string">
            <text:p>Technic: Beams, Special</text:p>
          </table:table-cell>
          <table:table-cell table:style-name="ce36" office:value-type="string">
            <text:p>98585</text:p>
          </table:table-cell>
          <table:table-cell table:style-name="ce37" office:value-type="string">
            <text:p>Weapon Barrel</text:p>
          </table:table-cell>
          <table:table-cell table:style-name="ce38" office:value-type="string" office:value="http://cache.lego.com/media/bricks/5/1/4654432.jpg">
            <text:p><text:a xlink:href="http://cache.lego.com/media/bricks/5/1/4654432.jpg">http://cache.lego.com/media/bricks/5/1/4654432.jpg</text:a></text:p>
          </table:table-cell>
          <table:table-cell table:style-name="ce37" office:value-type="float" office:value="16">
            <text:p>1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31648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Transparent Light Blue</text:p>
          </table:table-cell>
          <table:table-cell table:style-name="ce37" office:value-type="string">
            <text:p>Technic: Tubes</text:p>
          </table:table-cell>
          <table:table-cell table:style-name="ce36" office:value-type="string">
            <text:p>43675</text:p>
          </table:table-cell>
          <table:table-cell table:style-name="ce37" office:value-type="string">
            <text:p>Corrugated Pipe 152Mm</text:p>
          </table:table-cell>
          <table:table-cell table:style-name="ce38" office:value-type="string" office:value="http://cache.lego.com/media/bricks/5/1/4631648.jpg">
            <text:p><text:a xlink:href="http://cache.lego.com/media/bricks/5/1/4631648.jpg">http://cache.lego.com/media/bricks/5/1/4631648.jpg</text:a></text:p>
          </table:table-cell>
          <table:table-cell table:style-name="ce37" office:value-type="float" office:value="3">
            <text:p>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4720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Transparent Red</text:p>
          </table:table-cell>
          <table:table-cell table:style-name="ce37" office:value-type="string">
            <text:p>System: Bricks, Special Circles And Angles</text:p>
          </table:table-cell>
          <table:table-cell table:style-name="ce36" office:value-type="string">
            <text:p>64288</text:p>
          </table:table-cell>
          <table:table-cell table:style-name="ce37" office:value-type="string">
            <text:p>Nose Cone Small 1X1 - Tr</text:p>
          </table:table-cell>
          <table:table-cell table:style-name="ce38" office:value-type="string" office:value="http://cache.lego.com/media/bricks/5/1/4544720.jpg">
            <text:p><text:a xlink:href="http://cache.lego.com/media/bricks/5/1/4544720.jpg">http://cache.lego.com/media/bricks/5/1/4544720.jpg</text:a></text:p>
          </table:table-cell>
          <table:table-cell table:style-name="ce37" office:value-type="float" office:value="105">
            <text:p>105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46864</text:p>
          </table:table-cell>
          <table:table-cell table:style-name="ce37" office:value-type="float" office:value="6">
            <text:p>6</text:p>
          </table:table-cell>
          <table:table-cell table:style-name="ce37" office:value-type="string">
            <text:p>Transparent Red</text:p>
          </table:table-cell>
          <table:table-cell table:style-name="ce37" office:value-type="string">
            <text:p>System: Plates, Special Circles And Angles</text:p>
          </table:table-cell>
          <table:table-cell table:style-name="ce36" office:value-type="string">
            <text:p>98138</text:p>
          </table:table-cell>
          <table:table-cell table:style-name="ce37" office:value-type="string">
            <text:p>Flat Tile 1X1, Round</text:p>
          </table:table-cell>
          <table:table-cell table:style-name="ce38" office:value-type="string" office:value="http://cache.lego.com/media/bricks/5/1/4646864.jpg">
            <text:p><text:a xlink:href="http://cache.lego.com/media/bricks/5/1/4646864.jpg">http://cache.lego.com/media/bricks/5/1/4646864.jpg</text:a></text:p>
          </table:table-cell>
          <table:table-cell table:style-name="ce37" office:value-type="float" office:value="100">
            <text:p>100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70902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70902</text:p>
          </table:table-cell>
          <table:table-cell table:style-name="ce37" office:value-type="string">
            <text:p>V-Belt Ø15, White</text:p>
          </table:table-cell>
          <table:table-cell table:style-name="ce38" office:value-type="string" office:value="http://cache.lego.com/media/bricks/5/1/70902.jpg">
            <text:p><text:a xlink:href="http://cache.lego.com/media/bricks/5/1/70902.jpg">http://cache.lego.com/media/bricks/5/1/70902.jpg</text:a></text:p>
          </table:table-cell>
          <table:table-cell table:style-name="ce37" office:value-type="float" office:value="126">
            <text:p>126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4140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System: Rubbers And Strings</text:p>
          </table:table-cell>
          <table:table-cell table:style-name="ce36" office:value-type="string">
            <text:p>85543</text:p>
          </table:table-cell>
          <table:table-cell table:style-name="ce37" office:value-type="string">
            <text:p>V-Belt Ø15, White</text:p>
          </table:table-cell>
          <table:table-cell table:style-name="ce38" office:value-type="string" office:value="http://cache.lego.com/media/bricks/5/1/4544140.jpg">
            <text:p><text:a xlink:href="http://cache.lego.com/media/bricks/5/1/4544140.jpg">http://cache.lego.com/media/bricks/5/1/4544140.jpg</text:a></text:p>
          </table:table-cell>
          <table:table-cell table:style-name="ce37" office:value-type="float" office:value="62">
            <text:p>62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0816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523</text:p>
          </table:table-cell>
          <table:table-cell table:style-name="ce37" office:value-type="string">
            <text:p>Technic 3M Beam</text:p>
          </table:table-cell>
          <table:table-cell table:style-name="ce38" office:value-type="string" office:value="http://cache.lego.com/media/bricks/5/1/4208160.jpg">
            <text:p><text:a xlink:href="http://cache.lego.com/media/bricks/5/1/4208160.jpg">http://cache.lego.com/media/bricks/5/1/4208160.jpg</text:a></text:p>
          </table:table-cell>
          <table:table-cell table:style-name="ce37" office:value-type="float" office:value="47">
            <text:p>4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495412</text:p>
          </table:table-cell>
          <table:table-cell table:style-name="ce37" office:value-type="float" office:value="2">
            <text:p>2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32009</text:p>
          </table:table-cell>
          <table:table-cell table:style-name="ce37" office:value-type="string">
            <text:p>Double Angular Beam 3X7 45°</text:p>
          </table:table-cell>
          <table:table-cell table:style-name="ce38" office:value-type="string" office:value="http://cache.lego.com/media/bricks/5/1/4495412.jpg">
            <text:p><text:a xlink:href="http://cache.lego.com/media/bricks/5/1/4495412.jpg">http://cache.lego.com/media/bricks/5/1/4495412.jpg</text:a></text:p>
          </table:table-cell>
          <table:table-cell table:style-name="ce37" office:value-type="float" office:value="17">
            <text:p>17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542578</text:p>
          </table:table-cell>
          <table:table-cell table:style-name="ce37" office:value-type="float" office:value="13">
            <text:p>13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Beams</text:p>
          </table:table-cell>
          <table:table-cell table:style-name="ce36" office:value-type="string">
            <text:p>64871</text:p>
          </table:table-cell>
          <table:table-cell table:style-name="ce37" office:value-type="string">
            <text:p>Technic 15M Beam</text:p>
          </table:table-cell>
          <table:table-cell table:style-name="ce38" office:value-type="string" office:value="http://cache.lego.com/media/bricks/5/1/4542578.jpg">
            <text:p><text:a xlink:href="http://cache.lego.com/media/bricks/5/1/4542578.jpg">http://cache.lego.com/media/bricks/5/1/4542578.jpg</text:a></text:p>
          </table:table-cell>
          <table:table-cell table:style-name="ce37" office:value-type="float" office:value="19">
            <text:p>19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73941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White</text:p>
          </table:table-cell>
          <table:table-cell table:style-name="ce37" office:value-type="string">
            <text:p>Technic: Decoration Elements</text:p>
          </table:table-cell>
          <table:table-cell table:style-name="ce36" office:value-type="string">
            <text:p>41669</text:p>
          </table:table-cell>
          <table:table-cell table:style-name="ce37" office:value-type="string">
            <text:p>Bion. Eye</text:p>
          </table:table-cell>
          <table:table-cell table:style-name="ce38" office:value-type="string" office:value="http://cache.lego.com/media/bricks/5/1/4173941.jpg">
            <text:p><text:a xlink:href="http://cache.lego.com/media/bricks/5/1/4173941.jpg">http://cache.lego.com/media/bricks/5/1/4173941.jpg</text:a></text:p>
          </table:table-cell>
          <table:table-cell table:style-name="ce37" office:value-type="float" office:value="23">
            <text:p>23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177430</text:p>
          </table:table-cell>
          <table:table-cell table:style-name="ce37" office:value-type="float" office:value="1">
            <text:p>1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32269</text:p>
          </table:table-cell>
          <table:table-cell table:style-name="ce37" office:value-type="string">
            <text:p>Double bevel gear, 20-tooth</text:p>
          </table:table-cell>
          <table:table-cell table:style-name="ce38" office:value-type="string" office:value="http://cache.lego.com/media/bricks/5/1/4177430.jpg">
            <text:p><text:a xlink:href="http://cache.lego.com/media/bricks/5/1/4177430.jpg">http://cache.lego.com/media/bricks/5/1/4177430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211845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44772</text:p>
          </table:table-cell>
          <table:table-cell table:style-name="ce37" office:value-type="string">
            <text:p>Rim Extra-Wide</text:p>
          </table:table-cell>
          <table:table-cell table:style-name="ce38" office:value-type="string" office:value="http://cache.lego.com/media/bricks/5/1/4211845.jpg">
            <text:p><text:a xlink:href="http://cache.lego.com/media/bricks/5/1/4211845.jpg">http://cache.lego.com/media/bricks/5/1/4211845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style-name="ce36" office:value-type="string">
            <text:p>45560-1</text:p>
          </table:table-cell>
          <table:table-cell table:style-name="ce36" office:value-type="string">
            <text:p>4614801</text:p>
          </table:table-cell>
          <table:table-cell table:style-name="ce37" office:value-type="float" office:value="4">
            <text:p>4</text:p>
          </table:table-cell>
          <table:table-cell table:style-name="ce37" office:value-type="string">
            <text:p>Black</text:p>
          </table:table-cell>
          <table:table-cell table:style-name="ce37" office:value-type="string">
            <text:p>Technic: Functional Elements, Gear Wheels And Racks</text:p>
          </table:table-cell>
          <table:table-cell table:style-name="ce36" office:value-type="string">
            <text:p>44771</text:p>
          </table:table-cell>
          <table:table-cell table:style-name="ce37" office:value-type="string">
            <text:p>Tire Extra-Wide</text:p>
          </table:table-cell>
          <table:table-cell table:style-name="ce38" office:value-type="string" office:value="http://cache.lego.com/media/bricks/5/1/4614801.jpg">
            <text:p><text:a xlink:href="http://cache.lego.com/media/bricks/5/1/4614801.jpg">http://cache.lego.com/media/bricks/5/1/4614801.jpg</text:a></text:p>
          </table:table-cell>
          <table:table-cell table:style-name="ce37" office:value-type="string">
            <text:p>??</text:p>
          </table:table-cell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6"/>
          <table:table-cell table:number-columns-repeated="3" table:style-name="ce37"/>
          <table:table-cell table:style-name="ce36"/>
          <table:table-cell table:number-columns-repeated="3" table:style-name="ce37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  <table:table-row table:style-name="ro5">
          <table:table-cell table:number-columns-repeated="2" table:style-name="ce34"/>
          <table:table-cell table:number-columns-repeated="3"/>
          <table:table-cell table:style-name="ce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V3 Differences by Part No" style:display-name="PageStyle_EV3 Differences by Part No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ifferences by Lego ID" style:display-name="PageStyle_Differences by Lego ID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3 - All Sets" style:display-name="PageStyle_EV3 - All Set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